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dd44af" officeooo:paragraph-rsid="00eb0dd5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officeooo:paragraph-rsid="000fecca"/>
    </style:style>
    <style:style style:name="P14" style:family="paragraph" style:parent-style-name="Standard">
      <style:text-properties fo:font-style="normal" style:font-style-asian="normal" style:font-style-complex="normal"/>
    </style:style>
    <style:style style:name="P15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6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7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18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19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0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1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2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3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4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5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0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1" style:family="paragraph" style:parent-style-name="Standard">
      <style:text-properties fo:font-style="normal" officeooo:paragraph-rsid="00751d17" style:font-style-asian="normal" style:font-style-complex="normal"/>
    </style:style>
    <style:style style:name="P32" style:family="paragraph" style:parent-style-name="Standard">
      <style:text-properties fo:font-style="normal" officeooo:paragraph-rsid="006f66ec" style:font-style-asian="normal" style:font-style-complex="normal"/>
    </style:style>
    <style:style style:name="P33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4" style:family="paragraph" style:parent-style-name="Standard">
      <style:text-properties fo:font-style="normal" officeooo:paragraph-rsid="005f2637" style:font-style-asian="normal" style:font-style-complex="normal"/>
    </style:style>
    <style:style style:name="P35" style:family="paragraph" style:parent-style-name="Standard">
      <style:text-properties fo:font-style="normal" officeooo:paragraph-rsid="00644350" style:font-style-asian="normal" style:font-style-complex="normal"/>
    </style:style>
    <style:style style:name="P36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37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38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39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0" style:family="paragraph" style:parent-style-name="Standard">
      <style:text-properties fo:font-style="normal" officeooo:rsid="00751d17" officeooo:paragraph-rsid="0205ef18" style:font-style-asian="normal" style:font-style-complex="normal"/>
    </style:style>
    <style:style style:name="P41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2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3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44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45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46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47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48" style:family="paragraph" style:parent-style-name="Standard">
      <style:text-properties fo:font-style="normal" officeooo:paragraph-rsid="00939859" style:font-style-asian="normal" style:font-style-complex="normal"/>
    </style:style>
    <style:style style:name="P49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0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1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2" style:family="paragraph" style:parent-style-name="Standard">
      <style:text-properties fo:font-style="normal" officeooo:paragraph-rsid="00956521" style:font-style-asian="normal" style:font-style-complex="normal"/>
    </style:style>
    <style:style style:name="P53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54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55" style:family="paragraph" style:parent-style-name="Standard">
      <style:text-properties fo:font-style="normal" officeooo:rsid="00a1e031" style:font-style-asian="normal" style:font-style-complex="normal"/>
    </style:style>
    <style:style style:name="P56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57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58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59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0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61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62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63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64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65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66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67" style:family="paragraph" style:parent-style-name="Standard">
      <style:text-properties fo:font-style="normal" officeooo:paragraph-rsid="00c2c999" style:font-style-asian="normal" style:font-style-complex="normal"/>
    </style:style>
    <style:style style:name="P68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69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70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71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72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73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74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75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76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77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78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79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80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81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82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83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84" style:family="paragraph" style:parent-style-name="Standard">
      <style:text-properties fo:font-style="normal" officeooo:paragraph-rsid="01148430" style:font-style-asian="normal" style:font-style-complex="normal"/>
    </style:style>
    <style:style style:name="P85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86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87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88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89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90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91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92" style:family="paragraph" style:parent-style-name="Standard">
      <style:text-properties fo:font-style="normal" officeooo:paragraph-rsid="01190d75" style:font-style-asian="normal" style:font-style-complex="normal"/>
    </style:style>
    <style:style style:name="P93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94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95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96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97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98" style:family="paragraph" style:parent-style-name="Standard">
      <style:text-properties fo:font-style="normal" officeooo:rsid="0128c6e8" officeooo:paragraph-rsid="01c643a5" style:font-style-asian="normal" style:font-style-complex="normal"/>
    </style:style>
    <style:style style:name="P99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00" style:family="paragraph" style:parent-style-name="Standard">
      <style:text-properties fo:font-style="normal" officeooo:paragraph-rsid="01305c41" style:font-style-asian="normal" style:font-style-complex="normal"/>
    </style:style>
    <style:style style:name="P101" style:family="paragraph" style:parent-style-name="Standard">
      <style:text-properties fo:font-style="normal" officeooo:paragraph-rsid="01401741" style:font-style-asian="normal" style:font-style-complex="normal"/>
    </style:style>
    <style:style style:name="P102" style:family="paragraph" style:parent-style-name="Standard">
      <style:text-properties fo:font-style="normal" officeooo:paragraph-rsid="01466326" style:font-style-asian="normal" style:font-style-complex="normal"/>
    </style:style>
    <style:style style:name="P103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04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05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06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07" style:family="paragraph" style:parent-style-name="Standard">
      <style:text-properties fo:font-style="normal" officeooo:paragraph-rsid="01549026" style:font-style-asian="normal" style:font-style-complex="normal"/>
    </style:style>
    <style:style style:name="P108" style:family="paragraph" style:parent-style-name="Standard">
      <style:text-properties fo:font-style="normal" officeooo:paragraph-rsid="01549d31" style:font-style-asian="normal" style:font-style-complex="normal"/>
    </style:style>
    <style:style style:name="P109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151b86d" officeooo:paragraph-rsid="0151b86d" style:font-style-asian="normal" style:font-style-complex="normal"/>
    </style:style>
    <style:style style:name="P112" style:family="paragraph" style:parent-style-name="Standard">
      <style:text-properties fo:font-style="normal" officeooo:rsid="00fdd6a8" officeooo:paragraph-rsid="01e648d0" style:font-style-asian="normal" style:font-style-complex="normal"/>
    </style:style>
    <style:style style:name="P113" style:family="paragraph" style:parent-style-name="Standard">
      <style:text-properties fo:font-style="normal" officeooo:rsid="00684bfc" officeooo:paragraph-rsid="01f1e927" style:font-style-asian="normal" style:font-style-complex="normal"/>
    </style:style>
    <style:style style:name="P114" style:family="paragraph" style:parent-style-name="Standard">
      <style:text-properties fo:font-style="normal" officeooo:rsid="01f1e927" officeooo:paragraph-rsid="01f1e927" style:font-style-asian="normal" style:font-style-complex="normal"/>
    </style:style>
    <style:style style:name="P115" style:family="paragraph" style:parent-style-name="Standard">
      <style:text-properties fo:font-style="normal" officeooo:paragraph-rsid="02004c51" style:font-style-asian="normal" style:font-style-complex="normal"/>
    </style:style>
    <style:style style:name="P116" style:family="paragraph" style:parent-style-name="Standard">
      <style:text-properties fo:font-style="normal" officeooo:paragraph-rsid="0200a83b" style:font-style-asian="normal" style:font-style-complex="normal"/>
    </style:style>
    <style:style style:name="P117" style:family="paragraph" style:parent-style-name="Standard">
      <style:text-properties fo:font-style="normal" officeooo:rsid="0200a83b" officeooo:paragraph-rsid="0200a83b" style:font-style-asian="normal" style:font-style-complex="normal"/>
    </style:style>
    <style:style style:name="P118" style:family="paragraph" style:parent-style-name="Standard">
      <style:text-properties fo:font-style="normal" officeooo:rsid="009f187e" officeooo:paragraph-rsid="0217a59b" style:font-style-asian="normal" style:font-style-complex="normal"/>
    </style:style>
    <style:style style:name="P119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37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38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10db770" officeooo:paragraph-rsid="0113860e" style:font-style-asian="normal" style:font-weight-asian="normal" style:font-style-complex="normal" style:font-weight-complex="normal"/>
    </style:style>
    <style:style style:name="P144" style:family="paragraph" style:parent-style-name="Standard">
      <style:paragraph-properties fo:line-height="115%"/>
      <style:text-properties fo:font-style="normal" style:text-underline-style="none" fo:font-weight="normal" officeooo:rsid="0128c6e8" officeooo:paragraph-rsid="0128c6e8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3fcbcf" officeooo:paragraph-rsid="022c6f20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47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48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49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50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51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52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53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54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55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56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60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14be95f" officeooo:paragraph-rsid="010ab710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0d459e3" officeooo:paragraph-rsid="01cdcabe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paragraph-rsid="005f2637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bold" officeooo:paragraph-rsid="0200a83b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187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188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189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90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91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192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193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194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195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196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197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05" style:family="paragraph" style:parent-style-name="Standard">
      <style:text-properties fo:font-style="normal" fo:font-weight="normal" officeooo:rsid="00dd44af" officeooo:paragraph-rsid="01d3fba1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f9fdc0" officeooo:paragraph-rsid="01d690ee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15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fdd6a8" officeooo:paragraph-rsid="01e648d0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19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1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2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24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27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28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29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fo:font-weight="normal" officeooo:rsid="01cdcabe" officeooo:paragraph-rsid="023add60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fo:font-weight="normal" officeooo:rsid="01d3fba1" officeooo:paragraph-rsid="01d3fba1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fo:font-weight="normal" officeooo:rsid="01d690ee" officeooo:paragraph-rsid="01d690ee" style:font-style-asian="normal" style:font-weight-asian="normal" style:font-style-complex="normal" style:font-weight-complex="normal"/>
    </style:style>
    <style:style style:name="P234" style:family="paragraph" style:parent-style-name="Standard">
      <style:text-properties fo:font-style="normal" fo:font-weight="normal" officeooo:paragraph-rsid="0200a83b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fo:font-weight="normal" officeooo:rsid="00da4eed" officeooo:paragraph-rsid="023add60" style:font-style-asian="normal" style:font-weight-asian="normal" style:font-style-complex="normal" style:font-weight-complex="normal"/>
    </style:style>
    <style:style style:name="P236" style:family="paragraph" style:parent-style-name="Standard">
      <style:text-properties officeooo:paragraph-rsid="00134990"/>
    </style:style>
    <style:style style:name="P237" style:family="paragraph" style:parent-style-name="Standard">
      <style:text-properties fo:font-style="italic" style:font-style-asian="italic" style:font-style-complex="italic"/>
    </style:style>
    <style:style style:name="P238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39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40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41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42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43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44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45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46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47" style:family="paragraph" style:parent-style-name="Standard">
      <style:text-properties fo:font-style="italic" officeooo:paragraph-rsid="0057ec24" style:font-style-asian="italic" style:font-style-complex="italic"/>
    </style:style>
    <style:style style:name="P248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49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50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51" style:family="paragraph" style:parent-style-name="Standard">
      <style:text-properties fo:font-style="italic" officeooo:paragraph-rsid="005f2637" style:font-style-asian="italic" style:font-style-complex="italic"/>
    </style:style>
    <style:style style:name="P252" style:family="paragraph" style:parent-style-name="Standard">
      <style:text-properties fo:font-style="italic" officeooo:paragraph-rsid="00644350" style:font-style-asian="italic" style:font-style-complex="italic"/>
    </style:style>
    <style:style style:name="P253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54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55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56" style:family="paragraph" style:parent-style-name="Standard">
      <style:text-properties fo:font-style="italic" officeooo:paragraph-rsid="00684bfc" style:font-style-asian="italic" style:font-style-complex="italic"/>
    </style:style>
    <style:style style:name="P257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58" style:family="paragraph" style:parent-style-name="Standard">
      <style:text-properties fo:font-style="italic" officeooo:paragraph-rsid="006f66ec" style:font-style-asian="italic" style:font-style-complex="italic"/>
    </style:style>
    <style:style style:name="P259" style:family="paragraph" style:parent-style-name="Standard">
      <style:text-properties fo:font-style="italic" officeooo:paragraph-rsid="0071baff" style:font-style-asian="italic" style:font-style-complex="italic"/>
    </style:style>
    <style:style style:name="P260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61" style:family="paragraph" style:parent-style-name="Standard">
      <style:text-properties fo:font-style="italic" officeooo:paragraph-rsid="00751d17" style:font-style-asian="italic" style:font-style-complex="italic"/>
    </style:style>
    <style:style style:name="P262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63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64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65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66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67" style:family="paragraph" style:parent-style-name="Standard">
      <style:text-properties fo:font-style="italic" officeooo:rsid="006f66ec" officeooo:paragraph-rsid="01fd9e65" style:font-style-asian="italic" style:font-style-complex="italic"/>
    </style:style>
    <style:style style:name="P268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69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70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71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72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73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74" style:family="paragraph" style:parent-style-name="Standard">
      <style:text-properties fo:font-style="italic" officeooo:rsid="008c034a" officeooo:paragraph-rsid="020b5b34" style:font-style-asian="italic" style:font-style-complex="italic"/>
    </style:style>
    <style:style style:name="P275" style:family="paragraph" style:parent-style-name="Standard">
      <style:text-properties fo:font-style="italic" officeooo:paragraph-rsid="008eb3ea" style:font-style-asian="italic" style:font-style-complex="italic"/>
    </style:style>
    <style:style style:name="P276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77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78" style:family="paragraph" style:parent-style-name="Standard">
      <style:text-properties fo:font-style="italic" officeooo:paragraph-rsid="00939859" style:font-style-asian="italic" style:font-style-complex="italic"/>
    </style:style>
    <style:style style:name="P279" style:family="paragraph" style:parent-style-name="Standard">
      <style:text-properties fo:font-style="italic" officeooo:paragraph-rsid="00971224" style:font-style-asian="italic" style:font-style-complex="italic"/>
    </style:style>
    <style:style style:name="P280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81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82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83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84" style:family="paragraph" style:parent-style-name="Standard">
      <style:text-properties fo:font-style="italic" officeooo:paragraph-rsid="00a6f347" style:font-style-asian="italic" style:font-style-complex="italic"/>
    </style:style>
    <style:style style:name="P285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86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87" style:family="paragraph" style:parent-style-name="Standard">
      <style:text-properties fo:font-style="italic" officeooo:paragraph-rsid="00acfb9d" style:font-style-asian="italic" style:font-style-complex="italic"/>
    </style:style>
    <style:style style:name="P288" style:family="paragraph" style:parent-style-name="Standard">
      <style:text-properties fo:font-style="italic" officeooo:paragraph-rsid="00b41267" style:font-style-asian="italic" style:font-style-complex="italic"/>
    </style:style>
    <style:style style:name="P289" style:family="paragraph" style:parent-style-name="Standard">
      <style:text-properties fo:font-style="italic" officeooo:paragraph-rsid="00ba819c" style:font-style-asian="italic" style:font-style-complex="italic"/>
    </style:style>
    <style:style style:name="P290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291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292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293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294" style:family="paragraph" style:parent-style-name="Standard">
      <style:text-properties fo:font-style="italic" officeooo:paragraph-rsid="00c2c999" style:font-style-asian="italic" style:font-style-complex="italic"/>
    </style:style>
    <style:style style:name="P295" style:family="paragraph" style:parent-style-name="Standard">
      <style:text-properties fo:font-style="italic" officeooo:paragraph-rsid="00c50878" style:font-style-asian="italic" style:font-style-complex="italic"/>
    </style:style>
    <style:style style:name="P296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297" style:family="paragraph" style:parent-style-name="Standard">
      <style:text-properties fo:font-style="italic" officeooo:paragraph-rsid="00dd44af" style:font-style-asian="italic" style:font-style-complex="italic"/>
    </style:style>
    <style:style style:name="P298" style:family="paragraph" style:parent-style-name="Standard">
      <style:text-properties fo:font-style="italic" officeooo:paragraph-rsid="00f4c6c5" style:font-style-asian="italic" style:font-style-complex="italic"/>
    </style:style>
    <style:style style:name="P299" style:family="paragraph" style:parent-style-name="Standard">
      <style:text-properties fo:font-style="italic" officeooo:paragraph-rsid="00fc67ff" style:font-style-asian="italic" style:font-style-complex="italic"/>
    </style:style>
    <style:style style:name="P300" style:family="paragraph" style:parent-style-name="Standard">
      <style:text-properties fo:font-style="italic" officeooo:paragraph-rsid="00fdd3aa" style:font-style-asian="italic" style:font-style-complex="italic"/>
    </style:style>
    <style:style style:name="P301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02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03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04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05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06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07" style:family="paragraph" style:parent-style-name="Standard">
      <style:text-properties fo:font-style="italic" officeooo:paragraph-rsid="01148430" style:font-style-asian="italic" style:font-style-complex="italic"/>
    </style:style>
    <style:style style:name="P308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09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10" style:family="paragraph" style:parent-style-name="Standard">
      <style:text-properties fo:font-style="italic" officeooo:paragraph-rsid="01190d75" style:font-style-asian="italic" style:font-style-complex="italic"/>
    </style:style>
    <style:style style:name="P311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12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13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14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15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16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17" style:family="paragraph" style:parent-style-name="Standard">
      <style:text-properties fo:font-style="italic" officeooo:paragraph-rsid="01305c41" style:font-style-asian="italic" style:font-style-complex="italic"/>
    </style:style>
    <style:style style:name="P318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19" style:family="paragraph" style:parent-style-name="Standard">
      <style:text-properties fo:font-style="italic" officeooo:paragraph-rsid="01466326" style:font-style-asian="italic" style:font-style-complex="italic"/>
    </style:style>
    <style:style style:name="P320" style:family="paragraph" style:parent-style-name="Standard">
      <style:text-properties fo:font-style="italic" officeooo:paragraph-rsid="014f285e" style:font-style-asian="italic" style:font-style-complex="italic"/>
    </style:style>
    <style:style style:name="P321" style:family="paragraph" style:parent-style-name="Standard">
      <style:text-properties fo:font-style="italic" officeooo:paragraph-rsid="014d6fa3" style:font-style-asian="italic" style:font-style-complex="italic"/>
    </style:style>
    <style:style style:name="P322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23" style:family="paragraph" style:parent-style-name="Standard">
      <style:text-properties fo:font-style="italic" officeooo:paragraph-rsid="01549026" style:font-style-asian="italic" style:font-style-complex="italic"/>
    </style:style>
    <style:style style:name="P324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25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26" style:family="paragraph" style:parent-style-name="Standard">
      <style:text-properties fo:font-style="italic" officeooo:paragraph-rsid="0161b854" style:font-style-asian="italic" style:font-style-complex="italic"/>
    </style:style>
    <style:style style:name="P327" style:family="paragraph" style:parent-style-name="Standard">
      <style:text-properties fo:font-style="italic" officeooo:paragraph-rsid="01bb0dd2" style:font-style-asian="italic" style:font-style-complex="italic"/>
    </style:style>
    <style:style style:name="P328" style:family="paragraph" style:parent-style-name="Standard">
      <style:text-properties fo:font-style="italic" officeooo:paragraph-rsid="002f731d" style:font-style-asian="italic" style:font-style-complex="italic"/>
    </style:style>
    <style:style style:name="P329" style:family="paragraph" style:parent-style-name="Standard">
      <style:text-properties fo:font-style="italic" officeooo:paragraph-rsid="01f7ba13" style:font-style-asian="italic" style:font-style-complex="italic"/>
    </style:style>
    <style:style style:name="P330" style:family="paragraph" style:parent-style-name="Standard">
      <style:text-properties fo:font-style="italic" officeooo:rsid="01f28add" officeooo:paragraph-rsid="01f28add" style:font-style-asian="italic" style:font-style-complex="italic"/>
    </style:style>
    <style:style style:name="P331" style:family="paragraph" style:parent-style-name="Standard">
      <style:text-properties fo:font-style="italic" officeooo:paragraph-rsid="02004c51" style:font-style-asian="italic" style:font-style-complex="italic"/>
    </style:style>
    <style:style style:name="P332" style:family="paragraph" style:parent-style-name="Standard">
      <style:text-properties fo:font-style="italic" officeooo:paragraph-rsid="0200a83b" style:font-style-asian="italic" style:font-style-complex="italic"/>
    </style:style>
    <style:style style:name="P333" style:family="paragraph" style:parent-style-name="Standard">
      <style:text-properties fo:font-style="italic" officeooo:paragraph-rsid="008c034a" style:font-style-asian="italic" style:font-style-complex="italic"/>
    </style:style>
    <style:style style:name="P334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35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36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37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38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39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40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41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42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43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44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45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style:text-underline-style="none" fo:font-weight="normal" officeooo:rsid="00d9c9e4" officeooo:paragraph-rsid="00316632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50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51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52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53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54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55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56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57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58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59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60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61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62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63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64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65" style:family="paragraph" style:parent-style-name="Standard">
      <style:text-properties fo:font-style="italic" fo:font-weight="normal" officeooo:rsid="00d63bc5" officeooo:paragraph-rsid="023a25e0" style:font-style-asian="italic" style:font-weight-asian="normal" style:font-style-complex="italic" style:font-weight-complex="normal"/>
    </style:style>
    <style:style style:name="P366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67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68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71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72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77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80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81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382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385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388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389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390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391" style:family="paragraph" style:parent-style-name="Standard">
      <style:text-properties fo:font-style="italic" fo:font-weight="normal" officeooo:rsid="01d690ee" officeooo:paragraph-rsid="01d690ee" style:font-style-asian="italic" style:font-weight-asian="normal" style:font-style-complex="italic" style:font-weight-complex="normal"/>
    </style:style>
    <style:style style:name="P392" style:family="paragraph" style:parent-style-name="Standard">
      <style:text-properties fo:font-style="italic" fo:font-weight="normal" officeooo:rsid="01ce0a79" officeooo:paragraph-rsid="01ce0a79" style:font-style-asian="italic" style:font-weight-asian="normal" style:font-style-complex="italic" style:font-weight-complex="normal"/>
    </style:style>
    <style:style style:name="P393" style:family="paragraph" style:parent-style-name="Standard">
      <style:text-properties fo:font-style="italic" fo:font-weight="normal" officeooo:rsid="01ce0a79" officeooo:paragraph-rsid="023add60" style:font-style-asian="italic" style:font-weight-asian="normal" style:font-style-complex="italic" style:font-weight-complex="normal"/>
    </style:style>
    <style:style style:name="P394" style:family="paragraph" style:parent-style-name="Standard">
      <style:text-properties fo:font-style="italic" fo:font-weight="normal" officeooo:paragraph-rsid="02004c51" style:font-style-asian="italic" style:font-weight-asian="normal" style:font-style-complex="italic" style:font-weight-complex="normal"/>
    </style:style>
    <style:style style:name="P395" style:family="paragraph" style:parent-style-name="Standard">
      <style:text-properties fo:font-style="italic" fo:font-weight="normal" officeooo:rsid="007ca694" officeooo:paragraph-rsid="0200a83b" style:font-style-asian="italic" style:font-weight-asian="normal" style:font-style-complex="italic" style:font-weight-complex="normal"/>
    </style:style>
    <style:style style:name="P396" style:family="paragraph" style:parent-style-name="Standard">
      <style:text-properties fo:font-style="italic" fo:font-weight="normal" officeooo:paragraph-rsid="0200a83b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style="italic" fo:font-weight="normal" officeooo:rsid="007b2101" officeooo:paragraph-rsid="0200a83b" style:font-style-asian="italic" style:font-weight-asian="normal" style:font-style-complex="italic" style:font-weight-complex="normal"/>
    </style:style>
    <style:style style:name="P398" style:family="paragraph" style:parent-style-name="Standard">
      <style:paragraph-properties fo:line-height="100%"/>
      <style:text-properties fo:font-style="italic" fo:font-weight="normal" officeooo:rsid="00ba819c" officeooo:paragraph-rsid="02317e9f" style:font-style-asian="italic" style:font-weight-asian="normal" style:font-style-complex="italic" style:font-weight-complex="normal"/>
    </style:style>
    <style:style style:name="P399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400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401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402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403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404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405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406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407" style:family="paragraph" style:parent-style-name="Standard">
      <style:text-properties officeooo:paragraph-rsid="00154f37"/>
    </style:style>
    <style:style style:name="P408" style:family="paragraph" style:parent-style-name="Standard">
      <style:text-properties officeooo:paragraph-rsid="00186c3f"/>
    </style:style>
    <style:style style:name="P409" style:family="paragraph" style:parent-style-name="Standard">
      <style:text-properties officeooo:paragraph-rsid="0018e013"/>
    </style:style>
    <style:style style:name="P410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11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12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13" style:family="paragraph" style:parent-style-name="Standard">
      <style:text-properties officeooo:rsid="001c0ef5" officeooo:paragraph-rsid="001c0ef5"/>
    </style:style>
    <style:style style:name="P414" style:family="paragraph" style:parent-style-name="Standard">
      <style:text-properties officeooo:rsid="001c0ef5" officeooo:paragraph-rsid="00819260"/>
    </style:style>
    <style:style style:name="P415" style:family="paragraph" style:parent-style-name="Standard">
      <style:text-properties officeooo:rsid="001c5680" officeooo:paragraph-rsid="001c5680"/>
    </style:style>
    <style:style style:name="P416" style:family="paragraph" style:parent-style-name="Standard">
      <style:paragraph-properties fo:line-height="115%"/>
      <style:text-properties officeooo:rsid="001c5680" officeooo:paragraph-rsid="001c5680"/>
    </style:style>
    <style:style style:name="P417" style:family="paragraph" style:parent-style-name="Standard">
      <style:text-properties officeooo:paragraph-rsid="001c5680"/>
    </style:style>
    <style:style style:name="P418" style:family="paragraph" style:parent-style-name="Standard">
      <style:paragraph-properties fo:line-height="115%"/>
      <style:text-properties officeooo:paragraph-rsid="002ba0e7"/>
    </style:style>
    <style:style style:name="P419" style:family="paragraph" style:parent-style-name="Standard">
      <style:paragraph-properties fo:line-height="115%"/>
      <style:text-properties officeooo:paragraph-rsid="00819260"/>
    </style:style>
    <style:style style:name="P420" style:family="paragraph" style:parent-style-name="Standard">
      <style:paragraph-properties fo:line-height="115%"/>
      <style:text-properties officeooo:paragraph-rsid="0082c116"/>
    </style:style>
    <style:style style:name="P421" style:family="paragraph" style:parent-style-name="Standard">
      <style:paragraph-properties fo:line-height="115%"/>
      <style:text-properties officeooo:paragraph-rsid="008b54df"/>
    </style:style>
    <style:style style:name="P422" style:family="paragraph" style:parent-style-name="Standard">
      <style:paragraph-properties fo:line-height="115%"/>
      <style:text-properties officeooo:paragraph-rsid="00941a11"/>
    </style:style>
    <style:style style:name="P423" style:family="paragraph" style:parent-style-name="Standard">
      <style:paragraph-properties fo:line-height="115%"/>
      <style:text-properties officeooo:paragraph-rsid="009d5b59"/>
    </style:style>
    <style:style style:name="P424" style:family="paragraph" style:parent-style-name="Standard">
      <style:paragraph-properties fo:line-height="115%"/>
      <style:text-properties officeooo:paragraph-rsid="00a8ca1b"/>
    </style:style>
    <style:style style:name="P425" style:family="paragraph" style:parent-style-name="Standard">
      <style:paragraph-properties fo:line-height="115%"/>
      <style:text-properties officeooo:paragraph-rsid="00201bd5"/>
    </style:style>
    <style:style style:name="P426" style:family="paragraph" style:parent-style-name="Standard">
      <style:paragraph-properties fo:line-height="115%"/>
      <style:text-properties officeooo:paragraph-rsid="00f9fdc0"/>
    </style:style>
    <style:style style:name="P427" style:family="paragraph" style:parent-style-name="Standard">
      <style:paragraph-properties fo:line-height="115%"/>
      <style:text-properties officeooo:paragraph-rsid="012e9465"/>
    </style:style>
    <style:style style:name="P428" style:family="paragraph" style:parent-style-name="Standard">
      <style:paragraph-properties fo:line-height="115%"/>
      <style:text-properties officeooo:paragraph-rsid="012edf56"/>
    </style:style>
    <style:style style:name="P429" style:family="paragraph" style:parent-style-name="Standard">
      <style:paragraph-properties fo:line-height="115%"/>
      <style:text-properties officeooo:paragraph-rsid="01305c41"/>
    </style:style>
    <style:style style:name="P430" style:family="paragraph" style:parent-style-name="Standard">
      <style:paragraph-properties fo:line-height="100%"/>
      <style:text-properties officeooo:paragraph-rsid="00201bd5"/>
    </style:style>
    <style:style style:name="P431" style:family="paragraph" style:parent-style-name="Standard">
      <style:paragraph-properties fo:line-height="100%"/>
      <style:text-properties officeooo:paragraph-rsid="005b3d57"/>
    </style:style>
    <style:style style:name="P432" style:family="paragraph" style:parent-style-name="Standard">
      <style:paragraph-properties fo:line-height="100%"/>
      <style:text-properties officeooo:paragraph-rsid="005dfe09"/>
    </style:style>
    <style:style style:name="P433" style:family="paragraph" style:parent-style-name="Standard">
      <style:paragraph-properties fo:line-height="100%"/>
      <style:text-properties officeooo:paragraph-rsid="01148430"/>
    </style:style>
    <style:style style:name="P434" style:family="paragraph" style:parent-style-name="Standard">
      <style:paragraph-properties fo:line-height="100%"/>
      <style:text-properties officeooo:paragraph-rsid="013b189d"/>
    </style:style>
    <style:style style:name="P435" style:family="paragraph" style:parent-style-name="Standard">
      <style:paragraph-properties fo:line-height="100%"/>
      <style:text-properties officeooo:paragraph-rsid="013c5706"/>
    </style:style>
    <style:style style:name="P436" style:family="paragraph" style:parent-style-name="Standard">
      <style:paragraph-properties fo:line-height="100%"/>
      <style:text-properties officeooo:paragraph-rsid="0128c6e8"/>
    </style:style>
    <style:style style:name="P437" style:family="paragraph" style:parent-style-name="Standard">
      <style:paragraph-properties fo:line-height="100%"/>
      <style:text-properties officeooo:paragraph-rsid="012cecd7"/>
    </style:style>
    <style:style style:name="P438" style:family="paragraph" style:parent-style-name="Standard">
      <style:paragraph-properties fo:line-height="100%"/>
      <style:text-properties officeooo:paragraph-rsid="01459f86"/>
    </style:style>
    <style:style style:name="P439" style:family="paragraph" style:parent-style-name="Standard">
      <style:paragraph-properties fo:line-height="100%"/>
      <style:text-properties officeooo:paragraph-rsid="02317e9f"/>
    </style:style>
    <style:style style:name="P440" style:family="paragraph" style:parent-style-name="Standard">
      <style:text-properties officeooo:paragraph-rsid="001e2fb9"/>
    </style:style>
    <style:style style:name="P441" style:family="paragraph" style:parent-style-name="Standard">
      <style:text-properties officeooo:paragraph-rsid="00201bd5"/>
    </style:style>
    <style:style style:name="P442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43" style:family="paragraph" style:parent-style-name="Standard">
      <style:text-properties officeooo:paragraph-rsid="0023a424"/>
    </style:style>
    <style:style style:name="P444" style:family="paragraph" style:parent-style-name="Standard">
      <style:text-properties officeooo:paragraph-rsid="00254a2e"/>
    </style:style>
    <style:style style:name="P445" style:family="paragraph" style:parent-style-name="Standard">
      <style:text-properties officeooo:paragraph-rsid="0029f907"/>
    </style:style>
    <style:style style:name="P446" style:family="paragraph" style:parent-style-name="Standard">
      <style:text-properties officeooo:rsid="00beb82f" officeooo:paragraph-rsid="005b3d57"/>
    </style:style>
    <style:style style:name="P447" style:family="paragraph" style:parent-style-name="Standard">
      <style:text-properties officeooo:paragraph-rsid="00316632"/>
    </style:style>
    <style:style style:name="P448" style:family="paragraph" style:parent-style-name="Standard">
      <style:text-properties officeooo:paragraph-rsid="003523e3"/>
    </style:style>
    <style:style style:name="P449" style:family="paragraph" style:parent-style-name="Standard">
      <style:text-properties style:use-window-font-color="true"/>
    </style:style>
    <style:style style:name="P450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51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52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53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54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55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56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57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58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5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60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61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62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63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64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65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67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68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69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70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1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473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474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475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476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477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478" style:family="paragraph" style:parent-style-name="Standard">
      <style:text-properties style:use-window-font-color="true" fo:font-style="italic" fo:font-weight="normal" officeooo:rsid="01bb0dd2" officeooo:paragraph-rsid="01bb0dd2" style:font-style-asian="italic" style:font-weight-asian="normal" style:font-style-complex="italic" style:font-weight-complex="normal"/>
    </style:style>
    <style:style style:name="P479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80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81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482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483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05c5090" style:font-style-asian="normal" style:font-weight-asian="bold" style:font-style-complex="normal" style:font-weight-complex="bold"/>
    </style:style>
    <style:style style:name="P484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88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0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491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4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495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496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0" style:family="paragraph" style:parent-style-name="Standard">
      <style:text-properties style:use-window-font-color="true" fo:font-style="normal" fo:font-weight="normal" officeooo:rsid="01549026" officeooo:paragraph-rsid="01bb06d7" style:font-style-asian="normal" style:font-weight-asian="normal" style:font-style-complex="normal" style:font-weight-complex="normal"/>
    </style:style>
    <style:style style:name="P501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502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use-window-font-color="true" fo:font-style="normal" fo:font-weight="normal" officeooo:rsid="016331b0" officeooo:paragraph-rsid="016331b0" style:font-style-asian="normal" style:font-weight-asian="normal" style:font-style-complex="normal" style:font-weight-complex="normal"/>
    </style:style>
    <style:style style:name="P505" style:family="paragraph" style:parent-style-name="Standard">
      <style:text-properties style:use-window-font-color="true" fo:font-style="normal" fo:font-weight="normal" officeooo:rsid="01a99820" officeooo:paragraph-rsid="01a99820" style:font-style-asian="normal" style:font-weight-asian="normal" style:font-style-complex="normal" style:font-weight-complex="normal"/>
    </style:style>
    <style:style style:name="P506" style:family="paragraph" style:parent-style-name="Standard">
      <style:text-properties style:use-window-font-color="true" fo:font-style="normal" fo:font-weight="normal" officeooo:rsid="01a99820" officeooo:paragraph-rsid="01e7bb27" style:font-style-asian="normal" style:font-weight-asian="normal" style:font-style-complex="normal" style:font-weight-complex="normal"/>
    </style:style>
    <style:style style:name="P507" style:family="paragraph" style:parent-style-name="Standard">
      <style:text-properties style:use-window-font-color="true" fo:font-style="normal" fo:font-weight="normal" officeooo:rsid="01bb0dd2" officeooo:paragraph-rsid="01bb0dd2" style:font-style-asian="normal" style:font-weight-asian="normal" style:font-style-complex="normal" style:font-weight-complex="normal"/>
    </style:style>
    <style:style style:name="P508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509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510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511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512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3" style:family="paragraph" style:parent-style-name="Standard"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151b86d" officeooo:paragraph-rsid="0151b86d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518" style:family="paragraph" style:parent-style-name="Standard">
      <style:text-properties style:use-window-font-color="true" officeooo:rsid="007d92ff" officeooo:paragraph-rsid="007d92ff"/>
    </style:style>
    <style:style style:name="P519" style:family="paragraph" style:parent-style-name="Standard">
      <style:text-properties style:use-window-font-color="true" officeooo:rsid="007d92ff" officeooo:paragraph-rsid="01e91824"/>
    </style:style>
    <style:style style:name="P520" style:family="paragraph" style:parent-style-name="Standard">
      <style:text-properties style:use-window-font-color="true" officeooo:paragraph-rsid="007d92ff"/>
    </style:style>
    <style:style style:name="P521" style:family="paragraph" style:parent-style-name="Standard">
      <style:text-properties style:use-window-font-color="true" style:text-line-through-style="none" style:text-line-through-type="none" fo:font-style="italic" officeooo:paragraph-rsid="005f2637" style:font-style-asian="italic" style:font-style-complex="italic"/>
    </style:style>
    <style:style style:name="P522" style:family="paragraph" style:parent-style-name="Standard">
      <style:text-properties style:use-window-font-color="true" style:text-line-through-style="none" style:text-line-through-type="none" fo:font-style="normal" officeooo:paragraph-rsid="0193a3a5" style:font-style-asian="normal" style:font-style-complex="normal"/>
    </style:style>
    <style:style style:name="P523" style:family="paragraph" style:parent-style-name="Standard">
      <style:text-properties style:use-window-font-color="true" officeooo:paragraph-rsid="01e91824"/>
    </style:style>
    <style:style style:name="P524" style:family="paragraph" style:parent-style-name="Standard">
      <style:text-properties officeooo:paragraph-rsid="003c1931"/>
    </style:style>
    <style:style style:name="P525" style:family="paragraph" style:parent-style-name="Standard">
      <style:text-properties officeooo:paragraph-rsid="00432526"/>
    </style:style>
    <style:style style:name="P526" style:family="paragraph" style:parent-style-name="Standard">
      <style:text-properties officeooo:paragraph-rsid="004566c5"/>
    </style:style>
    <style:style style:name="P527" style:family="paragraph" style:parent-style-name="Standard">
      <style:text-properties officeooo:paragraph-rsid="004b8029"/>
    </style:style>
    <style:style style:name="P528" style:family="paragraph" style:parent-style-name="Standard">
      <style:text-properties officeooo:paragraph-rsid="0050b57f"/>
    </style:style>
    <style:style style:name="P529" style:family="paragraph" style:parent-style-name="Standard">
      <style:text-properties officeooo:rsid="00523bf9" officeooo:paragraph-rsid="00523bf9"/>
    </style:style>
    <style:style style:name="P530" style:family="paragraph" style:parent-style-name="Standard">
      <style:text-properties officeooo:paragraph-rsid="0055a125"/>
    </style:style>
    <style:style style:name="P531" style:family="paragraph" style:parent-style-name="Standard">
      <style:text-properties officeooo:paragraph-rsid="00572cb0"/>
    </style:style>
    <style:style style:name="P532" style:family="paragraph" style:parent-style-name="Standard">
      <style:text-properties officeooo:paragraph-rsid="005c5090"/>
    </style:style>
    <style:style style:name="P533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34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35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36" style:family="paragraph" style:parent-style-name="Standard">
      <style:text-properties fo:font-weight="bold" officeooo:paragraph-rsid="012e9465" style:font-weight-asian="bold" style:font-weight-complex="bold"/>
    </style:style>
    <style:style style:name="P537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38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39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540" style:family="paragraph" style:parent-style-name="Standard">
      <style:text-properties fo:font-weight="bold" officeooo:rsid="00eb0dd5" officeooo:paragraph-rsid="00eb0dd5" style:font-weight-asian="bold" style:font-weight-complex="bold"/>
    </style:style>
    <style:style style:name="P541" style:family="paragraph" style:parent-style-name="Standard">
      <style:text-properties officeooo:rsid="001e2fb9" officeooo:paragraph-rsid="001e2fb9"/>
    </style:style>
    <style:style style:name="P542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43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44" style:family="paragraph" style:parent-style-name="Standard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545" style:family="paragraph" style:parent-style-name="Standard">
      <style:text-properties style:text-line-through-style="none" style:text-line-through-type="none" fo:font-style="italic" officeooo:paragraph-rsid="02004c51" style:font-style-asian="italic" style:font-style-complex="italic"/>
    </style:style>
    <style:style style:name="P546" style:family="paragraph" style:parent-style-name="Standard">
      <style:text-properties style:text-line-through-style="none" style:text-line-through-type="none" fo:font-style="italic" officeooo:rsid="01ffc0f0" officeooo:paragraph-rsid="02004c51" style:font-style-asian="italic" style:font-style-complex="italic"/>
    </style:style>
    <style:style style:name="P547" style:family="paragraph" style:parent-style-name="Standard">
      <style:text-properties style:text-line-through-style="none" style:text-line-through-type="none" fo:font-style="italic" officeooo:rsid="00793c0d" officeooo:paragraph-rsid="02004c51" style:font-style-asian="italic" style:font-style-complex="italic"/>
    </style:style>
    <style:style style:name="P548" style:family="paragraph" style:parent-style-name="Standard">
      <style:text-properties style:text-line-through-style="none" style:text-line-through-type="none" fo:font-style="italic" officeooo:rsid="00a1e031" officeooo:paragraph-rsid="00a1e031" style:font-style-asian="italic" style:font-style-complex="italic"/>
    </style:style>
    <style:style style:name="P549" style:family="paragraph" style:parent-style-name="Standard">
      <style:text-properties style:text-line-through-style="none" style:text-line-through-type="none" fo:font-style="italic" officeooo:rsid="00a1e031" officeooo:paragraph-rsid="0225be58" style:font-style-asian="italic" style:font-style-complex="italic"/>
    </style:style>
    <style:style style:name="P550" style:family="paragraph" style:parent-style-name="Standard"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51" style:family="paragraph" style:parent-style-name="Standard">
      <style:paragraph-properties fo:line-height="115%"/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52" style:family="paragraph" style:parent-style-name="Standard">
      <style:text-properties style:text-line-through-style="none" style:text-line-through-type="none" fo:font-style="normal" officeooo:rsid="02004c51" officeooo:paragraph-rsid="02004c51" style:font-style-asian="normal" style:font-style-complex="normal"/>
    </style:style>
    <style:style style:name="P553" style:family="paragraph" style:parent-style-name="Standard">
      <style:text-properties style:text-line-through-style="none" style:text-line-through-type="none" fo:font-weight="bold" officeooo:paragraph-rsid="02004c51" style:font-weight-asian="bold" style:font-weight-complex="bold"/>
    </style:style>
    <style:style style:name="P554" style:family="paragraph" style:parent-style-name="Standard">
      <style:text-properties style:text-line-through-style="none" style:text-line-through-type="none" fo:font-weight="bold" officeooo:rsid="02004c51" officeooo:paragraph-rsid="02004c51" style:font-weight-asian="bold" style:font-weight-complex="bold"/>
    </style:style>
    <style:style style:name="P555" style:family="paragraph" style:parent-style-name="Standard">
      <style:text-properties style:text-line-through-style="none" style:text-line-through-type="none" officeooo:paragraph-rsid="02004c51"/>
    </style:style>
    <style:style style:name="P556" style:family="paragraph" style:parent-style-name="Standard">
      <style:text-properties style:text-line-through-style="none" style:text-line-through-type="none" officeooo:rsid="02004c51" officeooo:paragraph-rsid="02004c51"/>
    </style:style>
    <style:style style:name="P557" style:family="paragraph" style:parent-style-name="Standard">
      <style:text-properties style:text-line-through-style="none" style:text-line-through-type="none" officeooo:rsid="00793c0d" officeooo:paragraph-rsid="02004c51"/>
    </style:style>
    <style:style style:name="P558" style:family="paragraph" style:parent-style-name="Standard">
      <style:text-properties officeooo:paragraph-rsid="005f2637"/>
    </style:style>
    <style:style style:name="P559" style:family="paragraph" style:parent-style-name="Standard">
      <style:text-properties officeooo:rsid="005fb5cb" officeooo:paragraph-rsid="005fb5cb"/>
    </style:style>
    <style:style style:name="P560" style:family="paragraph" style:parent-style-name="Standard">
      <style:text-properties officeooo:paragraph-rsid="00607814"/>
    </style:style>
    <style:style style:name="P561" style:family="paragraph" style:parent-style-name="Standard">
      <style:text-properties officeooo:paragraph-rsid="0063f681"/>
    </style:style>
    <style:style style:name="P562" style:family="paragraph" style:parent-style-name="Standard">
      <style:text-properties officeooo:rsid="00644350" officeooo:paragraph-rsid="00644350"/>
    </style:style>
    <style:style style:name="P563" style:family="paragraph" style:parent-style-name="Standard">
      <style:text-properties officeooo:paragraph-rsid="00644350"/>
    </style:style>
    <style:style style:name="P564" style:family="paragraph" style:parent-style-name="Standard">
      <style:text-properties officeooo:paragraph-rsid="006579dd"/>
    </style:style>
    <style:style style:name="P565" style:family="paragraph" style:parent-style-name="Standard">
      <style:text-properties officeooo:paragraph-rsid="0066c57e"/>
    </style:style>
    <style:style style:name="P566" style:family="paragraph" style:parent-style-name="Standard">
      <style:text-properties officeooo:paragraph-rsid="0069643a"/>
    </style:style>
    <style:style style:name="P567" style:family="paragraph" style:parent-style-name="Standard">
      <style:text-properties officeooo:rsid="006f66ec" officeooo:paragraph-rsid="006f66ec"/>
    </style:style>
    <style:style style:name="P568" style:family="paragraph" style:parent-style-name="Standard">
      <style:text-properties officeooo:paragraph-rsid="006f66ec"/>
    </style:style>
    <style:style style:name="P569" style:family="paragraph" style:parent-style-name="Standard">
      <style:text-properties officeooo:paragraph-rsid="0071baff"/>
    </style:style>
    <style:style style:name="P570" style:family="paragraph" style:parent-style-name="Standard">
      <style:text-properties officeooo:rsid="0072cdc4" officeooo:paragraph-rsid="00751d17"/>
    </style:style>
    <style:style style:name="P571" style:family="paragraph" style:parent-style-name="Standard">
      <style:text-properties officeooo:rsid="0072cdc4" officeooo:paragraph-rsid="0205ef18"/>
    </style:style>
    <style:style style:name="P572" style:family="paragraph" style:parent-style-name="Standard">
      <style:text-properties officeooo:paragraph-rsid="00751d17"/>
    </style:style>
    <style:style style:name="P573" style:family="paragraph" style:parent-style-name="Standard">
      <style:text-properties officeooo:rsid="007d92ff" officeooo:paragraph-rsid="007d92ff"/>
    </style:style>
    <style:style style:name="P574" style:family="paragraph" style:parent-style-name="Standard">
      <style:text-properties officeooo:paragraph-rsid="007d92ff"/>
    </style:style>
    <style:style style:name="P575" style:family="paragraph" style:parent-style-name="Standard">
      <style:text-properties officeooo:paragraph-rsid="0053faec"/>
    </style:style>
    <style:style style:name="P576" style:family="paragraph" style:parent-style-name="Standard">
      <style:text-properties officeooo:paragraph-rsid="008478a0"/>
    </style:style>
    <style:style style:name="P577" style:family="paragraph" style:parent-style-name="Standard">
      <style:text-properties officeooo:paragraph-rsid="008eeb87"/>
    </style:style>
    <style:style style:name="P578" style:family="paragraph" style:parent-style-name="Standard">
      <style:text-properties officeooo:paragraph-rsid="00905987"/>
    </style:style>
    <style:style style:name="P579" style:family="paragraph" style:parent-style-name="Standard">
      <style:text-properties officeooo:paragraph-rsid="00939859"/>
    </style:style>
    <style:style style:name="P580" style:family="paragraph" style:parent-style-name="Standard">
      <style:text-properties officeooo:paragraph-rsid="0097dc17"/>
    </style:style>
    <style:style style:name="P581" style:family="paragraph" style:parent-style-name="Standard">
      <style:text-properties officeooo:rsid="009d5b59" officeooo:paragraph-rsid="009d5b59"/>
    </style:style>
    <style:style style:name="P582" style:family="paragraph" style:parent-style-name="Standard">
      <style:text-properties officeooo:rsid="009d5b59" officeooo:paragraph-rsid="009ec4fc"/>
    </style:style>
    <style:style style:name="P583" style:family="paragraph" style:parent-style-name="Standard">
      <style:text-properties officeooo:paragraph-rsid="009d5b59"/>
    </style:style>
    <style:style style:name="P584" style:family="paragraph" style:parent-style-name="Standard">
      <style:text-properties officeooo:paragraph-rsid="009ec4fc"/>
    </style:style>
    <style:style style:name="P585" style:family="paragraph" style:parent-style-name="Standard">
      <style:text-properties officeooo:paragraph-rsid="009f187e"/>
    </style:style>
    <style:style style:name="P586" style:family="paragraph" style:parent-style-name="Standard">
      <style:text-properties officeooo:paragraph-rsid="007fd79d"/>
    </style:style>
    <style:style style:name="P587" style:family="paragraph" style:parent-style-name="Standard">
      <style:text-properties officeooo:paragraph-rsid="00a1d04f"/>
    </style:style>
    <style:style style:name="P588" style:family="paragraph" style:parent-style-name="Standard">
      <style:text-properties officeooo:rsid="00a6f347" officeooo:paragraph-rsid="00a6f347"/>
    </style:style>
    <style:style style:name="P589" style:family="paragraph" style:parent-style-name="Standard">
      <style:text-properties officeooo:paragraph-rsid="00aa7e9e"/>
    </style:style>
    <style:style style:name="P590" style:family="paragraph" style:parent-style-name="Standard">
      <style:text-properties officeooo:paragraph-rsid="00a1e031"/>
    </style:style>
    <style:style style:name="P591" style:family="paragraph" style:parent-style-name="Standard">
      <style:text-properties officeooo:paragraph-rsid="00635f1a"/>
    </style:style>
    <style:style style:name="P592" style:family="paragraph" style:parent-style-name="Standard">
      <style:text-properties officeooo:paragraph-rsid="00ba819c"/>
    </style:style>
    <style:style style:name="P593" style:family="paragraph" style:parent-style-name="Standard">
      <style:paragraph-properties fo:line-height="100%"/>
      <style:text-properties officeooo:rsid="00ba819c" officeooo:paragraph-rsid="00c12d1c"/>
    </style:style>
    <style:style style:name="P594" style:family="paragraph" style:parent-style-name="Standard">
      <style:text-properties officeooo:paragraph-rsid="00bc5e43"/>
    </style:style>
    <style:style style:name="P595" style:family="paragraph" style:parent-style-name="Standard">
      <style:text-properties officeooo:paragraph-rsid="00c50878"/>
    </style:style>
    <style:style style:name="P596" style:family="paragraph" style:parent-style-name="Standard">
      <style:text-properties officeooo:paragraph-rsid="00c7021f"/>
    </style:style>
    <style:style style:name="P597" style:family="paragraph" style:parent-style-name="Standard">
      <style:text-properties officeooo:paragraph-rsid="00c88326"/>
    </style:style>
    <style:style style:name="P598" style:family="paragraph" style:parent-style-name="Standard">
      <style:text-properties officeooo:paragraph-rsid="00af3424"/>
    </style:style>
    <style:style style:name="P599" style:family="paragraph" style:parent-style-name="Standard">
      <style:text-properties officeooo:paragraph-rsid="00d63bc5"/>
    </style:style>
    <style:style style:name="P600" style:family="paragraph" style:parent-style-name="Standard">
      <style:text-properties officeooo:paragraph-rsid="00d833d3"/>
    </style:style>
    <style:style style:name="P601" style:family="paragraph" style:parent-style-name="Standard">
      <style:text-properties officeooo:paragraph-rsid="00dd44af"/>
    </style:style>
    <style:style style:name="P602" style:family="paragraph" style:parent-style-name="Standard">
      <style:text-properties officeooo:paragraph-rsid="00e1ae30"/>
    </style:style>
    <style:style style:name="P603" style:family="paragraph" style:parent-style-name="Standard">
      <style:text-properties officeooo:paragraph-rsid="00e56ddc"/>
    </style:style>
    <style:style style:name="P604" style:family="paragraph" style:parent-style-name="Standard">
      <style:text-properties officeooo:paragraph-rsid="00e6e228"/>
    </style:style>
    <style:style style:name="P605" style:family="paragraph" style:parent-style-name="Standard">
      <style:text-properties officeooo:paragraph-rsid="00e9938e"/>
    </style:style>
    <style:style style:name="P606" style:family="paragraph" style:parent-style-name="Standard">
      <style:text-properties officeooo:paragraph-rsid="00eb49f4"/>
    </style:style>
    <style:style style:name="P607" style:family="paragraph" style:parent-style-name="Standard">
      <style:text-properties officeooo:paragraph-rsid="00f4c6c5"/>
    </style:style>
    <style:style style:name="P608" style:family="paragraph" style:parent-style-name="Standard">
      <style:text-properties officeooo:rsid="00f4c6c5" officeooo:paragraph-rsid="00f4c6c5"/>
    </style:style>
    <style:style style:name="P609" style:family="paragraph" style:parent-style-name="Standard">
      <style:text-properties officeooo:rsid="00f68ffb" officeooo:paragraph-rsid="00f68ffb"/>
    </style:style>
    <style:style style:name="P610" style:family="paragraph" style:parent-style-name="Standard">
      <style:text-properties officeooo:paragraph-rsid="00f9fdc0"/>
    </style:style>
    <style:style style:name="P611" style:family="paragraph" style:parent-style-name="Standard">
      <style:text-properties officeooo:paragraph-rsid="00fb5f7f"/>
    </style:style>
    <style:style style:name="P612" style:family="paragraph" style:parent-style-name="Standard">
      <style:text-properties officeooo:paragraph-rsid="00fc67ff"/>
    </style:style>
    <style:style style:name="P613" style:family="paragraph" style:parent-style-name="Standard">
      <style:text-properties officeooo:paragraph-rsid="00fdd6a8"/>
    </style:style>
    <style:style style:name="P614" style:family="paragraph" style:parent-style-name="Standard">
      <style:text-properties officeooo:rsid="010639c7" officeooo:paragraph-rsid="01078b3d"/>
    </style:style>
    <style:style style:name="P615" style:family="paragraph" style:parent-style-name="Standard">
      <style:text-properties officeooo:rsid="010639c7" officeooo:paragraph-rsid="01078ca1"/>
    </style:style>
    <style:style style:name="P616" style:family="paragraph" style:parent-style-name="Standard">
      <style:text-properties officeooo:paragraph-rsid="010639c7"/>
    </style:style>
    <style:style style:name="P617" style:family="paragraph" style:parent-style-name="Standard">
      <style:text-properties officeooo:paragraph-rsid="010c3ac9"/>
    </style:style>
    <style:style style:name="P618" style:family="paragraph" style:parent-style-name="Standard">
      <style:text-properties officeooo:paragraph-rsid="010f5523"/>
    </style:style>
    <style:style style:name="P619" style:family="paragraph" style:parent-style-name="Standard">
      <style:text-properties officeooo:paragraph-rsid="010ff277"/>
    </style:style>
    <style:style style:name="P620" style:family="paragraph" style:parent-style-name="Standard">
      <style:text-properties officeooo:paragraph-rsid="0111d037"/>
    </style:style>
    <style:style style:name="P621" style:family="paragraph" style:parent-style-name="Standard">
      <style:text-properties officeooo:paragraph-rsid="01148430"/>
    </style:style>
    <style:style style:name="P622" style:family="paragraph" style:parent-style-name="Standard">
      <style:text-properties officeooo:paragraph-rsid="01190d75"/>
    </style:style>
    <style:style style:name="P623" style:family="paragraph" style:parent-style-name="Standard">
      <style:text-properties officeooo:rsid="011e7671" officeooo:paragraph-rsid="011e7671"/>
    </style:style>
    <style:style style:name="P624" style:family="paragraph" style:parent-style-name="Standard">
      <style:text-properties officeooo:paragraph-rsid="011e7671"/>
    </style:style>
    <style:style style:name="P625" style:family="paragraph" style:parent-style-name="Standard">
      <style:text-properties officeooo:paragraph-rsid="008c034a"/>
    </style:style>
    <style:style style:name="P626" style:family="paragraph" style:parent-style-name="Standard">
      <style:text-properties officeooo:paragraph-rsid="012b24b3"/>
    </style:style>
    <style:style style:name="P627" style:family="paragraph" style:parent-style-name="Standard">
      <style:text-properties officeooo:paragraph-rsid="012e9465"/>
    </style:style>
    <style:style style:name="P628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29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630" style:family="paragraph" style:parent-style-name="Standard">
      <style:text-properties officeooo:paragraph-rsid="01401741"/>
    </style:style>
    <style:style style:name="P631" style:family="paragraph" style:parent-style-name="Standard">
      <style:text-properties officeooo:paragraph-rsid="01466326"/>
    </style:style>
    <style:style style:name="P632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33" style:family="paragraph" style:parent-style-name="Standard">
      <style:text-properties officeooo:paragraph-rsid="00d459e3"/>
    </style:style>
    <style:style style:name="P634" style:family="paragraph" style:parent-style-name="Standard">
      <style:text-properties officeooo:paragraph-rsid="0149fc19"/>
    </style:style>
    <style:style style:name="P635" style:family="paragraph" style:parent-style-name="Standard">
      <style:text-properties officeooo:paragraph-rsid="01078ca1"/>
    </style:style>
    <style:style style:name="P636" style:family="paragraph" style:parent-style-name="Standard">
      <style:text-properties officeooo:paragraph-rsid="014be95f"/>
    </style:style>
    <style:style style:name="P637" style:family="paragraph" style:parent-style-name="Standard">
      <style:text-properties officeooo:rsid="01528202" officeooo:paragraph-rsid="016331b0"/>
    </style:style>
    <style:style style:name="P638" style:family="paragraph" style:parent-style-name="Standard">
      <style:text-properties officeooo:paragraph-rsid="01549026"/>
    </style:style>
    <style:style style:name="P639" style:family="paragraph" style:parent-style-name="Standard">
      <style:text-properties officeooo:paragraph-rsid="015882c3"/>
    </style:style>
    <style:style style:name="P640" style:family="paragraph" style:parent-style-name="Standard">
      <style:text-properties officeooo:paragraph-rsid="015ee267"/>
    </style:style>
    <style:style style:name="P641" style:family="paragraph" style:parent-style-name="Standard">
      <style:text-properties officeooo:paragraph-rsid="01604964"/>
    </style:style>
    <style:style style:name="P642" style:family="paragraph" style:parent-style-name="Standard">
      <style:text-properties officeooo:paragraph-rsid="016331b0"/>
    </style:style>
    <style:style style:name="P643" style:family="paragraph" style:parent-style-name="Standard">
      <style:paragraph-properties fo:line-height="150%"/>
      <style:text-properties officeooo:paragraph-rsid="0166b397"/>
    </style:style>
    <style:style style:name="P644" style:family="paragraph" style:parent-style-name="Standard">
      <style:text-properties officeooo:paragraph-rsid="0179bfd9"/>
    </style:style>
    <style:style style:name="P645" style:family="paragraph" style:parent-style-name="Standard">
      <style:text-properties officeooo:paragraph-rsid="0066b31e"/>
    </style:style>
    <style:style style:name="P646" style:family="paragraph" style:parent-style-name="Standard">
      <style:text-properties officeooo:paragraph-rsid="019c0acb"/>
    </style:style>
    <style:style style:name="P647" style:family="paragraph" style:parent-style-name="Standard">
      <style:text-properties officeooo:paragraph-rsid="009ff1c7"/>
    </style:style>
    <style:style style:name="P648" style:family="paragraph" style:parent-style-name="Standard">
      <style:text-properties officeooo:paragraph-rsid="01bb0dd2"/>
    </style:style>
    <style:style style:name="P649" style:family="paragraph" style:parent-style-name="Standard">
      <style:text-properties officeooo:paragraph-rsid="01459f86"/>
    </style:style>
    <style:style style:name="P650" style:family="paragraph" style:parent-style-name="Standard">
      <style:text-properties officeooo:paragraph-rsid="00ec9cc0"/>
    </style:style>
    <style:style style:name="P651" style:family="paragraph" style:parent-style-name="Standard">
      <style:text-properties officeooo:paragraph-rsid="01d4bd22"/>
    </style:style>
    <style:style style:name="P652" style:family="paragraph" style:parent-style-name="Standard">
      <style:text-properties officeooo:paragraph-rsid="01e3ce58"/>
    </style:style>
    <style:style style:name="P653" style:family="paragraph" style:parent-style-name="Standard">
      <style:text-properties officeooo:paragraph-rsid="010ab710"/>
    </style:style>
    <style:style style:name="P654" style:family="paragraph" style:parent-style-name="Standard">
      <style:text-properties officeooo:paragraph-rsid="01e7bb27"/>
    </style:style>
    <style:style style:name="P655" style:family="paragraph" style:parent-style-name="Standard">
      <style:text-properties officeooo:rsid="006d78d1" officeooo:paragraph-rsid="006d78d1"/>
    </style:style>
    <style:style style:name="P656" style:family="paragraph" style:parent-style-name="Standard">
      <style:text-properties officeooo:paragraph-rsid="01f7ba13"/>
    </style:style>
    <style:style style:name="P657" style:family="paragraph" style:parent-style-name="Standard">
      <style:text-properties style:text-line-through-style="solid" style:text-line-through-type="single" fo:font-style="normal" fo:font-weight="bold" officeooo:rsid="007ca694" officeooo:paragraph-rsid="0200a83b" style:font-style-asian="normal" style:font-weight-asian="bold" style:font-style-complex="normal" style:font-weight-complex="bold"/>
    </style:style>
    <style:style style:name="P658" style:family="paragraph" style:parent-style-name="Standard">
      <style:text-properties style:text-line-through-style="solid" style:text-line-through-type="single" officeooo:paragraph-rsid="0075c7db"/>
    </style:style>
    <style:style style:name="P659" style:family="paragraph" style:parent-style-name="Standard">
      <style:text-properties officeooo:rsid="01ffc0f0" officeooo:paragraph-rsid="01ffc0f0"/>
    </style:style>
    <style:style style:name="P660" style:family="paragraph" style:parent-style-name="Standard">
      <style:text-properties officeooo:paragraph-rsid="02004c51"/>
    </style:style>
    <style:style style:name="P661" style:family="paragraph" style:parent-style-name="Standard">
      <style:text-properties officeooo:paragraph-rsid="0200a83b"/>
    </style:style>
    <style:style style:name="P662" style:family="paragraph" style:parent-style-name="Standard">
      <style:text-properties officeooo:paragraph-rsid="01206a6e"/>
    </style:style>
    <style:style style:name="P663" style:family="paragraph" style:parent-style-name="Standard">
      <style:text-properties officeooo:paragraph-rsid="01770822"/>
    </style:style>
    <style:style style:name="P664" style:family="paragraph" style:parent-style-name="Standard">
      <style:text-properties officeooo:paragraph-rsid="00879de3"/>
    </style:style>
    <style:style style:name="P665" style:family="paragraph" style:parent-style-name="Standard">
      <style:text-properties officeooo:paragraph-rsid="021273b0"/>
    </style:style>
    <style:style style:name="P666" style:family="paragraph" style:parent-style-name="Standard">
      <style:text-properties officeooo:paragraph-rsid="00cfa052"/>
    </style:style>
    <style:style style:name="P667" style:family="paragraph" style:parent-style-name="Standard">
      <style:text-properties officeooo:paragraph-rsid="021ca6fd"/>
    </style:style>
    <style:style style:name="P668" style:family="paragraph" style:parent-style-name="Standard">
      <style:text-properties officeooo:paragraph-rsid="0222f31f"/>
    </style:style>
    <style:style style:name="P669" style:family="paragraph" style:parent-style-name="Standard">
      <style:text-properties officeooo:paragraph-rsid="022c6f20"/>
    </style:style>
    <style:style style:name="P670" style:family="paragraph" style:parent-style-name="Standard">
      <style:text-properties officeooo:paragraph-rsid="0234cc0c"/>
    </style:style>
    <style:style style:name="P671" style:family="paragraph" style:parent-style-name="Standard">
      <style:text-properties officeooo:paragraph-rsid="023add60"/>
    </style:style>
    <style:style style:name="P67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7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7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7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7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7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7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7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8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81" style:family="paragraph" style:parent-style-name="Standard">
      <style:paragraph-properties fo:margin-left="0in" fo:margin-right="0in" fo:line-height="115%" fo:text-indent="0in" style:auto-text-indent="false"/>
      <style:text-properties fo:font-style="normal" style:text-underline-style="none" fo:font-weight="normal" officeooo:rsid="0128c6e8" officeooo:paragraph-rsid="0128c6e8" style:font-style-asian="normal" style:font-weight-asian="normal" style:font-style-complex="normal" style:font-weight-complex="normal"/>
    </style:style>
    <style:style style:name="P68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12dfde8" officeooo:paragraph-rsid="004aa547" style:font-style-asian="normal" style:font-weight-asian="normal" style:font-style-complex="normal" style:font-weight-complex="normal"/>
    </style:style>
    <style:style style:name="P68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84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85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86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87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88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89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90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91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92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93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94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95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96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97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698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699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700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701" style:family="paragraph" style:parent-style-name="Standard">
      <style:paragraph-properties fo:break-before="page"/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702" style:family="paragraph" style:parent-style-name="Standard">
      <style:paragraph-properties fo:break-before="page"/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703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704" style:family="paragraph" style:parent-style-name="Standard">
      <style:paragraph-properties fo:line-height="150%" fo:break-before="page"/>
      <style:text-properties officeooo:paragraph-rsid="0166b397"/>
    </style:style>
    <style:style style:name="P705" style:family="paragraph" style:parent-style-name="Standard">
      <style:paragraph-properties fo:break-before="page"/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706" style:family="paragraph" style:parent-style-name="Standard">
      <style:paragraph-properties fo:line-height="100%" fo:break-before="page"/>
      <style:text-properties officeooo:paragraph-rsid="005c5090"/>
    </style:style>
    <style:style style:name="P707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708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709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710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711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712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713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714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715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716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717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718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719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720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721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722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723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724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725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726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727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728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729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730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731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732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733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734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735" style:family="paragraph" style:parent-style-name="Standard" style:list-style-name="L1">
      <style:text-properties officeooo:paragraph-rsid="001c5680"/>
    </style:style>
    <style:style style:name="P736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737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738" style:family="paragraph" style:parent-style-name="Standard" style:list-style-name="L3">
      <style:text-properties fo:font-style="italic" officeooo:rsid="008872eb" officeooo:paragraph-rsid="00254a2e" style:font-style-asian="italic" style:font-style-complex="italic"/>
    </style:style>
    <style:style style:name="P739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740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741" style:family="paragraph" style:parent-style-name="Standard" style:list-style-name="L15">
      <style:text-properties fo:font-style="italic" officeooo:rsid="00793c0d" officeooo:paragraph-rsid="02004c51" style:font-style-asian="italic" style:font-style-complex="italic"/>
    </style:style>
    <style:style style:name="P742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743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44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45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46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47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48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49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50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51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52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53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54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55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56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57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58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59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60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61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62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63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64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65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66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67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68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69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70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71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72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73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74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75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76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77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78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79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80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81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82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83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84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85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86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87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88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89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90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91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2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3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4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5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96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97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8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799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800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801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802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803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04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05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806" style:family="paragraph" style:parent-style-name="Standard" style:list-style-name="L2">
      <style:text-properties style:use-window-font-color="true" fo:font-style="italic" officeooo:rsid="00073bb5" officeooo:paragraph-rsid="01dcc2c8" style:font-style-asian="italic" style:font-style-complex="italic"/>
    </style:style>
    <style:style style:name="P807" style:family="paragraph" style:parent-style-name="Standard" style:list-style-name="L8">
      <style:text-properties style:use-window-font-color="true" fo:font-style="italic" officeooo:rsid="00073bb5" officeooo:paragraph-rsid="01debf64" style:font-style-asian="italic" style:font-style-complex="italic"/>
    </style:style>
    <style:style style:name="P808" style:family="paragraph" style:parent-style-name="Standard" style:list-style-name="L5">
      <style:text-properties style:use-window-font-color="true" fo:font-style="italic" officeooo:rsid="0026d40f" officeooo:paragraph-rsid="01debf64" style:font-style-asian="italic" style:font-style-complex="italic"/>
    </style:style>
    <style:style style:name="P809" style:family="paragraph" style:parent-style-name="Standard" style:list-style-name="L6">
      <style:text-properties style:use-window-font-color="true" fo:font-style="italic" officeooo:rsid="0012269b" officeooo:paragraph-rsid="01debf64" style:font-style-asian="italic" style:font-style-complex="italic"/>
    </style:style>
    <style:style style:name="P810" style:family="paragraph" style:parent-style-name="Standard" style:list-style-name="L7">
      <style:text-properties style:use-window-font-color="true" fo:font-style="italic" officeooo:rsid="0012269b" officeooo:paragraph-rsid="01debf64" style:font-style-asian="italic" style:font-style-complex="italic"/>
    </style:style>
    <style:style style:name="P811" style:family="paragraph" style:parent-style-name="Standard" style:list-style-name="L3">
      <style:text-properties style:use-window-font-color="true" fo:font-style="italic" style:text-underline-style="none" fo:font-weight="normal" officeooo:rsid="00188e61" officeooo:paragraph-rsid="01dcc2c8" fo:background-color="transparent" style:font-style-asian="italic" style:font-weight-asian="normal" style:font-style-complex="italic" style:font-weight-complex="normal"/>
    </style:style>
    <style:style style:name="P812" style:family="paragraph" style:parent-style-name="Standard" style:list-style-name="L4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13" style:family="paragraph" style:parent-style-name="Standard" style:list-style-name="L5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14" style:family="paragraph" style:parent-style-name="Standard" style:list-style-name="L6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15" style:family="paragraph" style:parent-style-name="Standard" style:list-style-name="L5">
      <style:text-properties style:use-window-font-color="true" fo:font-style="italic" style:text-underline-style="none" fo:font-weight="normal" officeooo:rsid="0026d40f" officeooo:paragraph-rsid="01debf64" style:font-style-asian="italic" style:font-weight-asian="normal" style:font-style-complex="italic" style:font-weight-complex="normal"/>
    </style:style>
    <style:style style:name="P816" style:family="paragraph" style:parent-style-name="Standard" style:list-style-name="L6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17" style:family="paragraph" style:parent-style-name="Standard" style:list-style-name="L7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18" style:family="paragraph" style:parent-style-name="Standard" style:list-style-name="L7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19" style:family="paragraph" style:parent-style-name="Standard" style:list-style-name="L8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20" style:family="paragraph" style:parent-style-name="Standard" style:list-style-name="L8">
      <style:text-properties style:use-window-font-color="true" fo:font-style="italic" style:text-underline-style="none" fo:font-weight="normal" officeooo:rsid="00073bb5" officeooo:paragraph-rsid="01debf64" style:font-style-asian="italic" style:font-weight-asian="normal" style:font-style-complex="italic" style:font-weight-complex="normal"/>
    </style:style>
    <style:style style:name="P821" style:family="paragraph" style:parent-style-name="Standard" style:list-style-name="L11">
      <style:paragraph-properties fo:line-height="115%"/>
      <style:text-properties style:use-window-font-color="true" fo:font-style="italic" style:text-underline-style="none" officeooo:rsid="00bbbf73" officeooo:paragraph-rsid="01e1c22e" style:font-style-asian="italic" style:font-style-complex="italic"/>
    </style:style>
    <style:style style:name="P822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23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c2a24c" style:font-style-asian="italic" style:font-weight-asian="normal" style:font-style-complex="italic" style:font-weight-complex="normal"/>
    </style:style>
    <style:style style:name="P824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25" style:family="paragraph" style:parent-style-name="Standard" style:list-style-name="L65">
      <style:text-properties style:use-window-font-color="true" fo:font-style="italic" fo:font-weight="normal" officeooo:rsid="01c2a24c" officeooo:paragraph-rsid="01c2a24c" style:font-style-asian="italic" style:font-weight-asian="normal" style:font-style-complex="italic" style:font-weight-complex="normal"/>
    </style:style>
    <style:style style:name="P826" style:family="paragraph" style:parent-style-name="Standard" style:list-style-name="L66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827" style:family="paragraph" style:parent-style-name="Standard" style:list-style-name="L67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828" style:family="paragraph" style:parent-style-name="Standard" style:list-style-name="L67">
      <style:text-properties style:use-window-font-color="true" fo:font-style="italic" fo:font-weight="normal" officeooo:rsid="01618dcc" officeooo:paragraph-rsid="01aed7c1" style:font-style-asian="italic" style:font-weight-asian="normal" style:font-style-complex="italic" style:font-weight-complex="normal"/>
    </style:style>
    <style:style style:name="P829" style:family="paragraph" style:parent-style-name="Standard" style:list-style-name="L68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30" style:family="paragraph" style:parent-style-name="Standard" style:list-style-name="L15">
      <style:text-properties style:text-line-through-style="none" style:text-line-through-type="none" fo:font-style="italic" officeooo:rsid="00793c0d" officeooo:paragraph-rsid="02004c51" style:font-style-asian="italic" style:font-style-complex="italic"/>
    </style:style>
    <style:style style:name="P831" style:family="paragraph" style:parent-style-name="Standard" style:list-style-name="L17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832" style:family="paragraph" style:parent-style-name="Standard" style:list-style-name="L29">
      <style:text-properties officeooo:paragraph-rsid="00a8ca1b"/>
    </style:style>
    <style:style style:name="P833" style:family="paragraph" style:parent-style-name="Standard" style:list-style-name="L35">
      <style:text-properties officeooo:paragraph-rsid="00cfa052"/>
    </style:style>
    <style:style style:name="P834" style:family="paragraph" style:parent-style-name="Standard" style:list-style-name="L38">
      <style:text-properties officeooo:paragraph-rsid="00f9fdc0"/>
    </style:style>
    <style:style style:name="P835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836" style:family="paragraph" style:parent-style-name="Standard" style:list-style-name="L50">
      <style:text-properties fo:font-style="normal" officeooo:rsid="0128c6e8" officeooo:paragraph-rsid="012cecd7" style:font-style-asian="normal" style:font-style-complex="normal"/>
    </style:style>
    <style:style style:name="P837" style:family="paragraph" style:parent-style-name="Standard" style:list-style-name="L63">
      <style:text-properties officeooo:paragraph-rsid="013e50cb"/>
    </style:style>
    <style:style style:name="P838" style:family="paragraph" style:parent-style-name="Standard" style:list-style-name="L63">
      <style:text-properties officeooo:paragraph-rsid="01401741"/>
    </style:style>
    <style:style style:name="P839" style:family="paragraph" style:parent-style-name="Standard" style:list-style-name="L63">
      <style:text-properties officeooo:paragraph-rsid="013db3b4"/>
    </style:style>
    <style:style style:name="P840" style:family="paragraph" style:parent-style-name="Standard" style:list-style-name="L67">
      <style:text-properties officeooo:paragraph-rsid="0161b854"/>
    </style:style>
    <style:style style:name="P841" style:family="paragraph" style:parent-style-name="Standard" style:list-style-name="L67">
      <style:text-properties officeooo:rsid="01adadd2" officeooo:paragraph-rsid="01adadd2"/>
    </style:style>
    <style:style style:name="P842" style:family="paragraph" style:parent-style-name="Standard">
      <style:text-properties officeooo:paragraph-rsid="023f6dcb"/>
    </style:style>
    <style:style style:name="P843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b025" style:font-style-asian="italic" style:font-style-complex="italic"/>
    </style:style>
    <style:style style:name="T4" style:family="text">
      <style:text-properties fo:font-style="italic" officeooo:rsid="0013daba" style:font-style-asian="italic" style:font-style-complex="italic"/>
    </style:style>
    <style:style style:name="T5" style:family="text">
      <style:text-properties fo:font-style="italic" officeooo:rsid="0012a0dc" style:font-style-asian="italic" style:font-style-complex="italic"/>
    </style:style>
    <style:style style:name="T6" style:family="text">
      <style:text-properties fo:font-style="italic" officeooo:rsid="00186c3f" style:font-style-asian="italic" style:font-style-complex="italic"/>
    </style:style>
    <style:style style:name="T7" style:family="text">
      <style:text-properties fo:font-style="italic" officeooo:rsid="001c5680" style:font-style-asian="italic" style:font-style-complex="italic"/>
    </style:style>
    <style:style style:name="T8" style:family="text">
      <style:text-properties fo:font-style="italic" officeooo:rsid="001e2fb9" style:font-style-asian="italic" style:font-style-complex="italic"/>
    </style:style>
    <style:style style:name="T9" style:family="text">
      <style:text-properties fo:font-style="italic" officeooo:rsid="00201bd5" style:font-style-asian="italic" style:font-style-complex="italic"/>
    </style:style>
    <style:style style:name="T10" style:family="text">
      <style:text-properties fo:font-style="italic" officeooo:rsid="004a157b" style:font-style-asian="italic" style:font-style-complex="italic"/>
    </style:style>
    <style:style style:name="T11" style:family="text">
      <style:text-properties fo:font-style="italic" officeooo:rsid="01871851" style:font-style-asian="italic" style:font-style-complex="italic"/>
    </style:style>
    <style:style style:name="T12" style:family="text">
      <style:text-properties fo:font-style="italic" officeooo:rsid="0055a125" style:font-style-asian="italic" style:font-style-complex="italic"/>
    </style:style>
    <style:style style:name="T13" style:family="text">
      <style:text-properties fo:font-style="italic" officeooo:rsid="00572cb0" style:font-style-asian="italic" style:font-style-complex="italic"/>
    </style:style>
    <style:style style:name="T14" style:family="text">
      <style:text-properties fo:font-style="italic" officeooo:rsid="00beb82f" style:font-style-asian="italic" style:font-style-complex="italic"/>
    </style:style>
    <style:style style:name="T15" style:family="text">
      <style:text-properties fo:font-style="italic" officeooo:rsid="005f2637" style:font-style-asian="italic" style:font-style-complex="italic"/>
    </style:style>
    <style:style style:name="T16" style:family="text">
      <style:text-properties fo:font-style="italic" officeooo:rsid="005fb5cb" style:font-style-asian="italic" style:font-style-complex="italic"/>
    </style:style>
    <style:style style:name="T17" style:family="text">
      <style:text-properties fo:font-style="italic" officeooo:rsid="00607814" style:font-style-asian="italic" style:font-style-complex="italic"/>
    </style:style>
    <style:style style:name="T18" style:family="text">
      <style:text-properties fo:font-style="italic" officeooo:rsid="0063f681" style:font-style-asian="italic" style:font-style-complex="italic"/>
    </style:style>
    <style:style style:name="T19" style:family="text">
      <style:text-properties fo:font-style="italic" officeooo:rsid="006579dd" style:font-style-asian="italic" style:font-style-complex="italic"/>
    </style:style>
    <style:style style:name="T20" style:family="text">
      <style:text-properties fo:font-style="italic" officeooo:rsid="00644350" style:font-style-asian="italic" style:font-style-complex="italic"/>
    </style:style>
    <style:style style:name="T21" style:family="text">
      <style:text-properties fo:font-style="italic" officeooo:rsid="0066b31e" style:font-style-asian="italic" style:font-style-complex="italic"/>
    </style:style>
    <style:style style:name="T22" style:family="text">
      <style:text-properties fo:font-style="italic" officeooo:rsid="0069ae1a" style:font-style-asian="italic" style:font-style-complex="italic"/>
    </style:style>
    <style:style style:name="T23" style:family="text">
      <style:text-properties fo:font-style="italic" officeooo:rsid="006f66ec" style:font-style-asian="italic" style:font-style-complex="italic"/>
    </style:style>
    <style:style style:name="T24" style:family="text">
      <style:text-properties fo:font-style="italic" officeooo:rsid="0072cdc4" style:font-style-asian="italic" style:font-style-complex="italic"/>
    </style:style>
    <style:style style:name="T25" style:family="text">
      <style:text-properties fo:font-style="italic" officeooo:rsid="00751d17" style:font-style-asian="italic" style:font-style-complex="italic"/>
    </style:style>
    <style:style style:name="T26" style:family="text">
      <style:text-properties fo:font-style="italic" officeooo:rsid="00793c0d" style:font-style-asian="italic" style:font-style-complex="italic"/>
    </style:style>
    <style:style style:name="T27" style:family="text">
      <style:text-properties fo:font-style="italic" officeooo:rsid="007d92ff" style:font-style-asian="italic" style:font-style-complex="italic"/>
    </style:style>
    <style:style style:name="T28" style:family="text">
      <style:text-properties fo:font-style="italic" officeooo:rsid="00819260" style:font-style-asian="italic" style:font-style-complex="italic"/>
    </style:style>
    <style:style style:name="T29" style:family="text">
      <style:text-properties fo:font-style="italic" officeooo:rsid="009d5b59" style:font-style-asian="italic" style:font-style-complex="italic"/>
    </style:style>
    <style:style style:name="T30" style:family="text">
      <style:text-properties fo:font-style="italic" officeooo:rsid="00a1d04f" style:font-style-asian="italic" style:font-style-complex="italic"/>
    </style:style>
    <style:style style:name="T31" style:family="text">
      <style:text-properties fo:font-style="italic" officeooo:rsid="00a8ca1b" style:font-style-asian="italic" style:font-style-complex="italic"/>
    </style:style>
    <style:style style:name="T32" style:family="text">
      <style:text-properties fo:font-style="italic" officeooo:rsid="00acfb9d" style:font-style-asian="italic" style:font-style-complex="italic"/>
    </style:style>
    <style:style style:name="T33" style:family="text">
      <style:text-properties fo:font-style="italic" officeooo:rsid="00bbf4cd" style:font-style-asian="italic" style:font-style-complex="italic"/>
    </style:style>
    <style:style style:name="T34" style:family="text">
      <style:text-properties fo:font-style="italic" officeooo:rsid="00ba819c" style:font-style-asian="italic" style:font-style-complex="italic"/>
    </style:style>
    <style:style style:name="T35" style:family="text">
      <style:text-properties fo:font-style="italic" officeooo:rsid="00bdd473" style:font-style-asian="italic" style:font-style-complex="italic"/>
    </style:style>
    <style:style style:name="T36" style:family="text">
      <style:text-properties fo:font-style="italic" officeooo:rsid="00c495da" style:font-style-asian="italic" style:font-style-complex="italic"/>
    </style:style>
    <style:style style:name="T37" style:family="text">
      <style:text-properties fo:font-style="italic" officeooo:rsid="00c50878" style:font-style-asian="italic" style:font-style-complex="italic"/>
    </style:style>
    <style:style style:name="T38" style:family="text">
      <style:text-properties fo:font-style="italic" officeooo:rsid="00f9fdc0" style:font-style-asian="italic" style:font-style-complex="italic"/>
    </style:style>
    <style:style style:name="T39" style:family="text">
      <style:text-properties fo:font-style="italic" officeooo:rsid="00fb5f7f" style:font-style-asian="italic" style:font-style-complex="italic"/>
    </style:style>
    <style:style style:name="T40" style:family="text">
      <style:text-properties fo:font-style="italic" officeooo:rsid="0108e64c" style:font-style-asian="italic" style:font-style-complex="italic"/>
    </style:style>
    <style:style style:name="T41" style:family="text">
      <style:text-properties fo:font-style="italic" officeooo:rsid="010c3ac9" style:font-style-asian="italic" style:font-style-complex="italic"/>
    </style:style>
    <style:style style:name="T42" style:family="text">
      <style:text-properties fo:font-style="italic" officeooo:rsid="010f5523" style:font-style-asian="italic" style:font-style-complex="italic"/>
    </style:style>
    <style:style style:name="T43" style:family="text">
      <style:text-properties fo:font-style="italic" officeooo:rsid="010da598" style:font-style-asian="italic" style:font-style-complex="italic"/>
    </style:style>
    <style:style style:name="T44" style:family="text">
      <style:text-properties fo:font-style="italic" officeooo:rsid="0111d037" style:font-style-asian="italic" style:font-style-complex="italic"/>
    </style:style>
    <style:style style:name="T45" style:family="text">
      <style:text-properties fo:font-style="italic" officeooo:rsid="01190d75" style:font-style-asian="italic" style:font-style-complex="italic"/>
    </style:style>
    <style:style style:name="T46" style:family="text">
      <style:text-properties fo:font-style="italic" officeooo:rsid="008c034a" style:font-style-asian="italic" style:font-style-complex="italic"/>
    </style:style>
    <style:style style:name="T47" style:family="text">
      <style:text-properties fo:font-style="italic" officeooo:rsid="0128c6e8" style:font-style-asian="italic" style:font-style-complex="italic"/>
    </style:style>
    <style:style style:name="T48" style:family="text">
      <style:text-properties fo:font-style="italic" officeooo:rsid="012e9465" style:font-style-asian="italic" style:font-style-complex="italic"/>
    </style:style>
    <style:style style:name="T49" style:family="text">
      <style:text-properties fo:font-style="italic" officeooo:rsid="01305c41" style:font-style-asian="italic" style:font-style-complex="italic"/>
    </style:style>
    <style:style style:name="T50" style:family="text">
      <style:text-properties fo:font-style="italic" officeooo:rsid="014be95f" style:font-style-asian="italic" style:font-style-complex="italic"/>
    </style:style>
    <style:style style:name="T51" style:family="text">
      <style:text-properties fo:font-style="italic" officeooo:rsid="010639c7" style:font-style-asian="italic" style:font-style-complex="italic"/>
    </style:style>
    <style:style style:name="T52" style:family="text">
      <style:text-properties fo:font-style="italic" officeooo:rsid="01703db4" style:font-style-asian="italic" style:font-style-complex="italic"/>
    </style:style>
    <style:style style:name="T53" style:family="text">
      <style:text-properties fo:font-style="italic" officeooo:rsid="010ab710" style:font-style-asian="italic" style:font-style-complex="italic"/>
    </style:style>
    <style:style style:name="T54" style:family="text">
      <style:text-properties fo:font-style="italic" officeooo:rsid="0198319c" style:font-style-asian="italic" style:font-style-complex="italic"/>
    </style:style>
    <style:style style:name="T55" style:family="text">
      <style:text-properties fo:font-style="italic" officeooo:rsid="0199826e" style:font-style-asian="italic" style:font-style-complex="italic"/>
    </style:style>
    <style:style style:name="T56" style:family="text">
      <style:text-properties fo:font-style="italic" officeooo:rsid="019a3e8a" style:font-style-asian="italic" style:font-style-complex="italic"/>
    </style:style>
    <style:style style:name="T57" style:family="text">
      <style:text-properties fo:font-style="italic" officeooo:rsid="01a04199" style:font-style-asian="italic" style:font-style-complex="italic"/>
    </style:style>
    <style:style style:name="T58" style:family="text">
      <style:text-properties fo:font-style="italic" officeooo:rsid="01adadd2" style:font-style-asian="italic" style:font-style-complex="italic"/>
    </style:style>
    <style:style style:name="T59" style:family="text">
      <style:text-properties fo:font-style="italic" officeooo:rsid="0205ef18" style:font-style-asian="italic" style:font-style-complex="italic"/>
    </style:style>
    <style:style style:name="T60" style:family="text">
      <style:text-properties fo:font-style="italic" officeooo:rsid="020b5b34" style:font-style-asian="italic" style:font-style-complex="italic"/>
    </style:style>
    <style:style style:name="T61" style:family="text">
      <style:text-properties fo:font-style="italic" officeooo:rsid="0217a59b" style:font-style-asian="italic" style:font-style-complex="italic"/>
    </style:style>
    <style:style style:name="T62" style:family="text">
      <style:text-properties fo:font-style="italic" officeooo:rsid="00a1e031" style:font-style-asian="italic" style:font-style-complex="italic"/>
    </style:style>
    <style:style style:name="T63" style:family="text">
      <style:text-properties fo:font-style="italic" officeooo:rsid="023f6dcb" style:font-style-asian="italic" style:font-style-complex="italic"/>
    </style:style>
    <style:style style:name="T6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459f86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1ce0a79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1cfd9ef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normal" officeooo:rsid="01d4bd22" style:font-style-asian="italic" style:font-weight-asian="normal" style:font-style-complex="italic" style:font-weight-complex="normal"/>
    </style:style>
    <style:style style:name="T98" style:family="text">
      <style:text-properties fo:font-style="italic" fo:font-weight="normal" officeooo:rsid="01e648d0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0cfa052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0d04e1a" style:font-style-asian="italic" style:font-weight-asian="normal" style:font-style-complex="italic" style:font-weight-complex="normal"/>
    </style:style>
    <style:style style:name="T101" style:family="text">
      <style:text-properties fo:font-style="italic" fo:font-weight="normal" officeooo:rsid="0238247e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23add60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112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15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16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17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18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19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20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21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22" style:family="text">
      <style:text-properties fo:font-style="italic" style:text-underline-style="none" fo:font-weight="normal" officeooo:rsid="01770822" style:font-style-asian="italic" style:font-weight-asian="normal" style:font-style-complex="italic" style:font-weight-complex="normal"/>
    </style:style>
    <style:style style:name="T123" style:family="text">
      <style:text-properties fo:font-style="italic" style:text-underline-style="none" fo:font-weight="normal" officeooo:rsid="002f336e" style:font-style-asian="italic" style:font-weight-asian="normal" style:font-style-complex="italic" style:font-weight-complex="normal"/>
    </style:style>
    <style:style style:name="T124" style:family="text">
      <style:text-properties fo:font-style="italic" style:text-underline-style="none" fo:font-weight="normal" officeooo:rsid="022c6f20" style:font-style-asian="italic" style:font-weight-asian="normal" style:font-style-complex="italic" style:font-weight-complex="normal"/>
    </style:style>
    <style:style style:name="T125" style:family="text">
      <style:text-properties fo:font-style="italic" style:text-underline-style="none" style:font-style-asian="italic" style:font-style-complex="italic"/>
    </style:style>
    <style:style style:name="T126" style:family="text">
      <style:text-properties fo:font-style="italic" style:text-underline-style="none" officeooo:rsid="010f422a" style:font-style-asian="italic" style:font-style-complex="italic"/>
    </style:style>
    <style:style style:name="T127" style:family="text">
      <style:text-properties fo:font-style="italic" style:text-underline-style="none" officeooo:rsid="004caf23" style:font-style-asian="italic" style:font-style-complex="italic"/>
    </style:style>
    <style:style style:name="T128" style:family="text">
      <style:text-properties fo:font-style="italic" style:text-underline-style="none" officeooo:rsid="00d9c9e4" style:font-style-asian="italic" style:font-style-complex="italic"/>
    </style:style>
    <style:style style:name="T129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30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31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32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4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35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36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37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38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39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40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41" style:family="text">
      <style:text-properties fo:font-style="italic" fo:font-weight="bold" officeooo:rsid="0199826e" style:font-style-asian="italic" style:font-weight-asian="bold" style:font-style-complex="italic" style:font-weight-complex="bold"/>
    </style:style>
    <style:style style:name="T142" style:family="text">
      <style:text-properties fo:font-style="italic" fo:font-weight="bold" officeooo:rsid="01ce0a79" style:font-style-asian="italic" style:font-weight-asian="bold" style:font-style-complex="italic" style:font-weight-complex="bold"/>
    </style:style>
    <style:style style:name="T143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4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5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46" style:family="text">
      <style:text-properties officeooo:rsid="0010e9b7"/>
    </style:style>
    <style:style style:name="T147" style:family="text">
      <style:text-properties fo:color="#ff0000"/>
    </style:style>
    <style:style style:name="T148" style:family="text">
      <style:text-properties fo:color="#ff0000" fo:font-style="italic" officeooo:rsid="0011b025" style:font-style-asian="italic" style:font-style-complex="italic"/>
    </style:style>
    <style:style style:name="T149" style:family="text">
      <style:text-properties fo:color="#ff0000" fo:font-style="italic" officeooo:rsid="00186c3f" style:font-style-asian="italic" style:font-style-complex="italic"/>
    </style:style>
    <style:style style:name="T150" style:family="text">
      <style:text-properties fo:color="#ff0000" officeooo:rsid="0013daba"/>
    </style:style>
    <style:style style:name="T151" style:family="text">
      <style:text-properties fo:color="#ff0000" officeooo:rsid="00186c3f"/>
    </style:style>
    <style:style style:name="T152" style:family="text">
      <style:text-properties fo:color="#ff0000" officeooo:rsid="00acfb9d"/>
    </style:style>
    <style:style style:name="T153" style:family="text">
      <style:text-properties fo:color="#ff0000" fo:font-weight="normal" style:font-weight-asian="normal" style:font-weight-complex="normal"/>
    </style:style>
    <style:style style:name="T154" style:family="text">
      <style:text-properties fo:color="#ff0000" fo:font-weight="normal" officeooo:rsid="014d6fa3" style:font-weight-asian="normal" style:font-weight-complex="normal"/>
    </style:style>
    <style:style style:name="T155" style:family="text">
      <style:text-properties fo:color="#ff0000" fo:font-weight="normal" officeooo:rsid="0151b86d" style:font-weight-asian="normal" style:font-weight-complex="normal"/>
    </style:style>
    <style:style style:name="T156" style:family="text">
      <style:text-properties fo:color="#0000ff"/>
    </style:style>
    <style:style style:name="T157" style:family="text">
      <style:text-properties fo:color="#0000ff" fo:font-style="italic" officeooo:rsid="0011b025" style:font-style-asian="italic" style:font-style-complex="italic"/>
    </style:style>
    <style:style style:name="T158" style:family="text">
      <style:text-properties fo:color="#0000ff" fo:font-style="italic" officeooo:rsid="0013daba" style:font-style-asian="italic" style:font-style-complex="italic"/>
    </style:style>
    <style:style style:name="T159" style:family="text">
      <style:text-properties fo:color="#0000ff" fo:font-style="italic" officeooo:rsid="00186c3f" style:font-style-asian="italic" style:font-style-complex="italic"/>
    </style:style>
    <style:style style:name="T160" style:family="text">
      <style:text-properties fo:color="#0000ff" fo:font-style="italic" officeooo:rsid="0012a0dc" style:font-style-asian="italic" style:font-style-complex="italic"/>
    </style:style>
    <style:style style:name="T161" style:family="text">
      <style:text-properties fo:color="#0000ff" fo:font-style="italic" style:text-underline-style="none" officeooo:rsid="009f187e" style:font-style-asian="italic" style:font-style-complex="italic"/>
    </style:style>
    <style:style style:name="T162" style:family="text">
      <style:text-properties fo:color="#0000ff" officeooo:rsid="0013daba"/>
    </style:style>
    <style:style style:name="T163" style:family="text">
      <style:text-properties fo:color="#0000ff" officeooo:rsid="00186c3f"/>
    </style:style>
    <style:style style:name="T164" style:family="text">
      <style:text-properties fo:color="#0000ff" fo:background-color="transparent" loext:char-shading-value="0"/>
    </style:style>
    <style:style style:name="T165" style:family="text">
      <style:text-properties fo:color="#0000ff" officeooo:rsid="00acfb9d"/>
    </style:style>
    <style:style style:name="T166" style:family="text">
      <style:text-properties fo:color="#0000ff" fo:font-weight="normal" style:font-weight-asian="normal" style:font-weight-complex="normal"/>
    </style:style>
    <style:style style:name="T167" style:family="text">
      <style:text-properties fo:color="#0000ff" fo:font-weight="normal" officeooo:rsid="014d6fa3" style:font-weight-asian="normal" style:font-weight-complex="normal"/>
    </style:style>
    <style:style style:name="T168" style:family="text">
      <style:text-properties fo:color="#0000ff" fo:font-weight="normal" officeooo:rsid="0151b86d" style:font-weight-asian="normal" style:font-weight-complex="normal"/>
    </style:style>
    <style:style style:name="T169" style:family="text">
      <style:text-properties fo:color="#008000"/>
    </style:style>
    <style:style style:name="T170" style:family="text">
      <style:text-properties fo:color="#008000" fo:font-style="italic" style:font-style-asian="italic" style:font-style-complex="italic"/>
    </style:style>
    <style:style style:name="T171" style:family="text">
      <style:text-properties fo:color="#008000" fo:font-style="italic" officeooo:rsid="0011b025" style:font-style-asian="italic" style:font-style-complex="italic"/>
    </style:style>
    <style:style style:name="T172" style:family="text">
      <style:text-properties fo:color="#008000" fo:font-style="italic" officeooo:rsid="0013daba" style:font-style-asian="italic" style:font-style-complex="italic"/>
    </style:style>
    <style:style style:name="T173" style:family="text">
      <style:text-properties fo:color="#008000" fo:font-style="italic" officeooo:rsid="009f187e" style:font-style-asian="italic" style:font-style-complex="italic"/>
    </style:style>
    <style:style style:name="T174" style:family="text">
      <style:text-properties fo:color="#008000" officeooo:rsid="0013daba"/>
    </style:style>
    <style:style style:name="T175" style:family="text">
      <style:text-properties fo:color="#008000" officeooo:rsid="00acfb9d"/>
    </style:style>
    <style:style style:name="T176" style:family="text">
      <style:text-properties fo:color="#008000" fo:font-weight="normal" style:font-weight-asian="normal" style:font-weight-complex="normal"/>
    </style:style>
    <style:style style:name="T177" style:family="text">
      <style:text-properties fo:color="#008000" fo:font-weight="normal" officeooo:rsid="007ca694" style:font-weight-asian="normal" style:font-weight-complex="normal"/>
    </style:style>
    <style:style style:name="T178" style:family="text">
      <style:text-properties fo:color="#008000" fo:font-weight="normal" officeooo:rsid="008eb3ea" style:font-weight-asian="normal" style:font-weight-complex="normal"/>
    </style:style>
    <style:style style:name="T179" style:family="text">
      <style:text-properties fo:color="#008000" officeooo:rsid="02317e9f"/>
    </style:style>
    <style:style style:name="T180" style:family="text">
      <style:text-properties fo:color="#ff00ff"/>
    </style:style>
    <style:style style:name="T181" style:family="text">
      <style:text-properties fo:color="#ff00ff" fo:font-style="italic" officeooo:rsid="0011b025" style:font-style-asian="italic" style:font-style-complex="italic"/>
    </style:style>
    <style:style style:name="T182" style:family="text">
      <style:text-properties fo:color="#ff00ff" fo:font-style="italic" officeooo:rsid="0013daba" style:font-style-asian="italic" style:font-style-complex="italic"/>
    </style:style>
    <style:style style:name="T183" style:family="text">
      <style:text-properties fo:color="#ff00ff" fo:font-style="italic" officeooo:rsid="00186c3f" style:font-style-asian="italic" style:font-style-complex="italic"/>
    </style:style>
    <style:style style:name="T184" style:family="text">
      <style:text-properties fo:color="#ff00ff" officeooo:rsid="00186c3f"/>
    </style:style>
    <style:style style:name="T185" style:family="text">
      <style:text-properties fo:color="#ff00ff" officeooo:rsid="00acfb9d"/>
    </style:style>
    <style:style style:name="T186" style:family="text">
      <style:text-properties fo:color="#1e90ff"/>
    </style:style>
    <style:style style:name="T187" style:family="text">
      <style:text-properties fo:color="#1e90ff" fo:font-style="italic" style:font-style-asian="italic" style:font-style-complex="italic"/>
    </style:style>
    <style:style style:name="T188" style:family="text">
      <style:text-properties fo:color="#1e90ff" fo:font-style="italic" officeooo:rsid="0013daba" style:font-style-asian="italic" style:font-style-complex="italic"/>
    </style:style>
    <style:style style:name="T189" style:family="text">
      <style:text-properties fo:color="#1e90ff" fo:font-style="italic" officeooo:rsid="00186c3f" style:font-style-asian="italic" style:font-style-complex="italic"/>
    </style:style>
    <style:style style:name="T190" style:family="text">
      <style:text-properties fo:color="#1e90ff" fo:font-style="italic" officeooo:rsid="0011b025" style:font-style-asian="italic" style:font-style-complex="italic"/>
    </style:style>
    <style:style style:name="T191" style:family="text">
      <style:text-properties fo:color="#1e90ff" officeooo:rsid="0013daba"/>
    </style:style>
    <style:style style:name="T192" style:family="text">
      <style:text-properties fo:color="#1e90ff" officeooo:rsid="00186c3f"/>
    </style:style>
    <style:style style:name="T193" style:family="text">
      <style:text-properties officeooo:rsid="0013daba"/>
    </style:style>
    <style:style style:name="T194" style:family="text">
      <style:text-properties fo:font-style="normal" style:font-style-asian="normal" style:font-style-complex="normal"/>
    </style:style>
    <style:style style:name="T195" style:family="text">
      <style:text-properties fo:font-style="normal" officeooo:rsid="00134990" style:font-style-asian="normal" style:font-style-complex="normal"/>
    </style:style>
    <style:style style:name="T196" style:family="text">
      <style:text-properties fo:font-style="normal" officeooo:rsid="0013daba" style:font-style-asian="normal" style:font-style-complex="normal"/>
    </style:style>
    <style:style style:name="T197" style:family="text">
      <style:text-properties fo:font-style="normal" officeooo:rsid="00154f37" style:font-style-asian="normal" style:font-style-complex="normal"/>
    </style:style>
    <style:style style:name="T198" style:family="text">
      <style:text-properties fo:font-style="normal" officeooo:rsid="001819bc" style:font-style-asian="normal" style:font-style-complex="normal"/>
    </style:style>
    <style:style style:name="T199" style:family="text">
      <style:text-properties fo:font-style="normal" officeooo:rsid="00186c3f" style:font-style-asian="normal" style:font-style-complex="normal"/>
    </style:style>
    <style:style style:name="T200" style:family="text">
      <style:text-properties fo:font-style="normal" officeooo:rsid="0018e013" style:font-style-asian="normal" style:font-style-complex="normal"/>
    </style:style>
    <style:style style:name="T201" style:family="text">
      <style:text-properties fo:font-style="normal" officeooo:rsid="001c0ef5" style:font-style-asian="normal" style:font-style-complex="normal"/>
    </style:style>
    <style:style style:name="T202" style:family="text">
      <style:text-properties fo:font-style="normal" officeooo:rsid="0055a125" style:font-style-asian="normal" style:font-style-complex="normal"/>
    </style:style>
    <style:style style:name="T203" style:family="text">
      <style:text-properties fo:font-style="normal" officeooo:rsid="005fb5cb" style:font-style-asian="normal" style:font-style-complex="normal"/>
    </style:style>
    <style:style style:name="T204" style:family="text">
      <style:text-properties fo:font-style="normal" officeooo:rsid="00607814" style:font-style-asian="normal" style:font-style-complex="normal"/>
    </style:style>
    <style:style style:name="T205" style:family="text">
      <style:text-properties fo:font-style="normal" officeooo:rsid="00616041" style:font-style-asian="normal" style:font-style-complex="normal"/>
    </style:style>
    <style:style style:name="T206" style:family="text">
      <style:text-properties fo:font-style="normal" officeooo:rsid="0063f681" style:font-style-asian="normal" style:font-style-complex="normal"/>
    </style:style>
    <style:style style:name="T207" style:family="text">
      <style:text-properties fo:font-style="normal" officeooo:rsid="00644350" style:font-style-asian="normal" style:font-style-complex="normal"/>
    </style:style>
    <style:style style:name="T208" style:family="text">
      <style:text-properties fo:font-style="normal" officeooo:rsid="006579dd" style:font-style-asian="normal" style:font-style-complex="normal"/>
    </style:style>
    <style:style style:name="T209" style:family="text">
      <style:text-properties fo:font-style="normal" officeooo:rsid="0068aca7" style:font-style-asian="normal" style:font-style-complex="normal"/>
    </style:style>
    <style:style style:name="T210" style:family="text">
      <style:text-properties fo:font-style="normal" officeooo:rsid="0069ae1a" style:font-style-asian="normal" style:font-style-complex="normal"/>
    </style:style>
    <style:style style:name="T211" style:family="text">
      <style:text-properties fo:font-style="normal" officeooo:rsid="006b8991" style:font-style-asian="normal" style:font-style-complex="normal"/>
    </style:style>
    <style:style style:name="T212" style:family="text">
      <style:text-properties fo:font-style="normal" officeooo:rsid="006f66ec" style:font-style-asian="normal" style:font-style-complex="normal"/>
    </style:style>
    <style:style style:name="T213" style:family="text">
      <style:text-properties fo:font-style="normal" officeooo:rsid="006d78d1" style:font-style-asian="normal" style:font-style-complex="normal"/>
    </style:style>
    <style:style style:name="T214" style:family="text">
      <style:text-properties fo:font-style="normal" officeooo:rsid="0071baff" style:font-style-asian="normal" style:font-style-complex="normal"/>
    </style:style>
    <style:style style:name="T215" style:family="text">
      <style:text-properties fo:font-style="normal" officeooo:rsid="00751d17" style:font-style-asian="normal" style:font-style-complex="normal"/>
    </style:style>
    <style:style style:name="T216" style:family="text">
      <style:text-properties fo:font-style="normal" officeooo:rsid="0075c7db" style:font-style-asian="normal" style:font-style-complex="normal"/>
    </style:style>
    <style:style style:name="T217" style:family="text">
      <style:text-properties fo:font-style="normal" officeooo:rsid="007d92ff" style:font-style-asian="normal" style:font-style-complex="normal"/>
    </style:style>
    <style:style style:name="T218" style:family="text">
      <style:text-properties fo:font-style="normal" officeooo:rsid="00819260" style:font-style-asian="normal" style:font-style-complex="normal"/>
    </style:style>
    <style:style style:name="T219" style:family="text">
      <style:text-properties fo:font-style="normal" officeooo:rsid="008478a0" style:font-style-asian="normal" style:font-style-complex="normal"/>
    </style:style>
    <style:style style:name="T220" style:family="text">
      <style:text-properties fo:font-style="normal" officeooo:rsid="0085ac68" style:font-style-asian="normal" style:font-style-complex="normal"/>
    </style:style>
    <style:style style:name="T221" style:family="text">
      <style:text-properties fo:font-style="normal" officeooo:rsid="00941a11" style:font-style-asian="normal" style:font-style-complex="normal"/>
    </style:style>
    <style:style style:name="T222" style:family="text">
      <style:text-properties fo:font-style="normal" officeooo:rsid="009d5b59" style:font-style-asian="normal" style:font-style-complex="normal"/>
    </style:style>
    <style:style style:name="T223" style:family="text">
      <style:text-properties fo:font-style="normal" officeooo:rsid="009ec4fc" style:font-style-asian="normal" style:font-style-complex="normal"/>
    </style:style>
    <style:style style:name="T224" style:family="text">
      <style:text-properties fo:font-style="normal" officeooo:rsid="00a6f347" style:font-style-asian="normal" style:font-style-complex="normal"/>
    </style:style>
    <style:style style:name="T225" style:family="text">
      <style:text-properties fo:font-style="normal" officeooo:rsid="00a1e031" style:font-style-asian="normal" style:font-style-complex="normal"/>
    </style:style>
    <style:style style:name="T226" style:family="text">
      <style:text-properties fo:font-style="normal" officeooo:rsid="00acfb9d" style:font-style-asian="normal" style:font-style-complex="normal"/>
    </style:style>
    <style:style style:name="T227" style:family="text">
      <style:text-properties fo:font-style="normal" officeooo:rsid="00af3424" style:font-style-asian="normal" style:font-style-complex="normal"/>
    </style:style>
    <style:style style:name="T228" style:family="text">
      <style:text-properties fo:font-style="normal" officeooo:rsid="00ba819c" style:font-style-asian="normal" style:font-style-complex="normal"/>
    </style:style>
    <style:style style:name="T229" style:family="text">
      <style:text-properties fo:font-style="normal" officeooo:rsid="00bbf4cd" style:font-style-asian="normal" style:font-style-complex="normal"/>
    </style:style>
    <style:style style:name="T230" style:family="text">
      <style:text-properties fo:font-style="normal" officeooo:rsid="00bc5e43" style:font-style-asian="normal" style:font-style-complex="normal"/>
    </style:style>
    <style:style style:name="T231" style:family="text">
      <style:text-properties fo:font-style="normal" officeooo:rsid="00bdd473" style:font-style-asian="normal" style:font-style-complex="normal"/>
    </style:style>
    <style:style style:name="T232" style:family="text">
      <style:text-properties fo:font-style="normal" officeooo:rsid="00c12d1c" style:font-style-asian="normal" style:font-style-complex="normal"/>
    </style:style>
    <style:style style:name="T233" style:family="text">
      <style:text-properties fo:font-style="normal" officeooo:rsid="00c2c999" style:font-style-asian="normal" style:font-style-complex="normal"/>
    </style:style>
    <style:style style:name="T234" style:family="text">
      <style:text-properties fo:font-style="normal" officeooo:rsid="00c495da" style:font-style-asian="normal" style:font-style-complex="normal"/>
    </style:style>
    <style:style style:name="T235" style:family="text">
      <style:text-properties fo:font-style="normal" officeooo:rsid="00c50878" style:font-style-asian="normal" style:font-style-complex="normal"/>
    </style:style>
    <style:style style:name="T236" style:family="text">
      <style:text-properties fo:font-style="normal" officeooo:rsid="0066b31e" style:font-style-asian="normal" style:font-style-complex="normal"/>
    </style:style>
    <style:style style:name="T237" style:family="text">
      <style:text-properties fo:font-style="normal" officeooo:rsid="00684bfc" style:font-style-asian="normal" style:font-style-complex="normal"/>
    </style:style>
    <style:style style:name="T238" style:family="text">
      <style:text-properties fo:font-style="normal" officeooo:rsid="00c7021f" style:font-style-asian="normal" style:font-style-complex="normal"/>
    </style:style>
    <style:style style:name="T239" style:family="text">
      <style:text-properties fo:font-style="normal" officeooo:rsid="00c7cebc" style:font-style-asian="normal" style:font-style-complex="normal"/>
    </style:style>
    <style:style style:name="T240" style:family="text">
      <style:text-properties fo:font-style="normal" officeooo:rsid="00c88326" style:font-style-asian="normal" style:font-style-complex="normal"/>
    </style:style>
    <style:style style:name="T241" style:family="text">
      <style:text-properties fo:font-style="normal" officeooo:rsid="00d63bc5" style:font-style-asian="normal" style:font-style-complex="normal"/>
    </style:style>
    <style:style style:name="T242" style:family="text">
      <style:text-properties fo:font-style="normal" officeooo:rsid="00eb49f4" style:font-style-asian="normal" style:font-style-complex="normal"/>
    </style:style>
    <style:style style:name="T243" style:family="text">
      <style:text-properties fo:font-style="normal" officeooo:rsid="010c3ac9" style:font-style-asian="normal" style:font-style-complex="normal"/>
    </style:style>
    <style:style style:name="T244" style:family="text">
      <style:text-properties fo:font-style="normal" officeooo:rsid="010c4cb4" style:font-style-asian="normal" style:font-style-complex="normal"/>
    </style:style>
    <style:style style:name="T245" style:family="text">
      <style:text-properties fo:font-style="normal" officeooo:rsid="010da598" style:font-style-asian="normal" style:font-style-complex="normal"/>
    </style:style>
    <style:style style:name="T246" style:family="text">
      <style:text-properties fo:font-style="normal" officeooo:rsid="010f5523" style:font-style-asian="normal" style:font-style-complex="normal"/>
    </style:style>
    <style:style style:name="T247" style:family="text">
      <style:text-properties fo:font-style="normal" officeooo:rsid="0111d037" style:font-style-asian="normal" style:font-style-complex="normal"/>
    </style:style>
    <style:style style:name="T248" style:family="text">
      <style:text-properties fo:font-style="normal" officeooo:rsid="01148430" style:font-style-asian="normal" style:font-style-complex="normal"/>
    </style:style>
    <style:style style:name="T249" style:family="text">
      <style:text-properties fo:font-style="normal" officeooo:rsid="01190d75" style:font-style-asian="normal" style:font-style-complex="normal"/>
    </style:style>
    <style:style style:name="T250" style:family="text">
      <style:text-properties fo:font-style="normal" officeooo:rsid="011511c0" style:font-style-asian="normal" style:font-style-complex="normal"/>
    </style:style>
    <style:style style:name="T251" style:family="text">
      <style:text-properties fo:font-style="normal" officeooo:rsid="011e7671" style:font-style-asian="normal" style:font-style-complex="normal"/>
    </style:style>
    <style:style style:name="T252" style:family="text">
      <style:text-properties fo:font-style="normal" officeooo:rsid="01206a6e" style:font-style-asian="normal" style:font-style-complex="normal"/>
    </style:style>
    <style:style style:name="T253" style:family="text">
      <style:text-properties fo:font-style="normal" officeooo:rsid="008c034a" style:font-style-asian="normal" style:font-style-complex="normal"/>
    </style:style>
    <style:style style:name="T254" style:family="text">
      <style:text-properties fo:font-style="normal" officeooo:rsid="0128c6e8" style:font-style-asian="normal" style:font-style-complex="normal"/>
    </style:style>
    <style:style style:name="T255" style:family="text">
      <style:text-properties fo:font-style="normal" officeooo:rsid="012b24b3" style:font-style-asian="normal" style:font-style-complex="normal"/>
    </style:style>
    <style:style style:name="T256" style:family="text">
      <style:text-properties fo:font-style="normal" officeooo:rsid="012cecd7" style:font-style-asian="normal" style:font-style-complex="normal"/>
    </style:style>
    <style:style style:name="T257" style:family="text">
      <style:text-properties fo:font-style="normal" officeooo:rsid="012e9465" style:font-style-asian="normal" style:font-style-complex="normal"/>
    </style:style>
    <style:style style:name="T258" style:family="text">
      <style:text-properties fo:font-style="normal" officeooo:rsid="01305c41" style:font-style-asian="normal" style:font-style-complex="normal"/>
    </style:style>
    <style:style style:name="T259" style:family="text">
      <style:text-properties fo:font-style="normal" officeooo:rsid="01494a68" style:font-style-asian="normal" style:font-style-complex="normal"/>
    </style:style>
    <style:style style:name="T260" style:family="text">
      <style:text-properties fo:font-style="normal" officeooo:rsid="014be95f" style:font-style-asian="normal" style:font-style-complex="normal"/>
    </style:style>
    <style:style style:name="T261" style:family="text">
      <style:text-properties fo:font-style="normal" officeooo:rsid="000fecca" style:font-style-asian="normal" style:font-style-complex="normal"/>
    </style:style>
    <style:style style:name="T262" style:family="text">
      <style:text-properties fo:font-style="normal" officeooo:rsid="00b41267" style:font-style-asian="normal" style:font-style-complex="normal"/>
    </style:style>
    <style:style style:name="T263" style:family="text">
      <style:text-properties fo:font-style="normal" officeooo:rsid="0174886a" style:font-style-asian="normal" style:font-style-complex="normal"/>
    </style:style>
    <style:style style:name="T264" style:family="text">
      <style:text-properties fo:font-style="normal" officeooo:rsid="0194da6f" style:font-style-asian="normal" style:font-style-complex="normal"/>
    </style:style>
    <style:style style:name="T265" style:family="text">
      <style:text-properties fo:font-style="normal" officeooo:rsid="0198319c" style:font-style-asian="normal" style:font-style-complex="normal"/>
    </style:style>
    <style:style style:name="T266" style:family="text">
      <style:text-properties fo:font-style="normal" officeooo:rsid="019a451e" style:font-style-asian="normal" style:font-style-complex="normal"/>
    </style:style>
    <style:style style:name="T267" style:family="text">
      <style:text-properties fo:font-style="normal" officeooo:rsid="019c0acb" style:font-style-asian="normal" style:font-style-complex="normal"/>
    </style:style>
    <style:style style:name="T268" style:family="text">
      <style:text-properties fo:font-style="normal" officeooo:rsid="019c6d7b" style:font-style-asian="normal" style:font-style-complex="normal"/>
    </style:style>
    <style:style style:name="T269" style:family="text">
      <style:text-properties fo:font-style="normal" officeooo:rsid="010ab710" style:font-style-asian="normal" style:font-style-complex="normal"/>
    </style:style>
    <style:style style:name="T270" style:family="text">
      <style:text-properties fo:font-style="normal" officeooo:rsid="01ebd8c8" style:font-style-asian="normal" style:font-style-complex="normal"/>
    </style:style>
    <style:style style:name="T271" style:family="text">
      <style:text-properties fo:font-style="normal" officeooo:rsid="01fb8b62" style:font-style-asian="normal" style:font-style-complex="normal"/>
    </style:style>
    <style:style style:name="T272" style:family="text">
      <style:text-properties fo:font-style="normal" officeooo:rsid="01fee9dd" style:font-style-asian="normal" style:font-style-complex="normal"/>
    </style:style>
    <style:style style:name="T273" style:family="text">
      <style:text-properties fo:font-style="normal" officeooo:rsid="020b5b34" style:font-style-asian="normal" style:font-style-complex="normal"/>
    </style:style>
    <style:style style:name="T274" style:family="text">
      <style:text-properties fo:font-style="normal" officeooo:rsid="00879de3" style:font-style-asian="normal" style:font-style-complex="normal"/>
    </style:style>
    <style:style style:name="T275" style:family="text">
      <style:text-properties fo:font-style="normal" officeooo:rsid="021273b0" style:font-style-asian="normal" style:font-style-complex="normal"/>
    </style:style>
    <style:style style:name="T276" style:family="text">
      <style:text-properties fo:font-style="normal" officeooo:rsid="0217347d" style:font-style-asian="normal" style:font-style-complex="normal"/>
    </style:style>
    <style:style style:name="T277" style:family="text">
      <style:text-properties fo:font-style="normal" officeooo:rsid="021ca6fd" style:font-style-asian="normal" style:font-style-complex="normal"/>
    </style:style>
    <style:style style:name="T278" style:family="text">
      <style:text-properties fo:font-style="normal" officeooo:rsid="021e9c32" style:font-style-asian="normal" style:font-style-complex="normal"/>
    </style:style>
    <style:style style:name="T279" style:family="text">
      <style:text-properties fo:font-style="normal" officeooo:rsid="00ad6801" style:font-style-asian="normal" style:font-style-complex="normal"/>
    </style:style>
    <style:style style:name="T280" style:family="text">
      <style:text-properties fo:font-style="normal" officeooo:rsid="0221921f" style:font-style-asian="normal" style:font-style-complex="normal"/>
    </style:style>
    <style:style style:name="T281" style:family="text">
      <style:text-properties fo:font-style="normal" officeooo:rsid="0223c6da" style:font-style-asian="normal" style:font-style-complex="normal"/>
    </style:style>
    <style:style style:name="T282" style:family="text">
      <style:text-properties fo:font-style="normal" officeooo:rsid="0222f31f" style:font-style-asian="normal" style:font-style-complex="normal"/>
    </style:style>
    <style:style style:name="T283" style:family="text">
      <style:text-properties fo:font-style="normal" officeooo:rsid="02317e9f" style:font-style-asian="normal" style:font-style-complex="normal"/>
    </style:style>
    <style:style style:name="T284" style:family="text">
      <style:text-properties fo:font-style="normal" officeooo:rsid="023407ab" style:font-style-asian="normal" style:font-style-complex="normal"/>
    </style:style>
    <style:style style:name="T285" style:family="text">
      <style:text-properties fo:font-style="normal" officeooo:rsid="023f6dcb" style:font-style-asian="normal" style:font-style-complex="normal"/>
    </style:style>
    <style:style style:name="T28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1459f86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1cdcabe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1d02de4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1e648d0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234cc0c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0cfa052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0d04e1a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2387a63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23add60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53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54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55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56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57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58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59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60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61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010c486e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none" fo:font-weight="normal" officeooo:rsid="0179bfd9" style:font-style-asian="normal" style:font-weight-asian="normal" style:font-style-complex="normal" style:font-weight-complex="normal"/>
    </style:style>
    <style:style style:name="T374" style:family="text">
      <style:text-properties fo:font-style="normal" style:text-underline-style="none" fo:font-weight="normal" officeooo:rsid="017a4a15" style:font-style-asian="normal" style:font-weight-asian="normal" style:font-style-complex="normal" style:font-weight-complex="normal"/>
    </style:style>
    <style:style style:name="T375" style:family="text">
      <style:text-properties fo:font-style="normal" style:text-underline-style="none" fo:font-weight="normal" officeooo:rsid="017e219d" style:font-style-asian="normal" style:font-weight-asian="normal" style:font-style-complex="normal" style:font-weight-complex="normal"/>
    </style:style>
    <style:style style:name="T376" style:family="text">
      <style:text-properties fo:font-style="normal" style:text-underline-style="none" fo:font-weight="normal" officeooo:rsid="017e71b9" style:font-style-asian="normal" style:font-weight-asian="normal" style:font-style-complex="normal" style:font-weight-complex="normal"/>
    </style:style>
    <style:style style:name="T377" style:family="text">
      <style:text-properties fo:font-style="normal" style:text-underline-style="none" fo:font-weight="normal" officeooo:rsid="01809d5f" style:font-style-asian="normal" style:font-weight-asian="normal" style:font-style-complex="normal" style:font-weight-complex="normal"/>
    </style:style>
    <style:style style:name="T378" style:family="text">
      <style:text-properties fo:font-style="normal" style:text-underline-style="none" fo:font-weight="normal" officeooo:rsid="0181499e" style:font-style-asian="normal" style:font-weight-asian="normal" style:font-style-complex="normal" style:font-weight-complex="normal"/>
    </style:style>
    <style:style style:name="T379" style:family="text">
      <style:text-properties fo:font-style="normal" style:text-underline-style="none" fo:font-weight="normal" officeooo:rsid="01e4e433" style:font-style-asian="normal" style:font-weight-asian="normal" style:font-style-complex="normal" style:font-weight-complex="normal"/>
    </style:style>
    <style:style style:name="T380" style:family="text">
      <style:text-properties fo:font-style="normal" style:text-underline-style="none" fo:font-weight="normal" officeooo:rsid="01ef3d36" style:font-style-asian="normal" style:font-weight-asian="normal" style:font-style-complex="normal" style:font-weight-complex="normal"/>
    </style:style>
    <style:style style:name="T381" style:family="text">
      <style:text-properties fo:font-style="normal" style:text-underline-style="none" fo:font-weight="normal" officeooo:rsid="022c6f20" style:font-style-asian="normal" style:font-weight-asian="normal" style:font-style-complex="normal" style:font-weight-complex="normal"/>
    </style:style>
    <style:style style:name="T382" style:family="text">
      <style:text-properties fo:font-style="normal" style:text-underline-style="none" style:font-style-asian="normal" style:font-style-complex="normal"/>
    </style:style>
    <style:style style:name="T383" style:family="text">
      <style:text-properties fo:font-style="normal" style:text-underline-style="none" officeooo:rsid="00bbbf73" style:font-style-asian="normal" style:font-style-complex="normal"/>
    </style:style>
    <style:style style:name="T384" style:family="text">
      <style:text-properties fo:font-style="normal" style:text-underline-style="none" officeooo:rsid="08e9819c" style:font-style-asian="normal" style:font-style-complex="normal"/>
    </style:style>
    <style:style style:name="T385" style:family="text">
      <style:text-properties fo:font-style="normal" style:text-underline-style="none" officeooo:rsid="00be4749" style:font-style-asian="normal" style:font-style-complex="normal"/>
    </style:style>
    <style:style style:name="T386" style:family="text">
      <style:text-properties fo:font-style="normal" style:text-underline-style="none" officeooo:rsid="00d708a6" style:font-style-asian="normal" style:font-style-complex="normal"/>
    </style:style>
    <style:style style:name="T387" style:family="text">
      <style:text-properties fo:font-style="normal" style:text-underline-style="none" officeooo:rsid="00ec1e8c" style:font-style-asian="normal" style:font-style-complex="normal"/>
    </style:style>
    <style:style style:name="T388" style:family="text">
      <style:text-properties fo:font-style="normal" style:text-underline-style="none" officeooo:rsid="00d9c9e4" style:font-style-asian="normal" style:font-style-complex="normal"/>
    </style:style>
    <style:style style:name="T389" style:family="text">
      <style:text-properties fo:font-style="normal" style:text-underline-style="none" officeooo:rsid="08f0811a" style:font-style-asian="normal" style:font-style-complex="normal"/>
    </style:style>
    <style:style style:name="T390" style:family="text">
      <style:text-properties fo:font-style="normal" style:text-underline-style="none" officeooo:rsid="010f422a" style:font-style-asian="normal" style:font-style-complex="normal"/>
    </style:style>
    <style:style style:name="T391" style:family="text">
      <style:text-properties fo:font-style="normal" style:text-underline-style="none" officeooo:rsid="00476ae1" style:font-style-asian="normal" style:font-style-complex="normal"/>
    </style:style>
    <style:style style:name="T392" style:family="text">
      <style:text-properties fo:font-style="normal" style:text-underline-style="none" officeooo:rsid="01ef8283" style:font-style-asian="normal" style:font-style-complex="normal"/>
    </style:style>
    <style:style style:name="T393" style:family="text">
      <style:text-properties fo:font-style="normal" style:text-underline-style="none" officeooo:rsid="01f16dc1" style:font-style-asian="normal" style:font-style-complex="normal"/>
    </style:style>
    <style:style style:name="T394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95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96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397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398" style:family="text">
      <style:text-properties fo:font-style="normal" style:text-underline-style="solid" style:text-underline-width="auto" style:text-underline-color="font-color" officeooo:rsid="00c12d1c" style:font-style-asian="normal" style:font-style-complex="normal"/>
    </style:style>
    <style:style style:name="T399" style:family="text">
      <style:text-properties officeooo:rsid="00154f37"/>
    </style:style>
    <style:style style:name="T400" style:family="text">
      <style:text-properties officeooo:rsid="0016b56f"/>
    </style:style>
    <style:style style:name="T401" style:family="text">
      <style:text-properties officeooo:rsid="00186c3f"/>
    </style:style>
    <style:style style:name="T402" style:family="text">
      <style:text-properties fo:color="#228b22" fo:font-style="italic" officeooo:rsid="00186c3f" style:font-style-asian="italic" style:font-style-complex="italic"/>
    </style:style>
    <style:style style:name="T403" style:family="text">
      <style:text-properties fo:color="#8b4513"/>
    </style:style>
    <style:style style:name="T404" style:family="text">
      <style:text-properties fo:color="#8b4513" officeooo:rsid="00186c3f"/>
    </style:style>
    <style:style style:name="T405" style:family="text">
      <style:text-properties officeooo:rsid="00205d85"/>
    </style:style>
    <style:style style:name="T406" style:family="text">
      <style:text-properties officeooo:rsid="001c5680"/>
    </style:style>
    <style:style style:name="T407" style:family="text">
      <style:text-properties officeooo:rsid="001e2fb9"/>
    </style:style>
    <style:style style:name="T408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409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410" style:family="text">
      <style:text-properties style:text-line-through-style="none" style:text-line-through-type="none" fo:font-style="italic" fo:font-weight="normal" officeooo:rsid="02004c51" style:font-style-asian="italic" style:font-weight-asian="normal" style:font-style-complex="italic" style:font-weight-complex="normal"/>
    </style:style>
    <style:style style:name="T411" style:family="text">
      <style:text-properties style:text-line-through-style="none" style:text-line-through-type="none" fo:font-style="italic" fo:font-weight="normal" officeooo:rsid="007b2101" style:font-style-asian="italic" style:font-weight-asian="normal" style:font-style-complex="italic" style:font-weight-complex="normal"/>
    </style:style>
    <style:style style:name="T412" style:family="text">
      <style:text-properties style:text-line-through-style="none" style:text-line-through-type="none" fo:font-style="italic" fo:font-weight="bold" officeooo:rsid="02004c51" style:font-style-asian="italic" style:font-weight-asian="bold" style:font-style-complex="italic" style:font-weight-complex="bold"/>
    </style:style>
    <style:style style:name="T413" style:family="text">
      <style:text-properties style:text-line-through-style="none" style:text-line-through-type="none" fo:font-style="normal" officeooo:rsid="02004c51" style:font-style-asian="normal" style:font-style-complex="normal"/>
    </style:style>
    <style:style style:name="T414" style:family="text">
      <style:text-properties style:text-line-through-style="none" style:text-line-through-type="none" fo:font-style="normal" officeooo:rsid="02047b03" style:font-style-asian="normal" style:font-style-complex="normal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officeooo:rsid="00a75993" style:font-weight-asian="bold" style:font-weight-complex="bold"/>
    </style:style>
    <style:style style:name="T417" style:family="text">
      <style:text-properties fo:font-weight="bold" officeooo:rsid="00beb82f" style:font-weight-asian="bold" style:font-weight-complex="bold"/>
    </style:style>
    <style:style style:name="T418" style:family="text">
      <style:text-properties fo:font-weight="bold" officeooo:rsid="00476ae1" style:font-weight-asian="bold" style:font-weight-complex="bold"/>
    </style:style>
    <style:style style:name="T419" style:family="text">
      <style:text-properties fo:font-weight="bold" officeooo:rsid="013013d9" style:font-weight-asian="bold" style:font-weight-complex="bold"/>
    </style:style>
    <style:style style:name="T420" style:family="text">
      <style:text-properties fo:font-weight="bold" officeooo:rsid="0053faec" style:font-weight-asian="bold" style:font-weight-complex="bold"/>
    </style:style>
    <style:style style:name="T421" style:family="text">
      <style:text-properties fo:font-weight="bold" officeooo:rsid="00bfa17d" style:font-weight-asian="bold" style:font-weight-complex="bold"/>
    </style:style>
    <style:style style:name="T422" style:family="text">
      <style:text-properties fo:font-weight="bold" officeooo:rsid="02a94de9" style:font-weight-asian="bold" style:font-weight-complex="bold"/>
    </style:style>
    <style:style style:name="T423" style:family="text">
      <style:text-properties fo:font-weight="bold" officeooo:rsid="00912fec" style:font-weight-asian="bold" style:font-weight-complex="bold"/>
    </style:style>
    <style:style style:name="T424" style:family="text">
      <style:text-properties fo:font-weight="bold" officeooo:rsid="008eb3ea" style:font-weight-asian="bold" style:font-weight-complex="bold"/>
    </style:style>
    <style:style style:name="T425" style:family="text">
      <style:text-properties fo:font-weight="bold" officeooo:rsid="00939859" style:font-weight-asian="bold" style:font-weight-complex="bold"/>
    </style:style>
    <style:style style:name="T426" style:family="text">
      <style:text-properties fo:font-weight="bold" officeooo:rsid="00a35d76" style:font-weight-asian="bold" style:font-weight-complex="bold"/>
    </style:style>
    <style:style style:name="T427" style:family="text">
      <style:text-properties fo:font-weight="bold" officeooo:rsid="00a6f347" style:font-weight-asian="bold" style:font-weight-complex="bold"/>
    </style:style>
    <style:style style:name="T428" style:family="text">
      <style:text-properties fo:font-weight="bold" officeooo:rsid="00ba819c" style:font-weight-asian="bold" style:font-weight-complex="bold"/>
    </style:style>
    <style:style style:name="T429" style:family="text">
      <style:text-properties fo:font-weight="bold" officeooo:rsid="00c50878" style:font-weight-asian="bold" style:font-weight-complex="bold"/>
    </style:style>
    <style:style style:name="T430" style:family="text">
      <style:text-properties fo:font-weight="bold" officeooo:rsid="00dd44af" style:font-weight-asian="bold" style:font-weight-complex="bold"/>
    </style:style>
    <style:style style:name="T431" style:family="text">
      <style:text-properties fo:font-weight="bold" officeooo:rsid="00f4c6c5" style:font-weight-asian="bold" style:font-weight-complex="bold"/>
    </style:style>
    <style:style style:name="T432" style:family="text">
      <style:text-properties fo:font-weight="bold" officeooo:rsid="00fc67ff" style:font-weight-asian="bold" style:font-weight-complex="bold"/>
    </style:style>
    <style:style style:name="T433" style:family="text">
      <style:text-properties fo:font-weight="bold" officeooo:rsid="00751d17" style:font-weight-asian="bold" style:font-weight-complex="bold"/>
    </style:style>
    <style:style style:name="T434" style:family="text">
      <style:text-properties fo:font-weight="bold" officeooo:rsid="0134038e" style:font-weight-asian="bold" style:font-weight-complex="bold"/>
    </style:style>
    <style:style style:name="T435" style:family="text">
      <style:text-properties fo:font-weight="bold" officeooo:rsid="01305c41" style:font-weight-asian="bold" style:font-weight-complex="bold"/>
    </style:style>
    <style:style style:name="T436" style:family="text">
      <style:text-properties fo:font-weight="bold" officeooo:rsid="02070606" style:font-weight-asian="bold" style:font-weight-complex="bold"/>
    </style:style>
    <style:style style:name="T437" style:family="text">
      <style:text-properties fo:font-weight="bold" officeooo:rsid="0206e857" style:font-weight-asian="bold" style:font-weight-complex="bold"/>
    </style:style>
    <style:style style:name="T438" style:family="text">
      <style:text-properties fo:font-weight="bold" officeooo:rsid="020b5b34" style:font-weight-asian="bold" style:font-weight-complex="bold"/>
    </style:style>
    <style:style style:name="T439" style:family="text">
      <style:text-properties fo:font-weight="bold" officeooo:rsid="0225be58" style:font-weight-asian="bold" style:font-weight-complex="bold"/>
    </style:style>
    <style:style style:name="T440" style:family="text">
      <style:text-properties fo:font-weight="bold" officeooo:rsid="023cb1a2" style:font-weight-asian="bold" style:font-weight-complex="bold"/>
    </style:style>
    <style:style style:name="T441" style:family="text">
      <style:text-properties officeooo:rsid="0034ed8b"/>
    </style:style>
    <style:style style:name="T442" style:family="text">
      <style:text-properties fo:font-weight="normal" style:font-weight-asian="normal" style:font-weight-complex="normal"/>
    </style:style>
    <style:style style:name="T443" style:family="text">
      <style:text-properties fo:font-weight="normal" officeooo:rsid="00912fec" style:font-weight-asian="normal" style:font-weight-complex="normal"/>
    </style:style>
    <style:style style:name="T444" style:family="text">
      <style:text-properties fo:font-weight="normal" officeooo:rsid="02b807dc" style:font-weight-asian="normal" style:font-weight-complex="normal"/>
    </style:style>
    <style:style style:name="T445" style:family="text">
      <style:text-properties fo:font-weight="normal" officeooo:rsid="00bbbf73" style:font-weight-asian="normal" style:font-weight-complex="normal"/>
    </style:style>
    <style:style style:name="T446" style:family="text">
      <style:text-properties fo:font-weight="normal" officeooo:rsid="002ba0e7" style:font-weight-asian="normal" style:font-weight-complex="normal"/>
    </style:style>
    <style:style style:name="T447" style:family="text">
      <style:text-properties fo:font-weight="normal" officeooo:rsid="00bfa17d" style:font-weight-asian="normal" style:font-weight-complex="normal"/>
    </style:style>
    <style:style style:name="T448" style:family="text">
      <style:text-properties fo:font-weight="normal" officeooo:rsid="02a94de9" style:font-weight-asian="normal" style:font-weight-complex="normal"/>
    </style:style>
    <style:style style:name="T449" style:family="text">
      <style:text-properties fo:font-weight="normal" officeooo:rsid="004450ff" style:font-weight-asian="normal" style:font-weight-complex="normal"/>
    </style:style>
    <style:style style:name="T450" style:family="text">
      <style:text-properties fo:font-weight="normal" officeooo:rsid="01113d34" style:font-weight-asian="normal" style:font-weight-complex="normal"/>
    </style:style>
    <style:style style:name="T451" style:family="text">
      <style:text-properties fo:font-weight="normal" officeooo:rsid="00476ae1" style:font-weight-asian="normal" style:font-weight-complex="normal"/>
    </style:style>
    <style:style style:name="T452" style:family="text">
      <style:text-properties fo:font-weight="normal" officeooo:rsid="08ad15c9" style:font-weight-asian="normal" style:font-weight-complex="normal"/>
    </style:style>
    <style:style style:name="T453" style:family="text">
      <style:text-properties fo:font-weight="normal" officeooo:rsid="008eb3ea" style:font-weight-asian="normal" style:font-weight-complex="normal"/>
    </style:style>
    <style:style style:name="T454" style:family="text">
      <style:text-properties fo:font-weight="normal" officeooo:rsid="00939859" style:font-weight-asian="normal" style:font-weight-complex="normal"/>
    </style:style>
    <style:style style:name="T455" style:family="text">
      <style:text-properties fo:font-weight="normal" officeooo:rsid="00941a11" style:font-weight-asian="normal" style:font-weight-complex="normal"/>
    </style:style>
    <style:style style:name="T456" style:family="text">
      <style:text-properties fo:font-weight="normal" officeooo:rsid="00dd44af" style:font-weight-asian="normal" style:font-weight-complex="normal"/>
    </style:style>
    <style:style style:name="T457" style:family="text">
      <style:text-properties fo:font-weight="normal" officeooo:rsid="00e1ae30" style:font-weight-asian="normal" style:font-weight-complex="normal"/>
    </style:style>
    <style:style style:name="T458" style:family="text">
      <style:text-properties fo:font-weight="normal" officeooo:rsid="00f4c6c5" style:font-weight-asian="normal" style:font-weight-complex="normal"/>
    </style:style>
    <style:style style:name="T459" style:family="text">
      <style:text-properties fo:font-weight="normal" officeooo:rsid="00f51685" style:font-weight-asian="normal" style:font-weight-complex="normal"/>
    </style:style>
    <style:style style:name="T460" style:family="text">
      <style:text-properties fo:font-weight="normal" officeooo:rsid="00fc67ff" style:font-weight-asian="normal" style:font-weight-complex="normal"/>
    </style:style>
    <style:style style:name="T461" style:family="text">
      <style:text-properties fo:font-weight="normal" officeooo:rsid="00fdd3aa" style:font-weight-asian="normal" style:font-weight-complex="normal"/>
    </style:style>
    <style:style style:name="T462" style:family="text">
      <style:text-properties fo:font-weight="normal" officeooo:rsid="012e9465" style:font-weight-asian="normal" style:font-weight-complex="normal"/>
    </style:style>
    <style:style style:name="T463" style:family="text">
      <style:text-properties fo:font-weight="normal" officeooo:rsid="012edf56" style:font-weight-asian="normal" style:font-weight-complex="normal"/>
    </style:style>
    <style:style style:name="T464" style:family="text">
      <style:text-properties fo:font-weight="normal" officeooo:rsid="01305c41" style:font-weight-asian="normal" style:font-weight-complex="normal"/>
    </style:style>
    <style:style style:name="T465" style:family="text">
      <style:text-properties fo:font-weight="normal" officeooo:rsid="0134038e" style:font-weight-asian="normal" style:font-weight-complex="normal"/>
    </style:style>
    <style:style style:name="T466" style:family="text">
      <style:text-properties fo:font-weight="normal" officeooo:rsid="0139bd35" style:font-weight-asian="normal" style:font-weight-complex="normal"/>
    </style:style>
    <style:style style:name="T467" style:family="text">
      <style:text-properties fo:font-weight="normal" officeooo:rsid="01401741" style:font-weight-asian="normal" style:font-weight-complex="normal"/>
    </style:style>
    <style:style style:name="T468" style:family="text">
      <style:text-properties fo:font-weight="normal" officeooo:rsid="0142451b" style:font-weight-asian="normal" style:font-weight-complex="normal"/>
    </style:style>
    <style:style style:name="T469" style:family="text">
      <style:text-properties fo:font-weight="normal" officeooo:rsid="0149fc19" style:font-weight-asian="normal" style:font-weight-complex="normal"/>
    </style:style>
    <style:style style:name="T470" style:family="text">
      <style:text-properties fo:font-weight="normal" officeooo:rsid="014be95f" style:font-weight-asian="normal" style:font-weight-complex="normal"/>
    </style:style>
    <style:style style:name="T471" style:family="text">
      <style:text-properties fo:font-weight="normal" officeooo:rsid="03ee7eb1" style:font-weight-asian="normal" style:font-weight-complex="normal"/>
    </style:style>
    <style:style style:name="T472" style:family="text">
      <style:text-properties fo:font-weight="normal" officeooo:rsid="045e6749" style:font-weight-asian="normal" style:font-weight-complex="normal"/>
    </style:style>
    <style:style style:name="T473" style:family="text">
      <style:text-properties fo:font-weight="normal" officeooo:rsid="04602400" style:font-weight-asian="normal" style:font-weight-complex="normal"/>
    </style:style>
    <style:style style:name="T474" style:family="text">
      <style:text-properties fo:font-weight="normal" officeooo:rsid="020febde" style:font-weight-asian="normal" style:font-weight-complex="normal"/>
    </style:style>
    <style:style style:name="T475" style:family="text">
      <style:text-properties fo:font-weight="normal" officeooo:rsid="022c6f20" style:font-weight-asian="normal" style:font-weight-complex="normal"/>
    </style:style>
    <style:style style:name="T476" style:family="text">
      <style:text-properties style:use-window-font-color="true"/>
    </style:style>
    <style:style style:name="T477" style:family="text">
      <style:text-properties style:use-window-font-color="true" fo:font-weight="bold" style:font-weight-asian="bold" style:font-weight-complex="bold"/>
    </style:style>
    <style:style style:name="T478" style:family="text">
      <style:text-properties style:use-window-font-color="true" fo:font-weight="bold" officeooo:rsid="0044d7a4" style:font-weight-asian="bold" style:font-weight-complex="bold"/>
    </style:style>
    <style:style style:name="T479" style:family="text">
      <style:text-properties style:use-window-font-color="true" fo:font-weight="bold" officeooo:rsid="007ca694" style:font-weight-asian="bold" style:font-weight-complex="bold"/>
    </style:style>
    <style:style style:name="T480" style:family="text">
      <style:text-properties style:use-window-font-color="true" fo:font-weight="bold" officeooo:rsid="01536dcf" style:font-weight-asian="bold" style:font-weight-complex="bold"/>
    </style:style>
    <style:style style:name="T481" style:family="text">
      <style:text-properties style:use-window-font-color="true" fo:font-weight="bold" officeooo:rsid="01549026" style:font-weight-asian="bold" style:font-weight-complex="bold"/>
    </style:style>
    <style:style style:name="T482" style:family="text">
      <style:text-properties style:use-window-font-color="true" fo:font-weight="bold" officeooo:rsid="01549d31" style:font-weight-asian="bold" style:font-weight-complex="bold"/>
    </style:style>
    <style:style style:name="T483" style:family="text">
      <style:text-properties style:use-window-font-color="true" fo:font-weight="bold" officeooo:rsid="01bb0dd2" style:font-weight-asian="bold" style:font-weight-complex="bold"/>
    </style:style>
    <style:style style:name="T484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485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86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87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88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89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90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91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92" style:family="text">
      <style:text-properties style:use-window-font-color="true" fo:font-style="italic" fo:font-weight="bold" officeooo:rsid="01bb0dd2" style:font-style-asian="italic" style:font-weight-asian="bold" style:font-style-complex="italic" style:font-weight-complex="bold"/>
    </style:style>
    <style:style style:name="T493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94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95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96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497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498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499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500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501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502" style:family="text">
      <style:text-properties style:use-window-font-color="true" fo:font-style="italic" fo:font-weight="normal" officeooo:rsid="01618dcc" style:font-style-asian="italic" style:font-weight-asian="normal" style:font-style-complex="italic" style:font-weight-complex="normal"/>
    </style:style>
    <style:style style:name="T503" style:family="text">
      <style:text-properties style:use-window-font-color="true" fo:font-style="italic" fo:font-weight="normal" officeooo:rsid="01adadd2" style:font-style-asian="italic" style:font-weight-asian="normal" style:font-style-complex="italic" style:font-weight-complex="normal"/>
    </style:style>
    <style:style style:name="T504" style:family="text">
      <style:text-properties style:use-window-font-color="true" fo:font-style="italic" fo:font-weight="normal" officeooo:rsid="01b2ed8e" style:font-style-asian="italic" style:font-weight-asian="normal" style:font-style-complex="italic" style:font-weight-complex="normal"/>
    </style:style>
    <style:style style:name="T505" style:family="text">
      <style:text-properties style:use-window-font-color="true" fo:font-style="italic" fo:font-weight="normal" officeooo:rsid="01bb0dd2" style:font-style-asian="italic" style:font-weight-asian="normal" style:font-style-complex="italic" style:font-weight-complex="normal"/>
    </style:style>
    <style:style style:name="T506" style:family="text">
      <style:text-properties style:use-window-font-color="true" fo:font-style="italic" fo:font-weight="normal" officeooo:rsid="007ca694" style:font-style-asian="italic" style:font-weight-asian="normal" style:font-style-complex="italic" style:font-weight-complex="normal"/>
    </style:style>
    <style:style style:name="T507" style:family="text">
      <style:text-properties style:use-window-font-color="true" fo:font-style="italic" fo:font-weight="normal" officeooo:rsid="01c4668a" style:font-style-asian="italic" style:font-weight-asian="normal" style:font-style-complex="italic" style:font-weight-complex="normal"/>
    </style:style>
    <style:style style:name="T508" style:family="text">
      <style:text-properties style:use-window-font-color="true" fo:font-style="italic" officeooo:rsid="009f187e" style:font-style-asian="italic" style:font-style-complex="italic"/>
    </style:style>
    <style:style style:name="T50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510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511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512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513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514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515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516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517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518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519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520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521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522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523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524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525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526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527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528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529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530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531" style:family="text">
      <style:text-properties style:use-window-font-color="true" fo:font-style="normal" fo:font-weight="normal" officeooo:rsid="01a99820" style:font-style-asian="normal" style:font-weight-asian="normal" style:font-style-complex="normal" style:font-weight-complex="normal"/>
    </style:style>
    <style:style style:name="T532" style:family="text">
      <style:text-properties style:use-window-font-color="true" fo:font-style="normal" fo:font-weight="normal" officeooo:rsid="01a5efc5" style:font-style-asian="normal" style:font-weight-asian="normal" style:font-style-complex="normal" style:font-weight-complex="normal"/>
    </style:style>
    <style:style style:name="T533" style:family="text">
      <style:text-properties style:use-window-font-color="true" fo:font-style="normal" fo:font-weight="normal" officeooo:rsid="01a891b8" style:font-style-asian="normal" style:font-weight-asian="normal" style:font-style-complex="normal" style:font-weight-complex="normal"/>
    </style:style>
    <style:style style:name="T534" style:family="text">
      <style:text-properties style:use-window-font-color="true" fo:font-style="normal" fo:font-weight="normal" officeooo:rsid="01f19ea8" style:font-style-asian="normal" style:font-weight-asian="normal" style:font-style-complex="normal" style:font-weight-complex="normal"/>
    </style:style>
    <style:style style:name="T535" style:family="text">
      <style:text-properties style:use-window-font-color="true" fo:font-style="normal" style:font-style-asian="normal" style:font-style-complex="normal"/>
    </style:style>
    <style:style style:name="T536" style:family="text">
      <style:text-properties style:use-window-font-color="true" fo:font-style="normal" officeooo:rsid="0050063f" style:font-style-asian="normal" style:font-style-complex="normal"/>
    </style:style>
    <style:style style:name="T537" style:family="text">
      <style:text-properties style:use-window-font-color="true" fo:font-style="normal" officeooo:rsid="00523bf9" style:font-style-asian="normal" style:font-style-complex="normal"/>
    </style:style>
    <style:style style:name="T538" style:family="text">
      <style:text-properties style:use-window-font-color="true" fo:font-style="normal" officeooo:rsid="016f0506" style:font-style-asian="normal" style:font-style-complex="normal"/>
    </style:style>
    <style:style style:name="T539" style:family="text">
      <style:text-properties style:use-window-font-color="true" fo:font-style="normal" officeooo:rsid="0176ee1b" style:font-style-asian="normal" style:font-style-complex="normal"/>
    </style:style>
    <style:style style:name="T540" style:family="text">
      <style:text-properties style:use-window-font-color="true" fo:font-style="normal" officeooo:rsid="017029bc" style:font-style-asian="normal" style:font-style-complex="normal"/>
    </style:style>
    <style:style style:name="T541" style:family="text">
      <style:text-properties style:use-window-font-color="true" fo:font-style="normal" officeooo:rsid="00a1d04f" style:font-style-asian="normal" style:font-style-complex="normal"/>
    </style:style>
    <style:style style:name="T542" style:family="text">
      <style:text-properties style:use-window-font-color="true" fo:font-style="normal" officeooo:rsid="0050b57f" style:font-style-asian="normal" style:font-style-complex="normal"/>
    </style:style>
    <style:style style:name="T543" style:family="text">
      <style:text-properties style:use-window-font-color="true" fo:font-style="normal" officeooo:rsid="01148430" style:font-style-asian="normal" style:font-style-complex="normal"/>
    </style:style>
    <style:style style:name="T544" style:family="text">
      <style:text-properties style:use-window-font-color="true" fo:font-style="normal" officeooo:rsid="009f187e" style:font-style-asian="normal" style:font-style-complex="normal"/>
    </style:style>
    <style:style style:name="T545" style:family="text">
      <style:text-properties style:use-window-font-color="true" fo:font-style="normal" officeooo:rsid="019eaf58" style:font-style-asian="normal" style:font-style-complex="normal"/>
    </style:style>
    <style:style style:name="T546" style:family="text">
      <style:text-properties style:use-window-font-color="true" fo:font-style="normal" officeooo:rsid="01f19ea8" style:font-style-asian="normal" style:font-style-complex="normal"/>
    </style:style>
    <style:style style:name="T547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548" style:family="text">
      <style:text-properties style:use-window-font-color="true" officeooo:rsid="016f0506"/>
    </style:style>
    <style:style style:name="T549" style:family="text">
      <style:text-properties style:use-window-font-color="true" officeooo:rsid="009ff1c7"/>
    </style:style>
    <style:style style:name="T550" style:family="text">
      <style:text-properties style:use-window-font-color="true" fo:font-weight="normal" style:font-weight-asian="normal" style:font-weight-complex="normal"/>
    </style:style>
    <style:style style:name="T551" style:family="text">
      <style:text-properties style:use-window-font-color="true" fo:font-weight="normal" officeooo:rsid="007ca694" style:font-weight-asian="normal" style:font-weight-complex="normal"/>
    </style:style>
    <style:style style:name="T552" style:family="text">
      <style:text-properties style:use-window-font-color="true" fo:font-weight="normal" officeooo:rsid="01466326" style:font-weight-asian="normal" style:font-weight-complex="normal"/>
    </style:style>
    <style:style style:name="T553" style:family="text">
      <style:text-properties style:use-window-font-color="true" fo:font-weight="normal" officeooo:rsid="014d6fa3" style:font-weight-asian="normal" style:font-weight-complex="normal"/>
    </style:style>
    <style:style style:name="T554" style:family="text">
      <style:text-properties style:use-window-font-color="true" fo:font-weight="normal" officeooo:rsid="01536dcf" style:font-weight-asian="normal" style:font-weight-complex="normal"/>
    </style:style>
    <style:style style:name="T555" style:family="text">
      <style:text-properties style:use-window-font-color="true" fo:font-weight="normal" officeooo:rsid="01549026" style:font-weight-asian="normal" style:font-weight-complex="normal"/>
    </style:style>
    <style:style style:name="T556" style:family="text">
      <style:text-properties style:use-window-font-color="true" fo:font-weight="normal" officeooo:rsid="0159ad23" style:font-weight-asian="normal" style:font-weight-complex="normal"/>
    </style:style>
    <style:style style:name="T557" style:family="text">
      <style:text-properties style:use-window-font-color="true" fo:font-weight="normal" officeooo:rsid="015ee267" style:font-weight-asian="normal" style:font-weight-complex="normal"/>
    </style:style>
    <style:style style:name="T558" style:family="text">
      <style:text-properties style:use-window-font-color="true" fo:font-weight="normal" officeooo:rsid="0151b86d" style:font-weight-asian="normal" style:font-weight-complex="normal"/>
    </style:style>
    <style:style style:name="T559" style:family="text">
      <style:text-properties style:use-window-font-color="true" fo:font-weight="normal" officeooo:rsid="01b389de" style:font-weight-asian="normal" style:font-weight-complex="normal"/>
    </style:style>
    <style:style style:name="T560" style:family="text">
      <style:text-properties style:use-window-font-color="true" fo:font-weight="normal" officeooo:rsid="01b73f45" style:font-weight-asian="normal" style:font-weight-complex="normal"/>
    </style:style>
    <style:style style:name="T561" style:family="text">
      <style:text-properties style:use-window-font-color="true" fo:font-weight="normal" officeooo:rsid="01bb0dd2" style:font-weight-asian="normal" style:font-weight-complex="normal"/>
    </style:style>
    <style:style style:name="T562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563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564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565" style:family="text">
      <style:text-properties style:use-window-font-color="true" fo:font-size="14pt" fo:font-weight="bold" officeooo:rsid="01a93dbf" style:font-size-asian="14pt" style:font-weight-asian="bold" style:font-size-complex="14pt" style:font-weight-complex="bold"/>
    </style:style>
    <style:style style:name="T566" style:family="text">
      <style:text-properties style:use-window-font-color="true" officeooo:rsid="01549026"/>
    </style:style>
    <style:style style:name="T567" style:family="text">
      <style:text-properties style:use-window-font-color="true" style:text-line-through-style="none" style:text-line-through-type="none" fo:font-style="normal" style:font-style-asian="normal" style:font-style-complex="normal"/>
    </style:style>
    <style:style style:name="T568" style:family="text">
      <style:text-properties style:use-window-font-color="true" style:text-line-through-style="none" style:text-line-through-type="none" fo:font-style="normal" officeooo:rsid="0063f681" style:font-style-asian="normal" style:font-style-complex="normal"/>
    </style:style>
    <style:style style:name="T569" style:family="text">
      <style:text-properties style:use-window-font-color="true" style:text-line-through-style="none" style:text-line-through-type="none" fo:font-style="normal" officeooo:rsid="01f4e33a" style:font-style-asian="normal" style:font-style-complex="normal"/>
    </style:style>
    <style:style style:name="T570" style:family="text">
      <style:text-properties style:use-window-font-color="true" style:text-line-through-style="none" style:text-line-through-type="none" fo:font-style="normal" officeooo:rsid="01f5c2f9" style:font-style-asian="normal" style:font-style-complex="normal"/>
    </style:style>
    <style:style style:name="T571" style:family="text">
      <style:text-properties style:use-window-font-color="true" style:text-line-through-style="none" style:text-line-through-type="none" fo:font-style="normal" officeooo:rsid="01f6d949" style:font-style-asian="normal" style:font-style-complex="normal"/>
    </style:style>
    <style:style style:name="T572" style:family="text">
      <style:text-properties style:use-window-font-color="true" style:text-line-through-style="none" style:text-line-through-type="none" fo:font-style="normal" officeooo:rsid="01f7ba13" style:font-style-asian="normal" style:font-style-complex="normal"/>
    </style:style>
    <style:style style:name="T573" style:family="text">
      <style:text-properties style:use-window-font-color="true" officeooo:rsid="01a5396b"/>
    </style:style>
    <style:style style:name="T574" style:family="text">
      <style:text-properties style:use-window-font-color="true" style:text-underline-style="none" fo:font-weight="normal" style:font-weight-asian="normal" style:font-weight-complex="normal"/>
    </style:style>
    <style:style style:name="T575" style:family="text">
      <style:text-properties style:use-window-font-color="true" style:text-underline-style="solid" style:text-underline-width="auto" style:text-underline-color="font-color"/>
    </style:style>
    <style:style style:name="T576" style:family="text">
      <style:text-properties style:text-underline-style="none"/>
    </style:style>
    <style:style style:name="T577" style:family="text">
      <style:text-properties style:text-underline-style="none" fo:font-weight="normal" style:font-weight-asian="normal" style:font-weight-complex="normal"/>
    </style:style>
    <style:style style:name="T578" style:family="text">
      <style:text-properties style:text-underline-style="none" fo:font-weight="normal" officeooo:rsid="0043121f" style:font-weight-asian="normal" style:font-weight-complex="normal"/>
    </style:style>
    <style:style style:name="T579" style:family="text">
      <style:text-properties style:text-underline-style="none" fo:font-weight="normal" officeooo:rsid="0044d7a4" style:font-weight-asian="normal" style:font-weight-complex="normal"/>
    </style:style>
    <style:style style:name="T580" style:family="text">
      <style:text-properties style:text-underline-style="none" fo:font-weight="normal" officeooo:rsid="00e7b674" style:font-weight-asian="normal" style:font-weight-complex="normal"/>
    </style:style>
    <style:style style:name="T581" style:family="text">
      <style:text-properties style:text-underline-style="none" fo:font-weight="normal" officeooo:rsid="002eb485" style:font-weight-asian="normal" style:font-weight-complex="normal"/>
    </style:style>
    <style:style style:name="T582" style:family="text">
      <style:text-properties style:text-underline-style="none" fo:font-weight="normal" officeooo:rsid="00d5826a" style:font-weight-asian="normal" style:font-weight-complex="normal"/>
    </style:style>
    <style:style style:name="T583" style:family="text">
      <style:text-properties style:text-underline-style="none" fo:font-weight="normal" officeooo:rsid="00476ae1" style:font-weight-asian="normal" style:font-weight-complex="normal"/>
    </style:style>
    <style:style style:name="T584" style:family="text">
      <style:text-properties style:text-underline-style="none" fo:font-weight="normal" officeooo:rsid="013282b3" style:font-weight-asian="normal" style:font-weight-complex="normal"/>
    </style:style>
    <style:style style:name="T585" style:family="text">
      <style:text-properties style:text-underline-style="none" fo:font-weight="normal" officeooo:rsid="004caf23" style:font-weight-asian="normal" style:font-weight-complex="normal"/>
    </style:style>
    <style:style style:name="T586" style:family="text">
      <style:text-properties style:text-underline-style="none" fo:font-weight="normal" officeooo:rsid="0128c6e8" style:font-weight-asian="normal" style:font-weight-complex="normal"/>
    </style:style>
    <style:style style:name="T587" style:family="text">
      <style:text-properties style:text-underline-style="none" fo:font-weight="normal" officeooo:rsid="00254a2e" style:font-weight-asian="normal" style:font-weight-complex="normal"/>
    </style:style>
    <style:style style:name="T588" style:family="text">
      <style:text-properties style:text-underline-style="none" fo:font-weight="bold" style:font-weight-asian="bold" style:font-weight-complex="bold"/>
    </style:style>
    <style:style style:name="T589" style:family="text">
      <style:text-properties style:text-underline-style="none" fo:font-weight="bold" officeooo:rsid="002eb485" style:font-weight-asian="bold" style:font-weight-complex="bold"/>
    </style:style>
    <style:style style:name="T590" style:family="text">
      <style:text-properties style:text-underline-style="none" fo:font-weight="bold" officeooo:rsid="00f74e17" style:font-weight-asian="bold" style:font-weight-complex="bold"/>
    </style:style>
    <style:style style:name="T591" style:family="text">
      <style:text-properties style:text-underline-style="none" fo:font-weight="bold" officeooo:rsid="01debf64" style:font-weight-asian="bold" style:font-weight-complex="bold"/>
    </style:style>
    <style:style style:name="T592" style:family="text">
      <style:text-properties style:text-underline-style="none" fo:font-weight="bold" officeooo:rsid="009622c6" style:font-weight-asian="bold" style:font-weight-complex="bold"/>
    </style:style>
    <style:style style:name="T593" style:family="text">
      <style:text-properties style:text-underline-style="none" officeooo:rsid="00bbbf73"/>
    </style:style>
    <style:style style:name="T594" style:family="text">
      <style:text-properties style:text-underline-style="none" officeooo:rsid="00d708a6"/>
    </style:style>
    <style:style style:name="T595" style:family="text">
      <style:text-properties style:text-underline-style="none" officeooo:rsid="00f74e17"/>
    </style:style>
    <style:style style:name="T596" style:family="text">
      <style:text-properties style:text-underline-style="none" officeooo:rsid="00378059"/>
    </style:style>
    <style:style style:name="T597" style:family="text">
      <style:text-properties style:text-underline-style="none" officeooo:rsid="0a1c7a91"/>
    </style:style>
    <style:style style:name="T598" style:family="text">
      <style:text-properties style:text-underline-style="none" officeooo:rsid="08ec3514"/>
    </style:style>
    <style:style style:name="T599" style:family="text">
      <style:text-properties officeooo:rsid="00722a19"/>
    </style:style>
    <style:style style:name="T600" style:family="text">
      <style:text-properties officeooo:rsid="00254a2e"/>
    </style:style>
    <style:style style:name="T601" style:family="text">
      <style:text-properties officeooo:rsid="008a06de"/>
    </style:style>
    <style:style style:name="T602" style:family="text">
      <style:text-properties officeooo:rsid="08e38a7d"/>
    </style:style>
    <style:style style:name="T603" style:family="text">
      <style:text-properties officeooo:rsid="00a75993"/>
    </style:style>
    <style:style style:name="T604" style:family="text">
      <style:text-properties officeooo:rsid="002ba0e7"/>
    </style:style>
    <style:style style:name="T605" style:family="text">
      <style:text-properties officeooo:rsid="00beb82f"/>
    </style:style>
    <style:style style:name="T606" style:family="text">
      <style:text-properties officeooo:rsid="00ba4170"/>
    </style:style>
    <style:style style:name="T607" style:family="text">
      <style:text-properties officeooo:rsid="00bbbf73"/>
    </style:style>
    <style:style style:name="T608" style:family="text">
      <style:text-properties officeooo:rsid="00bd3f9d"/>
    </style:style>
    <style:style style:name="T609" style:family="text">
      <style:text-properties officeooo:rsid="002f336e"/>
    </style:style>
    <style:style style:name="T610" style:family="text">
      <style:text-properties officeooo:rsid="0043008e"/>
    </style:style>
    <style:style style:name="T611" style:family="text">
      <style:text-properties officeooo:rsid="00f5260b"/>
    </style:style>
    <style:style style:name="T612" style:family="text">
      <style:text-properties officeooo:rsid="004a157b"/>
    </style:style>
    <style:style style:name="T613" style:family="text">
      <style:text-properties officeooo:rsid="013013d9"/>
    </style:style>
    <style:style style:name="T614" style:family="text">
      <style:text-properties officeooo:rsid="0137af9f"/>
    </style:style>
    <style:style style:name="T615" style:family="text">
      <style:text-properties officeooo:rsid="004acb3b"/>
    </style:style>
    <style:style style:name="T616" style:family="text">
      <style:text-properties officeooo:rsid="016860b9"/>
    </style:style>
    <style:style style:name="T617" style:family="text">
      <style:text-properties officeooo:rsid="0050b57f"/>
    </style:style>
    <style:style style:name="T618" style:family="text">
      <style:text-properties officeooo:rsid="0188ed42"/>
    </style:style>
    <style:style style:name="T619" style:family="text">
      <style:text-properties officeooo:rsid="0055a125"/>
    </style:style>
    <style:style style:name="T620" style:family="text">
      <style:text-properties officeooo:rsid="00572cb0"/>
    </style:style>
    <style:style style:name="T621" style:family="text">
      <style:text-properties officeooo:rsid="0176ee1b"/>
    </style:style>
    <style:style style:name="T622" style:family="text">
      <style:text-properties officeooo:rsid="005c5090"/>
    </style:style>
    <style:style style:name="T623" style:family="text">
      <style:text-properties officeooo:rsid="005f2637"/>
    </style:style>
    <style:style style:name="T624" style:family="text">
      <style:text-properties officeooo:rsid="005fb5cb"/>
    </style:style>
    <style:style style:name="T625" style:family="text">
      <style:text-properties officeooo:rsid="0063f681"/>
    </style:style>
    <style:style style:name="T626" style:family="text">
      <style:text-properties officeooo:rsid="00644350"/>
    </style:style>
    <style:style style:name="T627" style:family="text">
      <style:text-properties officeooo:rsid="006579dd"/>
    </style:style>
    <style:style style:name="T628" style:family="text">
      <style:text-properties officeooo:rsid="0066b31e"/>
    </style:style>
    <style:style style:name="T629" style:family="text">
      <style:text-properties officeooo:rsid="0066c57e"/>
    </style:style>
    <style:style style:name="T630" style:family="text">
      <style:text-properties officeooo:rsid="00684bfc"/>
    </style:style>
    <style:style style:name="T631" style:family="text">
      <style:text-properties officeooo:rsid="0069643a"/>
    </style:style>
    <style:style style:name="T632" style:family="text">
      <style:text-properties officeooo:rsid="00703df9"/>
    </style:style>
    <style:style style:name="T633" style:family="text">
      <style:text-properties officeooo:rsid="0072cdc4"/>
    </style:style>
    <style:style style:name="T634" style:family="text">
      <style:text-properties officeooo:rsid="00751d17"/>
    </style:style>
    <style:style style:name="T635" style:family="text">
      <style:text-properties officeooo:rsid="0076848f"/>
    </style:style>
    <style:style style:name="T636" style:family="text">
      <style:text-properties officeooo:rsid="0077a442"/>
    </style:style>
    <style:style style:name="T637" style:family="text">
      <style:text-properties officeooo:rsid="00793c0d"/>
    </style:style>
    <style:style style:name="T638" style:family="text">
      <style:text-properties officeooo:rsid="007b2101"/>
    </style:style>
    <style:style style:name="T639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640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641" style:family="text">
      <style:text-properties fo:font-size="14pt" fo:font-weight="bold" style:font-size-asian="14pt" style:font-weight-asian="bold" style:font-size-complex="14pt" style:font-weight-complex="bold"/>
    </style:style>
    <style:style style:name="T642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43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644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645" style:family="text">
      <style:text-properties fo:font-size="14pt" fo:font-style="normal" fo:font-weight="bold" officeooo:rsid="0069ae1a" style:font-size-asian="14pt" style:font-style-asian="normal" style:font-weight-asian="bold" style:font-size-complex="14pt" style:font-style-complex="normal" style:font-weight-complex="bold"/>
    </style:style>
    <style:style style:name="T646" style:family="text">
      <style:text-properties fo:font-size="14pt" fo:font-style="normal" style:font-size-asian="14pt" style:font-style-asian="normal" style:font-size-complex="14pt" style:font-style-complex="normal"/>
    </style:style>
    <style:style style:name="T647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648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49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650" style:family="text">
      <style:text-properties fo:font-size="14pt" fo:font-style="italic" style:font-size-asian="14pt" style:font-style-asian="italic" style:font-size-complex="14pt" style:font-style-complex="italic"/>
    </style:style>
    <style:style style:name="T651" style:family="text">
      <style:text-properties officeooo:rsid="007d92ff"/>
    </style:style>
    <style:style style:name="T652" style:family="text">
      <style:text-properties officeooo:rsid="007fd79d"/>
    </style:style>
    <style:style style:name="T653" style:family="text">
      <style:text-properties officeooo:rsid="00819260"/>
    </style:style>
    <style:style style:name="T654" style:family="text">
      <style:text-properties officeooo:rsid="0082c116"/>
    </style:style>
    <style:style style:name="T655" style:family="text">
      <style:text-properties officeooo:rsid="008478a0"/>
    </style:style>
    <style:style style:name="T656" style:family="text">
      <style:text-properties officeooo:rsid="00941a11"/>
    </style:style>
    <style:style style:name="T657" style:family="text">
      <style:text-properties officeooo:rsid="009d5b59"/>
    </style:style>
    <style:style style:name="T658" style:family="text">
      <style:text-properties officeooo:rsid="00a1d04f"/>
    </style:style>
    <style:style style:name="T659" style:family="text">
      <style:text-properties fo:color="#ff8c00" fo:font-style="italic" style:font-style-asian="italic" style:font-style-complex="italic"/>
    </style:style>
    <style:style style:name="T660" style:family="text">
      <style:text-properties officeooo:rsid="00a1e031"/>
    </style:style>
    <style:style style:name="T661" style:family="text">
      <style:text-properties officeooo:rsid="00a35d76"/>
    </style:style>
    <style:style style:name="T662" style:family="text">
      <style:text-properties officeooo:rsid="00a69dce"/>
    </style:style>
    <style:style style:name="T663" style:family="text">
      <style:text-properties officeooo:rsid="00a6f347"/>
    </style:style>
    <style:style style:name="T664" style:family="text">
      <style:text-properties officeooo:rsid="00a8ca1b"/>
    </style:style>
    <style:style style:name="T665" style:family="text">
      <style:text-properties officeooo:rsid="00acfb9d"/>
    </style:style>
    <style:style style:name="T666" style:family="text">
      <style:text-properties officeooo:rsid="00ad6801"/>
    </style:style>
    <style:style style:name="T667" style:family="text">
      <style:text-properties officeooo:rsid="00b41267"/>
    </style:style>
    <style:style style:name="T668" style:family="text">
      <style:text-properties officeooo:rsid="00ba819c"/>
    </style:style>
    <style:style style:name="T669" style:family="text">
      <style:text-properties officeooo:rsid="00bbf4cd"/>
    </style:style>
    <style:style style:name="T670" style:family="text">
      <style:text-properties officeooo:rsid="00bdd473"/>
    </style:style>
    <style:style style:name="T671" style:family="text">
      <style:text-properties officeooo:rsid="00c12d1c"/>
    </style:style>
    <style:style style:name="T672" style:family="text">
      <style:text-properties officeooo:rsid="00c2c999"/>
    </style:style>
    <style:style style:name="T673" style:family="text">
      <style:text-properties officeooo:rsid="00c50878"/>
    </style:style>
    <style:style style:name="T674" style:family="text">
      <style:text-properties officeooo:rsid="00c88326"/>
    </style:style>
    <style:style style:name="T675" style:family="text">
      <style:text-properties officeooo:rsid="00cbb52c"/>
    </style:style>
    <style:style style:name="T676" style:family="text">
      <style:text-properties officeooo:rsid="00d23a32"/>
    </style:style>
    <style:style style:name="T677" style:family="text">
      <style:text-properties officeooo:rsid="00d3f114"/>
    </style:style>
    <style:style style:name="T678" style:family="text">
      <style:text-properties officeooo:rsid="00d833d3"/>
    </style:style>
    <style:style style:name="T679" style:family="text">
      <style:text-properties officeooo:rsid="00d873e2"/>
    </style:style>
    <style:style style:name="T680" style:family="text">
      <style:text-properties officeooo:rsid="00eb49f4"/>
    </style:style>
    <style:style style:name="T681" style:family="text">
      <style:text-properties officeooo:rsid="00fb5f7f"/>
    </style:style>
    <style:style style:name="T682" style:family="text">
      <style:text-properties officeooo:rsid="00fc67ff"/>
    </style:style>
    <style:style style:name="T683" style:family="text">
      <style:text-properties officeooo:rsid="00fdd3aa"/>
    </style:style>
    <style:style style:name="T684" style:family="text">
      <style:text-properties officeooo:rsid="010639c7"/>
    </style:style>
    <style:style style:name="T685" style:family="text">
      <style:text-properties officeooo:rsid="010ab710"/>
    </style:style>
    <style:style style:name="T686" style:family="text">
      <style:text-properties officeooo:rsid="010ff277"/>
    </style:style>
    <style:style style:name="T687" style:family="text">
      <style:text-properties officeooo:rsid="0111d037"/>
    </style:style>
    <style:style style:name="T688" style:family="text">
      <style:text-properties officeooo:rsid="011511c0"/>
    </style:style>
    <style:style style:name="T689" style:family="text">
      <style:text-properties officeooo:rsid="01185712"/>
    </style:style>
    <style:style style:name="T690" style:family="text">
      <style:text-properties officeooo:rsid="01190d75"/>
    </style:style>
    <style:style style:name="T691" style:family="text">
      <style:text-properties officeooo:rsid="01206a6e"/>
    </style:style>
    <style:style style:name="T692" style:family="text">
      <style:text-properties officeooo:rsid="0128c6e8"/>
    </style:style>
    <style:style style:name="T693" style:family="text">
      <style:text-properties officeooo:rsid="00201bd5"/>
    </style:style>
    <style:style style:name="T694" style:family="text">
      <style:text-properties officeooo:rsid="012b24b3"/>
    </style:style>
    <style:style style:name="T695" style:family="text">
      <style:text-properties officeooo:rsid="012e9465"/>
    </style:style>
    <style:style style:name="T696" style:family="text">
      <style:text-properties officeooo:rsid="01305c41"/>
    </style:style>
    <style:style style:name="T697" style:family="text">
      <style:text-properties officeooo:rsid="0140be6f"/>
    </style:style>
    <style:style style:name="T698" style:family="text">
      <style:text-properties officeooo:rsid="0149fc19"/>
    </style:style>
    <style:style style:name="T699" style:family="text">
      <style:text-properties officeooo:rsid="014be95f"/>
    </style:style>
    <style:style style:name="T700" style:family="text">
      <style:text-properties officeooo:rsid="010185dc"/>
    </style:style>
    <style:style style:name="T701" style:family="text">
      <style:text-properties officeooo:rsid="0437fd59"/>
    </style:style>
    <style:style style:name="T702" style:family="text">
      <style:text-properties officeooo:rsid="03ee7eb1"/>
    </style:style>
    <style:style style:name="T703" style:family="text">
      <style:text-properties officeooo:rsid="03f7049e"/>
    </style:style>
    <style:style style:name="T704" style:family="text">
      <style:text-properties officeooo:rsid="0735889c"/>
    </style:style>
    <style:style style:name="T705" style:family="text">
      <style:text-properties officeooo:rsid="0739531b"/>
    </style:style>
    <style:style style:name="T706" style:family="text">
      <style:text-properties officeooo:rsid="0166b397"/>
    </style:style>
    <style:style style:name="T707" style:family="text">
      <style:text-properties officeooo:rsid="018bcdc5"/>
    </style:style>
    <style:style style:name="T708" style:family="text">
      <style:text-properties officeooo:rsid="0194da6f"/>
    </style:style>
    <style:style style:name="T709" style:family="text">
      <style:text-properties officeooo:rsid="019eaf58"/>
    </style:style>
    <style:style style:name="T710" style:family="text">
      <style:text-properties officeooo:rsid="01a04199"/>
    </style:style>
    <style:style style:name="T711" style:family="text">
      <style:text-properties officeooo:rsid="01a19cb6"/>
    </style:style>
    <style:style style:name="T712" style:family="text">
      <style:text-properties officeooo:rsid="01aed7c1"/>
    </style:style>
    <style:style style:name="T713" style:family="text">
      <style:text-properties officeooo:rsid="01c2a24c"/>
    </style:style>
    <style:style style:name="T714" style:family="text">
      <style:text-properties officeooo:rsid="01c643a5"/>
    </style:style>
    <style:style style:name="T715" style:family="text">
      <style:text-properties officeooo:rsid="01c94548"/>
    </style:style>
    <style:style style:name="T716" style:family="text">
      <style:text-properties officeooo:rsid="01d3fba1"/>
    </style:style>
    <style:style style:name="T717" style:family="text">
      <style:text-properties officeooo:rsid="01e648d0"/>
    </style:style>
    <style:style style:name="T718" style:family="text">
      <style:text-properties officeooo:rsid="01e7bb27"/>
    </style:style>
    <style:style style:name="T719" style:family="text">
      <style:text-properties officeooo:rsid="01edabe0"/>
    </style:style>
    <style:style style:name="T720" style:family="text">
      <style:text-properties officeooo:rsid="01f1e927"/>
    </style:style>
    <style:style style:name="T721" style:family="text">
      <style:text-properties officeooo:rsid="01f51dd1"/>
    </style:style>
    <style:style style:name="T722" style:family="text">
      <style:text-properties officeooo:rsid="02004c51"/>
    </style:style>
    <style:style style:name="T723" style:family="text">
      <style:text-properties officeooo:rsid="0206dac1"/>
    </style:style>
    <style:style style:name="T724" style:family="text">
      <style:text-properties officeooo:rsid="020b5b34"/>
    </style:style>
    <style:style style:name="T725" style:family="text">
      <style:text-properties officeooo:rsid="021273b0"/>
    </style:style>
    <style:style style:name="T726" style:family="text">
      <style:text-properties fo:language="ru" fo:country="RU"/>
    </style:style>
    <style:style style:name="T727" style:family="text">
      <style:text-properties fo:language="ru" fo:country="RU" officeooo:rsid="021273b0"/>
    </style:style>
    <style:style style:name="T728" style:family="text">
      <style:text-properties officeooo:rsid="0217a59b"/>
    </style:style>
    <style:style style:name="T729" style:family="text">
      <style:text-properties style:text-underline-style="solid" style:text-underline-width="auto" style:text-underline-color="font-color"/>
    </style:style>
    <style:style style:name="T730" style:family="text">
      <style:text-properties style:text-underline-style="solid" style:text-underline-width="auto" style:text-underline-color="font-color" officeooo:rsid="00bdd473"/>
    </style:style>
    <style:style style:name="T731" style:family="text">
      <style:text-properties officeooo:rsid="0225be58"/>
    </style:style>
    <style:style style:name="T732" style:family="text">
      <style:text-properties officeooo:rsid="02287da0"/>
    </style:style>
    <style:style style:name="T733" style:family="text">
      <style:text-properties officeooo:rsid="023371a6"/>
    </style:style>
    <style:style style:name="T734" style:family="text">
      <style:text-properties officeooo:rsid="01ce0a79"/>
    </style:style>
    <style:style style:name="T735" style:family="text">
      <style:text-properties officeooo:rsid="023f6d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93">совершенное</text:span> автор<text:span text:style-name="T193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408"><text:span text:style-name="T1">Помимо </text:span><text:span text:style-name="T146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3"><text:span text:style-name="T1">Дополнение как бы дополняет по смыслу сказуемое. Оно выражено </text:span><text:span text:style-name="T399">одним или несколькими </text:span><text:span text:style-name="T1">существительным</text:span><text:span text:style-name="T399">и</text:span><text:span text:style-name="T1">, перед которым</text:span><text:span text:style-name="T400">и</text:span><text:span text:style-name="T1"> обычно идет предлог или </text:span><text:span text:style-name="T399">инфинитив</text:span><text:span text:style-name="T1">.</text:span></text:p>
      <text:p text:style-name="P1"/>
      <text:p text:style-name="P407"><text:span text:style-name="T1">Обстоятельство описывает место, время, </text:span><text:span text:style-name="T399">или </text:span><text:span text:style-name="T1">способ действия. Оно выражено словом или группой слов, отвечающих на вопросы: «</text:span><text:span text:style-name="T197">где?»</text:span><text:span text:style-name="T263">,</text:span><text:span text:style-name="T197"> «</text:span><text:span text:style-name="T261">когда?», «</text:span><text:span text:style-name="T199">к</text:span><text:span text:style-name="T261">ак?» </text:span><text:span text:style-name="T262">(это тоже дополнение)</text:span></text:p>
      <text:p text:style-name="P59"/>
      <text:p text:style-name="P16">Английское предложение иногда удобнее переводить с конца. Для удобства можно добавлять дополнительные уточняющие слова.</text:p>
      <text:p text:style-name="P15"/>
      <text:p text:style-name="P408"><text:span text:style-name="T200">В а</text:span><text:span text:style-name="T195">нглийско</text:span><text:span text:style-name="T200">м</text:span><text:span text:style-name="T195"> предложени</text:span><text:span text:style-name="T200">и важно</text:span><text:span text:style-name="T195"> </text:span><text:span text:style-name="T202">соблюдать</text:span><text:span text:style-name="T195"> </text:span><text:span text:style-name="T200">правильн</text:span><text:span text:style-name="T202">ый</text:span><text:span text:style-name="T200"> </text:span><text:span text:style-name="T195">поряд</text:span><text:span text:style-name="T202">о</text:span><text:span text:style-name="T195">к слов.</text:span></text:p>
      <text:p text:style-name="P14">Сначала <text:span text:style-name="T619">идет</text:span> <text:span text:style-name="T147">подлежащее</text:span>, затем <text:span text:style-name="T156">сказуемое</text:span>, после <text:span text:style-name="T169">дополнение</text:span> и/или <text:span text:style-name="T180">обстоятельство</text:span>.</text:p>
      <text:p text:style-name="P17"/>
      <text:p text:style-name="P236"><text:span text:style-name="T148">We</text:span><text:span text:style-name="T3"> </text:span><text:span text:style-name="T157">do</text:span><text:span text:style-name="T3"> </text:span><text:span text:style-name="T170">the</text:span><text:span text:style-name="T171"> </text:span><text:span text:style-name="T172">job</text:span><text:span text:style-name="T3"> </text:span><text:span text:style-name="T182">well</text:span><text:span text:style-name="T3"> — </text:span><text:span text:style-name="T5">М</text:span><text:span text:style-name="T3">ы делаем работу </text:span><text:span text:style-name="T4">хорошо</text:span><text:span text:style-name="T3">.</text:span></text:p>
      <text:p text:style-name="P238"/>
      <text:p text:style-name="P409"><text:span text:style-name="T197">С</text:span><text:span text:style-name="T196">казуемое часто разделяется</text:span><text:span text:style-name="T197"> на</text:span><text:span text:style-name="T196"> </text:span><text:span text:style-name="T188">вспомогательный </text:span><text:span text:style-name="T196">и </text:span><text:span text:style-name="T158">смысловой</text:span><text:span text:style-name="T4"> </text:span>глаголы<text:span text:style-name="T196">. </text:span><text:span text:style-name="T201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18"/>
      <text:p text:style-name="P407"><text:span text:style-name="T148">They</text:span><text:span text:style-name="T3"> </text:span><text:span text:style-name="T190">have </text:span><text:span text:style-name="T187">not</text:span><text:span text:style-name="T157"> finish</text:span><text:span text:style-name="T160">ed</text:span><text:span text:style-name="T3"> </text:span><text:span text:style-name="T171">their work</text:span><text:span text:style-name="T3"> </text:span><text:span text:style-name="T181">in time</text:span><text:span text:style-name="T3"> — </text:span><text:span text:style-name="T5">Они не закончили работу вовремя.</text:span></text:p>
      <text:p text:style-name="P239"><text:span text:style-name="T150">I</text:span><text:span text:style-name="T193"> </text:span><text:span text:style-name="T191">will</text:span><text:span text:style-name="T162"> give</text:span><text:span text:style-name="T193"> </text:span><text:span text:style-name="T174">you money</text:span><text:span text:style-name="T193"> — Я дам тебе деньги </text:span><text:span text:style-name="T401">(два дополнения)</text:span><text:span text:style-name="T193">.</text:span></text:p>
      <text:p text:style-name="P19"/>
      <text:p text:style-name="P407"><text:span text:style-name="T197">В вопросительных предложениях порядок слов другой. Сначала идет вспомогательный глагол, затем подлежащее, </text:span><text:span text:style-name="T198">а после — смысловой глагол, дополнение и/</text:span><text:span text:style-name="T199">или</text:span><text:span text:style-name="T198"> обстоятельство.</text:span></text:p>
      <text:p text:style-name="P20">Перед вспомогательным глаголом может также идти вопросительное слово.</text:p>
      <text:p text:style-name="P20"/>
      <text:p text:style-name="P408"><text:span text:style-name="T189">Do</text:span><text:span text:style-name="T6"> </text:span><text:span text:style-name="T149">you</text:span><text:span text:style-name="T6"> </text:span><text:span text:style-name="T159">want</text:span><text:span text:style-name="T402"> </text:span><text:span text:style-name="T2">to live</text:span><text:span text:style-name="T402"> </text:span><text:span text:style-name="T183">in Spain</text:span><text:span text:style-name="T6">? — Ты хочешь жить в Испании?</text:span></text:p>
      <text:p text:style-name="P240"><text:span text:style-name="T404">What</text:span><text:span text:style-name="T401"> </text:span><text:span text:style-name="T192">are</text:span><text:span text:style-name="T401"> </text:span><text:span text:style-name="T151">you</text:span><text:span text:style-name="T401"> </text:span><text:span text:style-name="T163">doing</text:span><text:span text:style-name="T401"> </text:span><text:span text:style-name="T184">here</text:span><text:span text:style-name="T401">? </text:span><text:span text:style-name="T405">—</text:span><text:span text:style-name="T401"> Что ты здесь делаешь?</text:span></text:p>
      <text:p text:style-name="P240"/>
      <text:p text:style-name="P93">Если обстоятельство состоит из нескольких слов, то оно может переехать в самое начало:</text:p>
      <text:p text:style-name="P93"/>
      <text:p text:style-name="P313">Tom walks to work <text:span text:style-name="T180">every morning</text:span> / <text:span text:style-name="T180">Every morning</text:span> Tom walks to work —</text:p>
      <text:p text:style-name="P313">Том ходит на работу каждое утро.</text:p>
      <text:p text:style-name="P313"/>
      <text:p text:style-name="P93">Глаголы, требующие 2х дополнений: <text:span text:style-name="T2">give, lend, pass, send, show.</text:span></text:p>
      <text:p text:style-name="P103"/>
      <text:p text:style-name="P624"><text:span text:style-name="T259">Сами д</text:span><text:span text:style-name="T251">ополнения могут указываться </text:span><text:span text:style-name="T252">2мя</text:span><text:span text:style-name="T251"> способами:</text:span></text:p>
      <text:p text:style-name="P93"/>
      <text:p text:style-name="P93">1. После глагола указывается человек, а затем предмет; без предлогов.</text:p>
      <text:p text:style-name="P623"><text:span text:style-name="T194"><text:s text:c="2"/></text:span><text:span text:style-name="T2"><text:s text:c="2"/>I lent </text:span><text:span text:style-name="T170">Mike</text:span><text:span text:style-name="T2"> some </text:span><text:span text:style-name="T170">money</text:span><text:span text:style-name="T2"> — Я одолжил Майку деньги.</text:span></text:p>
      <text:p text:style-name="P313"/>
      <text:p text:style-name="P93">2. После глагола указывается предмет, а затем человек; перед человеком будет предлог <text:span text:style-name="T2">to</text:span>.</text:p>
      <text:p text:style-name="P93"><text:s text:c="4"/><text:span text:style-name="T2">I </text:span><text:span text:style-name="T170">lent</text:span><text:span text:style-name="T2"> some money </text:span><text:span text:style-name="T659">to</text:span><text:span text:style-name="T2"> </text:span><text:span text:style-name="T170">Mike</text:span><text:span text:style-name="T2"> — Я одолжил деньги Майку.</text:span></text:p>
      <text:p text:style-name="P9"><text:soft-page-break/>Английские времена</text:p>
      <text:p text:style-name="P413"/>
      <text:p text:style-name="P414">В английском языке 12 времен. Они разбиты на 4 группы: <text:span text:style-name="T2">Simple, Continuous, Perfect </text:span><text:span text:style-name="T194">и</text:span><text:span text:style-name="T2"> Perfect Continuous</text:span>. Каждая<text:span text:style-name="T653"> </text:span>групп<text:span text:style-name="T653">а</text:span> включает в себя 3 времени: <text:span text:style-name="T2">Present, Past, Future</text:span>.</text:p>
      <text:p text:style-name="P413"/>
      <text:p text:style-name="P399">Present Simple</text:p>
      <text:p text:style-name="P415"/>
      <text:p text:style-name="P416">Используется чтобы сообщить: </text:p>
      <text:list xml:id="list1781883354" text:style-name="L1">
        <text:list-item>
          <text:p text:style-name="P735"><text:span text:style-name="T7">факт</text:span><text:span text:style-name="T10">ы</text:span><text:span text:style-name="T7"> настоящего, </text:span><text:span text:style-name="T10">очевидную </text:span><text:span text:style-name="T9">истин</text:span><text:span text:style-name="T10">у</text:span><text:span text:style-name="T7">;</text:span></text:p>
        </text:list-item>
        <text:list-item>
          <text:p text:style-name="P736"><text:span text:style-name="T406">регулярны</text:span><text:span text:style-name="T612">е</text:span><text:span text:style-name="T406"> события настоящего;</text:span></text:p>
        </text:list-item>
      </text:list>
      <text:p text:style-name="P543"/>
      <text:p text:style-name="P448"><text:span text:style-name="T408">I </text:span><text:span text:style-name="T133">live</text:span><text:span text:style-name="T408"> in New York — Я </text:span><text:span text:style-name="T409">живу</text:span><text:span text:style-name="T408"> в Нью Йорке.</text:span></text:p>
      <text:p text:style-name="P417"/>
      <text:p text:style-name="P541">В утверждениях, когда подлежащее в третьем лице, единственном числе <text:span text:style-name="T2">(he, she, it), </text:span></text:p>
      <text:p text:style-name="P440"><text:span text:style-name="T407">к сказуемому добавляется окончание </text:span><text:span text:style-name="T8">-s</text:span><text:span text:style-name="T407"> (</text:span><text:span text:style-name="T8">-es</text:span><text:span text:style-name="T407"> если заканчивается на гласную или шипящий). </text:span></text:p>
      <text:p text:style-name="P542"/>
      <text:p text:style-name="P441"><text:span text:style-name="T408">Peter </text:span><text:span text:style-name="T133">works</text:span><text:span text:style-name="T408"> in New York — Питер </text:span><text:span text:style-name="T409">работает</text:span><text:span text:style-name="T408"> в Нью Йорке;</text:span></text:p>
      <text:p text:style-name="P415"/>
      <text:p text:style-name="P425"><text:span text:style-name="T692">Слова-маячки</text:span><text:span text:style-name="T693"> (перед сказуемым):</text:span></text:p>
      <text:list xml:id="list355349164" text:style-name="L2">
        <text:list-item>
          <text:p text:style-name="P737">always - <text:span text:style-name="T441">всегда</text:span>;</text:p>
        </text:list-item>
        <text:list-item>
          <text:p text:style-name="P737">usually - <text:span text:style-name="T441">обычно</text:span>;</text:p>
        </text:list-item>
        <text:list-item>
          <text:p text:style-name="P737">often - <text:span text:style-name="T441">часто</text:span>;</text:p>
        </text:list-item>
        <text:list-item>
          <text:p text:style-name="P737">sometimes - <text:span text:style-name="T441">иногда</text:span>;</text:p>
        </text:list-item>
        <text:list-item>
          <text:p text:style-name="P737">never — <text:span text:style-name="T441">никогда;</text:span></text:p>
        </text:list-item>
        <text:list-item>
          <text:p text:style-name="P806">hardly ever — едва ли, почти никогда;</text:p>
        </text:list-item>
      </text:list>
      <text:p text:style-name="P241"/>
      <text:p text:style-name="P242">I <text:span text:style-name="T415">always</text:span> wash my hands before eating — Я <text:span text:style-name="T415">всегда</text:span> мою руки перед едой.</text:p>
      <text:p text:style-name="Standard"/>
      <text:p text:style-name="P531"><text:span text:style-name="T620">Отрицание образуется с помощью частицы </text:span><text:span text:style-name="T13">not</text:span><text:span text:style-name="T620">, </text:span>которая идет в паре со вспомогательным глаголом <text:span text:style-name="T2">do</text:span>. <text:span text:style-name="T579">Если подлежащее </text:span><text:span text:style-name="T103">he/she/it</text:span><text:span text:style-name="T579">, то </text:span><text:span text:style-name="T113">do</text:span><text:span text:style-name="T583"> меняется на</text:span><text:span text:style-name="T579"> </text:span><text:span text:style-name="T103">does</text:span><text:span text:style-name="T579">.</text:span></text:p>
      <text:p text:style-name="P442"/>
      <text:p text:style-name="P335">People <text:span text:style-name="T477">do </text:span><text:span text:style-name="T478">not</text:span><text:span text:style-name="T476"> live</text:span> in space — Люди <text:span text:style-name="T415">не</text:span> живут в космосе.</text:p>
      <text:p text:style-name="P335">Water <text:span text:style-name="T477">does </text:span><text:span text:style-name="T478">not</text:span><text:span text:style-name="T476"> boil</text:span> at 50 degrees Celsius — Вода <text:span text:style-name="T415">не</text:span> кипит при 50 грудусах.</text:p>
      <text:p text:style-name="P335"/>
      <text:p text:style-name="P430"><text:span text:style-name="T336">Практически всегда </text:span><text:span text:style-name="T103">do not</text:span><text:span text:style-name="T336"> использу</text:span><text:span text:style-name="T337">е</text:span><text:span text:style-name="T336">тся в сокращении: </text:span></text:p>
      <text:p text:style-name="P119"/>
      <text:p text:style-name="P336">We <text:span text:style-name="T415">don`t</text:span> drink whisky — Мы <text:span text:style-name="T415">не</text:span> пьем виски. </text:p>
      <text:p text:style-name="P334">He <text:span text:style-name="T415">doesn`t</text:span> drink tea — Он <text:span text:style-name="T415">не</text:span> пьет чай.</text:p>
      <text:p text:style-name="P246"/>
      <text:p text:style-name="P530"><text:span text:style-name="T619">В вопросах вспомогательный глагол </text:span><text:span text:style-name="T12">do</text:span><text:span text:style-name="T338"> ставится перед подлежащим:</text:span></text:p>
      <text:p text:style-name="P120"/>
      <text:p text:style-name="P450"><text:span text:style-name="T588">Do</text:span><text:span text:style-name="T577"> you like action movies? </text:span><text:span text:style-name="T578">— </text:span><text:span text:style-name="T577">Тебе нравятся экшен фильмы? </text:span></text:p>
      <text:p text:style-name="P443"><text:span text:style-name="T485">What books </text:span><text:span text:style-name="T488">do</text:span><text:span text:style-name="T489">es</text:span><text:span text:style-name="T485"> </text:span><text:span text:style-name="T486">he</text:span><text:span text:style-name="T485"> read? </text:span><text:span text:style-name="T487">—</text:span><text:span text:style-name="T485"> Какие книги </text:span><text:span text:style-name="T486">он</text:span><text:span text:style-name="T485"> </text:span><text:span text:style-name="T486">читает</text:span><text:span text:style-name="T485">?</text:span></text:p>
      <text:p text:style-name="P120"/>
      <text:p text:style-name="P353">Present Continuous</text:p>
      <text:p text:style-name="P121"/>
      <text:p text:style-name="P444"><text:span text:style-name="T339">Используется, чтобы </text:span><text:span text:style-name="T356">сообщить</text:span><text:span text:style-name="T339"> о </text:span><text:span text:style-name="T349">действии</text:span><text:span text:style-name="T339">, </text:span><text:span text:style-name="T350">которое происходит</text:span><text:span text:style-name="T339"> </text:span><text:span text:style-name="T394">сейчас</text:span><text:span text:style-name="T339"> и еще не законч</text:span><text:span text:style-name="T356">ено</text:span><text:span text:style-name="T339">.</text:span></text:p>
      <text:p text:style-name="P122">Состоит из связки вспомогательного глагола <text:span text:style-name="T2">be</text:span> и смыслового <text:span text:style-name="T615">глагола </text:span>с окончанием <text:span text:style-name="T2">-ing</text:span>:</text:p>
      <text:p text:style-name="P456"/>
      <text:p text:style-name="P456">She <text:span text:style-name="T415">is driving</text:span> to work. <text:span text:style-name="T599">—</text:span> Она <text:span text:style-name="T415">едет</text:span> на работу.</text:p>
      <text:p text:style-name="P457">I <text:span text:style-name="T420">a</text:span><text:span text:style-name="T415">m not listening</text:span> to you. <text:span text:style-name="T601">—</text:span> Я <text:span text:style-name="T415">не слушаю</text:span> тебя.</text:p>
      <text:p text:style-name="P458">Where <text:span text:style-name="T415">is </text:span>he <text:span text:style-name="T415">going</text:span>? <text:span text:style-name="T601">—</text:span> Куда он <text:span text:style-name="T415">идет</text:span>?</text:p>
      <text:p text:style-name="P135"><text:soft-page-break/><text:span text:style-name="T692">Слова-маячки</text:span> <text:span text:style-name="T604">(в разных местах)</text:span>:</text:p>
      <text:list xml:id="list1414218228" text:style-name="L3">
        <text:list-item>
          <text:p text:style-name="P776">look — смотри;</text:p>
        </text:list-item>
        <text:list-item>
          <text:p text:style-name="P811">listen — послушай;</text:p>
        </text:list-item>
        <text:list-item>
          <text:p text:style-name="P776">now — сейчас (<text:span text:style-name="T600">обычно </text:span>в конце);</text:p>
        </text:list-item>
        <text:list-item>
          <text:p text:style-name="P738"><text:span text:style-name="T577">at the moment — в этот момент (</text:span><text:span text:style-name="T587">обычно </text:span><text:span text:style-name="T577">в конце).</text:span></text:p>
        </text:list-item>
        <text:list-item>
          <text:p text:style-name="P811">currently — в текущий момент;</text:p>
        </text:list-item>
      </text:list>
      <text:p text:style-name="P338"/>
      <text:p text:style-name="P337">I am working right <text:span text:style-name="T415">now</text:span>. — Прямо сейчас я работаю.</text:p>
      <text:p text:style-name="P337"><text:span text:style-name="T415">Look</text:span> out of the window! It`s raining. — Посмотри в окно. Идет дождь.</text:p>
      <text:p text:style-name="P147"/>
      <text:p text:style-name="P328"><text:span text:style-name="T591">Non-</text:span><text:span text:style-name="T592">Continuous </text:span><text:span text:style-name="T591">глаголы</text:span></text:p>
      <text:p text:style-name="P146"/>
      <text:p text:style-name="P132">Как правило это глаголы, описывающие чувства или мысли.</text:p>
      <text:p text:style-name="P527"><text:span text:style-name="T360">Но если они </text:span><text:span text:style-name="T361">идут</text:span><text:span text:style-name="T360"> </text:span><text:span text:style-name="T361">внутри</text:span><text:span text:style-name="T360"> </text:span><text:span text:style-name="T361">какой-</text:span><text:span text:style-name="T362">то</text:span><text:span text:style-name="T361"> </text:span><text:span text:style-name="T360">устойчивой связки, то могут быть и с </text:span><text:span text:style-name="T114">-ing</text:span><text:span text:style-name="T360">.</text:span></text:p>
      <text:p text:style-name="P340"/>
      <text:p text:style-name="P512">Глаголы восприятия:</text:p>
      <text:list xml:id="list1037810931" text:style-name="L4">
        <text:list-item>
          <text:p text:style-name="P812">see — видеть;</text:p>
        </text:list-item>
        <text:list-item>
          <text:p text:style-name="P812">hear — слышать;</text:p>
        </text:list-item>
        <text:list-item>
          <text:p text:style-name="P812">feel — чувствовать <text:span text:style-name="T602">себя</text:span>;</text:p>
        </text:list-item>
        <text:list-item>
          <text:p text:style-name="P812">taste — чувствовать вкус (пробовать);</text:p>
        </text:list-item>
        <text:list-item>
          <text:p text:style-name="P812">smell — чувствовать запах (нюхать);</text:p>
        </text:list-item>
      </text:list>
      <text:p text:style-name="P513"/>
      <text:p text:style-name="P512">Глаголы для выражения мнения:</text:p>
      <text:list xml:id="list297925761" text:style-name="L5">
        <text:list-item>
          <text:p text:style-name="P813">belive — верить;</text:p>
        </text:list-item>
        <text:list-item>
          <text:p text:style-name="P813">doubt — сомневаться;</text:p>
        </text:list-item>
        <text:list-item>
          <text:p text:style-name="P813">think — думать;</text:p>
        </text:list-item>
        <text:list-item>
          <text:p text:style-name="P808">assume — полагать;</text:p>
        </text:list-item>
        <text:list-item>
          <text:p text:style-name="P808">consider — считать, полагать;</text:p>
        </text:list-item>
        <text:list-item>
          <text:p text:style-name="P808">find — находить;</text:p>
        </text:list-item>
        <text:list-item>
          <text:p text:style-name="P815">suppose — предполагать;</text:p>
        </text:list-item>
      </text:list>
      <text:p text:style-name="P514"/>
      <text:p text:style-name="P512">Глаголы, показывающие состояние мыслей:</text:p>
      <text:list xml:id="list4293688028" text:style-name="L6">
        <text:list-item>
          <text:p text:style-name="P814">forget — забывать;</text:p>
        </text:list-item>
        <text:list-item>
          <text:p text:style-name="P814">imagine — представлять;</text:p>
        </text:list-item>
        <text:list-item>
          <text:p text:style-name="P814">know — знать;</text:p>
        </text:list-item>
        <text:list-item>
          <text:p text:style-name="P814">understand — понимать;</text:p>
        </text:list-item>
        <text:list-item>
          <text:p text:style-name="P809">mean — иметь в виду;</text:p>
        </text:list-item>
        <text:list-item>
          <text:p text:style-name="P809">notice — замечать, обращать внимание;</text:p>
        </text:list-item>
        <text:list-item>
          <text:p text:style-name="P809">recognise — узнавать;</text:p>
        </text:list-item>
        <text:list-item>
          <text:p text:style-name="P816">remember — помнить;</text:p>
        </text:list-item>
      </text:list>
      <text:p text:style-name="P513"/>
      <text:p text:style-name="P515">Глаголы, указывающие на эмоции и желания:</text:p>
      <text:list xml:id="list1661364209" text:style-name="L7">
        <text:list-item>
          <text:p text:style-name="P818">love — любить;</text:p>
        </text:list-item>
        <text:list-item>
          <text:p text:style-name="P818">like — нравиться;</text:p>
        </text:list-item>
        <text:list-item>
          <text:p text:style-name="P818">hate — ненавидеть;</text:p>
        </text:list-item>
        <text:list-item>
          <text:p text:style-name="P818">hope — надеяться;</text:p>
        </text:list-item>
        <text:list-item>
          <text:p text:style-name="P818">want — хотеть;</text:p>
        </text:list-item>
        <text:list-item>
          <text:p text:style-name="P818">wish — желать;</text:p>
        </text:list-item>
        <text:list-item>
          <text:p text:style-name="P810">dislike — не любить, не нравиться;</text:p>
        </text:list-item>
        <text:list-item>
          <text:p text:style-name="P810">envy — завидовать;</text:p>
        </text:list-item>
        <text:list-item>
          <text:p text:style-name="P810">fear — бояться;</text:p>
        </text:list-item>
        <text:list-item>
          <text:p text:style-name="P810">mind — возражать;</text:p>
        </text:list-item>
        <text:list-item>
          <text:p text:style-name="P810"><text:soft-page-break/>need — нуждаться;</text:p>
        </text:list-item>
        <text:list-item>
          <text:p text:style-name="P810">prefer — предпочитать;</text:p>
        </text:list-item>
        <text:list-item>
          <text:p text:style-name="P817">regret — сожалеть;</text:p>
        </text:list-item>
      </text:list>
      <text:p text:style-name="P515"/>
      <text:p text:style-name="P515">Другие глаголы:</text:p>
      <text:list xml:id="list2232572214" text:style-name="L8">
        <text:list-item>
          <text:p text:style-name="P819">look — выглядеть;</text:p>
        </text:list-item>
        <text:list-item>
          <text:p text:style-name="P819">have — иметь;</text:p>
        </text:list-item>
        <text:list-item>
          <text:p text:style-name="P807">be — быть;</text:p>
        </text:list-item>
        <text:list-item>
          <text:p text:style-name="P807">care — быть не безразличным, заботиться;</text:p>
        </text:list-item>
        <text:list-item>
          <text:p text:style-name="P807">contain — содержать;</text:p>
        </text:list-item>
        <text:list-item>
          <text:p text:style-name="P807">cost — стоить, иметь стоимость;</text:p>
        </text:list-item>
        <text:list-item>
          <text:p text:style-name="P807">possess — владеть;</text:p>
        </text:list-item>
        <text:list-item>
          <text:p text:style-name="P807">seem — казаться;</text:p>
        </text:list-item>
        <text:list-item>
          <text:p text:style-name="P820">weigh — весить, иметь вес;</text:p>
        </text:list-item>
      </text:list>
      <text:p text:style-name="P123"/>
      <text:p text:style-name="P341">I <text:span text:style-name="T415">think</text:span> Amy is a strange girl. - Я <text:span text:style-name="T415">думаю</text:span>, Эмми странная девушка.</text:p>
      <text:p text:style-name="P341">You <text:span text:style-name="T415">look</text:span> great! - Ты <text:span text:style-name="T415">выглядишь</text:span> отлично!</text:p>
      <text:p text:style-name="P339"/>
      <text:p text:style-name="P354">Present Perfect</text:p>
      <text:p text:style-name="P134"/>
      <text:p text:style-name="P669"><text:span text:style-name="T340">И</text:span><text:span text:style-name="T352">спользуется чтобы сообщить о результате </text:span><text:span text:style-name="T381">или опыте,</text:span><text:span text:style-name="T352"> который важен в настоящем. </text:span></text:p>
      <text:p text:style-name="P145">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p>
      <text:p text:style-name="P125"/>
      <text:p text:style-name="P125">Состоит из связки вспомогательного глагола have и смыслового глагола в 3й форме.</text:p>
      <text:p text:style-name="P446"><text:span text:style-name="T385">В </text:span><text:span text:style-name="T382">отрицаниях почти всегда используется сокращенная форма глагола </text:span><text:span text:style-name="T125">haven`t</text:span><text:span text:style-name="T382">.</text:span></text:p>
      <text:p text:style-name="P127"><text:span text:style-name="T605">Сокращени</text:span><text:span text:style-name="T621">е</text:span><text:span text:style-name="T605"> </text:span><text:span text:style-name="T14">`ve not</text:span><text:span text:style-name="T605"> не используется.</text:span></text:p>
      <text:p text:style-name="P126"/>
      <text:p text:style-name="P445"><text:span text:style-name="T109">You </text:span><text:span text:style-name="T130">have</text:span><text:span text:style-name="T109"> </text:span><text:span text:style-name="T130">broken</text:span><text:span text:style-name="T109"> the vase. </text:span><text:span text:style-name="T110">— </text:span><text:span text:style-name="T109">Ты </text:span><text:span text:style-name="T130">разбил</text:span><text:span text:style-name="T109"> вазу (результат, кот</text:span><text:span text:style-name="T124">орый</text:span><text:span text:style-name="T109"> </text:span><text:span text:style-name="T111">важен сейчас</text:span><text:span text:style-name="T109">).</text:span></text:p>
      <text:p text:style-name="P700"><text:span text:style-name="T443">I </text:span><text:span text:style-name="T423">haven</text:span><text:span text:style-name="T417">`</text:span><text:span text:style-name="T423">t</text:span><text:span text:style-name="T443"> </text:span><text:span text:style-name="T423">expected</text:span><text:span text:style-name="T443"> that. </text:span><text:span text:style-name="T445">—</text:span><text:span text:style-name="T443"> Я этого </text:span><text:span text:style-name="T423">не</text:span><text:span text:style-name="T443"> </text:span><text:span text:style-name="T423">ожидал</text:span><text:span text:style-name="T443">.</text:span></text:p>
      <text:p text:style-name="P700"><text:span text:style-name="T421">Ha</text:span><text:span text:style-name="T422">s</text:span><text:span text:style-name="T447"> </text:span><text:span text:style-name="T448">he</text:span><text:span text:style-name="T447"> </text:span><text:span text:style-name="T421">been</text:span><text:span text:style-name="T447"> to Rome? </text:span><text:span text:style-name="T445">—</text:span><text:span text:style-name="T447"> </text:span><text:span text:style-name="T448">Он</text:span><text:span text:style-name="T447"> </text:span><text:span text:style-name="T421">бывал</text:span><text:span text:style-name="T447"> в Риме? </text:span><text:span text:style-name="T475">(имеет ли он такой опыт)</text:span></text:p>
      <text:p text:style-name="P345"/>
      <text:p text:style-name="P575"><text:span text:style-name="T340">Также использу</text:span><text:span text:style-name="T347">ется</text:span><text:span text:style-name="T340">, </text:span><text:span text:style-name="T341">если</text:span><text:span text:style-name="T340"> что-то произошло впервые.</text:span></text:p>
      <text:p text:style-name="P342"><text:span text:style-name="T603">It`s the fitst time I </text:span><text:span text:style-name="T416">have</text:span><text:span text:style-name="T603"> </text:span><text:span text:style-name="T416">driven</text:span><text:span text:style-name="T603"> a car — Это впервые, когда я </text:span><text:span text:style-name="T416">веду</text:span><text:span text:style-name="T603"> машину.</text:span></text:p>
      <text:p text:style-name="P342"/>
      <text:p text:style-name="P128">Как образуется 3я форма глагола:</text:p>
      <text:list xml:id="list1896349363" text:style-name="L9">
        <text:list-item>
          <text:p text:style-name="P777">если глагол правильный, то к нему добавляется окончание -ed;</text:p>
        </text:list-item>
        <text:list-item>
          <text:p text:style-name="P778">если глагол неправильный, то <text:span text:style-name="T609">его <text:s/></text:span>нужно<text:span text:style-name="T609"> </text:span>искать в таблице неправильных глаголов;</text:p>
        </text:list-item>
      </text:list>
      <text:p text:style-name="P124"/>
      <text:p text:style-name="P129"><text:span text:style-name="T692">Слова-маячки</text:span>:</text:p>
      <text:list xml:id="list3558173760" text:style-name="L10">
        <text:list-item>
          <text:p text:style-name="P782">just — только что;</text:p>
        </text:list-item>
        <text:list-item>
          <text:p text:style-name="P782">already — уже;</text:p>
        </text:list-item>
        <text:list-item>
          <text:p text:style-name="P779">yet — <text:span text:style-name="T719">уже / </text:span>еще не;</text:p>
        </text:list-item>
      </text:list>
      <text:p text:style-name="P343"/>
      <text:p text:style-name="P148">Место <text:span text:style-name="T2">just</text:span>, <text:span text:style-name="T2">already</text:span> — между <text:span text:style-name="T2">have</text:span> и 3й формой глагола. <text:span text:style-name="T442">Слово </text:span><text:span text:style-name="T64">yet</text:span><text:span text:style-name="T442"> стоит </text:span><text:span text:style-name="T444">всегда </text:span><text:span text:style-name="T442">в конце предложения. </text:span><text:span text:style-name="T64">Just</text:span><text:span text:style-name="T442"> и </text:span><text:span text:style-name="T64">already</text:span><text:span text:style-name="T442"> использ</text:span><text:span text:style-name="T446">уются</text:span><text:span text:style-name="T442"> в утверждениях. </text:span><text:span text:style-name="T64">Yet</text:span><text:span text:style-name="T442"> — в вопросах и отрицаниях</text:span><text:span text:style-name="T445">. </text:span></text:p>
      <text:p text:style-name="P343"/>
      <text:p text:style-name="P349">I have <text:span text:style-name="T415">just</text:span> eaten a sandwich. <text:span text:style-name="T606">—</text:span> Я <text:span text:style-name="T415">только что</text:span> съел бутерброд.</text:p>
      <text:p text:style-name="P344">We have n<text:span text:style-name="T605">o</text:span>t finished <text:span text:style-name="T415">yet</text:span>. <text:span text:style-name="T606">—</text:span> Мы <text:span text:style-name="T415">еще не</text:span> закончили.</text:p>
      <text:p text:style-name="P344"/>
      <text:p text:style-name="P418"><text:span text:style-name="T383">Другие </text:span><text:span text:style-name="T384">маячки</text:span><text:span text:style-name="T383">:</text:span></text:p>
      <text:list xml:id="list3819578176" text:style-name="L11">
        <text:list-item>
          <text:p text:style-name="P739"><text:span text:style-name="T593">ever — когда-</text:span><text:span text:style-name="T597">либо</text:span><text:span text:style-name="T593">;</text:span></text:p>
        </text:list-item>
        <text:list-item>
          <text:p text:style-name="P783"><text:soft-page-break/>never — никогда;</text:p>
        </text:list-item>
        <text:list-item>
          <text:p text:style-name="P783">recently — в последнее время;</text:p>
        </text:list-item>
        <text:list-item>
          <text:p text:style-name="P783">these days — в последние дни;</text:p>
        </text:list-item>
        <text:list-item>
          <text:p text:style-name="P739"><text:span text:style-name="T593">словосочетани</text:span><text:span text:style-name="T598">я</text:span><text:span text:style-name="T593"> с this (this mornig, this week);</text:span></text:p>
        </text:list-item>
        <text:list-item>
          <text:p text:style-name="P821">so far — на дайнный момент / до настоящего времени;</text:p>
        </text:list-item>
      </text:list>
      <text:p text:style-name="P149"/>
      <text:p text:style-name="P149">Место <text:span text:style-name="T2">ever</text:span>, <text:span text:style-name="T2">never</text:span> — перед 3й формой глагола, <text:span text:style-name="T608">а</text:span> <text:span text:style-name="T2">recently</text:span>, <text:span text:style-name="T2">these days</text:span> и </text:p>
      <text:p text:style-name="P149">словосочетания с <text:span text:style-name="T2">this</text:span> — в конце предложения.</text:p>
      <text:p text:style-name="P149"/>
      <text:p text:style-name="P350">I <text:span text:style-name="T605">ha</text:span>ve <text:span text:style-name="T415">never</text:span> been to New York. <text:span text:style-name="T607">— </text:span>Я <text:span text:style-name="T415">никогда</text:span> не был в Нью Йорке.</text:p>
      <text:p text:style-name="P524"><text:span text:style-name="T107">I </text:span><text:span text:style-name="T104">ha</text:span><text:span text:style-name="T107">ve worked a lot </text:span><text:span text:style-name="T129">these days</text:span><text:span text:style-name="T107">. </text:span><text:span text:style-name="T108">—</text:span><text:span text:style-name="T107"> Я много работал </text:span><text:span text:style-name="T129">в эти дни</text:span><text:span text:style-name="T107">.</text:span></text:p>
      <text:p text:style-name="P691"/>
      <text:p text:style-name="P683">Present Perfect Continuous</text:p>
      <text:p text:style-name="P675"/>
      <text:p text:style-name="P685"><text:span text:style-name="T342">И</text:span><text:span text:style-name="T348">спользуется чтобы сообщить о действии, которое еще не закончено и при этом известна </text:span></text:p>
      <text:p text:style-name="P686"><text:span text:style-name="T348">его продолжительность, </text:span><text:span text:style-name="T350">т. е. «</text:span><text:span text:style-name="T351">я </text:span><text:span text:style-name="T350">делал и продолжаю делать». </text:span></text:p>
      <text:p text:style-name="P676"/>
      <text:p text:style-name="P686"><text:span text:style-name="T344">С</text:span><text:span text:style-name="T343">остоит из связки вспомогательного глагола </text:span><text:span text:style-name="T123">have</text:span><text:span text:style-name="T343">, cлова </text:span><text:span text:style-name="T123">been</text:span><text:span text:style-name="T343"> </text:span><text:span text:style-name="T346">(</text:span><text:span text:style-name="T380">3</text:span><text:span text:style-name="T346"> форма глагола </text:span><text:span text:style-name="T105">be</text:span><text:span text:style-name="T346">) </text:span></text:p>
      <text:p text:style-name="P686"><text:span text:style-name="T345">и смыслового глагола с окончанием </text:span><text:span text:style-name="T106">-ing</text:span><text:span text:style-name="T345">. </text:span><text:span text:style-name="T343">Переводится</text:span><text:span text:style-name="T348"> настоящим</text:span><text:span text:style-name="T114">.</text:span></text:p>
      <text:p text:style-name="P693"/>
      <text:p text:style-name="P243"><text:span text:style-name="T576">I </text:span><text:span text:style-name="T588">have been learning</text:span><text:span text:style-name="T576"> English for 2 years. </text:span><text:span text:style-name="T593">—</text:span><text:span text:style-name="T576"> Я </text:span><text:span text:style-name="T588">учу</text:span><text:span text:style-name="T576"> английский уже 2 года (и еще не закончил).</text:span></text:p>
      <text:p text:style-name="P662"><text:span text:style-name="T118">I </text:span><text:span text:style-name="T132">have not been waiting</text:span><text:span text:style-name="T118"> long. </text:span><text:span text:style-name="T116">—</text:span><text:span text:style-name="T118"> Я </text:span><text:span text:style-name="T132">не жду</text:span><text:span text:style-name="T118"> долго </text:span><text:span text:style-name="T119">(это не происходит в течен</text:span><text:span text:style-name="T122">ии</text:span><text:span text:style-name="T119"> указ. времени)</text:span><text:span text:style-name="T118">.</text:span></text:p>
      <text:p text:style-name="P663"><text:span text:style-name="T131">Have</text:span><text:span text:style-name="T115"> you </text:span><text:span text:style-name="T131">been</text:span><text:span text:style-name="T115"> </text:span><text:span text:style-name="T131">waiting</text:span><text:span text:style-name="T115"> long? </text:span><text:span text:style-name="T116">— </text:span><text:span text:style-name="T115">Вы </text:span><text:span text:style-name="T117">долго</text:span><text:span text:style-name="T115"> </text:span><text:span text:style-name="T131">ждете</text:span><text:span text:style-name="T115">? </text:span><text:span text:style-name="T119">(как долго происходит действие)</text:span><text:span text:style-name="T115"> </text:span></text:p>
      <text:p text:style-name="P681"/>
      <text:p text:style-name="P699"><text:span text:style-name="T367">Слова-маячки</text:span><text:span text:style-name="T335">:</text:span></text:p>
      <text:list xml:id="list3778188947" text:style-name="L12">
        <text:list-item>
          <text:p text:style-name="P784">for — в течении;</text:p>
        </text:list-item>
        <text:list-item>
          <text:p text:style-name="P784">since — с какого-то времени;</text:p>
        </text:list-item>
        <text:list-item>
          <text:p text:style-name="P843">how long — как долго.</text:p>
        </text:list-item>
      </text:list>
      <text:p text:style-name="P695"/>
      <text:p text:style-name="P697"><text:span text:style-name="T581">We`ve been staying in this hotel </text:span><text:span text:style-name="T589">since</text:span><text:span text:style-name="T581"> Tuesday. </text:span><text:span text:style-name="T582">— </text:span><text:span text:style-name="T581">Мы находимся в этом отеле </text:span><text:span text:style-name="T589">со</text:span><text:span text:style-name="T581"> вторника.</text:span></text:p>
      <text:p text:style-name="P677"/>
      <text:p text:style-name="P447"><text:span text:style-name="T386">Е</text:span><text:span text:style-name="T388">сли используется глагол </text:span><text:span text:style-name="T128">be</text:span><text:span text:style-name="T388"> или глагол состояния, которы</text:span><text:span text:style-name="T393">й</text:span><text:span text:style-name="T388"> не </text:span><text:span text:style-name="T392">быва</text:span><text:span text:style-name="T393">е</text:span><text:span text:style-name="T392">т</text:span><text:span text:style-name="T388"> в Continuous</text:span><text:span text:style-name="T387">,</text:span><text:span text:style-name="T388"> </text:span></text:p>
      <text:p text:style-name="P447"><text:span text:style-name="T388">то </text:span><text:span text:style-name="T389">Present Perfect Continuous</text:span><text:span text:style-name="T388"> будет в </text:span><text:span text:style-name="T389">форме</text:span><text:span text:style-name="T388"> Present Perfect. </text:span></text:p>
      <text:p text:style-name="P348"/>
      <text:p text:style-name="P244"><text:span text:style-name="T577">I have known</text:span><text:span text:style-name="T588"> </text:span><text:span text:style-name="T577">(</text:span><text:span text:style-name="T580">а </text:span><text:span text:style-name="T577">не have been knowing)</text:span><text:span text:style-name="T576"> Alice for 3 years. </text:span><text:span text:style-name="T594">—</text:span><text:span text:style-name="T576"> Я </text:span><text:span text:style-name="T577">знаю</text:span><text:span text:style-name="T576"> Алису уже 3 года</text:span></text:p>
      <text:p text:style-name="P352"/>
      <text:p text:style-name="P150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72"><text:span text:style-name="T452">Если у смыслового глагола окончание</text:span><text:span text:style-name="T65"> -ing</text:span><text:span text:style-name="T452">, то </text:span><text:span text:style-name="T65">have</text:span><text:span text:style-name="T452"> применяется только с </text:span><text:span text:style-name="T65">been</text:span><text:span text:style-name="T452">.</text:span></text:p>
      <text:p text:style-name="P352"/>
      <text:p text:style-name="P400"><text:span text:style-name="T576">Past </text:span><text:span text:style-name="T596">Simple</text:span></text:p>
      <text:p text:style-name="P130"/>
      <text:p text:style-name="P131">Используется, чтобы сообщить:</text:p>
      <text:list xml:id="list3905446946" text:style-name="L13">
        <text:list-item>
          <text:p text:style-name="P780">факт<text:span text:style-name="T610">ы</text:span> прошлого, историю, биографию;</text:p>
        </text:list-item>
        <text:list-item>
          <text:p text:style-name="P780">результат, который не важен в настоящем;</text:p>
        </text:list-item>
      </text:list>
      <text:p text:style-name="P346"/>
      <text:p text:style-name="P525"><text:span text:style-name="T363">Глагол</text:span><text:span text:style-name="T353"> </text:span><text:span text:style-name="T359">принимает</text:span><text:span text:style-name="T353"> 2ю форму. </text:span><text:span text:style-name="T363">Она</text:span><text:span text:style-name="T353"> образуется с пом</text:span><text:span text:style-name="T363">ощью</text:span><text:span text:style-name="T353"> окончания -ed для правильных глоголов, </text:span><text:span text:style-name="T359">а н</text:span><text:span text:style-name="T353">еправильные глаголы находится в таблице.</text:span></text:p>
      <text:p text:style-name="P133"/>
      <text:p text:style-name="P245"><text:span text:style-name="T576">Mozart </text:span><text:span text:style-name="T588">lived</text:span><text:span text:style-name="T576"> from 1756 to 1791 — Моцарт </text:span><text:span text:style-name="T588">жил</text:span><text:span text:style-name="T576"> с 1756 по 1791 год. </text:span></text:p>
      <text:p text:style-name="P247"><text:span text:style-name="T590">Did</text:span><text:span text:style-name="T595"> you </text:span><text:span text:style-name="T590">go</text:span><text:span text:style-name="T595"> to Los Angeles last week? - Ты </text:span><text:span text:style-name="T590">ездил</text:span><text:span text:style-name="T595"> в Лос Анжелес на прошлой неделе?</text:span></text:p>
      <text:p text:style-name="P694"><text:span text:style-name="T451">I </text:span><text:span text:style-name="T418">didn`t go</text:span><text:span text:style-name="T451"> to Los Angeles — Я </text:span><text:span text:style-name="T418">не ездил</text:span><text:span text:style-name="T451"> в Лос Анжелес.</text:span></text:p>
      <text:p text:style-name="P144"/>
      <text:p text:style-name="P99"><text:soft-page-break/><text:span text:style-name="T586">Слова-маячки</text:span><text:span text:style-name="T577">:</text:span></text:p>
      <text:list xml:id="list1181736" text:style-name="L14">
        <text:list-item>
          <text:p text:style-name="P740">ago — <text:span text:style-name="T611">тому назад</text:span>;</text:p>
        </text:list-item>
        <text:list-item>
          <text:p text:style-name="P740">last — <text:span text:style-name="T611">прошлый</text:span>;</text:p>
        </text:list-item>
        <text:list-item>
          <text:p text:style-name="P781">yesterday — вчера;</text:p>
        </text:list-item>
      </text:list>
      <text:p text:style-name="P142"/>
      <text:p text:style-name="P652"><text:span text:style-name="T372">Past Simple часто путают с Present Perfect. </text:span><text:span text:style-name="T375">Здесь</text:span><text:span text:style-name="T373"> </text:span><text:span text:style-name="T374">г</text:span><text:span text:style-name="T373">лавное отличие в том, что </text:span><text:span text:style-name="T372">Present Perfect всегда сообща</text:span><text:span text:style-name="T374">ет</text:span><text:span text:style-name="T372"> доп</text:span><text:span text:style-name="T375">олнительную</text:span><text:span text:style-name="T372"> информацию, </text:span><text:span text:style-name="T374">которая </text:span><text:span text:style-name="T372">указыва</text:span><text:span text:style-name="T374">ет</text:span><text:span text:style-name="T354"> </text:span><text:span text:style-name="T372">на настоящее время </text:span><text:span text:style-name="T373">(</text:span><text:span text:style-name="T375">она может остутствовать в предложении </text:span><text:span text:style-name="T376">явно</text:span><text:span text:style-name="T375">, но всегда будет понятна из контекста</text:span><text:span text:style-name="T373">).</text:span><text:span text:style-name="T372"> </text:span><text:span text:style-name="T378">Но</text:span><text:span text:style-name="T373"> е</text:span><text:span text:style-name="T354">сли </text:span><text:span text:style-name="T373">изветно</text:span><text:span text:style-name="T354">, когда </text:span><text:span text:style-name="T374">именно </text:span><text:span text:style-name="T354">произошло событие, то Present Perfect </text:span><text:span text:style-name="T378">уже нельзя</text:span><text:span text:style-name="T377"> использ</text:span><text:span text:style-name="T379">овать.</text:span></text:p>
      <text:p text:style-name="P143"/>
      <text:p text:style-name="P644"><text:span text:style-name="T112">Tom has lost his key last weak </text:span><text:span text:style-name="T119">(неправильно) </text:span></text:p>
      <text:p text:style-name="P644"><text:span text:style-name="T112">Tom lost his key last weak </text:span><text:span text:style-name="T119">(правильно) </text:span></text:p>
      <text:p text:style-name="P347"/>
      <text:p text:style-name="P526"><text:span text:style-name="T390">Если вопрос содержит слово </text:span><text:span text:style-name="T126">when</text:span><text:span text:style-name="T390">, то он автоматич. привязывает </text:span><text:span text:style-name="T391">предложение</text:span><text:span text:style-name="T390"> к моменту </text:span></text:p>
      <text:p text:style-name="P151"><text:span text:style-name="T449">в прошлом. </text:span><text:span text:style-name="T450">Поэтому Present Perfect в вопросах с </text:span><text:span text:style-name="T66">when</text:span><text:span text:style-name="T450"> не используется.</text:span></text:p>
      <text:p text:style-name="P696"/>
      <text:p text:style-name="P696">Past Continuous</text:p>
      <text:p text:style-name="P678"/>
      <text:p text:style-name="P687"><text:span text:style-name="T355">И</text:span><text:span text:style-name="T356">спользуется, чтобы сообщить о действии, которое происходило в </text:span><text:span text:style-name="T359">точный</text:span><text:span text:style-name="T356"> момент</text:span></text:p>
      <text:p text:style-name="P687"><text:span text:style-name="T356">прошлого, </text:span><text:span text:style-name="T357">и </text:span><text:span text:style-name="T356">не было закончено.</text:span></text:p>
      <text:p text:style-name="P679"/>
      <text:p text:style-name="P688"><text:span text:style-name="T357">В предложении не обязательно должен </text:span><text:span text:style-name="T359">указываться</text:span><text:span text:style-name="T357"> точный момент. Он может только подразумеваться и быть понятен по контексту (</text:span><text:span text:style-name="T359">по</text:span><text:span text:style-name="T357"> </text:span><text:span text:style-name="T358">ситуаци</text:span><text:span text:style-name="T359">и</text:span><text:span text:style-name="T357">).</text:span></text:p>
      <text:p text:style-name="P682"/>
      <text:p text:style-name="P674">Cхема такая же, как и в Present Continuous, только глагол <text:span text:style-name="T2">be</text:span> записывается </text:p>
      <text:p text:style-name="P674">в прошедшей форме (<text:span text:style-name="T2">was/were</text:span>):</text:p>
      <text:p text:style-name="P673"/>
      <text:p text:style-name="P351">Last Sunday at 5 I <text:span text:style-name="T415">was having</text:span> dinner with my friends — В прошлое воскресенье в 5 </text:p>
      <text:p text:style-name="P351">я <text:span text:style-name="T415">ужинал</text:span> со своими друзьями (привязка к точному моменту в прошлом).</text:p>
      <text:p text:style-name="P351"/>
      <text:p text:style-name="P690"><text:span text:style-name="T613">My parents </text:span><text:span text:style-name="T419">were watching</text:span><text:span text:style-name="T613"> TV when I came home yesterday — Мои родители </text:span><text:span text:style-name="T419">смотрели</text:span><text:span text:style-name="T613"> телевизор, когда я пришел вчера домой (незаконченное действие </text:span><text:span text:style-name="T614">в тот момент</text:span><text:span text:style-name="T613">).</text:span></text:p>
      <text:p text:style-name="P690"/>
      <text:p text:style-name="P698"><text:span text:style-name="T584">W</text:span><text:span text:style-name="T585">e weren`t reading — Мы не читали (именно тогда). </text:span></text:p>
      <text:p text:style-name="P692">Was I running? — Я бежал?</text:p>
      <text:p text:style-name="P479"/>
      <text:p text:style-name="P479">Future Simple</text:p>
      <text:p text:style-name="P480"/>
      <text:p text:style-name="P528"><text:span text:style-name="T617">Используется чтобы сообщить о будущих </text:span><text:span text:style-name="T622">действиях</text:span><text:span text:style-name="T617">. </text:span><text:span text:style-name="T510">Эта форма говорит о том, что человек сделает что-то в будущем, но решение он принял </text:span><text:span text:style-name="T534">спонтанно, </text:span><text:span text:style-name="T510">в момент речи.</text:span></text:p>
      <text:p text:style-name="Standard"/>
      <text:p text:style-name="P529">Состоит из вспомогательного глагола <text:span text:style-name="T2">will</text:span> и смыслового глагола в начальной форме.</text:p>
      <text:p text:style-name="P484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618">о</text:span> <text:span text:style-name="T2">won`t</text:span>.</text:p>
      <text:p text:style-name="P529"/>
      <text:p text:style-name="P463">We <text:span text:style-name="T415">will</text:span> proobably <text:span text:style-name="T415">meet</text:span> soon — Мы, возможно, скоро <text:span text:style-name="T415">встретимся</text:span>.</text:p>
      <text:p text:style-name="P463">I hope everything <text:span text:style-name="T415">will be</text:span> fine — Надеюсь, все <text:span text:style-name="T415">будет </text:span>хорошо.</text:p>
      <text:p text:style-name="P484"><text:span text:style-name="T133">Will</text:span><text:span text:style-name="T2"> you </text:span><text:span text:style-name="T133">be</text:span><text:span text:style-name="T2"> at home toworrow? No, I won`t — </text:span><text:span text:style-name="T11">Ты </text:span><text:span text:style-name="T134">будешь</text:span><text:span text:style-name="T11"> завтра дома? Нет</text:span><text:span text:style-name="T2">.</text:span></text:p>
      <text:p text:style-name="P464"/>
      <text:p text:style-name="P431"><text:span text:style-name="T511">В</text:span><text:span text:style-name="T512"> предложени</text:span><text:span text:style-name="T511">ях</text:span><text:span text:style-name="T512"> </text:span><text:span text:style-name="T511">будут </text:span><text:span text:style-name="T512">часто </text:span><text:span text:style-name="T511">попадаться слова</text:span><text:span text:style-name="T512">, </text:span><text:span text:style-name="T511">выражающие</text:span><text:span text:style-name="T512"> мнение: <text:s/></text:span></text:p>
      <text:p text:style-name="P431"><text:span text:style-name="T494">I think </text:span><text:span text:style-name="T495">(я думаю)</text:span><text:span text:style-name="T494">, I`m sure </text:span><text:span text:style-name="T495">(я уверен), I hope (я надеюсь), </text:span><text:span text:style-name="T494">probably (возможно).</text:span></text:p>
      <text:p text:style-name="P483"/>
      <text:p text:style-name="P706"><text:span text:style-name="T547">Оборот </text:span><text:span text:style-name="T490">be going to</text:span></text:p>
      <text:p text:style-name="P532"/>
      <text:p text:style-name="P432"><text:span text:style-name="T511">Также позволяет </text:span><text:span text:style-name="T516">сообщить</text:span><text:span text:style-name="T511"> о будущем. </text:span><text:span text:style-name="T516">Но п</text:span><text:span text:style-name="T513">одразумевает, что человек говорит не о спонтанном </text:span><text:span text:style-name="T516">решении</text:span><text:span text:style-name="T513">, </text:span><text:span text:style-name="T514">а о заранее </text:span><text:span text:style-name="T515">продуманных</text:span><text:span text:style-name="T514"> действиях. </text:span><text:span text:style-name="T516">Означает</text:span><text:span text:style-name="T513"> «собираюсь сделать».</text:span></text:p>
      <text:p text:style-name="P486"/>
      <text:p text:style-name="P461">I`m going to meet my friends tomorrow — Я собираюсь встретиться с друзьями завтра.</text:p>
      <text:p text:style-name="P533"><text:span text:style-name="T476">I`m going to go</text:span><text:span text:style-name="T548"> out after I finish my work — Я собираюсь погулять после, как закончу работу.</text:span></text:p>
      <text:p text:style-name="P466"/>
      <text:p text:style-name="P433"><text:span text:style-name="T518">Когда очевидно что вот-вот случится какое-то действие, то </text:span><text:span text:style-name="T496">be going to</text:span><text:span text:style-name="T518"> </text:span><text:span text:style-name="T517">передает оттенок неизбежности происходящего и применяется по отношению к </text:span><text:span text:style-name="T518">другому </text:span><text:span text:style-name="T517">человеку или объетку.</text:span></text:p>
      <text:p text:style-name="P485"/>
      <text:p text:style-name="P465">Look! He`s going to fall — Смотри! Он сейчас упадет.</text:p>
      <text:p text:style-name="P466">The sky is dark. It`s going to rain — Небо темное. Сейчас пойдет дождь.</text:p>
      <text:p text:style-name="P466"/>
      <text:p text:style-name="P533"><text:span text:style-name="T535">В разговорно</text:span><text:span text:style-name="T546">м</text:span><text:span text:style-name="T535"> </text:span><text:span text:style-name="T539">стиле</text:span><text:span text:style-name="T538"> </text:span><text:span text:style-name="T540">этот </text:span><text:span text:style-name="T538">оборот </text:span><text:span text:style-name="T535">очень часто </text:span><text:span text:style-name="T539">записывается</text:span><text:span text:style-name="T535"> как </text:span><text:span text:style-name="T476">gonna</text:span><text:span text:style-name="T535"> </text:span><text:span text:style-name="T476">[гона].</text:span></text:p>
      <text:p text:style-name="P467"/>
      <text:p text:style-name="P684"><text:span text:style-name="T127">P</text:span><text:span text:style-name="T125">resent</text:span><text:span text:style-name="T576"> в значении будущего</text:span></text:p>
      <text:p text:style-name="P680"/>
      <text:p text:style-name="P689"><text:span text:style-name="T366">О</text:span><text:span text:style-name="T364"> будущем можно </text:span><text:span text:style-name="T366">также </text:span><text:span text:style-name="T364">говорить с помощью </text:span><text:span text:style-name="T365">формы </text:span><text:span text:style-name="T364">Present. </text:span><text:span text:style-name="T536">Present Simple </text:span><text:span text:style-name="T537">часто </text:span><text:span text:style-name="T536">использ</text:span><text:span text:style-name="T537">уется</text:span><text:span text:style-name="T536">, когда речь идет о рассписании, которое не зависит от говорящего. </text:span></text:p>
      <text:p text:style-name="P689"><text:span text:style-name="T536">Present Continuous </text:span><text:span text:style-name="T543">используется</text:span><text:span text:style-name="T536"> </text:span><text:span text:style-name="T542">когда говорят о личных планах.</text:span></text:p>
      <text:p text:style-name="P451"/>
      <text:p text:style-name="P460">I am flying to London tomorrow — <text:span text:style-name="T616">Завтра я лечу в Лондон (личный план)</text:span></text:p>
      <text:p text:style-name="P462">My airplane flies at 6 o`clock tomorrow — Мой самолет летит завтра в 6 (рассписание)</text:p>
      <text:p text:style-name="P459"/>
      <text:p text:style-name="P459"/>
      <text:p text:style-name="P517">Модальные глаголы</text:p>
      <text:p text:style-name="Standard"/>
      <text:p text:style-name="P558"><text:span text:style-name="T623">Это особенные глаголы, которые </text:span><text:span text:style-name="T667">могут</text:span><text:span text:style-name="T623"> </text:span><text:span text:style-name="T667">использоваться</text:span><text:span text:style-name="T623"> и как смысловые, и как вспомогательные, притендуя со </text:span><text:span text:style-name="T667">вспомогательными</text:span><text:span text:style-name="T623"> на одну позицию в предложении.</text:span></text:p>
      <text:p text:style-name="P591"><text:span text:style-name="T624">Основные модальные глаголы: </text:span><text:span text:style-name="T16">will, </text:span><text:span text:style-name="T17">shall, </text:span><text:span text:style-name="T16">can, could, might, may, must, should, would</text:span><text:span text:style-name="T624">.</text:span></text:p>
      <text:p text:style-name="P591"/>
      <text:p text:style-name="P565"><text:span text:style-name="T623">Модальные глаголы не меняют свою форму (не </text:span><text:span text:style-name="T629">имеют</text:span><text:span text:style-name="T623"> окончаний </text:span><text:span text:style-name="T15">-s, -ed</text:span><text:span text:style-name="T623">). В связи с </text:span><text:span text:style-name="T629">этим</text:span><text:span text:style-name="T623">, </text:span></text:p>
      <text:p text:style-name="P565"><text:span text:style-name="T623">они не могут </text:span><text:span text:style-name="T629">применяться</text:span><text:span text:style-name="T623"> во всех временах и поэтому, дополняют</text:span><text:span text:style-name="T629">ся</text:span><text:span text:style-name="T623"> модальны</text:span><text:span text:style-name="T629">ми</text:span><text:span text:style-name="T623"> конструкци</text:span><text:span text:style-name="T629">ями</text:span><text:span text:style-name="T623">: </text:span><text:span text:style-name="T16">be able to, have to </text:span><text:span text:style-name="T203">и</text:span><text:span text:style-name="T16"> used to</text:span><text:span text:style-name="T624">.</text:span></text:p>
      <text:p text:style-name="P558"/>
      <text:p text:style-name="P559">После модальных глаголов и конструкций почти всегда идет <text:span text:style-name="T667">голый </text:span>инфинитив.</text:p>
      <text:p text:style-name="P538"/>
      <text:p text:style-name="P559"><text:span text:style-name="T415">Глаголы </text:span><text:span text:style-name="T133">will</text:span><text:span text:style-name="T415"> и </text:span><text:span text:style-name="T133">shall</text:span></text:p>
      <text:p text:style-name="P559"/>
      <text:p text:style-name="P559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59">а с <text:span text:style-name="T2">won`t</text:span> — настоящим. <text:span text:style-name="T2">Won`t</text:span> означает «отказывается».</text:p>
      <text:p text:style-name="P559"/>
      <text:p text:style-name="P248">What`s wrong? My Car won`t start — Что случилось? Моя машина не заводится.</text:p>
      <text:p text:style-name="P249">(не смотря на мои ожидание, действие не происходит).</text:p>
      <text:p text:style-name="P249"/>
      <text:p text:style-name="P560"><text:span text:style-name="T17">S</text:span><text:span text:style-name="T16">hall</text:span><text:span text:style-name="T203"> не используется в современном английском. Он </text:span><text:span text:style-name="T205">встречается</text:span><text:span text:style-name="T203"> в вопросах вместо </text:span><text:span text:style-name="T16">will, </text:span><text:span text:style-name="T204">когда нужно получить одобрение от собеседника (только когда подлежащее </text:span><text:span text:style-name="T17">I</text:span><text:span text:style-name="T204"> или </text:span><text:span text:style-name="T17">we</text:span><text:span text:style-name="T204">).</text:span></text:p>
      <text:p text:style-name="P21"/>
      <text:p text:style-name="P249">Shall I close the door? - Я закрою дверь? (вы не против, если я закрою дверь?)</text:p>
      <text:p text:style-name="P248"/>
      <text:p text:style-name="P181"/>
      <text:p text:style-name="P701">Глаголы <text:span text:style-name="T2">can</text:span> и <text:span text:style-name="T2">could</text:span></text:p>
      <text:p text:style-name="P248"/>
      <text:p text:style-name="P23"><text:span text:style-name="T2">Can</text:span> переводится как «могу», «умею». <text:s/>С частицей <text:span text:style-name="T2">not</text:span> он пишется либо слитно, </text:p>
      <text:p text:style-name="P23">либо сокращенно (<text:span text:style-name="T2">cannot <text:s/></text:span>или<text:span text:style-name="T2"> can`t</text:span>).</text:p>
      <text:p text:style-name="P22"/>
      <text:p text:style-name="P250">She can play the guitar — Она умеет играть на гитаре.</text:p>
      <text:p text:style-name="P250">You can`t smoke here — Ты не можешь сдесь курить.</text:p>
      <text:p text:style-name="P250">Can I help you? - Я могу вам помочь?</text:p>
      <text:p text:style-name="P248"/>
      <text:p text:style-name="P558"><text:span text:style-name="T2">Could [куд]</text:span> переводится как «мог» и является прошедшей формой от <text:span text:style-name="T2">can</text:span><text:span text:style-name="T17">.</text:span></text:p>
      <text:p text:style-name="P22">Он часто применяется в качестве официальной формы обращения.</text:p>
      <text:p text:style-name="P22"/>
      <text:p text:style-name="P250">I could read at the age of 4 — Я мог читать в 4 года.</text:p>
      <text:p text:style-name="P158"/>
      <text:p text:style-name="P22"><text:span text:style-name="T415">Глаголы </text:span><text:span text:style-name="T133">might</text:span><text:span text:style-name="T415"> и </text:span><text:span text:style-name="T133">may</text:span></text:p>
      <text:p text:style-name="P22"/>
      <text:p text:style-name="P561"><text:span text:style-name="T17">Might [майт]</text:span><text:span text:style-name="T204"> переводится как «может </text:span><text:span text:style-name="T206">ли</text:span><text:span text:style-name="T204">», «мог бы», </text:span><text:span text:style-name="T206">или</text:span><text:span text:style-name="T204"> «должно быть»</text:span><text:span text:style-name="T206">, </text:span><text:span text:style-name="T204">«наверное». </text:span></text:p>
      <text:p text:style-name="P33">Он указывает на вероятность того, что что-то произойдет сейчас или в будущем. </text:p>
      <text:p text:style-name="P561"><text:span text:style-name="T204">Отрицание </text:span><text:span text:style-name="T17">might not</text:span><text:span text:style-name="T204"> сокращается до </text:span><text:span text:style-name="T17">mightn`t [майтэнт].</text:span></text:p>
      <text:p text:style-name="P561"/>
      <text:p text:style-name="P329">Might Tom call in the evening? — <text:span text:style-name="T625">Может ли </text:span>Том позвонить вечером?</text:p>
      <text:p text:style-name="P558"><text:span text:style-name="T2">Look at the sky. It might rain — Посмотри на небо. </text:span><text:span text:style-name="T19">Наверное</text:span><text:span text:style-name="T2"> пойдет дождь.</text:span></text:p>
      <text:p text:style-name="P251"/>
      <text:p text:style-name="P656"><text:span text:style-name="T18">M</text:span><text:span text:style-name="T2">ay</text:span><text:span text:style-name="T194"> </text:span><text:span text:style-name="T569">п</text:span><text:span text:style-name="T567">ереводится как «име</text:span><text:span text:style-name="T568">ю</text:span><text:span text:style-name="T567"> возможность». </text:span><text:span text:style-name="T569">Его </text:span><text:span text:style-name="T567">применяют </text:span><text:span text:style-name="T571">обычно</text:span><text:span text:style-name="T569"> в </text:span><text:span text:style-name="T570">вежливых </text:span><text:span text:style-name="T569">вопросах</text:span><text:span text:style-name="T567">, когда </text:span><text:span text:style-name="T569">спрашивают разрешения </text:span><text:span text:style-name="T572">или в значении «может быть» (maybe)</text:span><text:span text:style-name="T567">.</text:span></text:p>
      <text:p text:style-name="P522"/>
      <text:p text:style-name="P521">May I help you, sir? — <text:span text:style-name="T625">И</text:span>мею ли я возможность вам помочь <text:span text:style-name="T721">сэр</text:span>?</text:p>
      <text:p text:style-name="P182"/>
      <text:p text:style-name="P34"><text:span text:style-name="T415">Глагол </text:span><text:span text:style-name="T133">must</text:span></text:p>
      <text:p text:style-name="P34"/>
      <text:p text:style-name="P35">Переводится как «должен», «обязан» или «должно быть», «наверное». </text:p>
      <text:p text:style-name="P563"><text:span text:style-name="T207">Он указывает на обязанност</text:span><text:span text:style-name="T209">ь</text:span><text:span text:style-name="T207">, долг, приказ.</text:span></text:p>
      <text:p text:style-name="P34"/>
      <text:p text:style-name="P251">I must go — Я должен идти.</text:p>
      <text:p text:style-name="P251">Must we hurry? — Нам нужно торопиться?</text:p>
      <text:p text:style-name="P34"/>
      <text:p text:style-name="P558"><text:span text:style-name="T194">Отрицание </text:span><text:span text:style-name="T2">must not</text:span><text:span text:style-name="T194"> означает «нельзя», «запрещено». Сокращается до </text:span><text:span text:style-name="T2">musn`t [мазнт].</text:span></text:p>
      <text:p text:style-name="P252">You musn`t park here — Здесь нельзя парковаться. (здесь «you» это формальное подлежащее)</text:p>
      <text:p text:style-name="P34"/>
      <text:p text:style-name="P562"><text:span text:style-name="T194">В отличие от </text:span><text:span text:style-name="T2">might</text:span><text:span text:style-name="T194">, в значениях «должно быть», «наверное», он передает не вероятност</text:span><text:span text:style-name="T264">ь</text:span><text:span text:style-name="T194">, </text:span></text:p>
      <text:p text:style-name="P24">а уверенное предположение.</text:p>
      <text:p text:style-name="P24"/>
      <text:p text:style-name="P253">She must be very tired — Она, наверное, очень уставшая <text:span text:style-name="T708">(я почти уверен в этом)</text:span>.</text:p>
      <text:p text:style-name="P253"/>
      <text:p text:style-name="P152">Глагол should</text:p>
      <text:p text:style-name="P24"/>
      <text:p text:style-name="P24"><text:span text:style-name="T2">Should [шуд]</text:span> <text:span text:style-name="T627">переводится как «нужно», «следует сделать». Подходит чтобы дать совет.</text:span></text:p>
      <text:p text:style-name="P564"><text:span text:style-name="T207">Для совета, </text:span><text:span text:style-name="T208">к</text:span><text:span text:style-name="T207"> </text:span><text:span text:style-name="T20">should</text:span><text:span text:style-name="T207"> можно также </text:span><text:span text:style-name="T208">добавить</text:span><text:span text:style-name="T207"> обороты, </text:span><text:span text:style-name="T208">в</text:span><text:span text:style-name="T207">ыра</text:span><text:span text:style-name="T208">жающие</text:span><text:span text:style-name="T207"> мне</text:span><text:span text:style-name="T208">н</text:span><text:span text:style-name="T207">ие, </text:span></text:p>
      <text:p text:style-name="P564"><text:span text:style-name="T207">например: </text:span><text:span text:style-name="T20">I think, I don`t think</text:span><text:span text:style-name="T207">.</text:span></text:p>
      <text:p text:style-name="P29"/>
      <text:p text:style-name="P255">You should be more attentive — Вам следует быть более внимательным.</text:p>
      <text:p text:style-name="P253">I think you should leave — Думаю, вам пора уйти.</text:p>
      <text:p text:style-name="P24"><text:soft-page-break/><text:span text:style-name="T2">Should</text:span> также выражает: недоумение, удивление, возмущение. В этом случае он передает</text:p>
      <text:p text:style-name="P24">эмоциональную окраску высказыванию. Отрицательная форма говорит о плохой затее.</text:p>
      <text:p text:style-name="P24"/>
      <text:p text:style-name="P254">Why should I go there? — Скакой стати мне туда идти?</text:p>
      <text:p text:style-name="P253"/>
      <text:p text:style-name="P152">Глагол would</text:p>
      <text:p text:style-name="P24"/>
      <text:p text:style-name="P596"><text:span text:style-name="T20">Would </text:span><text:span text:style-name="T21">[вуд]</text:span><text:span text:style-name="T236"> соответствует частице «бы» когда люди представляют ситуацию </text:span><text:span text:style-name="T268">либо</text:span><text:span text:style-name="T236"> сообщает </text:span></text:p>
      <text:p text:style-name="P596"><text:span text:style-name="T236">о привычках прошлого. </text:span><text:span text:style-name="T237">Он ч</text:span><text:span text:style-name="T236">асто сокращается до `d. </text:span><text:span text:style-name="T238">Я</text:span><text:span text:style-name="T236">вляется прошедшей формой от </text:span><text:span text:style-name="T21">will</text:span><text:span text:style-name="T236">.</text:span></text:p>
      <text:p text:style-name="P25"/>
      <text:p text:style-name="P254">I would like to live in New Your — Я бы хотел жить в Нью Йорке (представил).</text:p>
      <text:p text:style-name="P254">I wouldn`t watch this film with my child — Я бы не смотрела этот фильм с моим ребенком.</text:p>
      <text:p text:style-name="P645"><text:span text:style-name="T55">When I was young I </text:span><text:span text:style-name="T141">would</text:span><text:span text:style-name="T55"> </text:span><text:span text:style-name="T141">play</text:span><text:span text:style-name="T55"> </text:span><text:span text:style-name="T56">games</text:span><text:span text:style-name="T55"> — Когда я был молод, я </text:span><text:span text:style-name="T141">играл</text:span><text:span text:style-name="T55"> в </text:span><text:span text:style-name="T56">игры</text:span><text:span text:style-name="T55"> (привычка про</text:span><text:span text:style-name="T56">ш</text:span><text:span text:style-name="T55">).</text:span></text:p>
      <text:p text:style-name="P25"/>
      <text:p text:style-name="P25">Фраза <text:span text:style-name="T2">would you like</text:span> часто используется, когда хотят <text:span text:style-name="T628">что-то </text:span>предложить. Если человек согласен, то он отвечает <text:span text:style-name="T2">I`d like</text:span> (я бы хотел) или <text:span text:style-name="T2">I`d love </text:span>(с удовольствием).</text:p>
      <text:p text:style-name="P26"/>
      <text:p text:style-name="P254">Would you like a cup of tea? Yes, I would — Вы бы хотили чашечку чая? Да, хотел бы.</text:p>
      <text:p text:style-name="P254">What would you like? I`d like some cofee — Чтобы вы хотели? Я бы хотел кофе.</text:p>
      <text:p text:style-name="P30"/>
      <text:p text:style-name="P153">Конструкция <text:span text:style-name="T2">be able to</text:span></text:p>
      <text:p text:style-name="P25"/>
      <text:p text:style-name="P27">Дублирует по значению модальные глаголы <text:span text:style-name="T2">can/could</text:span>. <text:span text:style-name="T630">В основном используется в будущем, </text:span></text:p>
      <text:p text:style-name="P113">в значении «смогу», «<text:span text:style-name="T707">сумею</text:span>»; или в прошлом, в значении «смог». <text:span text:style-name="T720">Также используется </text:span></text:p>
      <text:p text:style-name="P114">если в предложении уже есть вспомогательный или модальный глагол.</text:p>
      <text:p text:style-name="P27"/>
      <text:p text:style-name="P256"><text:span text:style-name="T626">If I learn </text:span><text:span text:style-name="T630">Eng</text:span><text:span text:style-name="T626">, I will be able to understand it — Если я буду учить </text:span><text:span text:style-name="T630">англ</text:span><text:span text:style-name="T626">, я смогу понимать его.</text:span></text:p>
      <text:p text:style-name="P256"><text:span text:style-name="T630">He</text:span><text:span text:style-name="T626"> talked quickly, but I was able to understand h</text:span><text:span text:style-name="T630">im </text:span><text:span text:style-name="T626">— </text:span><text:span text:style-name="T630">Он</text:span><text:span text:style-name="T626"> говорил быстр</text:span><text:span text:style-name="T630">о</text:span><text:span text:style-name="T626">, но я смог </text:span><text:span text:style-name="T630">его </text:span><text:span text:style-name="T626">понять.</text:span></text:p>
      <text:p text:style-name="P330">I have been able to sleep well recently — В последнее время я смог хорошо поспать.</text:p>
      <text:p text:style-name="P330">She might <text:span text:style-name="T722">be able to</text:span> help you — <text:span text:style-name="T722">Она возможно сможет тебе помочь.</text:span></text:p>
      <text:p text:style-name="P153"/>
      <text:p text:style-name="P25"><text:span text:style-name="T415">Конструкция </text:span><text:span text:style-name="T133">have to</text:span></text:p>
      <text:p text:style-name="P25"/>
      <text:p text:style-name="P566"><text:span text:style-name="T207">Дублирует по значению модальный глагол </text:span><text:span text:style-name="T20">must</text:span><text:span text:style-name="T207">. </text:span><text:span text:style-name="T209">Указывает</text:span><text:span text:style-name="T207"> </text:span><text:span text:style-name="T209">на </text:span><text:span text:style-name="T207">обязанност</text:span><text:span text:style-name="T209">ь</text:span><text:span text:style-name="T207">, котор</text:span><text:span text:style-name="T209">ую</text:span><text:span text:style-name="T207"> человек вынежден выполнять не по свое воле. </text:span><text:span text:style-name="T265">Также заменяет </text:span><text:span text:style-name="T54">must</text:span><text:span text:style-name="T265"> в прошедшем и будущем.</text:span></text:p>
      <text:p text:style-name="P25"/>
      <text:p text:style-name="P254">I must do it — Я должен это сделать (это мой долг).</text:p>
      <text:p text:style-name="P254">I have to do it — Я должен это сделать (того требуют обстоятельства).</text:p>
      <text:p text:style-name="P25"/>
      <text:p text:style-name="P28">В отрицательных предложениях <text:span text:style-name="T2">must</text:span> <text:span text:style-name="T631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5"/>
      <text:p text:style-name="P254">You mustn`t tell anyone — Ты не должен рассказывать никому.</text:p>
      <text:p text:style-name="P254">You don`t have to tell me everything — Можешь не рассказывать мне всего.</text:p>
      <text:p text:style-name="P254"/>
      <text:p text:style-name="P154">Конструкция <text:span text:style-name="T2">used to</text:span></text:p>
      <text:p text:style-name="P257"/>
      <text:p text:style-name="P646"><text:span text:style-name="T267">Заменяет</text:span><text:span text:style-name="T210"> глагол </text:span><text:span text:style-name="T22">would</text:span><text:span text:style-name="T210">,</text:span><text:span text:style-name="T266"> </text:span><text:span text:style-name="T210">когда говорят о </text:span><text:span text:style-name="T266">состоянии в</text:span><text:span text:style-name="T210"> прошло</text:span><text:span text:style-name="T266">м</text:span><text:span text:style-name="T211">. </text:span><text:span text:style-name="T210">Переводится как «раньше» </text:span><text:span text:style-name="T211">либо</text:span><text:span text:style-name="T210"> </text:span><text:span text:style-name="T211">вообще </text:span><text:span text:style-name="T210">выпадает при переводе. </text:span></text:p>
      <text:p text:style-name="P36"/>
      <text:p text:style-name="P263">I used to live in Bristol — Раньше я жил в Бристоле (а сейчас нет).</text:p>
      <text:p text:style-name="P263">I didn`t use to drink tea — Раньше я не пил чай (а теперь пью).</text:p>
      <text:p text:style-name="P655"><text:soft-page-break/><text:span text:style-name="T645">П</text:span><text:span text:style-name="T642">овелительное наклонение </text:span><text:span text:style-name="T648">(Imperative)</text:span></text:p>
      <text:p text:style-name="P37"/>
      <text:p text:style-name="P569"><text:span text:style-name="T213">Это способ озвучить</text:span><text:span text:style-name="T271">:</text:span><text:span text:style-name="T213"> просьбу, приказ, призыв </text:span><text:span text:style-name="T214">или </text:span><text:span text:style-name="T212">пожелание</text:span><text:span text:style-name="T213">. </text:span><text:span text:style-name="T212">Предложение в повелительном наклонении не имеет подлежащего и начинается с </text:span><text:span text:style-name="T222">начальной формы глагола</text:span><text:span text:style-name="T212">.</text:span></text:p>
      <text:p text:style-name="P258"/>
      <text:p text:style-name="P259">Don`t come here — Не подходи сюда. <text:span text:style-name="T632">(просьба)</text:span></text:p>
      <text:p text:style-name="P264">Put your gun down! — Опусти оружие! (приказ)</text:p>
      <text:p text:style-name="P265">Come here — Подойдите сюда. (призыв к действию)</text:p>
      <text:p text:style-name="P38"/>
      <text:p text:style-name="P567"><text:span text:style-name="T212">Ч</text:span><text:span text:style-name="T194">тобы озвучить пожелание, или предложить человеку угоститься едой, используют</text:span><text:span text:style-name="T272">ся</text:span><text:span text:style-name="T194"> устойчивые обороты с глаголом have:</text:span></text:p>
      <text:p text:style-name="P264"/>
      <text:p text:style-name="P264">Have a cake, please — Угощайтесь тортом, пожалуйста.</text:p>
      <text:p text:style-name="P264">Have a nice time — Приятно провести время.</text:p>
      <text:p text:style-name="P264">Have fun — Повеселитесь.</text:p>
      <text:p text:style-name="P38"/>
      <text:p text:style-name="P568"><text:span text:style-name="T212">Если нужно призвать человека или группу людей совершить что-то вместе, то перед глаголом нужно добавить фразу </text:span><text:span text:style-name="T23">let`s</text:span><text:span text:style-name="T212"> (</text:span><text:span text:style-name="T23">let us — давай</text:span><text:span text:style-name="T212">). Это один из способом быть вежливее.</text:span></text:p>
      <text:p text:style-name="P38"/>
      <text:p text:style-name="P267">Let`s do it — Давай сделаем это.</text:p>
      <text:p text:style-name="P264">Let`s not watch this movie — Давай не будем смотреть этот фильм.</text:p>
      <text:p text:style-name="P264"/>
      <text:p text:style-name="P38"/>
      <text:p text:style-name="P5"><text:span text:style-name="T212">П</text:span><text:span text:style-name="T194">ассивный залог </text:span><text:span text:style-name="T2">(Passive Voice)</text:span></text:p>
      <text:p text:style-name="P68"/>
      <text:p text:style-name="P597"><text:span text:style-name="T240">В английском язые есть 2 вида залогов</text:span><text:span text:style-name="T239">: активный и пассивный. В активном залоге дейсвие совершает автор, а в пассивном —</text:span><text:span text:style-name="T240"> </text:span><text:span text:style-name="T239">дейс</text:span><text:span text:style-name="T240">т</text:span><text:span text:style-name="T239">вие совершается над автором.</text:span></text:p>
      <text:p text:style-name="P69"/>
      <text:p text:style-name="P571"><text:span text:style-name="T194">Сказуемое в пассивном залоге состоит из </text:span><text:span text:style-name="T215">вспомогательного глагола </text:span><text:span text:style-name="T25">be </text:span><text:span text:style-name="T59">(либо get)</text:span><text:span text:style-name="T215"> </text:span></text:p>
      <text:p text:style-name="P40">и смыслового глагола в 3й форме (для группы Simple).</text:p>
      <text:p text:style-name="P39"/>
      <text:p text:style-name="P260"><text:span text:style-name="T634">The work </text:span><text:span text:style-name="T433">was finished</text:span><text:span text:style-name="T634"> yesterday — Работа </text:span><text:span text:style-name="T433">закончена</text:span><text:span text:style-name="T634"> вчера (пассивный залог).</text:span></text:p>
      <text:p text:style-name="P260"><text:span text:style-name="T634">I </text:span><text:span text:style-name="T433">finished</text:span><text:span text:style-name="T634"> my work yesterday — Я </text:span><text:span text:style-name="T433">закончил</text:span><text:span text:style-name="T634"> работу вчера (активный залог).</text:span></text:p>
      <text:p text:style-name="P39"/>
      <text:p text:style-name="P572"><text:span text:style-name="T215">Если нужно указать автора действия, то это можно сделать с помощью предлога </text:span><text:span text:style-name="T25">by</text:span><text:span text:style-name="T215">:</text:span></text:p>
      <text:p text:style-name="P570"><text:span text:style-name="T25">Ann Karenina was written </text:span><text:span text:style-name="T67">by Leo Tolstoy</text:span><text:span text:style-name="T25"> — Анна Каренина была написана Львом Толстым.</text:span></text:p>
      <text:p text:style-name="P260"/>
      <text:p text:style-name="P31"><text:span text:style-name="T633">Подлежащие </text:span><text:span text:style-name="T24">I</text:span><text:span text:style-name="T633">, в пассивн</text:span><text:span text:style-name="T634">ом</text:span><text:span text:style-name="T633"> залог</text:span><text:span text:style-name="T634">е</text:span><text:span text:style-name="T633"> </text:span><text:span text:style-name="T634">часто </text:span><text:span text:style-name="T633">переводится не как «я», а как «мне/мной/меня».</text:span></text:p>
      <text:p text:style-name="P31"/>
      <text:p text:style-name="P261">I am ignored all the time — Меня игнорируют все время.</text:p>
      <text:p text:style-name="P261">I was born in 1990 — Я родился в 1990 году (Меня родили в 1990 году).</text:p>
      <text:p text:style-name="P38"/>
      <text:p text:style-name="P39">Present Perfect Passive требует дополнительного слова been, после have. Если его не указать,</text:p>
      <text:p text:style-name="P39">то предложение получится в форме активного залога Present Perfect.</text:p>
      <text:p text:style-name="P39"/>
      <text:p text:style-name="P262">I have been taught an important lesson — Мне преподали важный урок.</text:p>
      <text:p text:style-name="P262">I have taught an important lesson — Я преподал важный урок.</text:p>
      <text:p text:style-name="P38"/>
      <text:p text:style-name="P38">Предложение в Present Perfect Passive можно перепутать с Present Perfect Continuous.</text:p>
      <text:p text:style-name="P568"><text:span text:style-name="T212">Здесь главное </text:span><text:span text:style-name="T216">отличие</text:span><text:span text:style-name="T212"> в том, что в Passive смысловой глагол стоит в 3й форме,</text:span></text:p>
      <text:p text:style-name="P38">а в Continuous — с окончанием ing.</text:p>
      <text:p text:style-name="P38"/>
      <text:p text:style-name="P266"><text:soft-page-break/>I have been spoken English — Со мной говорили по английски.</text:p>
      <text:p text:style-name="P264">I have been speaking English for 2 years. — Я говорю по английски уже 2 года.</text:p>
      <text:p text:style-name="P258"/>
      <text:p text:style-name="P32">Также можно легко перепутать ситуации, когда be используется с прилагательным и когда</text:p>
      <text:p text:style-name="P568"><text:span text:style-name="T216">в </text:span><text:span text:style-name="T194">пассивн</text:span><text:span text:style-name="T216">о</text:span><text:span text:style-name="T194">м залог</text:span><text:span text:style-name="T216">е</text:span><text:span text:style-name="T194">. Здесь важно отличать прилагательное от глагола.</text:span></text:p>
      <text:p text:style-name="P258"/>
      <text:p text:style-name="P258">I am ignored all the time — Меня игнорируют все время (ignored — глагол в 3й форме).</text:p>
      <text:p text:style-name="P288">I am interested in art — Я интересуюсь искусством (interested — прилагательное).</text:p>
      <text:p text:style-name="Standard"/>
      <text:p text:style-name="Standard"/>
      <text:p text:style-name="P10">Вопросительные предложения</text:p>
      <text:p text:style-name="Standard"/>
      <text:p text:style-name="P659">В английском языке вопросительные предложения можно условно разделить на две группы.</text:p>
      <text:p text:style-name="P659">К первой группе будут относ<text:span text:style-name="T722">я</text:span>тся общие и специальные вопросы. Ко второй группе — разделительные вопросы и вопросы к подлежащему. </text:p>
      <text:p text:style-name="P659"/>
      <text:p text:style-name="P659">Эти группы будут отличаться между собой только порядком слов в предложении. Вопросы из первой группы имеют обратный порядок слов, а из второй — прямой.</text:p>
      <text:p text:style-name="P659"/>
      <text:p text:style-name="P553">Общий вопрос</text:p>
      <text:p text:style-name="P555"/>
      <text:p text:style-name="P555"><text:span text:style-name="T635">В</text:span>опрос, предполага<text:span text:style-name="T638">ющий</text:span> ответ «да/нет». <text:span text:style-name="T722">С</text:span>лужит для получения общей информации. Вопросительные слова не используются. Всегда начинается со вспомогательного глагола.</text:p>
      <text:p text:style-name="P555"/>
      <text:p text:style-name="P555">Чтобы коротко ответить на такой вопрос, недостаточно просто написать <text:span text:style-name="T2">yes/no</text:span>. Нужно также</text:p>
      <text:p text:style-name="P555">добавить корешок — местоимение со вспомогательным глаголом. Корешок будет указывать</text:p>
      <text:p text:style-name="P555">на мысль, которая была сказана в предыдушем предложении:</text:p>
      <text:p text:style-name="P555"/>
      <text:p text:style-name="P545">Do you play the piano? — Yes, I do.</text:p>
      <text:p text:style-name="P546">Does Rita play football? — No, she doesn`t.</text:p>
      <text:p text:style-name="P546"/>
      <text:p text:style-name="P660"><text:span text:style-name="T413">Общий вопрос может быть с альтернативой. В этом случае алтернатива будет для какой-то части </text:span><text:span text:style-name="T414">предложения</text:span><text:span text:style-name="T413">: для подлежащего, сказуемоем </text:span><text:span text:style-name="T414">или</text:span><text:span text:style-name="T413"> дополнения.</text:span></text:p>
      <text:p text:style-name="P552"/>
      <text:p text:style-name="P394">Does <text:span text:style-name="T415">your mother </text:span>or<text:span text:style-name="T415"> your father</text:span> help you? (<text:span text:style-name="T638">альтернатива </text:span><text:span text:style-name="T722">для</text:span><text:span text:style-name="T638"> </text:span>подлежаще<text:span text:style-name="T722">го</text:span>)</text:p>
      <text:p text:style-name="P394">Has he just <text:span text:style-name="T415">arrived </text:span>or<text:span text:style-name="T415"> left</text:span>? (<text:span text:style-name="T722">для</text:span> смыслово<text:span text:style-name="T722">го</text:span> глагол<text:span text:style-name="T722">а</text:span>)</text:p>
      <text:p text:style-name="P660"><text:span text:style-name="T410">Will you go to Kiev </text:span><text:span text:style-name="T412">by train </text:span><text:span text:style-name="T410">or</text:span><text:span text:style-name="T412"> by plane</text:span><text:span text:style-name="T410">? (для</text:span><text:span text:style-name="T411"> </text:span><text:span text:style-name="T410">дополнения)</text:span></text:p>
      <text:p text:style-name="P658"/>
      <text:p text:style-name="P554">Специальный вопрос</text:p>
      <text:p text:style-name="P556"/>
      <text:p text:style-name="P660"><text:span text:style-name="T638">З</text:span><text:span text:style-name="T637">адается для получения дополнительной информации и поэтому всегда начинается </text:span></text:p>
      <text:p text:style-name="P557">с вопросительного слова или вопросительной связки:</text:p>
      <text:p text:style-name="P658"/>
      <text:list xml:id="list4277373042" text:style-name="L15">
        <text:list-item>
          <text:p text:style-name="P741">who [ху] — кто;</text:p>
        </text:list-item>
        <text:list-item>
          <text:p text:style-name="P741">whom [хум] — кого;</text:p>
        </text:list-item>
        <text:list-item>
          <text:p text:style-name="P741">whose [хуз] — чей;</text:p>
        </text:list-item>
        <text:list-item>
          <text:p text:style-name="P741">what — что, какой;</text:p>
        </text:list-item>
        <text:list-item>
          <text:p text:style-name="P741">which — который;</text:p>
        </text:list-item>
        <text:list-item>
          <text:p text:style-name="P741">where [вэа] — где, куда;</text:p>
        </text:list-item>
        <text:list-item>
          <text:p text:style-name="P741">when — когда;</text:p>
        </text:list-item>
        <text:list-item>
          <text:p text:style-name="P741">why [вай] — зачем, почему;</text:p>
        </text:list-item>
        <text:list-item>
          <text:p text:style-name="P741">how [хау] — как;</text:p>
        </text:list-item>
        <text:list-item>
          <text:p text:style-name="P741"><text:soft-page-break/>how often [хау офэн] — как часто;</text:p>
        </text:list-item>
        <text:list-item>
          <text:p text:style-name="P741">how many — сколько (исчисляемые существительные);</text:p>
        </text:list-item>
        <text:list-item>
          <text:p text:style-name="P741">how much — сколько (неисчесляемые существительные);</text:p>
        </text:list-item>
        <text:list-item>
          <text:p text:style-name="P741">how long [хау лон] — как долго;</text:p>
        </text:list-item>
        <text:list-item>
          <text:p text:style-name="P741">how long ago — как давно;</text:p>
        </text:list-item>
        <text:list-item>
          <text:p text:style-name="P830">how old — сколько лет.</text:p>
        </text:list-item>
      </text:list>
      <text:p text:style-name="P547"/>
      <text:p text:style-name="P660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637">соотв</text:span>. <text:span text:style-name="T2">Which</text:span> подразумевает выбор из нескольких вариантов.</text:p>
      <text:p text:style-name="P660"/>
      <text:p text:style-name="P331">What do you like? — Что ты любишь?</text:p>
      <text:p text:style-name="P331">What car have you got? — Какая у тебя машина?</text:p>
      <text:p text:style-name="P331">Which car is yours? — Какая из машин твоя?</text:p>
      <text:p text:style-name="P331"/>
      <text:p text:style-name="P115"><text:span text:style-name="T26">H</text:span><text:span text:style-name="T2">ow</text:span> чаще присутствует в связке с прилагательным или наречием, но может употребляться </text:p>
      <text:p text:style-name="P115">и самостоятельно.</text:p>
      <text:p text:style-name="P115"/>
      <text:p text:style-name="P331">How old are you? — Сколько тебе лет?</text:p>
      <text:p text:style-name="P331">How are you? — Как ты?</text:p>
      <text:p text:style-name="P331"/>
      <text:p text:style-name="P117">Если в вопросе есть предлог, то он будет всегда стоять в конце предложения, </text:p>
      <text:p text:style-name="P117">после глагола, который дополняет.</text:p>
      <text:p text:style-name="P116"/>
      <text:p text:style-name="P395"><text:span text:style-name="T403">Who</text:span> do you <text:span text:style-name="T476">meet</text:span> <text:span text:style-name="T415">with</text:span>? — <text:span text:style-name="T415">С</text:span> <text:span text:style-name="T403">кем</text:span> ты встречаешься?</text:p>
      <text:p text:style-name="P395"><text:span text:style-name="T403">What</text:span> are you <text:span text:style-name="T476">looking</text:span> <text:span text:style-name="T415">at</text:span>? — <text:span text:style-name="T415">На</text:span> <text:span text:style-name="T403">что</text:span> ты смотришь?</text:p>
      <text:p text:style-name="P395"/>
      <text:p text:style-name="P185">Разделительный вопрос</text:p>
      <text:p text:style-name="P185"/>
      <text:p text:style-name="P661"><text:span text:style-name="T287">З</text:span><text:span text:style-name="T288">адается</text:span><text:span text:style-name="T286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234"/>
      <text:p text:style-name="P234">Состоит из 2х частей, разделенных запятой: утверждения и противоположного корешка.</text:p>
      <text:p text:style-name="P234">Корешок можно переводить словами: «правда?» «да?», «не так ли?», «верно?»</text:p>
      <text:p text:style-name="P234"/>
      <text:p text:style-name="P234">В корешке, <text:span text:style-name="T636">п</text:span>осле <text:span text:style-name="T636">вспомогательного </text:span>глагола, стоит местоимение, заменяющее подлежащее:</text:p>
      <text:p text:style-name="P396">You play tennis every day, don`t you? — Ты играешь в теннис, да?</text:p>
      <text:p text:style-name="P234"/>
      <text:p text:style-name="P234">Если в главной части отрицание, то в корешке должно быть утверждение (и наоборот).</text:p>
      <text:p text:style-name="P396">You don`t like tomato juice, do you? — Ты не любишь томатный сок, да?</text:p>
      <text:p text:style-name="P234"/>
      <text:p text:style-name="P234">Если в главной части используется <text:span text:style-name="T2">I am</text:span>, то в корешке нужно говорить <text:span text:style-name="T2">aren`t I:</text:span></text:p>
      <text:p text:style-name="P395">I am a famous artist, aren`t I? — Я знаменитая художница, <text:span text:style-name="T723">не так ли</text:span>?</text:p>
      <text:p text:style-name="P395"/>
      <text:p text:style-name="P185">Вопрос к подлежащему</text:p>
      <text:p text:style-name="P116"/>
      <text:p text:style-name="P116">Задается, когда хотят узнать кто или что совершает действие. Начинается со слова <text:span text:style-name="T2">who</text:span></text:p>
      <text:p text:style-name="P661"><text:span text:style-name="T194">или </text:span><text:span text:style-name="T2">what</text:span><text:span text:style-name="T194">, которое заменяют собой подлежащее.</text:span></text:p>
      <text:p text:style-name="P116"/>
      <text:p text:style-name="P332">Who is in the Room? — Кто в комнате?</text:p>
      <text:p text:style-name="P332">What was that? — Что это было?</text:p>
      <text:p text:style-name="P397">Who are my best friends? → Mike and Paul are my best friends.</text:p>
      <text:p text:style-name="P657"/>
      <text:p text:style-name="P705">Отрицательные предложения</text:p>
      <text:p text:style-name="P449"/>
      <text:p text:style-name="P518">Чтобы придать мысли отрицательное значение используется частица <text:span text:style-name="T2">not </text:span><text:span text:style-name="T194">или</text:span> слово <text:span text:style-name="T2">never</text:span> </text:p>
      <text:p text:style-name="P523"><text:span text:style-name="T217">Частица</text:span><text:span text:style-name="T27"> not</text:span><text:span text:style-name="T651"> переводится как «не». Она всегда стоит либо в связке со вспомогательным, </text:span></text:p>
      <text:p text:style-name="P519">либо с модальным глаголом и является частью сказуемого.</text:p>
      <text:p text:style-name="P520"/>
      <text:p text:style-name="P520"><text:span text:style-name="T2">I not like horror movies (неправильно, остуствует вспомогательный</text:span><text:span text:style-name="T27"> </text:span><text:span text:style-name="T2">глагол)</text:span></text:p>
      <text:p text:style-name="P518"/>
      <text:p text:style-name="P518">Но если отрицатульную мысль сообщить в дополнении, то <text:span text:style-name="T2">not</text:span> будет стоять самостоятельно.</text:p>
      <text:p text:style-name="P452">It`s quite impolite not to call me back — Очень не вежливо не перезванивать мне.</text:p>
      <text:p text:style-name="P573"/>
      <text:p text:style-name="P573"/>
      <text:p text:style-name="P6">Самые важные глаголы</text:p>
      <text:p text:style-name="Standard"/>
      <text:p text:style-name="P574"><text:span text:style-name="T651">Это глаголы: </text:span><text:span text:style-name="T27">be</text:span><text:span text:style-name="T651">, </text:span><text:span text:style-name="T27">do</text:span><text:span text:style-name="T651">, </text:span><text:span text:style-name="T27">have</text:span><text:span text:style-name="T651"> и </text:span><text:span text:style-name="T27">get</text:span><text:span text:style-name="T651">. Они могут быть как смысловыми, так и вспомогательными. (кроме </text:span><text:span text:style-name="T27">get</text:span><text:span text:style-name="T651">). А также входить в устойчивые обороты, меняя свое основное значение.</text:span></text:p>
      <text:p text:style-name="P574"/>
      <text:p text:style-name="P534">Глагол <text:span text:style-name="T2">be</text:span></text:p>
      <text:p text:style-name="Standard"/>
      <text:p text:style-name="P420"><text:span text:style-name="T220">Переводится как</text:span><text:span text:style-name="T652"> «быть» </text:span><text:span text:style-name="T674">и</text:span><text:span text:style-name="T653"> </text:span><text:span text:style-name="T652">меняется в зависимости от подлежащего.</text:span></text:p>
      <text:p text:style-name="P420"/>
      <text:p text:style-name="P419"><text:span text:style-name="T653">В </text:span><text:span text:style-name="T28">Present</text:span><text:span text:style-name="T653"> </text:span><text:span text:style-name="T655">этот глагол</text:span><text:span text:style-name="T654"> </text:span><text:span text:style-name="T653">принимает следующие формы:</text:span></text:p>
      <text:list xml:id="list1297639187" text:style-name="L16">
        <text:list-item>
          <text:p text:style-name="P742">am — если подлежащее в первом лице (I);</text:p>
        </text:list-item>
        <text:list-item>
          <text:p text:style-name="P742">is — если подлежащее в третьем лице, единственном числе (he/she/it);</text:p>
        </text:list-item>
        <text:list-item>
          <text:p text:style-name="P742">are — если подлежащее во множественном числе (you/we/they).</text:p>
        </text:list-item>
      </text:list>
      <text:p text:style-name="P268"/>
      <text:p text:style-name="P41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86">После <text:span text:style-name="T2">be</text:span> обычно указывается характеристика (какой) или место (где).</text:p>
      <text:p text:style-name="P41"/>
      <text:p text:style-name="P268">This dress is blue — Это платье синие.</text:p>
      <text:p text:style-name="P268">I am in my office now — Я у себя в офисе сейчас.</text:p>
      <text:p text:style-name="P41"/>
      <text:p text:style-name="P42">Связка <text:span text:style-name="T2">be </text:span>+ прилагательное, <text:span text:style-name="T691">очень </text:span>часто переводится глаголом:</text:p>
      <text:p text:style-name="P355">I am interested in art — Я интересуюсь искусством.</text:p>
      <text:p text:style-name="P42"/>
      <text:p text:style-name="P576"><text:span text:style-name="T218">В вопрос</text:span><text:span text:style-name="T219">ах</text:span><text:span text:style-name="T218"> глагол </text:span><text:span text:style-name="T28">be</text:span><text:span text:style-name="T218"> меняется местами с подлежащим, а в отрица</text:span><text:span text:style-name="T219">ниях</text:span><text:span text:style-name="T218">, используется </text:span></text:p>
      <text:p text:style-name="P576"><text:span text:style-name="T218">с частицей </text:span><text:span text:style-name="T28">not</text:span><text:span text:style-name="T218">: В корешке ответа, вместо </text:span><text:span text:style-name="T28">do/does,</text:span><text:span text:style-name="T218"> используется </text:span><text:span text:style-name="T28">am/is/are</text:span><text:span text:style-name="T218">:</text:span></text:p>
      <text:p text:style-name="P42"/>
      <text:p text:style-name="P269">Is John married? No, he isn`t. — Джон женат? Нет.</text:p>
      <text:p text:style-name="P269"/>
      <text:p text:style-name="P551">Очень часто <text:span text:style-name="T2">am/is/are</text:span> сокращают:</text:p>
      <text:list xml:id="list2882092253" text:style-name="L17">
        <text:list-item>
          <text:p text:style-name="P831">I am → I`m;</text:p>
        </text:list-item>
        <text:list-item>
          <text:p text:style-name="P831">he is → he`s;</text:p>
        </text:list-item>
        <text:list-item>
          <text:p text:style-name="P831">you are → you`re;</text:p>
        </text:list-item>
      </text:list>
      <text:p text:style-name="P544"/>
      <text:p text:style-name="P550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550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69"/>
      <text:p text:style-name="P419"><text:span text:style-name="T218">В </text:span><text:span text:style-name="T28">Past</text:span><text:span text:style-name="T218"> </text:span><text:span text:style-name="T219">он </text:span><text:span text:style-name="T218">принимает слудеющие формы:</text:span></text:p>
      <text:list xml:id="list1805573383" text:style-name="L18">
        <text:list-item>
          <text:p text:style-name="P743">was — если подлежащее в единственном числе (I/he/she/it);</text:p>
        </text:list-item>
        <text:list-item>
          <text:p text:style-name="P743">were — если подлежащее во множественном числе (you/we/they).</text:p>
        </text:list-item>
      </text:list>
      <text:p text:style-name="P42"><text:soft-page-break/>В <text:span text:style-name="T2">Future</text:span> принимает только одну форму — <text:span text:style-name="T2">will be:</text:span></text:p>
      <text:p text:style-name="P269"/>
      <text:p text:style-name="P270">Was the weather good? No, it wasn`t — Погода была хорошая? Нет.</text:p>
      <text:p text:style-name="P269">I will be happy to eat — Я буду рад поесть.</text:p>
      <text:p text:style-name="P269"/>
      <text:p text:style-name="P155">Глагол <text:span text:style-name="T2">do</text:span></text:p>
      <text:p text:style-name="P186"/>
      <text:p text:style-name="P186">Переводится как «делать». В одном предложении может встречаться несколько раз,</text:p>
      <text:p text:style-name="P186">в качестве вспомогательного глагола и смыслового. Вспомогательным глаголом он может</text:p>
      <text:p text:style-name="P186">быть только в отрицаниях и вопросах, времен группы <text:span text:style-name="T2">Simple</text:span>.</text:p>
      <text:p text:style-name="P355"/>
      <text:p text:style-name="P355">What do you <text:span text:style-name="T415">do</text:span>? — Что ты <text:span text:style-name="T415">делаешь</text:span>?</text:p>
      <text:p text:style-name="P355">Do you like pets? No, I don`t — Ты любишь домашних животних? Нет.</text:p>
      <text:p text:style-name="P186"/>
      <text:p text:style-name="P186">В прошедшем времени преорбазуется в <text:span text:style-name="T2">did</text:span> — «делал».</text:p>
      <text:p text:style-name="P269"/>
      <text:p text:style-name="P155">Глагол <text:span text:style-name="T2">have</text:span></text:p>
      <text:p text:style-name="P42"/>
      <text:p text:style-name="P42">Переводится как «иметь». Для времен группы <text:span text:style-name="T2">Perfect</text:span> выступает в роли вспомогательного</text:p>
      <text:p text:style-name="P664"><text:span text:style-name="T218">глагола. Также может быть частью устойчивых </text:span><text:span text:style-name="T273">выражений</text:span><text:span text:style-name="T218">. </text:span></text:p>
      <text:p text:style-name="P43"/>
      <text:p text:style-name="P43">Когда <text:span text:style-name="T2">have</text:span> является смысловым глаголом, <text:span text:style-name="T724">то </text:span>он работает по тем же правилам что и другие</text:p>
      <text:p text:style-name="P43">смысловые глаголы, т. е. требует вспомогательного <text:span text:style-name="T2">do</text:span> для отрицаний и вопросов.</text:p>
      <text:p text:style-name="P43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3"/>
      <text:p text:style-name="P271">Mike has many friends — У Майка много друзей.</text:p>
      <text:p text:style-name="P271">He doesn`t have many friends — У него не много друзей.</text:p>
      <text:p text:style-name="P271">Do you have many friends? — У тебя много друзей?</text:p>
      <text:p text:style-name="P43"/>
      <text:p text:style-name="P664"><text:span text:style-name="T274">Иногда </text:span><text:span text:style-name="T60">have</text:span><text:span text:style-name="T274">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span></text:p>
      <text:p text:style-name="P43"/>
      <text:p text:style-name="P271">I have a lot of friends — У меня (есть) много друзей.</text:p>
      <text:p text:style-name="P43"/>
      <text:p text:style-name="P43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71">He hasn`t lost his keys — Он не потерял свои ключи (has в отрицании).</text:p>
      <text:p text:style-name="P271"/>
      <text:p text:style-name="P44">В прошедшем времени преобразуется в <text:span text:style-name="T2">had</text:span> — «имел».</text:p>
      <text:p text:style-name="P280">I had a lot of friends — У меня было много друзей (Я имел много друзей).</text:p>
      <text:p text:style-name="P271"/>
      <text:p text:style-name="P43"><text:span text:style-name="T687">Глагол</text:span><text:span text:style-name="T44"> h</text:span><text:span text:style-name="T2">ave</text:span> в значении «иметь» не употребляется во временах группы <text:span text:style-name="T2">Continuous</text:span>.</text:p>
      <text:p text:style-name="P272">I am having many friends now (неправильно). I have many friends (правильно).</text:p>
      <text:p text:style-name="P272"/>
      <text:p text:style-name="P42">В разговорной речи часто используется оборот <text:span text:style-name="T2">have got</text:span>. Он обозначает тоже самое,</text:p>
      <text:p text:style-name="P42">что и <text:span text:style-name="T2">have</text:span> (иметь/владеть), но используется только в настоящем времени.</text:p>
      <text:p text:style-name="P42"/>
      <text:p text:style-name="P269">Have you got a Mercedes? / Do you have a Mercedes? — У тебя есть мерседес?</text:p>
      <text:p text:style-name="P269">I haven`t got a Mercedes / I don`t have a Mercedes — У меня нет мерседеса.</text:p>
      <text:p text:style-name="P269"/>
      <text:p text:style-name="P620"><text:span text:style-name="T218">Глагол </text:span><text:span text:style-name="T28">have</text:span><text:span text:style-name="T218"> может входить в состав устойчивых </text:span><text:span text:style-name="T273">выражений</text:span><text:span text:style-name="T218">. В этом </text:span><text:span text:style-name="T273">случае </text:span><text:span text:style-name="T218">он переводится </text:span><text:span text:style-name="T273">иначе</text:span><text:span text:style-name="T218">. Также здесь отменяется правило, </text:span><text:span text:style-name="T247">когда</text:span><text:span text:style-name="T218"> </text:span><text:span text:style-name="T28">have</text:span><text:span text:style-name="T218"> нельзя употребять в </text:span><text:span text:style-name="T28">Continuous</text:span><text:span text:style-name="T218">:</text:span></text:p>
      <text:p text:style-name="P45"/>
      <text:p text:style-name="P50"><text:soft-page-break/><text:span text:style-name="T656">В</text:span><text:span text:style-name="T653">ыражения, связанные с приемом пищи:</text:span></text:p>
      <text:list xml:id="list1590756039" text:style-name="L19">
        <text:list-item>
          <text:p text:style-name="P744">have a coffee/tea/drink — пить кофе/чай/напиток;</text:p>
        </text:list-item>
        <text:list-item>
          <text:p text:style-name="P744">have a meal — принимать пищу;</text:p>
        </text:list-item>
        <text:list-item>
          <text:p text:style-name="P744">have a breakfast/luch/dinner — завтракать/обедать/ужинать;</text:p>
        </text:list-item>
      </text:list>
      <text:p text:style-name="P104"/>
      <text:p text:style-name="P422"><text:span text:style-name="T221">В</text:span><text:span text:style-name="T218">ыражения, связанные с времяпровождением:</text:span></text:p>
      <text:list xml:id="list2815286072" text:style-name="L20">
        <text:list-item>
          <text:p text:style-name="P745">have a date — ходить на свидание;</text:p>
        </text:list-item>
        <text:list-item>
          <text:p text:style-name="P745">have a good time — хорошо проводить время;</text:p>
        </text:list-item>
        <text:list-item>
          <text:p text:style-name="P745">have a meeting / an appointment — назначать встречу;</text:p>
        </text:list-item>
        <text:list-item>
          <text:p text:style-name="P745">have a nice day — удачного дня (пожелание);</text:p>
        </text:list-item>
      </text:list>
      <text:p text:style-name="P50"/>
      <text:p text:style-name="P50"><text:span text:style-name="T656">В</text:span><text:span text:style-name="T653">ыражения, связанные с внешностью:</text:span></text:p>
      <text:list xml:id="list938160106" text:style-name="L21">
        <text:list-item>
          <text:p text:style-name="P746">have a bath/shower— принимать ванну/душ;</text:p>
        </text:list-item>
        <text:list-item>
          <text:p text:style-name="P746">have a shave/haircat — побриться/постричься;</text:p>
        </text:list-item>
      </text:list>
      <text:p text:style-name="P272"/>
      <text:p text:style-name="P421"><text:span text:style-name="T221">В</text:span><text:span text:style-name="T218">ыражения, связанные с общением:</text:span></text:p>
      <text:list xml:id="list1713251623" text:style-name="L22">
        <text:list-item>
          <text:p text:style-name="P747">have a guess — угадывать, догадываться;</text:p>
        </text:list-item>
        <text:list-item>
          <text:p text:style-name="P747">have a talk/discussion/chat — беседовать/обсуждать/болтать;</text:p>
        </text:list-item>
        <text:list-item>
          <text:p text:style-name="P747">have a call — позвонить;</text:p>
        </text:list-item>
      </text:list>
      <text:p text:style-name="P269"/>
      <text:p text:style-name="P419"><text:span text:style-name="T221">В</text:span><text:span text:style-name="T218">ыражения связанные со здоровьем:</text:span></text:p>
      <text:list xml:id="list2338091108" text:style-name="L23">
        <text:list-item>
          <text:p text:style-name="P748">have a baby — родить;</text:p>
        </text:list-item>
        <text:list-item>
          <text:p text:style-name="P749">have a cold/cough — простудиться/кашлять;</text:p>
        </text:list-item>
        <text:list-item>
          <text:p text:style-name="P748">have a headache — болит голова;</text:p>
        </text:list-item>
      </text:list>
      <text:p text:style-name="P269"/>
      <text:p text:style-name="P419"><text:span text:style-name="T221">В</text:span><text:span text:style-name="T218">ыражения, связанные с отдыхом:</text:span></text:p>
      <text:list xml:id="list3953858201" text:style-name="L24">
        <text:list-item>
          <text:p text:style-name="P750">have a day off — взять выходной;</text:p>
        </text:list-item>
        <text:list-item>
          <text:p text:style-name="P750">have a dream/nightmare — видеть сон/кошмар;</text:p>
        </text:list-item>
        <text:list-item>
          <text:p text:style-name="P750">have a rest — отдыхать;</text:p>
        </text:list-item>
        <text:list-item>
          <text:p text:style-name="P750">have a sleep — спать.</text:p>
        </text:list-item>
      </text:list>
      <text:p text:style-name="P269"/>
      <text:p text:style-name="P49"><text:span text:style-name="T656">В</text:span><text:span text:style-name="T653">ыражения, свяханые с физической активностью:</text:span></text:p>
      <text:list xml:id="list1528072416" text:style-name="L25">
        <text:list-item>
          <text:p text:style-name="P751">have a good journey — добраться без проблем (пожелание);</text:p>
        </text:list-item>
        <text:list-item>
          <text:p text:style-name="P751">have a good flight — хорошо долететь (пожелание);</text:p>
        </text:list-item>
        <text:list-item>
          <text:p text:style-name="P751">have a lift — подвести (на машине);</text:p>
        </text:list-item>
        <text:list-item>
          <text:p text:style-name="P751">have a ride — проехаться;</text:p>
        </text:list-item>
        <text:list-item>
          <text:p text:style-name="P751">have a walk — пройтись (прогуляться);</text:p>
        </text:list-item>
        <text:list-item>
          <text:p text:style-name="P751">have a swim — поплавать;</text:p>
        </text:list-item>
        <text:list-item>
          <text:p text:style-name="P751">have a hug — обняться;</text:p>
        </text:list-item>
        <text:list-item>
          <text:p text:style-name="P751">have a kiss — поцеловаться.</text:p>
        </text:list-item>
      </text:list>
      <text:p text:style-name="P157"/>
      <text:p text:style-name="P156">Глагол <text:span text:style-name="T2">get</text:span></text:p>
      <text:p text:style-name="P46"/>
      <text:p text:style-name="P46">Переводится по разному, в зависимости от слов, идущих после него. Поэтому его нужно переводить в связке с соседними словами.</text:p>
      <text:p text:style-name="P46"/>
      <text:p text:style-name="P625"><text:span text:style-name="T253">Если после </text:span><text:span text:style-name="T46">get</text:span><text:span text:style-name="T253"> идет существительное, то он </text:span><text:span text:style-name="T275">о</text:span><text:span text:style-name="T253">знач</text:span><text:span text:style-name="T275">ает</text:span><text:span text:style-name="T253"> «получать, покупать, </text:span><text:span text:style-name="T275">доста</text:span><text:span text:style-name="T276">ва</text:span><text:span text:style-name="T275">ть</text:span><text:span text:style-name="T253">».</text:span></text:p>
      <text:p text:style-name="P46"/>
      <text:p text:style-name="P273">I got an A — Я получил пятерку. (A — это оценка)</text:p>
      <text:p text:style-name="P273">I got a new car — Я купил новую машину.</text:p>
      <text:p text:style-name="P333"><text:span text:style-name="T725">С</text:span>an I speak to <text:span text:style-name="T725">Joe</text:span>? <text:span text:style-name="T725">Yes,</text:span> I’ll <text:span text:style-name="T725">get</text:span> <text:span text:style-name="T725">him</text:span> — <text:span text:style-name="T725">Я м</text:span><text:span text:style-name="T726">огу поговорить с </text:span><text:span text:style-name="T727">Джо</text:span><text:span text:style-name="T726">? </text:span><text:span text:style-name="T727">Да,</text:span><text:span text:style-name="T726"> </text:span><text:span text:style-name="T727">я</text:span><text:span text:style-name="T726"> позову </text:span><text:span text:style-name="T727">(достану)</text:span><text:span text:style-name="T726"> </text:span><text:span text:style-name="T727">его</text:span><text:span text:style-name="T726">.</text:span></text:p>
      <text:p text:style-name="P665"><text:soft-page-break/><text:span text:style-name="T253">Если после </text:span><text:span text:style-name="T46">get</text:span><text:span text:style-name="T253"> идет прилагательное, то это означает «прийти к состоянию», например: </text:span></text:p>
      <text:p text:style-name="P665"><text:span text:style-name="T46">get hungry</text:span><text:span text:style-name="T253"> (проголодаться), </text:span><text:span text:style-name="T46">get better</text:span><text:span text:style-name="T253"> (стать лучше), </text:span><text:span text:style-name="T46">get cold</text:span><text:span text:style-name="T253"> (замерзнуть).</text:span></text:p>
      <text:p text:style-name="P46"/>
      <text:p text:style-name="P274">He <text:span text:style-name="T415">got dressed</text:span> quickly and left — Он быстро <text:span text:style-name="T415">оделся</text:span> и ушел.</text:p>
      <text:p text:style-name="P273"/>
      <text:p text:style-name="P46">Если <text:span text:style-name="T2">get</text:span> используется с частицей <text:span text:style-name="T2">to</text:span>, то это означает «прибы<text:span text:style-name="T725">ть</text:span> в такое-то место».</text:p>
      <text:p text:style-name="P46"/>
      <text:p text:style-name="P273">I got to work late — Я приехал на работу поздно.</text:p>
      <text:p text:style-name="P273">I got to the airport by train — Я приехал в аэропорт на поезде.</text:p>
      <text:p text:style-name="P273"/>
      <text:p text:style-name="P46">Если <text:span text:style-name="T2">get</text:span> используется со средством передвижения, то он приобретает значение</text:p>
      <text:p text:style-name="P625"><text:span text:style-name="T253">«сесть в транспорт». В этом случае он может </text:span><text:span text:style-name="T252">идти</text:span><text:span text:style-name="T253"> с предлогом </text:span><text:span text:style-name="T46">on</text:span><text:span text:style-name="T253">.</text:span></text:p>
      <text:p text:style-name="P46"/>
      <text:p text:style-name="P273">I got on a bus at 5 o`clock — Я сел в автобус в 5 часов.</text:p>
      <text:p text:style-name="P273">I got a taxi — Я взял такси.</text:p>
      <text:p text:style-name="P273"/>
      <text:p text:style-name="P46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46"/>
      <text:p text:style-name="P273">They <text:span text:style-name="T415">got married</text:span> last year — <text:span text:style-name="T724">Они </text:span><text:span text:style-name="T438">поженились</text:span><text:span text:style-name="T724"> в прошлом году.</text:span></text:p>
      <text:p text:style-name="P46"/>
      <text:p text:style-name="P47">После <text:span text:style-name="T2">get</text:span> могут стоять предлоги, от которых он может сильно меняться:</text:p>
      <text:list xml:id="list3019638204" text:style-name="L26">
        <text:list-item>
          <text:p text:style-name="P752">get along — ладить друг с другом;</text:p>
        </text:list-item>
        <text:list-item>
          <text:p text:style-name="P752">get away — удирать;</text:p>
        </text:list-item>
        <text:list-item>
          <text:p text:style-name="P752">get back — вернуться;</text:p>
        </text:list-item>
        <text:list-item>
          <text:p text:style-name="P752">get in — попасть внутрь;</text:p>
        </text:list-item>
        <text:list-item>
          <text:p text:style-name="P752">get on — справиться с ситуацией.</text:p>
        </text:list-item>
      </text:list>
      <text:p text:style-name="P46"/>
      <text:p text:style-name="P273">I`ll get away from work as soon as I can — Я уйду с этой работы, как только смогу.</text:p>
      <text:p text:style-name="P273">Get in the car quickly! — Быстро садись в машину!</text:p>
      <text:p text:style-name="P273">How are you getting on with your new job? — Как дела на новой работе?</text:p>
      <text:p text:style-name="P273"/>
      <text:p text:style-name="P156">Глаголы, в которых все путаются</text:p>
      <text:p text:style-name="P156"/>
      <text:p text:style-name="P577"><text:span text:style-name="T68">Tell</text:span><text:span text:style-name="T289"> и </text:span><text:span text:style-name="T68">say</text:span><text:span text:style-name="T289"> </text:span><text:span text:style-name="T290">передают значение</text:span><text:span text:style-name="T289"> «сказать». Только </text:span><text:span text:style-name="T68">tell</text:span><text:span text:style-name="T289"> </text:span><text:span text:style-name="T290">означает</text:span><text:span text:style-name="T289"> «рассказать кому-то» или «рассказать что-то» и требует дополнения. А </text:span><text:span text:style-name="T68">say</text:span><text:span text:style-name="T289"> означает просто «сказать».</text:span></text:p>
      <text:p text:style-name="P187"/>
      <text:p text:style-name="P275"><text:span text:style-name="T424">Tell </text:span><text:span text:style-name="T178">me</text:span><text:span text:style-name="T453"> the truth — </text:span><text:span text:style-name="T424">Скажи </text:span><text:span text:style-name="T178">мне</text:span><text:span text:style-name="T453"> правду.</text:span></text:p>
      <text:p text:style-name="P276"><text:span text:style-name="T442">`It is good,` Mr Bean </text:span><text:span text:style-name="T415">said</text:span><text:span text:style-name="T442"> — «Это хорошо», </text:span><text:span text:style-name="T415">сказал</text:span><text:span text:style-name="T442"> мистер Бин.</text:span></text:p>
      <text:p text:style-name="P356"/>
      <text:p text:style-name="P578"><text:span text:style-name="T69">See, look, watch </text:span><text:span text:style-name="T290">передают значение «видеть». </text:span><text:span text:style-name="T70">See</text:span><text:span text:style-name="T291"> означает «видеть», как визическую возможность. </text:span><text:span text:style-name="T70">Look</text:span><text:span text:style-name="T291"> означает «смотреть» </text:span><text:span text:style-name="T292">как осознанное действие</text:span><text:span text:style-name="T291">. Если смотрят </text:span><text:span text:style-name="T395">на</text:span><text:span text:style-name="T291"> какой-то объект, то доб. предлог </text:span><text:span text:style-name="T70">at</text:span><text:span text:style-name="T291">. W</text:span><text:span text:style-name="T70">atch</text:span><text:span text:style-name="T291"> означает «наблюдать за» и требует дополнения.</text:span></text:p>
      <text:p text:style-name="P188"/>
      <text:p text:style-name="P277"><text:span text:style-name="T442">I </text:span><text:span text:style-name="T415">see</text:span><text:span text:style-name="T442"> a bird in the tree — Я </text:span><text:span text:style-name="T415">вижу</text:span><text:span text:style-name="T442"> птицу на дереве.</text:span></text:p>
      <text:p text:style-name="P276"><text:span text:style-name="T442">Don`t worry, I`m not </text:span><text:span text:style-name="T415">looking</text:span><text:span text:style-name="T442"> — Не волнуйся, я не </text:span><text:span text:style-name="T415">смотрю</text:span><text:span text:style-name="T442">.</text:span></text:p>
      <text:p text:style-name="P276"><text:span text:style-name="T442">I`m </text:span><text:span text:style-name="T415">looking </text:span><text:span text:style-name="T477">at</text:span><text:span text:style-name="T442"> the dog — Я </text:span><text:span text:style-name="T415">смотрю </text:span><text:span text:style-name="T477">на</text:span><text:span text:style-name="T442"> собаку.</text:span></text:p>
      <text:p text:style-name="P276"><text:span text:style-name="T442">I like </text:span><text:span text:style-name="T415">watching </text:span><text:span text:style-name="T176">birds</text:span><text:span text:style-name="T442"> — Мне нравится </text:span><text:span text:style-name="T415">наблюдать </text:span><text:span text:style-name="T477">за</text:span><text:span text:style-name="T176"> птицами</text:span><text:span text:style-name="T442">.</text:span></text:p>
      <text:p text:style-name="P356"/>
      <text:p text:style-name="P579"><text:span text:style-name="T71">Hear</text:span><text:span text:style-name="T293"> и </text:span><text:span text:style-name="T71">list</text:span><text:span text:style-name="T293"> переводятся как «слышать» и «слушать». Первый означает физическую возможность (подобно </text:span><text:span text:style-name="T71">see</text:span><text:span text:style-name="T293">) а второй — осознанное действие (подобно </text:span><text:span text:style-name="T71">look</text:span><text:span text:style-name="T293">). Когда говорят </text:span></text:p>
      <text:p text:style-name="P579"><text:span text:style-name="T293">о том, что именно слушают, то к </text:span><text:span text:style-name="T71">listen</text:span><text:span text:style-name="T293"> доб. предлог </text:span><text:span text:style-name="T71">to</text:span><text:span text:style-name="T293">, но при переводе он выпадает.</text:span></text:p>
      <text:p text:style-name="P278"><text:soft-page-break/><text:span text:style-name="T454">Can you </text:span><text:span text:style-name="T425">hear</text:span><text:span text:style-name="T454"> some noise? — Ты </text:span><text:span text:style-name="T425">слышишь</text:span><text:span text:style-name="T454"> шум?</text:span></text:p>
      <text:p text:style-name="P278"><text:span text:style-name="T425">Listen to</text:span><text:span text:style-name="T454"> me, please — Пожалуйста, </text:span><text:span text:style-name="T425">послушай</text:span><text:span text:style-name="T454"> меня.</text:span></text:p>
      <text:p text:style-name="P278"><text:span text:style-name="T454">What music do you </text:span><text:span text:style-name="T425">listen to</text:span><text:span text:style-name="T454">? - Какую музыку ты </text:span><text:span text:style-name="T425">слушает</text:span><text:span text:style-name="T454">?</text:span></text:p>
      <text:p text:style-name="P357"/>
      <text:p text:style-name="P48"><text:span text:style-name="T72">D</text:span><text:span text:style-name="T71">o</text:span><text:span text:style-name="T454"> </text:span><text:span text:style-name="T455">и</text:span><text:span text:style-name="T454"> </text:span><text:span text:style-name="T71">make</text:span><text:span text:style-name="T454"> означают «делать». Только первый имеет абстрактное значение (</text:span><text:span text:style-name="T474">т. е. </text:span><text:span text:style-name="T454">заниматься</text:span></text:p>
      <text:p text:style-name="P189">делом), а второй больше связан с физической активностью, с созданием предметов.</text:p>
      <text:p text:style-name="P358"/>
      <text:p text:style-name="P279"><text:span text:style-name="T454">Could you </text:span><text:span text:style-name="T425">do</text:span><text:span text:style-name="T454"> me a favour — Не мог бы ты </text:span><text:span text:style-name="T425">оказать</text:span><text:span text:style-name="T454"> мне услугу?</text:span></text:p>
      <text:p text:style-name="P279"><text:span text:style-name="T454">I belive she`ll </text:span><text:span text:style-name="T425">make</text:span><text:span text:style-name="T454"> the right choice — Я верю, что она </text:span><text:span text:style-name="T425">сделает</text:span><text:span text:style-name="T454"> правильный выбор.</text:span></text:p>
      <text:p text:style-name="P189"/>
      <text:p text:style-name="P190">Устойчивые выражения с do:</text:p>
      <text:list xml:id="list2102050005" text:style-name="L27">
        <text:list-item>
          <text:p text:style-name="P785">do an exam/test — сдавать экзамен/тест;</text:p>
        </text:list-item>
        <text:list-item>
          <text:p text:style-name="P785">do a course — пройти курс;</text:p>
        </text:list-item>
        <text:list-item>
          <text:p text:style-name="P785">do work/homework/housework — делать работу / домашнюю работу / работу по дому;</text:p>
        </text:list-item>
        <text:list-item>
          <text:p text:style-name="P785">do a favour — оказывать услугу;</text:p>
        </text:list-item>
        <text:list-item>
          <text:p text:style-name="P785">do business — заниматься бизнесом;</text:p>
        </text:list-item>
        <text:list-item>
          <text:p text:style-name="P785">do right/wrong — поступать правильно/неправильно;</text:p>
        </text:list-item>
        <text:list-item>
          <text:p text:style-name="P785">do the shopping — делать покупки;</text:p>
        </text:list-item>
        <text:list-item>
          <text:p text:style-name="P785">do the wassing up — мыть посуду;</text:p>
        </text:list-item>
      </text:list>
      <text:p text:style-name="P189"/>
      <text:p text:style-name="P190">Устойчивые выражения с make:</text:p>
      <text:list xml:id="list270886048" text:style-name="L28">
        <text:list-item>
          <text:p text:style-name="P786">make a noise — шуметь;</text:p>
        </text:list-item>
        <text:list-item>
          <text:p text:style-name="P786">make a bed — застилать постель;</text:p>
        </text:list-item>
        <text:list-item>
          <text:p text:style-name="P786">make a cake/tea/dinner — приготовить торт/чай/ужин;</text:p>
        </text:list-item>
        <text:list-item>
          <text:p text:style-name="P786">make a choice — сделать выбор;</text:p>
        </text:list-item>
        <text:list-item>
          <text:p text:style-name="P786">make a scision — принять решение;</text:p>
        </text:list-item>
        <text:list-item>
          <text:p text:style-name="P786">make a promise — обещать, дать обещание;</text:p>
        </text:list-item>
        <text:list-item>
          <text:p text:style-name="P786">make a friends — подружиться.</text:p>
        </text:list-item>
      </text:list>
      <text:p text:style-name="Standard"/>
      <text:p text:style-name="Standard"/>
      <text:p text:style-name="P52"><text:span text:style-name="T639">И</text:span><text:span text:style-name="T640">нфинитив и герундий</text:span></text:p>
      <text:p text:style-name="P580"/>
      <text:p text:style-name="P584">Когда в английском предложении несколько глаголов идут подряд, то первый является <text:span text:style-name="T657">смысловым</text:span>, а следующ<text:span text:style-name="T657">ие</text:span>, свободны<text:span text:style-name="T657">е</text:span> от времени, <text:span text:style-name="T657">будут</text:span> в форме инфинитива или герундия.</text:p>
      <text:p text:style-name="P580">Инфинитив и герундий дополняют по смыслу сказуемое. Они являются взаимозаменяемы.</text:p>
      <text:p text:style-name="Standard"/>
      <text:p text:style-name="P535">Инфинитив</text:p>
      <text:p text:style-name="P581"/>
      <text:p text:style-name="P581">Это глагол в начальной форме, который почти всегда пишется с частицей to.</text:p>
      <text:p text:style-name="P582"/>
      <text:p text:style-name="P281">We <text:span text:style-name="T156">promise</text:span> <text:span text:style-name="T415">to get</text:span> the money — Мы обещали <text:span text:style-name="T415">достать</text:span> денег.</text:p>
      <text:p text:style-name="P281">Don`t <text:span text:style-name="T156">forget</text:span> <text:span text:style-name="T415">to write</text:span> importang things — Не забывай <text:span text:style-name="T415">записывать</text:span> самое главное.</text:p>
      <text:p text:style-name="P581"/>
      <text:p text:style-name="P53">Между смысловым глаголом и идущим за ним инфинитивом часто стоит дополнение.</text:p>
      <text:p text:style-name="P423"><text:span text:style-name="T222">Обычно дополнение </text:span><text:span text:style-name="T223">ставиться</text:span><text:span text:style-name="T222"> после: </text:span><text:span text:style-name="T29">ask, tell, advice, expect, pesuade, teach.</text:span></text:p>
      <text:p text:style-name="P281"/>
      <text:p text:style-name="P281">I <text:span text:style-name="T164">asked</text:span> <text:span text:style-name="T169">Mike</text:span> <text:span text:style-name="T415">to come</text:span> in — Я просила Майка войти.</text:p>
      <text:p text:style-name="P281"><text:span text:style-name="T164">Tell</text:span> <text:span text:style-name="T169">them</text:span> <text:span text:style-name="T415">to leave</text:span> us alone — Попроси их оставить нас в покое.</text:p>
      <text:p text:style-name="P281"/>
      <text:p text:style-name="P54">Если после смыслового глагола указано дополнение, то такие предложения удобней</text:p>
      <text:p text:style-name="P54">переводить с использованием придаточного предложения.</text:p>
      <text:p text:style-name="P281"/>
      <text:p text:style-name="P583"><text:soft-page-break/><text:span text:style-name="T29">I </text:span><text:span text:style-name="T2">promise you</text:span><text:span text:style-name="T29"> </text:span><text:span text:style-name="T135">to be</text:span><text:span text:style-name="T29"> there always — Я обещаю тебе, </text:span><text:span text:style-name="T135">что буду</text:span><text:span text:style-name="T29"> рядом всегда.</text:span></text:p>
      <text:p text:style-name="P282"/>
      <text:p text:style-name="P118"><text:span text:style-name="T657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для, за, <text:span text:style-name="T728">на</text:span>).</text:p>
      <text:p text:style-name="P410"/>
      <text:p text:style-name="P508"><text:span text:style-name="T29">I went out </text:span><text:span text:style-name="T135">to buy</text:span><text:span text:style-name="T29"> food — Я вышел, </text:span><text:span text:style-name="T135">чтобы купить</text:span><text:span text:style-name="T29"> еды.</text:span></text:p>
      <text:p text:style-name="P508"><text:span text:style-name="T29">I went out </text:span><text:span text:style-name="T135">for</text:span><text:span text:style-name="T29"> food — Я вышел </text:span><text:span text:style-name="T135">за</text:span><text:span text:style-name="T29"> едой.</text:span></text:p>
      <text:p text:style-name="P508"><text:span text:style-name="T29">I surfed the Internet </text:span><text:span text:style-name="T135">for</text:span><text:span text:style-name="T29"> new info — Я ходил по интернету </text:span><text:span text:style-name="T135">в</text:span><text:span text:style-name="T29"> </text:span><text:span text:style-name="T135">поисках</text:span><text:span text:style-name="T29"> новой информац</text:span><text:span text:style-name="T61">ии</text:span><text:span text:style-name="T29">.</text:span></text:p>
      <text:p text:style-name="P454"/>
      <text:p text:style-name="P509">Есть глаголы, после который инфинитив идет без частицы <text:span text:style-name="T2">to</text:span> (голый инфинитив).</text:p>
      <text:p text:style-name="P509">Самыми распространенным из них являются <text:span text:style-name="T2">let,</text:span> <text:span text:style-name="T2">make </text:span><text:span text:style-name="T710">и</text:span><text:span text:style-name="T57"> help</text:span>.</text:p>
      <text:p text:style-name="P509"/>
      <text:p text:style-name="P453"><text:span text:style-name="T156">Let</text:span> Peter <text:span text:style-name="T415">explain</text:span> himself — Позволь Питеру <text:span text:style-name="T442">объясниться</text:span>.</text:p>
      <text:p text:style-name="P453"><text:span text:style-name="T156">Let</text:span> us (let`s) <text:span text:style-name="T415">watch</text:span> this movie — Давай посмотрим этот фильм <text:span text:style-name="T711">(позоволь нам)</text:span>.</text:p>
      <text:p text:style-name="P453"/>
      <text:p text:style-name="P647"><text:span text:style-name="T544">Если после </text:span><text:span text:style-name="T508">make</text:span><text:span text:style-name="T544"> </text:span><text:span text:style-name="T545">есть</text:span><text:span text:style-name="T544"> еще один глагол, то в этом случае </text:span><text:span text:style-name="T508">make</text:span><text:span text:style-name="T544"> переводится не как «делать», </text:span></text:p>
      <text:p text:style-name="P510">а как «заставлять». <text:span text:style-name="T709">П</text:span>осле <text:span text:style-name="T2">make</text:span> нужно <text:span text:style-name="T709">обязательно </text:span>указать дополнение.</text:p>
      <text:p text:style-name="P453"/>
      <text:p text:style-name="P585"><text:span text:style-name="T508">I can`t </text:span><text:span text:style-name="T161">make</text:span><text:span text:style-name="T508"> </text:span><text:span text:style-name="T173">John</text:span><text:span text:style-name="T508"> </text:span><text:span text:style-name="T491">work</text:span><text:span text:style-name="T508"> — Я не могу заставить Джона работать.</text:span></text:p>
      <text:p text:style-name="P455"/>
      <text:p text:style-name="P178"><text:span text:style-name="T549">Г</text:span><text:span text:style-name="T476">ерундий</text:span></text:p>
      <text:p text:style-name="P511"/>
      <text:p text:style-name="P511">Это нечно среднее между глаголом и существительным, потому что может переводиться</text:p>
      <text:p text:style-name="P587"><text:span text:style-name="T541">и так, и этак. Выглядит как глагол c окончанием -ing</text:span>.</text:p>
      <text:p text:style-name="Standard"/>
      <text:p text:style-name="P588">Герундий <text:span text:style-name="T662">используется после предлогов и некоторых глаголов. </text:span></text:p>
      <text:p text:style-name="P588">В этом случае он переводится глаголом.</text:p>
      <text:p text:style-name="P411"/>
      <text:p text:style-name="P237">I <text:span text:style-name="T156">ran</text:span> for a long time <text:span text:style-name="T575">without</text:span> <text:span text:style-name="T415">stopping</text:span> — Я долго бежал, не <text:span text:style-name="T415">останавливаясь</text:span>.</text:p>
      <text:p text:style-name="P237">Don`t stop. <text:span text:style-name="T156">Keep</text:span> <text:span text:style-name="T575">on</text:span> <text:span text:style-name="T415">running</text:span>! — Не останавливайся. Продолжай <text:span text:style-name="T415">бежать</text:span>!</text:p>
      <text:p text:style-name="P237"/>
      <text:p text:style-name="P589">Между смысловым глаголом <text:span text:style-name="T660">и герундием также </text:span>может стоять дополнение:</text:p>
      <text:p text:style-name="P237">I <text:span text:style-name="T156">saw</text:span> <text:span text:style-name="T169">John</text:span> <text:span text:style-name="T415">working</text:span> in the garden — Я видел, как Джон работает в саду.</text:p>
      <text:p text:style-name="P55"/>
      <text:p text:style-name="P56">Связка <text:span text:style-name="T2">go</text:span> + герундий означает «занимаюсь этим делом»</text:p>
      <text:p text:style-name="P56">А связка <text:span text:style-name="T2">like</text:span> + герундий означает «люблю заниматься этим делом».</text:p>
      <text:p text:style-name="P56"/>
      <text:p text:style-name="P283">Would you like <text:span text:style-name="T415">to go skiing</text:span>? — Ты хочешь <text:span text:style-name="T415">покататься на лыжах</text:span>?</text:p>
      <text:p text:style-name="P283">I would rather <text:span text:style-name="T415">go shopping</text:span> — <text:span text:style-name="T661">Я</text:span> <text:span text:style-name="T661">бы </text:span>лучше <text:span text:style-name="T415">по</text:span><text:span text:style-name="T426">шопилась</text:span>.</text:p>
      <text:p text:style-name="P283">I <text:span text:style-name="T415">like shopping</text:span>! — Я <text:span text:style-name="T415">люблю </text:span><text:span text:style-name="T426">шопиться</text:span>!</text:p>
      <text:p text:style-name="P283"/>
      <text:p text:style-name="P57">Если герундий стоит в начале предложения, то он является подлежащим и будет переводиться существительным.</text:p>
      <text:p text:style-name="P57"/>
      <text:p text:style-name="P284"><text:span text:style-name="T427">Swimming</text:span><text:span text:style-name="T663"> is very good for your health — </text:span><text:span text:style-name="T427">Плаванье</text:span><text:span text:style-name="T663"> хорошо для здоровья</text:span></text:p>
      <text:p text:style-name="P284"><text:span text:style-name="T427">Learning</text:span><text:span text:style-name="T663"> English is not easy — </text:span><text:span text:style-name="T427">Изучение</text:span><text:span text:style-name="T663"> английского это нелегко.</text:span></text:p>
      <text:p text:style-name="P57"/>
      <text:p text:style-name="P424">Глаголы, после которых принято использовать герундий:</text:p>
      <text:list xml:id="list1167027031" text:style-name="L29">
        <text:list-item>
          <text:p text:style-name="P753">stop, finish, give up, carry on, go on, keep on (начало или конец процесса);</text:p>
        </text:list-item>
        <text:list-item>
          <text:p text:style-name="P832"><text:span text:style-name="T2">dislike, </text:span><text:span text:style-name="T30">enjoy (отношени</text:span><text:span text:style-name="T31">е</text:span><text:span text:style-name="T30"> к чему-то);</text:span></text:p>
        </text:list-item>
        <text:list-item>
          <text:p text:style-name="P754"><text:span text:style-name="T658">see, watch, hear, listen to (чувственн</text:span><text:span text:style-name="T664">ые</text:span><text:span text:style-name="T658"> восприяти</text:span><text:span text:style-name="T664">е</text:span><text:span text:style-name="T658">);</text:span></text:p>
        </text:list-item>
        <text:list-item>
          <text:p text:style-name="P754"><text:span text:style-name="T663">suggest, mind, avoid, practive, can`t help </text:span><text:span text:style-name="T660">(</text:span><text:span text:style-name="T664">другие глаголы и словосочетания)</text:span><text:span text:style-name="T663">;</text:span></text:p>
        </text:list-item>
      </text:list>
      <text:p text:style-name="P286"><text:soft-page-break/><text:span text:style-name="T224">Г</text:span><text:span text:style-name="T194">лаголы, после которых можно использовать как инфинитив, так и герундий:</text:span></text:p>
      <text:list xml:id="list2236894911" text:style-name="L30">
        <text:list-item>
          <text:p text:style-name="P755">start, begin, continues (связанные с процессом)</text:p>
        </text:list-item>
        <text:list-item>
          <text:p text:style-name="P755">love, like, hate, prefer (связанные с отношением)</text:p>
        </text:list-item>
      </text:list>
      <text:p text:style-name="P58"/>
      <text:p text:style-name="P285">I started to leart English at school / I started learning English at school.</text:p>
      <text:p text:style-name="P632"/>
      <text:p text:style-name="P632"/>
      <text:p text:style-name="P57"><text:span text:style-name="T641">Формальное подлежащее </text:span><text:span text:style-name="T649">(</text:span><text:span text:style-name="T648">Dummy subject</text:span><text:span text:style-name="T649">)</text:span></text:p>
      <text:p text:style-name="P57"/>
      <text:p text:style-name="P626"><text:span text:style-name="T226">Когда в авнглийском предложен. отсутстует подлежащее, то его место </text:span><text:span text:style-name="T255">занимает</text:span><text:span text:style-name="T226"> формальное подлежащее. Обычно это либо </text:span><text:span text:style-name="T32">there</text:span><text:span text:style-name="T226">, либо </text:span><text:span text:style-name="T32">it</text:span><text:span text:style-name="T226">, но иногда это могут быть: </text:span><text:span text:style-name="T32">they</text:span><text:span text:style-name="T226">, </text:span><text:span text:style-name="T32">this</text:span><text:span text:style-name="T226">, </text:span><text:span text:style-name="T32">that</text:span><text:span text:style-name="T226">, </text:span><text:span text:style-name="T32">you</text:span><text:span text:style-name="T226">. Такие предложения удобнее переводить с конца </text:span><text:span text:style-name="T270">или с дополнения</text:span><text:span text:style-name="T226">.</text:span></text:p>
      <text:p text:style-name="P60"/>
      <text:p text:style-name="P667"><text:span text:style-name="T226">Подлежащее </text:span><text:span text:style-name="T32">there</text:span><text:span text:style-name="T226"> всегда идет в связке с глаголом </text:span><text:span text:style-name="T32">be</text:span><text:span text:style-name="T226">. О</text:span><text:span text:style-name="T277">но используется чтобы сказать </text:span></text:p>
      <text:p text:style-name="P667"><text:span text:style-name="T277">о местоположении объекта </text:span><text:span text:style-name="T278">(</text:span><text:span text:style-name="T277">дополнения</text:span><text:span text:style-name="T278">)</text:span><text:span text:style-name="T277"> </text:span><text:span text:style-name="T226">котор</text:span><text:span text:style-name="T278">ый</text:span><text:span text:style-name="T226"> идет после </text:span><text:span text:style-name="T32">be</text:span><text:span text:style-name="T226">.</text:span></text:p>
      <text:p text:style-name="P60"/>
      <text:p text:style-name="P287"><text:span text:style-name="T152">There</text:span><text:span text:style-name="T665"> </text:span><text:span text:style-name="T165">is</text:span><text:span text:style-name="T665"> </text:span><text:span text:style-name="T175">a new restaurant</text:span><text:span text:style-name="T665"> </text:span><text:span text:style-name="T185">in King Street</text:span><text:span text:style-name="T665"> — На Кинг-стрит есть новый ресторан.</text:span></text:p>
      <text:p text:style-name="P287"><text:span text:style-name="T152">There</text:span><text:span text:style-name="T665"> </text:span><text:span text:style-name="T165">was</text:span><text:span text:style-name="T665"> </text:span><text:span text:style-name="T175">a fight</text:span><text:span text:style-name="T665"> </text:span><text:span text:style-name="T185">in the street today</text:span><text:span text:style-name="T665"> — На улице сегодня была драка.</text:span></text:p>
      <text:p text:style-name="P57"/>
      <text:p text:style-name="P56">Иногда с помощью <text:span text:style-name="T2">there</text:span> + <text:span text:style-name="T2">be</text:span> говорят о существительном, которое не соверша<text:span text:style-name="T666">ет никаких</text:span></text:p>
      <text:p text:style-name="P56">действий <text:span text:style-name="T732">(не имеет глагола)</text:span>, но с которым связана дополнительная информация.</text:p>
      <text:p text:style-name="P283"/>
      <text:p text:style-name="P283"><text:span text:style-name="T147">There</text:span> is <text:span text:style-name="T415">something</text:span> <text:span text:style-name="T729">I want to tell you</text:span> — Есть, кое-что, что я должен сказать тебе.</text:p>
      <text:p text:style-name="P283"/>
      <text:p text:style-name="P668"><text:span text:style-name="T225">Подлежащее </text:span><text:span text:style-name="T62">it</text:span><text:span text:style-name="T225"> обычно используется, когда </text:span><text:span text:style-name="T281">нужно</text:span><text:span text:style-name="T225"> сообщить время, сказать о погоде </text:span></text:p>
      <text:p text:style-name="P668"><text:span text:style-name="T282">или о чем-то, что не связано с местоположением. </text:span><text:span text:style-name="T279">После </text:span><text:span text:style-name="T280">него</text:span><text:span text:style-name="T279"> может идти существительное, прилагательное или </text:span><text:span text:style-name="T280">любой </text:span><text:span text:style-name="T279">глагол, </text:span><text:span text:style-name="T280">но чаще всего идет именно прилагательное.</text:span></text:p>
      <text:p text:style-name="P283"/>
      <text:p text:style-name="P283"><text:span text:style-name="T147">It</text:span> <text:span text:style-name="T156">is</text:span> 5 o`clock — Сейчас 5 часов.</text:p>
      <text:p text:style-name="P283"><text:span text:style-name="T147">It</text:span> <text:span text:style-name="T156">is</text:span> warm — Тепло.</text:p>
      <text:p text:style-name="P548"><text:span text:style-name="T147">It</text:span> often <text:span text:style-name="T156">snows</text:span> in the winter — Зимой часто идет снег.</text:p>
      <text:p text:style-name="P549"><text:span text:style-name="T415">It</text:span> <text:span text:style-name="T731">i</text:span>s easy to understand — <text:span text:style-name="T439">Это</text:span><text:span text:style-name="T731"> легко понять.</text:span></text:p>
      <text:p text:style-name="P283"/>
      <text:p text:style-name="P56">Также формальное подлежащее используется, когда действие не выполняет кто-то</text:p>
      <text:p text:style-name="P590"><text:span text:style-name="T225">конкретный. Такие предложения можно </text:span><text:span text:style-name="T227">переводить</text:span><text:span text:style-name="T225"> из активного залога в пассивный.</text:span></text:p>
      <text:p text:style-name="P56"/>
      <text:p text:style-name="P237">They say this film is interesting / This film is said to be interesting —</text:p>
      <text:p text:style-name="P237">Говорят, этот фильминтересный.</text:p>
      <text:p text:style-name="P283"/>
      <text:p text:style-name="P283"/>
      <text:p text:style-name="P598"><text:span text:style-name="T643">Местоимени</text:span><text:span text:style-name="T644">е</text:span><text:span text:style-name="T643"> </text:span><text:span text:style-name="T649">(Pronoun)</text:span></text:p>
      <text:p text:style-name="P56"/>
      <text:p text:style-name="P592"><text:span text:style-name="T225">Это слово, которым заменяют имя человека, название предмета или понятие. </text:span><text:span text:style-name="T228">М</text:span><text:span text:style-name="T225">естоимения </text:span><text:span text:style-name="T242">бывают</text:span><text:span text:style-name="T225">: </text:span><text:span text:style-name="T228">личны</text:span><text:span text:style-name="T242">ми</text:span><text:span text:style-name="T228">, притяжательны</text:span><text:span text:style-name="T242">ми</text:span><text:span text:style-name="T228">, возвратны</text:span><text:span text:style-name="T242">ми</text:span><text:span text:style-name="T228">, указательны</text:span><text:span text:style-name="T242">ми,</text:span><text:span text:style-name="T228"> неопределенны</text:span><text:span text:style-name="T242">ми</text:span><text:span text:style-name="T228">.</text:span></text:p>
      <text:p text:style-name="P61"/>
      <text:p text:style-name="P160">Личные местоимения</text:p>
      <text:p text:style-name="P61"/>
      <text:p text:style-name="P606"><text:span text:style-name="T283">Могут быть в именительном или в объектном падеже</text:span><text:span text:style-name="T228">. В английском языке</text:span><text:span text:style-name="T242"> всего </text:span><text:span text:style-name="T233">2</text:span><text:span text:style-name="T228"> падежа: именительный и объектный. Объектный падеж соответсвует </text:span><text:span text:style-name="T283">любому </text:span><text:span text:style-name="T228">косвенному падежу.</text:span></text:p>
      <text:p text:style-name="P61"/>
      <text:p text:style-name="P593"><text:span text:style-name="T194">Личные местоимения </text:span><text:span text:style-name="T230">в именительном падеже</text:span><text:span text:style-name="T231"> </text:span><text:span text:style-name="T232">отвечают на вопросы «кто?», «что?» </text:span></text:p>
      <text:p text:style-name="P593"><text:span text:style-name="T232">и заменяют </text:span><text:span text:style-name="T233">собой </text:span><text:span text:style-name="T398">подлежащее</text:span><text:span text:style-name="T232">:</text:span></text:p>
      <text:list xml:id="list1331249560" text:style-name="L31">
        <text:list-item>
          <text:p text:style-name="P756"><text:soft-page-break/>I — я;</text:p>
        </text:list-item>
        <text:list-item>
          <text:p text:style-name="P756">you — ты/вы;</text:p>
        </text:list-item>
        <text:list-item>
          <text:p text:style-name="P756">he — он;</text:p>
        </text:list-item>
        <text:list-item>
          <text:p text:style-name="P756">she — она;</text:p>
        </text:list-item>
        <text:list-item>
          <text:p text:style-name="P756">it — он/она/оно/это;</text:p>
        </text:list-item>
        <text:list-item>
          <text:p text:style-name="P756">we — мы;</text:p>
        </text:list-item>
        <text:list-item>
          <text:p text:style-name="P756">they — они;</text:p>
        </text:list-item>
      </text:list>
      <text:p text:style-name="P412"/>
      <text:p text:style-name="P290"><text:span text:style-name="T147">I</text:span> <text:span text:style-name="T156">love</text:span> <text:span text:style-name="T169">Ja</text:span><text:span text:style-name="T179">n</text:span><text:span text:style-name="T169">e</text:span> — Я люблю Джейн</text:p>
      <text:p text:style-name="P290"/>
      <text:p text:style-name="P62"><text:span text:style-name="T670">Местоимение</text:span><text:span text:style-name="T35"> </text:span><text:span text:style-name="T2">I</text:span> заменяет первое лицо <text:span text:style-name="T669">и</text:span> <text:span text:style-name="T669">в</text:span>сегда пишется с большой буквы. </text:p>
      <text:p text:style-name="P62"><text:span text:style-name="T670">Местоимения </text:span><text:span text:style-name="T35">h</text:span><text:span text:style-name="T2">e, she</text:span> заменяют человека. Они не могут заменить предмет или животное.</text:p>
      <text:p text:style-name="P61"/>
      <text:p text:style-name="P62"><text:span text:style-name="T670">Местоимение</text:span><text:span text:style-name="T35"> y</text:span><text:span text:style-name="T2">ou</text:span> заменяет второе лицо. По умолчанию означает «вы» и лишь по тону </text:p>
      <text:p text:style-name="P62">и словам можно догадаться что вместо «вы», хотят сказать «ты».</text:p>
      <text:p text:style-name="P61"/>
      <text:p text:style-name="P592"><text:span text:style-name="T229">Местоимение</text:span><text:span text:style-name="T33"> i</text:span><text:span text:style-name="T34">t</text:span><text:span text:style-name="T228"> заменяет неодушевленный предмет </text:span><text:span text:style-name="T229">и</text:span><text:span text:style-name="T228"> животн</text:span><text:span text:style-name="T230">ое (в единственном числе)</text:span><text:span text:style-name="T228">.</text:span></text:p>
      <text:p text:style-name="P594"><text:span text:style-name="T230">Местоимение</text:span><text:span text:style-name="T34"> they</text:span><text:span text:style-name="T228"> </text:span><text:span text:style-name="T230">з</text:span><text:span text:style-name="T228">аменя</text:span><text:span text:style-name="T230">е</text:span><text:span text:style-name="T228">т людей и неодушевленные предметы.</text:span></text:p>
      <text:p text:style-name="P61"/>
      <text:p text:style-name="P592"><text:span text:style-name="T34">Where is the </text:span><text:span text:style-name="T136">book</text:span><text:span text:style-name="T34">? </text:span><text:span text:style-name="T136">It</text:span><text:span text:style-name="T34"> is on the table — Где </text:span><text:span text:style-name="T136">книга</text:span><text:span text:style-name="T34">? </text:span><text:span text:style-name="T136">Она</text:span><text:span text:style-name="T34"> на столе.</text:span></text:p>
      <text:p text:style-name="P289"><text:span text:style-name="T668">Where are the </text:span><text:span text:style-name="T428">keys</text:span><text:span text:style-name="T668">? </text:span><text:span text:style-name="T428">They</text:span><text:span text:style-name="T668"> are on the table — Где </text:span><text:span text:style-name="T428">ключи</text:span><text:span text:style-name="T668">? </text:span><text:span text:style-name="T428">Они</text:span><text:span text:style-name="T668"> на столе.</text:span></text:p>
      <text:p text:style-name="P61"/>
      <text:p text:style-name="P63">Личные местоимения в объектном падеже <text:span text:style-name="T671">отвечают на вопрос</text:span><text:span text:style-name="T672">ы</text:span><text:span text:style-name="T671"> «кого?», «кому?», «кем?» </text:span><text:s/></text:p>
      <text:p text:style-name="P63"><text:span text:style-name="T671">(«чего?», «чему?», «чем?» для неодушевлен.) и </text:span><text:span text:style-name="T670">заменяют </text:span><text:span text:style-name="T730">дополнение</text:span><text:span text:style-name="T670">:</text:span></text:p>
      <text:p text:style-name="P63"/>
      <text:list xml:id="list2065706642" text:style-name="L32">
        <text:list-item>
          <text:p text:style-name="P757">me — меня, мне, мной;</text:p>
        </text:list-item>
        <text:list-item>
          <text:p text:style-name="P757">you — тебя, тебе, тобой / вас, вам, вами;</text:p>
        </text:list-item>
        <text:list-item>
          <text:p text:style-name="P757">him — его, ему, им;</text:p>
        </text:list-item>
        <text:list-item>
          <text:p text:style-name="P757">her — ее, ей;</text:p>
        </text:list-item>
        <text:list-item>
          <text:p text:style-name="P758">it — его, ему, им, <text:span text:style-name="T671">ее, ей</text:span> (неодушевлен.);</text:p>
        </text:list-item>
        <text:list-item>
          <text:p text:style-name="P757">us — нас, нам, нами;</text:p>
        </text:list-item>
        <text:list-item>
          <text:p text:style-name="P757">them — их, им, ими.</text:p>
        </text:list-item>
      </text:list>
      <text:p text:style-name="P292"/>
      <text:p text:style-name="P291"><text:span text:style-name="T147">Jane</text:span> <text:span text:style-name="T156">loves</text:span> <text:span text:style-name="T169">me</text:span> — Джейн любит меня</text:p>
      <text:p text:style-name="P161"/>
      <text:p text:style-name="P439"><text:span text:style-name="T231">Если</text:span><text:span text:style-name="T230"> сказуемое </text:span><text:span text:style-name="T231">это</text:span><text:span text:style-name="T228">: </text:span><text:span text:style-name="T34">like</text:span><text:span text:style-name="T228">, </text:span><text:span text:style-name="T34">have</text:span><text:span text:style-name="T228">, </text:span><text:span text:style-name="T34">enjoy,</text:span><text:span text:style-name="T228"> </text:span><text:span text:style-name="T34">need</text:span><text:span text:style-name="T228">, </text:span><text:span text:style-name="T231">то </text:span><text:span text:style-name="T228">подлежащие </text:span><text:span text:style-name="T231">будет</text:span><text:span text:style-name="T228"> </text:span><text:span text:style-name="T231">в </text:span><text:span text:style-name="T230">объектн</text:span><text:span text:style-name="T231">ом</text:span><text:span text:style-name="T228"> падеж</text:span><text:span text:style-name="T231">е</text:span><text:span text:style-name="T228">.</text:span></text:p>
      <text:p text:style-name="P398">I like my job — Мне нравится моя работа.</text:p>
      <text:p text:style-name="P161"/>
      <text:p text:style-name="P161">Притяжательные местоимения</text:p>
      <text:p text:style-name="P70"/>
      <text:p text:style-name="P64">Отвечают на вопрос «чей?» и заменяют собой артикли.</text:p>
      <text:p text:style-name="P64"/>
      <text:p text:style-name="P65">Притяжательные местоимения 1 типа употребляются в связке с существительным<text:span text:style-name="T733">и</text:span></text:p>
      <text:p text:style-name="P65">(существительное обязательно идет после):</text:p>
      <text:p text:style-name="P65"/>
      <text:list xml:id="list1109336566" text:style-name="L33">
        <text:list-item>
          <text:p text:style-name="P759">my — мой;</text:p>
        </text:list-item>
        <text:list-item>
          <text:p text:style-name="P759">your — твой/ваш;</text:p>
        </text:list-item>
        <text:list-item>
          <text:p text:style-name="P759">his — его;</text:p>
        </text:list-item>
        <text:list-item>
          <text:p text:style-name="P759">her — ее;</text:p>
        </text:list-item>
        <text:list-item>
          <text:p text:style-name="P759">its — этого.</text:p>
        </text:list-item>
        <text:list-item>
          <text:p text:style-name="P759">our — наш;</text:p>
        </text:list-item>
        <text:list-item>
          <text:p text:style-name="P759">their — их;</text:p>
        </text:list-item>
      </text:list>
      <text:p text:style-name="P293"><text:soft-page-break/>I like <text:span text:style-name="T415">my work</text:span> — Мне нравится <text:span text:style-name="T415">моя работа</text:span>. (без артикля)</text:p>
      <text:p text:style-name="P293">He likes <text:span text:style-name="T415">his work</text:span> — Ему нравится <text:span text:style-name="T415">его работа</text:span>.</text:p>
      <text:p text:style-name="P293"/>
      <text:p text:style-name="P64">Иногда такие местоимения удобнее переводить словом «свой» и его вариантами.</text:p>
      <text:p text:style-name="P293">He loves <text:span text:style-name="T415">his</text:span> native town — Он любит <text:span text:style-name="T415">свой</text:span> родной город.</text:p>
      <text:p text:style-name="P293"/>
      <text:p text:style-name="P66">Притяжательные местоимения 2го типа употребляются самостоятельно:</text:p>
      <text:list xml:id="list2061576006" text:style-name="L34">
        <text:list-item>
          <text:p text:style-name="P760">mine — мой;</text:p>
        </text:list-item>
        <text:list-item>
          <text:p text:style-name="P761">yours — твой/ваш;</text:p>
        </text:list-item>
        <text:list-item>
          <text:p text:style-name="P761">his — его;</text:p>
        </text:list-item>
        <text:list-item>
          <text:p text:style-name="P761">hers — ее;</text:p>
        </text:list-item>
        <text:list-item>
          <text:p text:style-name="P761">its — этого;</text:p>
        </text:list-item>
        <text:list-item>
          <text:p text:style-name="P761">ours — наш;</text:p>
        </text:list-item>
        <text:list-item>
          <text:p text:style-name="P761">theirs — их;</text:p>
        </text:list-item>
      </text:list>
      <text:p text:style-name="P294"/>
      <text:p text:style-name="P294">Don`t touch it. It`s <text:span text:style-name="T415">mine</text:span> — Не трогай это. Это <text:span text:style-name="T415">мое</text:span>.</text:p>
      <text:p text:style-name="P294"/>
      <text:p text:style-name="P183">Возвратные местоимения</text:p>
      <text:p text:style-name="P67"/>
      <text:p text:style-name="P842"><text:span text:style-name="T270">С</text:span><text:span text:style-name="T234">остоят из 2х частей: корня </text:span><text:span text:style-name="T36">my/your/him/her/it </text:span><text:span text:style-name="T234">и окончания </text:span><text:span text:style-name="T36">-self </text:span><text:span text:style-name="T285">или</text:span><text:span text:style-name="T63"> your/</text:span><text:span text:style-name="T36">our/them </text:span><text:span text:style-name="T63">и -selves</text:span><text:span text:style-name="T234">. </text:span></text:p>
      <text:p text:style-name="P595"><text:span text:style-name="T241">П</text:span><text:span text:style-name="T235">оказывают, что человек совершает дейсвтие по отношению к самому себе и перевод</text:span><text:span text:style-name="T284">ят</text:span><text:span text:style-name="T241">ся</text:span><text:span text:style-name="T235"> словами «себя», «себе», «собой» либо появляются у глаголов, в виде окончания -сь, -ся.</text:span></text:p>
      <text:p text:style-name="P71"/>
      <text:p text:style-name="P295"><text:span text:style-name="T673">I looked at </text:span><text:span text:style-name="T429">myself</text:span><text:span text:style-name="T673"> in the mirror — Я посмотрела на </text:span><text:span text:style-name="T429">себя</text:span><text:span text:style-name="T673"> в зеркало.</text:span></text:p>
      <text:p text:style-name="P295"><text:span text:style-name="T673">He had to explain </text:span><text:span text:style-name="T429">himself</text:span><text:span text:style-name="T673"> — Ему пришлось объяснить</text:span><text:span text:style-name="T429">ся</text:span></text:p>
      <text:p text:style-name="P401"/>
      <text:p text:style-name="P191"><text:span text:style-name="T673">Местоимение, образованное от </text:span><text:span text:style-name="T37">you,</text:span><text:span text:style-name="T673"> имеет варианты: </text:span><text:span text:style-name="T37">yourself</text:span><text:span text:style-name="T673"> и </text:span><text:span text:style-name="T37">yourselves</text:span><text:span text:style-name="T673">. Это практически</text:span></text:p>
      <text:p text:style-name="P199">единственный случай в английском, когда видны отличия между «ты» и «вы».</text:p>
      <text:p text:style-name="P191"/>
      <text:p text:style-name="P359">You talk to yourself when you sleep — Ты говоришь с собой, когда спишь.</text:p>
      <text:p text:style-name="P359">You should belive in yourselves — Вы должны верить в себя.</text:p>
      <text:p text:style-name="P359"/>
      <text:p text:style-name="P191">Местоимение <text:span text:style-name="T2">itself</text:span> используется в значении «сам по себе», «само собой» и стоит после</text:p>
      <text:p text:style-name="P191">существительных в единственном числе или абстракный понятиях.</text:p>
      <text:p text:style-name="P359"/>
      <text:p text:style-name="P359">I hope crisis resolves itself — Я надеюсь, кризис разрешится сам собой.</text:p>
      <text:p text:style-name="P359"/>
      <text:p text:style-name="P192">Глаголы, <text:span text:style-name="T675">с котор.</text:span> не используются возвратные местоимения: <text:span text:style-name="T2">concentrate, relax, feel, meet</text:span>.</text:p>
      <text:p text:style-name="P191"/>
      <text:p text:style-name="P359">I feel good — Я чувствую себя хорошо <text:span text:style-name="T675">(feel myself — неправильно)</text:span>.</text:p>
      <text:p text:style-name="P359">You need to relax — Тебе нужно расслабиться.</text:p>
      <text:p text:style-name="P359"/>
      <text:p text:style-name="P191">Возвратные местоимения также используются, когда необходимо подчеркнуть что человек</text:p>
      <text:p text:style-name="P191">сделал что-то сам. В этом случае они так и переводятся: «сам, самостоятельно».</text:p>
      <text:p text:style-name="P191"/>
      <text:p text:style-name="P359">If you want to do it well, do it yourself — Хочешь сделать хорошо, делай это сам.</text:p>
      <text:p text:style-name="P359"/>
      <text:p text:style-name="P159">Указательные местоимения</text:p>
      <text:p text:style-name="P191"/>
      <text:p text:style-name="P666"><text:span text:style-name="T694">У</text:span>казывают на человека, предмет или <text:span text:style-name="T676">мысль. </text:span><text:span text:style-name="T677">Заменяются артиклем the:</text:span></text:p>
      <text:list xml:id="list770154383" text:style-name="L35">
        <text:list-item>
          <text:p text:style-name="P833"><text:span text:style-name="T99">this, </text:span><text:span text:style-name="T100">that</text:span><text:span text:style-name="T99"> — этот, </text:span><text:span text:style-name="T100">тот</text:span><text:span text:style-name="T99">;</text:span></text:p>
        </text:list-item>
        <text:list-item>
          <text:p text:style-name="P787">these, those — эти, те;</text:p>
        </text:list-item>
      </text:list>
      <text:p text:style-name="P670"><text:soft-page-break/><text:span text:style-name="T331">Если объект близко, то использу</text:span><text:span text:style-name="T330">е</text:span><text:span text:style-name="T331">т</text:span><text:span text:style-name="T332">ся</text:span><text:span text:style-name="T331"> this </text:span><text:span text:style-name="T330">/ </text:span><text:span text:style-name="T331">these, </text:span><text:span text:style-name="T330">а если</text:span><text:span text:style-name="T331"> далеко и до него </text:span></text:p>
      <text:p text:style-name="P670"><text:span text:style-name="T331">не дотянуться — то that </text:span><text:span text:style-name="T330">/ </text:span><text:span text:style-name="T331">those.</text:span></text:p>
      <text:p text:style-name="P193"/>
      <text:p text:style-name="P666"><text:span text:style-name="T99">This is my friend Joe — </text:span><text:span text:style-name="T100">(</text:span><text:span text:style-name="T101">в</text:span><text:span text:style-name="T100">от) Э</text:span><text:span text:style-name="T99">то мой друг Джо.</text:span></text:p>
      <text:p text:style-name="P360">Those pictures on the wall are very beautiful — Те картины на стене очень красивые.</text:p>
      <text:p text:style-name="P195"/>
      <text:p text:style-name="P606"><text:span text:style-name="T294">Очень часто </text:span><text:span text:style-name="T73">this</text:span><text:span text:style-name="T294"> и </text:span><text:span text:style-name="T73">that</text:span><text:span text:style-name="T294"> выступают формальным подлежащим, указывая на мысль. В этом случае </text:span><text:span text:style-name="T73">this</text:span><text:span text:style-name="T294"> соответсвует тому, о чем человек </text:span><text:span text:style-name="T295">говорит или </text:span><text:span text:style-name="T294">думает сейчас, а </text:span><text:span text:style-name="T73">that</text:span><text:span text:style-name="T294"> — тому, </text:span></text:p>
      <text:p text:style-name="P606"><text:span text:style-name="T294">о чем </text:span><text:span text:style-name="T295">говорил или </text:span><text:span text:style-name="T294">думал раньше. Также </text:span><text:span text:style-name="T73">that</text:span><text:span text:style-name="T294"> может указывать на прошло</text:span><text:span text:style-name="T304">е </text:span><text:span text:style-name="T294">событие.</text:span></text:p>
      <text:p text:style-name="P194"/>
      <text:p text:style-name="P361">I`ve got a new job! That`s good news — Я получил работу. Это хорошие новости</text:p>
      <text:p text:style-name="P361">(that указывает на озвученную ранее мысл<text:span text:style-name="T677">ь</text:span>).</text:p>
      <text:p text:style-name="P194"/>
      <text:p text:style-name="P361">Thanks for help. That was nice of you — Спасибо за помощь. Это было мило с вашей стороны (that указывает на ранее произошедшее событие).</text:p>
      <text:p text:style-name="P361"/>
      <text:p text:style-name="P633"><text:span text:style-name="T323">Иногда,</text:span><text:span text:style-name="T324"> вместо </text:span><text:span text:style-name="T93">this is,</text:span><text:span text:style-name="T324"> используют </text:span><text:span text:style-name="T93">it is</text:span><text:span text:style-name="T324">. Разницы между этим</text:span><text:span text:style-name="T325">и</text:span><text:span text:style-name="T324"> словосочетаниями нет.</text:span></text:p>
      <text:p text:style-name="P362">This is my book / It is my book — Это моя книга.</text:p>
      <text:p text:style-name="P362"/>
      <text:p text:style-name="P180">Неопределенные местоимения </text:p>
      <text:p text:style-name="P196"/>
      <text:p text:style-name="P651"><text:span text:style-name="T97">S</text:span><text:span text:style-name="T74">ome, any, no</text:span><text:span text:style-name="T296"> связаны с чем-то неопределенным и часто выпадают при переводе. </text:span></text:p>
      <text:p text:style-name="P232">Могут использоваться как с существительным, так и сами по себе.</text:p>
      <text:p text:style-name="P197"/>
      <text:p text:style-name="P599"><text:span text:style-name="T296">Местоимения </text:span><text:span text:style-name="T74">some</text:span><text:span text:style-name="T296"> и </text:span><text:span text:style-name="T74">any</text:span><text:span text:style-name="T296"> означают «какой-то», «некоторый», «несколько». </text:span><text:span text:style-name="T297">Они с</text:span><text:span text:style-name="T296">тоят перед существительным во множественно числе или перед неисчисляемым существительным.</text:span></text:p>
      <text:p text:style-name="P197"/>
      <text:p text:style-name="P363">I have some friends — У меня есть (некоторые) друзья.</text:p>
      <text:p text:style-name="P363">Give me some water, please — Дай мне немного воды, пожалуйста.</text:p>
      <text:p text:style-name="P363">Here are the cookies. Would you like some? — Вот печенье. Хочешь?</text:p>
      <text:p text:style-name="P197"/>
      <text:p text:style-name="P197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197">Связка <text:span text:style-name="T2">not</text:span> + <text:span text:style-name="T2">any</text:span> обычно переводится двойным отрицанием.</text:p>
      <text:p text:style-name="P197"/>
      <text:p text:style-name="P363">I have n<text:span text:style-name="T680">o</text:span>t got any friends — У меня нет никаких друзей.</text:p>
      <text:p text:style-name="P363"/>
      <text:p text:style-name="P198">В утвержениях <text:span text:style-name="T2">some</text:span> ставить не обязательно. <text:span text:style-name="T678">А вот в вопросах активно используются </text:span></text:p>
      <text:p text:style-name="P200">оба местоимения, т. к. здесь они передают разный смысл.</text:p>
      <text:p text:style-name="P197"/>
      <text:p text:style-name="P600"><text:span text:style-name="T75">Some</text:span><text:span text:style-name="T297"> в вопросах имеет позитивный оттенок и используется когда что-то предлагают или просят, предполагая что это </text:span><text:span text:style-name="T298">есть</text:span><text:span text:style-name="T297"> у самих, либо у т</text:span><text:span text:style-name="T298">ех</text:span><text:span text:style-name="T297">, кому адресована просьба.</text:span></text:p>
      <text:p text:style-name="P364"/>
      <text:p text:style-name="P365">Would you like some milk? — Вы хотите молока? (<text:span text:style-name="T679">могу </text:span>поделиться)</text:p>
      <text:p text:style-name="P365">Could you give me some milk? — Я могу попросить молока? (поделитесь пожалуйста)</text:p>
      <text:p text:style-name="P364"/>
      <text:p text:style-name="P600"><text:span text:style-name="T74">Any,</text:span><text:span text:style-name="T296"> </text:span><text:span text:style-name="T298">наоборот, </text:span><text:span text:style-name="T296">передает сомнение </text:span><text:span text:style-name="T298">о </text:span><text:span text:style-name="T296">наличии </text:span><text:span text:style-name="T298">того</text:span><text:span text:style-name="T296">, </text:span><text:span text:style-name="T299">что</text:span><text:span text:style-name="T296"> спрашивают, поэтому обычно используется </text:span><text:span text:style-name="T298">в </text:span><text:span text:style-name="T333">тех</text:span><text:span text:style-name="T298"> вопросах</text:span><text:span text:style-name="T296">, </text:span><text:span text:style-name="T298">где</text:span><text:span text:style-name="T296"> нужн</text:span><text:span text:style-name="T305">а</text:span><text:span text:style-name="T296"> дополнительн</text:span><text:span text:style-name="T305">ая</text:span><text:span text:style-name="T296"> информаци</text:span><text:span text:style-name="T305">я</text:span><text:span text:style-name="T296">.</text:span></text:p>
      <text:p text:style-name="P364"/>
      <text:p text:style-name="P364">Have you got any milk in the fridge? — У тебя есть молоко в холодильнике?</text:p>
      <text:p text:style-name="P364"/>
      <text:p text:style-name="P198">Если задается вопрос и ожидается положительный ответ, то используется <text:span text:style-name="T2">some</text:span>.</text:p>
      <text:p text:style-name="P364">Are you waiting for some people? — Ты ждешь каких-то людей? (не так ли?)</text:p>
      <text:p text:style-name="P650"><text:soft-page-break/><text:span text:style-name="T306">Местоимение </text:span><text:span text:style-name="T79">no</text:span><text:span text:style-name="T306"> </text:span><text:span text:style-name="T307">может </text:span><text:span text:style-name="T306">заменя</text:span><text:span text:style-name="T307">ть</text:span><text:span text:style-name="T306"> </text:span><text:span text:style-name="T98">not</text:span><text:span text:style-name="T329"> + </text:span><text:span text:style-name="T79">any</text:span><text:span text:style-name="T306">. </text:span><text:span text:style-name="T98">N</text:span><text:span text:style-name="T79">o</text:span><text:span text:style-name="T306"> стоит перед существительным, а</text:span><text:span text:style-name="T328"> </text:span><text:span text:style-name="T79">not</text:span><text:span text:style-name="T306"> идет вместе со вспом</text:span><text:span text:style-name="T327">.</text:span><text:span text:style-name="T306"> глаголом. Они не использ</text:span><text:span text:style-name="T334">уются</text:span><text:span text:style-name="T306"> вместе в одном предложении.</text:span></text:p>
      <text:p text:style-name="P235"/>
      <text:p text:style-name="P366">There are no shops here / There aren`t any shops here — Здесь нет магазинов.</text:p>
      <text:p text:style-name="P366"/>
      <text:p text:style-name="P601"><text:span text:style-name="T300">Неопределенные местоимения могут объединяться со словами: </text:span><text:span text:style-name="T76">body/one</text:span><text:span text:style-name="T300">, </text:span><text:span text:style-name="T76">thing</text:span><text:span text:style-name="T300"> или </text:span><text:span text:style-name="T76">where</text:span><text:span text:style-name="T300">.</text:span></text:p>
      <text:p text:style-name="P205">В этом случае они будут переводится как «кто-то», «что-то», «где-то». Частица <text:span text:style-name="T2">not</text:span> также не используется в одном предложении с <text:span text:style-name="T2">nobody/nothing/nowhere</text:span>.</text:p>
      <text:p text:style-name="P201"/>
      <text:p text:style-name="P296"><text:span text:style-name="T442">There is </text:span><text:span text:style-name="T415">somebody</text:span><text:span text:style-name="T442"> in the street — </text:span><text:span text:style-name="T415">Кто-то</text:span><text:span text:style-name="T442"> на улице.</text:span></text:p>
      <text:p text:style-name="P296"><text:span text:style-name="T442">Is there </text:span><text:span text:style-name="T415">anybody</text:span><text:span text:style-name="T442"> in the street? — Есть </text:span><text:span text:style-name="T415">кто-</text:span><text:span text:style-name="T440">то</text:span><text:span text:style-name="T442"> на улице?</text:span></text:p>
      <text:p text:style-name="P296"><text:span text:style-name="T442">There is </text:span><text:span text:style-name="T415">nobody</text:span><text:span text:style-name="T442"> in the street / There isn`t </text:span><text:span text:style-name="T415">anybody</text:span><text:span text:style-name="T442"> in the street — </text:span><text:span text:style-name="T415">Никого</text:span><text:span text:style-name="T442"> нет на улице.</text:span></text:p>
      <text:p text:style-name="P671"><text:span text:style-name="T95">There is </text:span><text:span text:style-name="T142">everybody</text:span><text:span text:style-name="T95"> in the street — На улице </text:span><text:span text:style-name="T142">все</text:span><text:span text:style-name="T95"> </text:span><text:span text:style-name="T96">(кажд</text:span><text:span text:style-name="T102">ое тело</text:span><text:span text:style-name="T96">)</text:span><text:span text:style-name="T95">.</text:span></text:p>
      <text:p text:style-name="P393"/>
      <text:p text:style-name="P231"><text:span text:style-name="T734">Местоимение every означает «всякий», «каждый». </text:span><text:span text:style-name="T716">Используется в утверждениях и вопросах.</text:span></text:p>
      <text:p text:style-name="P393"/>
      <text:p text:style-name="P392"/>
      <text:p text:style-name="P539"><text:span text:style-name="T647">П</text:span><text:span text:style-name="T646">ритяжательный падеж </text:span><text:span text:style-name="T650">(Possessive Voice)</text:span></text:p>
      <text:p text:style-name="P201"/>
      <text:p text:style-name="P605"><text:span text:style-name="T303">У</text:span><text:span text:style-name="T300">казывает на владельца </text:span><text:span text:style-name="T303">предмета</text:span><text:span text:style-name="T300">. Чтобы поставить </text:span><text:span text:style-name="T301">владельца</text:span><text:span text:style-name="T300"> в этот падеж, нужно добавить к нему окончание </text:span><text:span text:style-name="T76">`s</text:span><text:span text:style-name="T300">. </text:span><text:span text:style-name="T303">Как</text:span><text:span text:style-name="T300"> и притяжательное местоимение, отвечает на вопрос «чей?». </text:span></text:p>
      <text:p text:style-name="P202"/>
      <text:p text:style-name="P297"><text:span text:style-name="T456">This is </text:span><text:span text:style-name="T430">Tom`s</text:span><text:span text:style-name="T456"> friend — Это друг </text:span><text:span text:style-name="T430">Тома</text:span><text:span text:style-name="T456"> (</text:span><text:span text:style-name="T457">владелец</text:span><text:span text:style-name="T456"> в притяжательном падеже)</text:span></text:p>
      <text:p text:style-name="P297"><text:span text:style-name="T456">This is </text:span><text:span text:style-name="T430">his</text:span><text:span text:style-name="T456"> friend — Это </text:span><text:span text:style-name="T430">его</text:span><text:span text:style-name="T456"> друг (притяжательное местоимение)</text:span></text:p>
      <text:p text:style-name="P201"/>
      <text:p text:style-name="P603"><text:span text:style-name="T300">Если предмет является частью другого </text:span><text:span text:style-name="T302">(большего) </text:span><text:span text:style-name="T300">предмета, то вместо притяжательного падежа используется предлог </text:span><text:span text:style-name="T76">of</text:span><text:span text:style-name="T300">. Т. к. владельцем может быть кто-то живой.</text:span></text:p>
      <text:p text:style-name="P203"/>
      <text:p text:style-name="P368">The wheel of the car — Колесо машины (Car`s wheel неправильно).</text:p>
      <text:p text:style-name="P368"/>
      <text:p text:style-name="P233">С общественным организациями можно использовать как окончание <text:span text:style-name="T2">`s</text:span>, так и предлог <text:span text:style-name="T2">of:</text:span></text:p>
      <text:p text:style-name="P391">government`s policy / policy of the government (политика правительства).</text:p>
      <text:p text:style-name="P201"/>
      <text:p text:style-name="P601"><text:span text:style-name="T300">Если </text:span><text:span text:style-name="T301">владелец</text:span><text:span text:style-name="T300"> только подразумевается, то его можно не указывать.</text:span></text:p>
      <text:p text:style-name="P367">This isn`t my car. It`s my brothers`s — Это не моя машина. Она брата.</text:p>
      <text:p text:style-name="P201"/>
      <text:p text:style-name="P602"><text:span text:style-name="T300">Если </text:span><text:span text:style-name="T302">владелец</text:span><text:span text:style-name="T300"> идет в связке с прилагательным или местоимением, </text:span><text:span text:style-name="T301">или владельцев несколько, то </text:span><text:span text:style-name="T77">`s</text:span><text:span text:style-name="T301"> ставится в конце: </text:span><text:span text:style-name="T77">a </text:span><text:span text:style-name="T137">big dog`s</text:span><text:span text:style-name="T77"> owner, </text:span><text:span text:style-name="T137">my friend`s</text:span><text:span text:style-name="T77"> house, </text:span><text:span text:style-name="T138">Tom</text:span><text:span text:style-name="T139"> and </text:span><text:span text:style-name="T138">Jil</text:span><text:span text:style-name="T139">`s</text:span><text:span text:style-name="T76"> wedding.</text:span></text:p>
      <text:p text:style-name="P201"/>
      <text:p text:style-name="P604"><text:span text:style-name="T300">Если </text:span><text:span text:style-name="T302">владелец</text:span><text:span text:style-name="T300"> во множественном числе, то в конце пишется только апостроф, без </text:span><text:span text:style-name="T76">s</text:span><text:span text:style-name="T300">. </text:span></text:p>
      <text:p text:style-name="P204">Но если во множественном числе слово-исключение, то применяются обычные правила: </text:p>
      <text:p text:style-name="P204"/>
      <text:p text:style-name="P634"><text:span text:style-name="T76">my </text:span><text:span text:style-name="T139">friends`</text:span><text:span text:style-name="T76"> school, </text:span><text:span text:style-name="T139">men`s</text:span><text:span text:style-name="T76"> clothes </text:span><text:span text:style-name="T78">(мужская одежда)</text:span><text:span text:style-name="T300">.</text:span></text:p>
      <text:p text:style-name="P12"/>
      <text:p text:style-name="P12"/>
      <text:p text:style-name="P540"><text:span text:style-name="T647">С</text:span><text:span text:style-name="T646">уществительное </text:span><text:span text:style-name="T650">(Noun)</text:span></text:p>
      <text:p text:style-name="P206"/>
      <text:p text:style-name="P207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207"/>
      <text:p text:style-name="P162"/>
      <text:p text:style-name="P702">Множественное число</text:p>
      <text:p text:style-name="P207"/>
      <text:p text:style-name="P207">Распространяется только на существительные и не касается прилагательных.</text:p>
      <text:p text:style-name="P207">Образуется с помощью окончания <text:span text:style-name="T2">-s</text:span> или <text:span text:style-name="T2">-es</text:span>.</text:p>
      <text:p text:style-name="P207"/>
      <text:p text:style-name="P369">A blue ballon<text:span text:style-name="T641">s</text:span> — Голуб<text:span text:style-name="T415">ые</text:span> шарик<text:span text:style-name="T415">и</text:span>.</text:p>
      <text:p text:style-name="P207"/>
      <text:p text:style-name="P162">Исчисляемые и неисчисляемые</text:p>
      <text:p text:style-name="P207"/>
      <text:p text:style-name="P214">Исчисляемые существительные можно посчитать. Они могут быть как в единственном, </text:p>
      <text:p text:style-name="P607"><text:span text:style-name="T308">так и во множественном числе. Количество можно указать числом, наречием или артиклем </text:span><text:span text:style-name="T80">a</text:span><text:span text:style-name="T308">.</text:span></text:p>
      <text:p text:style-name="P403"/>
      <text:p text:style-name="P298"><text:span text:style-name="T431">3</text:span><text:span text:style-name="T458"> apples — 3 яблока </text:span><text:span text:style-name="T459">(числительное)</text:span><text:span text:style-name="T458">. </text:span></text:p>
      <text:p text:style-name="P607"><text:span text:style-name="T140">Many</text:span><text:span text:style-name="T80"> books — Много книг </text:span><text:span text:style-name="T81">(местоимение)</text:span><text:span text:style-name="T80">.</text:span></text:p>
      <text:p text:style-name="P298"><text:span text:style-name="T458">I want </text:span><text:span text:style-name="T431">a</text:span><text:span text:style-name="T458"> banana — Я хочу банан </text:span><text:span text:style-name="T459">(артикль a означает one)</text:span><text:span text:style-name="T458">.</text:span></text:p>
      <text:p text:style-name="P372"/>
      <text:p text:style-name="P607"><text:span text:style-name="T308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80">it</text:span><text:span text:style-name="T308">. </text:span><text:span text:style-name="T326">Ч</text:span><text:span text:style-name="T308">тобы выразить их кол-во</text:span><text:span text:style-name="T309">,</text:span><text:span text:style-name="T308"> используется мерка:</text:span></text:p>
      <text:p text:style-name="P214"/>
      <text:p text:style-name="P215">Мерка для жидкостей:</text:p>
      <text:list xml:id="list3489719912" text:style-name="L36">
        <text:list-item>
          <text:p text:style-name="P788">a glass of — стакан;</text:p>
        </text:list-item>
        <text:list-item>
          <text:p text:style-name="P788">a cup of — чашка;</text:p>
        </text:list-item>
        <text:list-item>
          <text:p text:style-name="P788">a jar of — банка;</text:p>
        </text:list-item>
        <text:list-item>
          <text:p text:style-name="P788">a jug of — кувшин;</text:p>
        </text:list-item>
        <text:list-item>
          <text:p text:style-name="P788">a bottle of — бутылка;</text:p>
        </text:list-item>
      </text:list>
      <text:p text:style-name="P214"/>
      <text:p text:style-name="P215">Мерка для сыпучих веществ:</text:p>
      <text:list xml:id="list4106504729" text:style-name="L37">
        <text:list-item>
          <text:p text:style-name="P789">a packet of — упаковка;</text:p>
        </text:list-item>
        <text:list-item>
          <text:p text:style-name="P789">a bowl of — миска;</text:p>
        </text:list-item>
        <text:list-item>
          <text:p text:style-name="P789">a bag of — мешок;</text:p>
        </text:list-item>
        <text:list-item>
          <text:p text:style-name="P789">a kilo of — килограм;</text:p>
        </text:list-item>
      </text:list>
      <text:p text:style-name="P214"/>
      <text:p text:style-name="P215">Мерка для продуктов, которые режут:</text:p>
      <text:list xml:id="list113719377799078" text:continue-numbering="true" text:style-name="L37">
        <text:list-item>
          <text:p text:style-name="P789">a piece/slice of — кусочек;</text:p>
        </text:list-item>
        <text:list-item>
          <text:p text:style-name="P789">a loaf of — буханка;</text:p>
        </text:list-item>
      </text:list>
      <text:p text:style-name="P214"/>
      <text:p text:style-name="P608"><text:span text:style-name="T286">Существительные, которые всегда неислисляемые: </text:span><text:span text:style-name="T64">news, money, bad luck, traffic, furniture, progress, information, advice, hair, paper, food.</text:span></text:p>
      <text:p text:style-name="P372"/>
      <text:p text:style-name="P372">It is good news — Это хорошие новости (без артикля).</text:p>
      <text:p text:style-name="P372">I need good advice — Мне нужен хороший совет (без артикля).</text:p>
      <text:p text:style-name="P372"/>
      <text:p text:style-name="P163">Несколько существительных рядом</text:p>
      <text:p text:style-name="P208"/>
      <text:p text:style-name="P208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08">Первое существительное всегда стоит в единственном числе.</text:p>
      <text:p text:style-name="P208"/>
      <text:p text:style-name="P370">A tennis ball — теннисный мяч / мяч для тенниса;</text:p>
      <text:p text:style-name="P370">A income tax — подоходный налог / налог на прибыль;</text:p>
      <text:p text:style-name="P370"/>
      <text:p text:style-name="P208"><text:soft-page-break/>Иногда первое существительное имеет окончание -ing. По правилам английского, </text:p>
      <text:p text:style-name="P208">глагол с окончанием -ing грамматически является существительным.</text:p>
      <text:p text:style-name="P208"/>
      <text:p text:style-name="P370">A swimming pool — плавательный бассейн;</text:p>
      <text:p text:style-name="Standard"/>
      <text:p text:style-name="Standard"/>
      <text:p text:style-name="P7">Артикли <text:span text:style-name="T2">(Articles)</text:span></text:p>
      <text:p text:style-name="P609"/>
      <text:p text:style-name="P610"><text:span text:style-name="T310">Это маленькие слова перед существительными, которые передают </text:span><text:span text:style-name="T311">их</text:span><text:span text:style-name="T310"> краткую характеристику. Есть 2 вида артикля: неопределенный (</text:span><text:span text:style-name="T82">a/an) </text:span><text:span text:style-name="T311">и</text:span><text:span text:style-name="T83"> </text:span><text:span text:style-name="T310">определенный (</text:span><text:span text:style-name="T82">the)</text:span><text:span text:style-name="T310">.</text:span></text:p>
      <text:p text:style-name="P209"/>
      <text:p text:style-name="P174">Неопределенный артикль <text:span text:style-name="T38">a/an</text:span></text:p>
      <text:p text:style-name="P210"/>
      <text:p text:style-name="P211">Указывает на какой-то один неопределенный предмет. Каждый человек может представить </text:p>
      <text:p text:style-name="P212">по разному такой предмет. 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11"/>
      <text:p text:style-name="P371">A house — Дом (один представит особняк, другой — маленький домик).</text:p>
      <text:p text:style-name="P371">I have <text:span text:style-name="T415">a</text:span> cat / I have <text:span text:style-name="T415">one</text:span> cat — У меня есть (одна такая) кошка.</text:p>
      <text:p text:style-name="P211"/>
      <text:p text:style-name="P211"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11">Если согласная не произносится, то ставится <text:span text:style-name="T2">an</text:span>: <text:span text:style-name="T2">an hour (аувер), an honesty (анэсти).</text:span></text:p>
      <text:p text:style-name="P371"/>
      <text:p text:style-name="P426"><text:span text:style-name="T311">Также </text:span><text:span text:style-name="T86">a/an</text:span><text:span text:style-name="T311"> ставится, когда:</text:span></text:p>
      <text:list xml:id="list1027968900" text:style-name="L38">
        <text:list-item>
          <text:p text:style-name="P790">говорят о профессии (I`m a doctor);</text:p>
        </text:list-item>
        <text:list-item>
          <text:p text:style-name="P834"><text:span text:style-name="T83">впервые упоминяют </text:span><text:span text:style-name="T84">объект</text:span><text:span text:style-name="T83"> в разговоре (I have a cat);</text:span></text:p>
        </text:list-item>
        <text:list-item>
          <text:p text:style-name="P835"><text:span text:style-name="T2">дается определение </text:span><text:span text:style-name="T39">объекту</text:span><text:span text:style-name="T2"> (he is a good man).</text:span></text:p>
        </text:list-item>
      </text:list>
      <text:p text:style-name="P371"/>
      <text:p text:style-name="P611"><text:span text:style-name="T311">Если перед существительным </text:span><text:span text:style-name="T312">стоит</text:span><text:span text:style-name="T311"> </text:span><text:span text:style-name="T312">прилагательное</text:span><text:span text:style-name="T311">, то </text:span><text:span text:style-name="T83">a/</text:span><text:span text:style-name="T84">an</text:span><text:span text:style-name="T311"> ставится перед ним</text:span><text:span text:style-name="T312">.</text:span></text:p>
      <text:p text:style-name="P371"><text:span text:style-name="T698">A</text:span> big old house — <text:span text:style-name="T698">Б</text:span>ольшой старый дом.</text:p>
      <text:p text:style-name="P371"/>
      <text:p text:style-name="P211">При этом перед прилагательным без существительного <text:span text:style-name="T681">артикль</text:span> <text:span text:style-name="T2">a/</text:span><text:span text:style-name="T39">an</text:span> не ставится.</text:p>
      <text:p text:style-name="P371">This book is a good (неправильно). This book is good (правильно).</text:p>
      <text:p text:style-name="P371"/>
      <text:p text:style-name="P164">Определенный артикль <text:span text:style-name="T2">the</text:span></text:p>
      <text:p text:style-name="P402"/>
      <text:p text:style-name="P213">Указывает на определенный предмет или понятие. Т.е. на то, что выделяется из общей массы.</text:p>
      <text:p text:style-name="P213"/>
      <text:p text:style-name="P213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13">А также перед исчисляемым<text:span text:style-name="T683">и</text:span> и неисчисляемым<text:span text:style-name="T683">и</text:span> сущесвтительным<text:span text:style-name="T683">и</text:span>.</text:p>
      <text:p text:style-name="P213"/>
      <text:p text:style-name="P612"><text:span text:style-name="T313">Если предмет или человек упоминаются в речи впервые, то обычно о </text:span><text:span text:style-name="T314">нем</text:span><text:span text:style-name="T313"> еще ничего не известно и поэтому сначала используется неопределенный артикль </text:span><text:span text:style-name="T85">a/an</text:span><text:span text:style-name="T313">. Но если </text:span><text:span text:style-name="T314">он</text:span><text:span text:style-name="T313"> упоминаются в речи повторно, то далее </text:span><text:span text:style-name="T314">используется</text:span><text:span text:style-name="T313"> определенный артикль </text:span><text:span text:style-name="T85">the</text:span><text:span text:style-name="T313">.</text:span></text:p>
      <text:p text:style-name="P213"/>
      <text:p text:style-name="P299"><text:span text:style-name="T460">I have got </text:span><text:span text:style-name="T432">a</text:span><text:span text:style-name="T460"> puppy. </text:span><text:span text:style-name="T432">The</text:span><text:span text:style-name="T460"> puppy is white — У меня есть щенок. (Этот) Щенок белый.</text:span></text:p>
      <text:p text:style-name="P213"/>
      <text:p text:style-name="P213">Определенный артикль может стоять не только перед существительным, но и перед</text:p>
      <text:p text:style-name="P213">прилагательным. В этом случае прилагательное становится существительным.</text:p>
      <text:p text:style-name="P373"/>
      <text:p text:style-name="P300"><text:span text:style-name="T461">R</text:span><text:span text:style-name="T460">ich people — </text:span><text:span text:style-name="T461">Б</text:span><text:span text:style-name="T460">огатые люди; </text:span><text:span text:style-name="T461">The</text:span><text:span text:style-name="T460">e rich — </text:span><text:span text:style-name="T461">Б</text:span><text:span text:style-name="T460">огачи.</text:span></text:p>
      <text:p text:style-name="P167"><text:soft-page-break/><text:span text:style-name="T682">К</text:span>акой артикль выбрать?</text:p>
      <text:p text:style-name="P374"/>
      <text:p text:style-name="P613"><text:span text:style-name="T315">Можно п</text:span><text:span text:style-name="T314">редставить перед существит</text:span><text:span text:style-name="T315">ельным</text:span><text:span text:style-name="T314"> </text:span><text:span text:style-name="T315">слова:</text:span><text:span text:style-name="T314"> «один», «один такой», «один из».</text:span></text:p>
      <text:p text:style-name="P72"><text:span text:style-name="T442">Если логика предложения не нарушена, то скорее всего нужен </text:span><text:span text:style-name="T64">a/an</text:span><text:span text:style-name="T442">.</text:span></text:p>
      <text:p text:style-name="P374"/>
      <text:p text:style-name="P374">I`ve got a window in my room — У меня в комнате есть окно (обычное окно, каких много).</text:p>
      <text:p text:style-name="P375"/>
      <text:p text:style-name="P217">Также можно представить перед существительным слова: «тот самый», «конкретное этот» </text:p>
      <text:p text:style-name="P112"><text:span text:style-name="T442">и т. д. Если смысл предложения в целом не изменился, то можно ставить </text:span><text:span text:style-name="T64">the</text:span><text:span text:style-name="T442">.</text:span></text:p>
      <text:p text:style-name="P216"/>
      <text:p text:style-name="P376">Look at the window. It`s broken — Посмотри на <text:span text:style-name="T717">(это) </text:span>окно. Оно разбито.</text:p>
      <text:p text:style-name="P376"/>
      <text:p text:style-name="P634"><text:span text:style-name="T442">Очень часто артикли используются по особым правилам из-за того, что так сложилось исторически. </text:span><text:span text:style-name="T469">Так, н</text:span><text:span text:style-name="T442">апример </text:span><text:span text:style-name="T64">the</text:span><text:span text:style-name="T442"> всегда ставят: когда говорят о части помещения, когда человек куда-то направляется, когда объект </text:span><text:span text:style-name="T469">явяляется</text:span><text:span text:style-name="T442">, уникальный и т.д: </text:span></text:p>
      <text:p text:style-name="P381"/>
      <text:p text:style-name="P381">in the room, go to the bank, the Bible, the sky, on the left.</text:p>
      <text:p text:style-name="P381"/>
      <text:p text:style-name="P381"/>
      <text:p text:style-name="P537"><text:span text:style-name="T646">Прилагательное </text:span><text:span text:style-name="T650">(Adjective)</text:span></text:p>
      <text:p text:style-name="Standard"/>
      <text:p text:style-name="P616"><text:span text:style-name="T684">Часть речи, которая отвечает на вопрос «какой?». </text:span><text:span text:style-name="T685">Прилагательное </text:span><text:span text:style-name="T686">дает характеристику существительному</text:span><text:span text:style-name="T685"> и всегда стоит перед ним. Но может появляться и отдельно.</text:span></text:p>
      <text:p text:style-name="P614">Прилагательные деляться на 2 группы: оценочные и фактовые. </text:p>
      <text:p text:style-name="P614"/>
      <text:p text:style-name="P615">Оценочные прилагательные выражают личное мнение человека о предмете: </text:p>
      <text:p text:style-name="P635"><text:span text:style-name="T50">a</text:span><text:span text:style-name="T40"> </text:span><text:span text:style-name="T51">funny cat (мнение с которым можно не соглашаться). </text:span></text:p>
      <text:p text:style-name="P615"/>
      <text:p text:style-name="P615">Фактовые прилагательные указывают на визуальную информацию либо на факты, </text:p>
      <text:p text:style-name="P615">которые известны об объекте: <text:span text:style-name="T40">a </text:span><text:span text:style-name="T2">gray cat (характеристика, которая не зависит от мнения).</text:span></text:p>
      <text:p text:style-name="P301"/>
      <text:p text:style-name="P653"><text:span text:style-name="T269">Если к одному существительному относятся сразу и то, и другое, то первым нужно указывать оценочное прилагательное, а вторым — фактовое: </text:span><text:span text:style-name="T52">a</text:span><text:span text:style-name="T53"> funny gray cat.</text:span></text:p>
      <text:p text:style-name="P302"/>
      <text:p text:style-name="P73">Если прилагательное стоит после глагола, то оно будет переводиться наречием.</text:p>
      <text:p text:style-name="P73"/>
      <text:p text:style-name="P302">You look <text:span text:style-name="T415">nice</text:span>! — Ты <text:span text:style-name="T415">прекрасно</text:span> выглядишь!</text:p>
      <text:p text:style-name="P302">I feel <text:span text:style-name="T415">bad</text:span> — Я <text:span text:style-name="T415">плохо</text:span> себя чувствую.</text:p>
      <text:p text:style-name="P302"/>
      <text:p text:style-name="P179">Сравнительная и превосходная степень</text:p>
      <text:p text:style-name="P73"/>
      <text:p text:style-name="P619">Сравнительная степень используется когда, сравниваются 2 <text:span text:style-name="T699">прилагательных</text:span>. <text:span text:style-name="T699">Второе</text:span> может только подразумеваться. <text:span text:style-name="T686">О</text:span>бразуется с пом<text:span text:style-name="T686">ощью</text:span> окончания <text:span text:style-name="T2">-er</text:span> или слова <text:span text:style-name="T2">more </text:span><text:span text:style-name="T41">(более)</text:span>. </text:p>
      <text:p text:style-name="P619"/>
      <text:p text:style-name="P75">Суффикс <text:span text:style-name="T2">-er</text:span> ставится, когда слово маленькое, обычно из 1 слога:</text:p>
      <text:list xml:id="list2795266645" text:style-name="L39">
        <text:list-item>
          <text:p text:style-name="P762">small (маленький) → smaller (меньше);</text:p>
        </text:list-item>
        <text:list-item>
          <text:p text:style-name="P762">funny (смешной) → funnier (смешнее);</text:p>
        </text:list-item>
      </text:list>
      <text:p text:style-name="P75"/>
      <text:p text:style-name="P75">Слово <text:span text:style-name="T2">more</text:span> ставится, когда слово состоит из 2х и более слогов:</text:p>
      <text:list xml:id="list1878990194" text:style-name="L40">
        <text:list-item>
          <text:p text:style-name="P763">useful (полезный) → more useful (более полезный);</text:p>
        </text:list-item>
        <text:list-item>
          <text:p text:style-name="P763">interesting (интересный) → more interesting (более интересный);</text:p>
        </text:list-item>
      </text:list>
      <text:p text:style-name="P303"/>
      <text:p text:style-name="P74"><text:soft-page-break/>Прилагательные, для которые сравнительная степень образуется и так, и эдак: </text:p>
      <text:p text:style-name="P303">quiet, clever, narrow, simple.</text:p>
      <text:p text:style-name="P74"/>
      <text:p text:style-name="P303">Be <text:span text:style-name="T415">quieter</text:span>, please / Be <text:span text:style-name="T415">more quiet</text:span>, please — Веди себя <text:span text:style-name="T415">тише</text:span>, пожалуйста.</text:p>
      <text:p text:style-name="P303"/>
      <text:p text:style-name="P74">Часто, при сравнении, используется слово <text:span text:style-name="T2">than (чем):</text:span></text:p>
      <text:p text:style-name="P303">New York is bigger than Manchester — Нью Йорк больше, чем Манчестер.</text:p>
      <text:p text:style-name="P303"/>
      <text:p text:style-name="P617"><text:span text:style-name="T243">Иногда после </text:span><text:span text:style-name="T41">than</text:span><text:span text:style-name="T243"> идёт личное местоимение в объектном падеже</text:span><text:span text:style-name="T41"> (me, him, her…)</text:span></text:p>
      <text:p text:style-name="P617"><text:span text:style-name="T243">В этом случае оно будет переводится именительн</text:span><text:span text:style-name="T244">ым</text:span><text:span text:style-name="T243"> падеж</text:span><text:span text:style-name="T244">ом</text:span><text:span text:style-name="T243">.</text:span></text:p>
      <text:p text:style-name="P74"/>
      <text:p text:style-name="P303">I`m more attentive than <text:span text:style-name="T415">him</text:span> — Я внимательней, чем <text:span text:style-name="T415">он</text:span>.</text:p>
      <text:p text:style-name="P303"/>
      <text:p text:style-name="P76">В качестве альтернативы, местоимение может быть в именительном падеже, но с вместе </text:p>
      <text:p text:style-name="P76">с ним должен указываться вспомогательный или модальный глагол из первой части.</text:p>
      <text:p text:style-name="P76"/>
      <text:p text:style-name="P304">I <text:span text:style-name="T442">am</text:span> more attentive than <text:span text:style-name="T415">he is</text:span> — Я внимательне, чем <text:span text:style-name="T415">он</text:span>.</text:p>
      <text:p text:style-name="P304">I <text:span text:style-name="T442">can</text:span> jump higher than <text:span text:style-name="T415">he can</text:span> — Я прыгаю выше, чем <text:span text:style-name="T415">он</text:span>.</text:p>
      <text:p text:style-name="P304"/>
      <text:p text:style-name="P636"><text:span text:style-name="T245">Превосходная степень используется, когда сравниваю три и более </text:span><text:span text:style-name="T260">прилагательных</text:span><text:span text:style-name="T245">. </text:span></text:p>
      <text:p text:style-name="P79">Общее кол-во может только подразумеваться. Она обозначает наивысшую степень качества. </text:p>
      <text:p text:style-name="P77"/>
      <text:p text:style-name="P80"><text:span text:style-name="T699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80">а вместо <text:span text:style-name="T2">more</text:span> используется <text:span text:style-name="T2">most </text:span><text:span text:style-name="T42">(самый)</text:span>. </text:p>
      <text:p text:style-name="P80"/>
      <text:list xml:id="list397013278" text:style-name="L41">
        <text:list-item>
          <text:p text:style-name="P764">strong (сильный) → the strongest (сильнейший);</text:p>
        </text:list-item>
        <text:list-item>
          <text:p text:style-name="P764">reasonable (разумный)→ the most reasonable (самый разумный);</text:p>
        </text:list-item>
      </text:list>
      <text:p text:style-name="P81"/>
      <text:p text:style-name="P618"><text:span text:style-name="T245">Перед прилагательным </text:span><text:span text:style-name="T246">будет</text:span><text:span text:style-name="T245"> артикль </text:span><text:span text:style-name="T43">the</text:span><text:span text:style-name="T245">, а после прилагательно</text:span><text:span text:style-name="T246">го</text:span><text:span text:style-name="T245"> — предлог </text:span><text:span text:style-name="T43">in</text:span><text:span text:style-name="T245"> или </text:span><text:span text:style-name="T43">of</text:span><text:span text:style-name="T245">.</text:span></text:p>
      <text:p text:style-name="P78"/>
      <text:p text:style-name="P305">What is the longest river in the world? — Какая самая длинная река в мире?</text:p>
      <text:p text:style-name="P305">It was the happiest day of my life — Это был самый счастливый день в моей жизни.</text:p>
      <text:p text:style-name="P305"/>
      <text:p text:style-name="P83">Слова-исключения с особой сравнительной и превосходной степенью:</text:p>
      <text:list xml:id="list3618381136" text:style-name="L42">
        <text:list-item>
          <text:p text:style-name="P765">good (хороший) → better (лучше) → the best (наилучший);</text:p>
        </text:list-item>
        <text:list-item>
          <text:p text:style-name="P765">bad (плохой) → worse (хуже) → the worst (наихудший);</text:p>
        </text:list-item>
        <text:list-item>
          <text:p text:style-name="P765">far (далекий) → farther (дальше) → the farthest (самый далекий);</text:p>
        </text:list-item>
      </text:list>
      <text:p text:style-name="P306"/>
      <text:p text:style-name="P306"/>
      <text:p text:style-name="P11">Наречие <text:span text:style-name="T2">(Adverb)</text:span></text:p>
      <text:p text:style-name="P82"/>
      <text:p text:style-name="P84"><text:span text:style-name="T686">Часть речи, которая отвечает на вопрос</text:span><text:span text:style-name="T688">ы</text:span><text:span text:style-name="T686"> «</text:span><text:span text:style-name="T715">где?</text:span><text:span text:style-name="T686">», «</text:span><text:span text:style-name="T715">когда?</text:span><text:span text:style-name="T686">», «как?».</text:span></text:p>
      <text:p text:style-name="P84"/>
      <text:p text:style-name="P621"><text:span text:style-name="T248">Наречие </text:span><text:span text:style-name="T249">дает</text:span><text:span text:style-name="T248"> характеристику глаголу или прилагательному. Если оно относится к глаголу, то стоит после него (обычно в конце </text:span><text:span text:style-name="T250">предложен</text:span><text:span text:style-name="T249">ия</text:span><text:span text:style-name="T248">), а если к прилагательному — то перед ним.</text:span></text:p>
      <text:p text:style-name="P307"/>
      <text:p text:style-name="P307">I <text:span text:style-name="T415">kwon</text:span> him <text:span text:style-name="T415">well</text:span> — Я <text:span text:style-name="T415">хорошо</text:span> его <text:span text:style-name="T415">знаю</text:span>.</text:p>
      <text:p text:style-name="P307">He is <text:span text:style-name="T415">very</text:span> <text:span text:style-name="T415">serious</text:span> — Он <text:span text:style-name="T415">очень</text:span> <text:span text:style-name="T415">серьезный</text:span>.</text:p>
      <text:p text:style-name="P184"/>
      <text:p text:style-name="P184">Наречия, образованные от прилагательных</text:p>
      <text:p text:style-name="P85"/>
      <text:p text:style-name="P86">Они образуются с помощью окончания <text:span text:style-name="T2">-ly</text:span>:</text:p>
      <text:list xml:id="list2756651618" text:style-name="L43">
        <text:list-item>
          <text:p text:style-name="P766"><text:soft-page-break/>quick (быстрый) → quickly (быстро);</text:p>
        </text:list-item>
        <text:list-item>
          <text:p text:style-name="P766">serious (серьезный) → seriously (серьезно);</text:p>
        </text:list-item>
      </text:list>
      <text:p text:style-name="P308"/>
      <text:p text:style-name="P86">Наречия, которые <text:span text:style-name="T689">пишутся</text:span> как прилагательные:</text:p>
      <text:list xml:id="list633942429" text:style-name="L44">
        <text:list-item>
          <text:p text:style-name="P767">fast — быстрый/быстро;</text:p>
        </text:list-item>
        <text:list-item>
          <text:p text:style-name="P767">late — поздний/поздно;</text:p>
        </text:list-item>
        <text:list-item>
          <text:p text:style-name="P767">hard — тяжелый/тяжело;</text:p>
        </text:list-item>
      </text:list>
      <text:p text:style-name="P308"/>
      <text:p text:style-name="P165">Самобытные наречия</text:p>
      <text:p text:style-name="P88"/>
      <text:p text:style-name="P87">Наречия, указывающие на степень чего-то:</text:p>
      <text:list xml:id="list3726165631" text:style-name="L45">
        <text:list-item>
          <text:p text:style-name="P768">enough — достаточно;</text:p>
        </text:list-item>
        <text:list-item>
          <text:p text:style-name="P768">a lot, much, many — много;</text:p>
        </text:list-item>
        <text:list-item>
          <text:p text:style-name="P768">almost — почти;</text:p>
        </text:list-item>
        <text:list-item>
          <text:p text:style-name="P768">pretty, very — довольно (очень);</text:p>
        </text:list-item>
        <text:list-item>
          <text:p text:style-name="P768">too — слишком;</text:p>
        </text:list-item>
      </text:list>
      <text:p text:style-name="P309"/>
      <text:p text:style-name="P87">Наречия, помогающие акцентироваться на чем-то:</text:p>
      <text:list xml:id="list723111055" text:style-name="L46">
        <text:list-item>
          <text:p text:style-name="P769">just — всего лишь;</text:p>
        </text:list-item>
        <text:list-item>
          <text:p text:style-name="P769">only — только;</text:p>
        </text:list-item>
        <text:list-item>
          <text:p text:style-name="P769">simply — просто;</text:p>
        </text:list-item>
        <text:list-item>
          <text:p text:style-name="P769">especially — особенно;</text:p>
        </text:list-item>
      </text:list>
      <text:p text:style-name="P309"/>
      <text:p text:style-name="P87">Другие распространенные наречия:</text:p>
      <text:list xml:id="list28622295" text:style-name="L47">
        <text:list-item>
          <text:p text:style-name="P770">quite — совсем;</text:p>
        </text:list-item>
        <text:list-item>
          <text:p text:style-name="P770">so — такой;</text:p>
        </text:list-item>
        <text:list-item>
          <text:p text:style-name="P770">soon — скоро;</text:p>
        </text:list-item>
      </text:list>
      <text:p text:style-name="P309"/>
      <text:p text:style-name="P309">Marry is pretty smart — Мэри довольно умная;</text:p>
      <text:p text:style-name="P309">We just want to ask you a question — Мы всего лишь хотим задать вам вопрос.</text:p>
      <text:p text:style-name="P309">Why are you so sad? — Почему ты такой грусный?</text:p>
      <text:p text:style-name="P309"/>
      <text:p text:style-name="P89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89">а <text:span text:style-name="T2">many</text:span> — перед исчисляемыми: <text:span text:style-name="T2">much work, many books.</text:span></text:p>
      <text:p text:style-name="P89"/>
      <text:p text:style-name="P89">Связка <text:span text:style-name="T2">a lot of</text:span> (или <text:span text:style-name="T2">lots of</text:span>) может стоять как перед исчисляемыми, так и неисчисляемыми</text:p>
      <text:p text:style-name="P622"><text:span text:style-name="T249">существительными: </text:span><text:span text:style-name="T45">a lot of coffee, a lot of cars. </text:span><text:span text:style-name="T249">Англоговорящие не используют </text:span><text:span text:style-name="T45">much</text:span><text:span text:style-name="T249"> </text:span></text:p>
      <text:p text:style-name="P622"><text:span text:style-name="T249">в утвердительных предложениях и заменяют его на </text:span><text:span text:style-name="T45">a lof of</text:span><text:span text:style-name="T249">.</text:span></text:p>
      <text:p text:style-name="P89"/>
      <text:p text:style-name="P311">There is a lot of juice in the jug — В кувшине много сока.</text:p>
      <text:p text:style-name="P311">There isn`t much coffee in the cup — В чашке не много кофе.</text:p>
      <text:p text:style-name="P310"/>
      <text:p text:style-name="P92">Слова <text:span text:style-name="T2">little</text:span> и <text:span text:style-name="T2">few</text:span> переводятся как «мало». <text:span text:style-name="T690">Слово </text:span><text:span text:style-name="T45">l</text:span><text:span text:style-name="T2">ittle</text:span> — это антоним <text:span text:style-name="T2">much</text:span>,</text:p>
      <text:p text:style-name="P92">а слово <text:span text:style-name="T2">few</text:span> — антоним <text:span text:style-name="T2">many</text:span>: <text:span text:style-name="T2">little work, few books.</text:span></text:p>
      <text:p text:style-name="P166"/>
      <text:p text:style-name="P166">Наречия частности</text:p>
      <text:p text:style-name="P89"/>
      <text:p text:style-name="P89">Указывают на то, когда или с какой периодичностью происходит действие в предложении.</text:p>
      <text:p text:style-name="P89">Это те самые слова-маячки, которые помогают определять правильное время.</text:p>
      <text:p text:style-name="P89">Они могут стоять почти в любой позиции в предложении, но чаще всего стоят между подлежащим и сказуемым но после вспомогательного глагола.</text:p>
      <text:p text:style-name="P89"/>
      <text:p text:style-name="P311"><text:soft-page-break/><text:span text:style-name="T147">I</text:span> <text:span text:style-name="T186">don`t</text:span> <text:span text:style-name="T415">usually</text:span> <text:span text:style-name="T156">drive</text:span> to work — Обычно, я не еду (на машине) на работу.</text:p>
      <text:p text:style-name="P311"><text:span text:style-name="T147">You</text:span> <text:span text:style-name="T186">can</text:span> <text:span text:style-name="T415">always</text:span> <text:span text:style-name="T156">call</text:span> me — Ты всегда можешь позвонить мне.</text:p>
      <text:p text:style-name="P311"/>
      <text:p text:style-name="P90">Если наречие частотности в связке с другим словом, то вся связка должна быть в конце.</text:p>
      <text:p text:style-name="P312">I buy coffee on my way to work <text:span text:style-name="T415">very often</text:span> — Я <text:span text:style-name="T415">очень часто</text:span> покупаю кофе по дороге на работу.</text:p>
      <text:p text:style-name="Standard"/>
      <text:p text:style-name="Standard"/>
      <text:p text:style-name="P8">Предлог <text:span text:style-name="T2">(Preposition)</text:span></text:p>
      <text:p text:style-name="P91"/>
      <text:p text:style-name="P98">В английском языке, предлоги <text:span text:style-name="T714">перед существительными</text:span> заменяют падежи. <text:span text:style-name="T714">К одному и тому же падежу могут вести разные предлоги. <text:s/>В русском, за падежи отвечают оконания.</text:span></text:p>
      <text:p text:style-name="P94"/>
      <text:p text:style-name="P168">Предлоги времени <text:span text:style-name="T2">at, on, in</text:span></text:p>
      <text:p text:style-name="P94"/>
      <text:p text:style-name="P94">Отвечают на вопрос «когда?». Каждый из них обозначает разный момент времени.</text:p>
      <text:p text:style-name="P94"/>
      <text:p text:style-name="P436"><text:span text:style-name="T254">Предлог </text:span><text:span text:style-name="T47">at</text:span><text:span text:style-name="T254"> указывает на точное время. Иногда </text:span><text:span text:style-name="T256">он</text:span><text:span text:style-name="T254"> </text:span><text:span text:style-name="T256">указывает на </text:span><text:span text:style-name="T254">периоды дня и праздники:</text:span></text:p>
      <text:p text:style-name="P437"><text:span text:style-name="T254">Если в названии праздника </text:span><text:span text:style-name="T256">есть</text:span><text:span text:style-name="T254"> слово </text:span><text:span text:style-name="T47">day</text:span><text:span text:style-name="T254">, то он пишется с предлогом </text:span><text:span text:style-name="T47">on</text:span><text:span text:style-name="T254">, а не </text:span><text:span text:style-name="T47">at</text:span><text:span text:style-name="T254">.</text:span></text:p>
      <text:p text:style-name="P96"/>
      <text:list xml:id="list2723955658" text:style-name="L48">
        <text:list-item>
          <text:p text:style-name="P771">at 5 o`clock — в 5 часов;</text:p>
        </text:list-item>
        <text:list-item>
          <text:p text:style-name="P771">at night — ночью;</text:p>
        </text:list-item>
        <text:list-item>
          <text:p text:style-name="P771">at sunset — на рассвете;</text:p>
        </text:list-item>
        <text:list-item>
          <text:p text:style-name="P771">at the weekend — в выходные;</text:p>
        </text:list-item>
        <text:list-item>
          <text:p text:style-name="P771">at the moment — в данный момент;</text:p>
        </text:list-item>
        <text:list-item>
          <text:p text:style-name="P771">at the end (of) — в конце;</text:p>
        </text:list-item>
        <text:list-item>
          <text:p text:style-name="P771">at Christmas — на Рождество;</text:p>
        </text:list-item>
        <text:list-item>
          <text:p text:style-name="P771">at Easter — на Пасху;</text:p>
        </text:list-item>
      </text:list>
      <text:p text:style-name="P315"/>
      <text:p text:style-name="P96">Предлог <text:span text:style-name="T2">on</text:span> указывает на конкретный день. Обычно это дни недели или даты.</text:p>
      <text:p text:style-name="P97">В английском языке дни недели, месяцы, и названия праздников пишутся с большой буквы.</text:p>
      <text:p text:style-name="P316"/>
      <text:list xml:id="list677943979" text:style-name="L49">
        <text:list-item>
          <text:p text:style-name="P772">on Sunday — в воскресенье / по воскресеньям;</text:p>
        </text:list-item>
        <text:list-item>
          <text:p text:style-name="P772">on the 8th of March — 8го марта;</text:p>
        </text:list-item>
        <text:list-item>
          <text:p text:style-name="P772">on April, 10 — 10го апреля;</text:p>
        </text:list-item>
        <text:list-item>
          <text:p text:style-name="P772">on my birthday — на мой день рождения;</text:p>
        </text:list-item>
        <text:list-item>
          <text:p text:style-name="P772">on Christmas day — в день Рождества;</text:p>
        </text:list-item>
      </text:list>
      <text:p text:style-name="P315"/>
      <text:p text:style-name="P95">Предлог <text:span text:style-name="T2">in</text:span> указывает на большие периоды: месяцы, сезоны, годы:</text:p>
      <text:list xml:id="list724105760" text:style-name="L50">
        <text:list-item>
          <text:p text:style-name="P836">in January — в январе;</text:p>
        </text:list-item>
        <text:list-item>
          <text:p text:style-name="P773">in winter — зимой;</text:p>
        </text:list-item>
        <text:list-item>
          <text:p text:style-name="P773">in the evening — вечером;</text:p>
        </text:list-item>
        <text:list-item>
          <text:p text:style-name="P773">in 2065 — в 2065 году;</text:p>
        </text:list-item>
        <text:list-item>
          <text:p text:style-name="P773">in the 1970s — в 1970х годах;</text:p>
        </text:list-item>
        <text:list-item>
          <text:p text:style-name="P773">in the past — в прошлом;</text:p>
        </text:list-item>
      </text:list>
      <text:p text:style-name="P96"/>
      <text:p text:style-name="P95">Предлог <text:span text:style-name="T2">in</text:span> в связке с временем означает «через»:</text:p>
      <text:list xml:id="list1230115579" text:style-name="L51">
        <text:list-item>
          <text:p text:style-name="P774">in 5 minutes — через 5 минут;</text:p>
        </text:list-item>
        <text:list-item>
          <text:p text:style-name="P774">in two weeks — через две недели;</text:p>
        </text:list-item>
        <text:list-item>
          <text:p text:style-name="P774">in no time — мигом (через мгновение);</text:p>
        </text:list-item>
      </text:list>
      <text:p text:style-name="P94"/>
      <text:p text:style-name="P94">Предлоги времени не используются перед словами:<text:span text:style-name="T2"> last, next, this, that, each, every.</text:span></text:p>
      <text:p text:style-name="P314">See you next Friday — Увидимся в следующую пятницу.</text:p>
      <text:p text:style-name="P627"><text:soft-page-break/><text:span text:style-name="T258">П</text:span><text:span text:style-name="T257">редлоги </text:span><text:span text:style-name="T258">времени</text:span><text:span text:style-name="T257"> имееют множество нелогичных исключений. Так, например, </text:span><text:span text:style-name="T48">in</text:span><text:span text:style-name="T257"> и </text:span><text:span text:style-name="T48">at</text:span><text:span text:style-name="T257"> принятно говорить с некоторыми пер</text:span><text:span text:style-name="T258">и</text:span><text:span text:style-name="T257">одами дня. Это нужно просто заучить.</text:span></text:p>
      <text:p text:style-name="P105"/>
      <text:p text:style-name="P536"><text:span text:style-name="T257">Предлоги времени</text:span><text:span text:style-name="T48"> since, for, from ... to, until</text:span></text:p>
      <text:p text:style-name="P175"/>
      <text:p text:style-name="P218">Отвечают на вопрос «в какой период?» Связаны с большими отрезками времени.</text:p>
      <text:p text:style-name="P218"/>
      <text:p text:style-name="P628"><text:span text:style-name="T194">Предлог </text:span><text:span text:style-name="T2">since</text:span><text:span text:style-name="T194"> означает «с». Он указывает на начало периода:</text:span></text:p>
      <text:list xml:id="list2358939187" text:style-name="L52">
        <text:list-item>
          <text:p text:style-name="P791">since Wednesday — со среды;</text:p>
        </text:list-item>
        <text:list-item>
          <text:p text:style-name="P791">since 1984 — с 1984 года;</text:p>
        </text:list-item>
        <text:list-item>
          <text:p text:style-name="P791">since Monday — с понедельника;</text:p>
        </text:list-item>
      </text:list>
      <text:p text:style-name="P219"/>
      <text:p text:style-name="P219">Предлог <text:span text:style-name="T2">for</text:span> означает «уже», «в течение». Он указывает, как долго длится действие.</text:p>
      <text:list xml:id="list1595116719" text:style-name="L53">
        <text:list-item>
          <text:p text:style-name="P792">for 10 hours — (уже) 10 часов / в течении 10 часов;</text:p>
        </text:list-item>
        <text:list-item>
          <text:p text:style-name="P792">for two weeks — (уже) две недели / в течении 2х недель;</text:p>
        </text:list-item>
      </text:list>
      <text:p text:style-name="P377"/>
      <text:p text:style-name="P218"><text:span text:style-name="T2">Since</text:span> и <text:span text:style-name="T2">for</text:span> используются в <text:span text:style-name="T2">Present Perfect Continuous</text:span>.</text:p>
      <text:p text:style-name="P218"/>
      <text:p text:style-name="P427"><text:span text:style-name="T316">П</text:span><text:span text:style-name="T317">редлог </text:span><text:span text:style-name="T87">from ... to</text:span><text:span text:style-name="T317"> означает «с ... до». Он указыват </text:span><text:span text:style-name="T316">на</text:span><text:span text:style-name="T317"> границы периода:</text:span></text:p>
      <text:list xml:id="list1271347002" text:style-name="L54">
        <text:list-item>
          <text:p text:style-name="P793">from 9 to 5 — с девяти до пяти (часов);</text:p>
        </text:list-item>
        <text:list-item>
          <text:p text:style-name="P793">from January to March — с января по март;</text:p>
        </text:list-item>
      </text:list>
      <text:p text:style-name="P377"/>
      <text:p text:style-name="P51"><text:span text:style-name="T462">Предлог </text:span><text:span text:style-name="T87">until (till)</text:span><text:span text:style-name="T462"> означает «до того, как». Он </text:span><text:span text:style-name="T463">указывает на</text:span><text:span text:style-name="T462"> конец периода:</text:span></text:p>
      <text:list xml:id="list1881725945" text:style-name="L55">
        <text:list-item>
          <text:p text:style-name="P794">until Wednesday — до среды;</text:p>
        </text:list-item>
        <text:list-item>
          <text:p text:style-name="P794">until I come — до того, как я вернусь;</text:p>
        </text:list-item>
      </text:list>
      <text:p text:style-name="P377"/>
      <text:p text:style-name="P169"><text:span text:style-name="T695">Предлоги места </text:span><text:span text:style-name="T48">at, on, in</text:span></text:p>
      <text:p text:style-name="P404"/>
      <text:p text:style-name="P225">Отвечают на вопрос «где?». Помимо времени также указывают на местоположение.</text:p>
      <text:p text:style-name="P225"/>
      <text:p text:style-name="P428"><text:span text:style-name="T318">Предлог </text:span><text:span text:style-name="T88">at</text:span><text:span text:style-name="T318"> обозначает конкретное место/точку, где находится предмет:</text:span></text:p>
      <text:list xml:id="list1665040011" text:style-name="L56">
        <text:list-item>
          <text:p text:style-name="P795">at the bus stop — на автобусной остановке;</text:p>
        </text:list-item>
        <text:list-item>
          <text:p text:style-name="P795">at the top/bottom - наверху/внизу;</text:p>
        </text:list-item>
        <text:list-item>
          <text:p text:style-name="P795">at school — в школе.</text:p>
        </text:list-item>
      </text:list>
      <text:p text:style-name="P225"/>
      <text:p text:style-name="P428"><text:span text:style-name="T318">Предлог </text:span><text:span text:style-name="T88">on</text:span><text:span text:style-name="T318"> обозначает поверхность, </text:span><text:span text:style-name="T396">на</text:span><text:span text:style-name="T318"> которой располагается объект:</text:span></text:p>
      <text:list xml:id="list1712896889" text:style-name="L57">
        <text:list-item>
          <text:p text:style-name="P796">on the table/<text:span text:style-name="T718">floot/head</text:span> — на столе/<text:span text:style-name="T718">полу/голове</text:span>;</text:p>
        </text:list-item>
      </text:list>
      <text:p text:style-name="P382"/>
      <text:p text:style-name="P429"><text:span text:style-name="T88">П</text:span><text:span text:style-name="T89">редлог in обозначает положение </text:span><text:span text:style-name="T143">в</text:span><text:span text:style-name="T89"> опред. месте, ограниченном рамками или барьером.</text:span></text:p>
      <text:list xml:id="list2465608036" text:style-name="L58">
        <text:list-item>
          <text:p text:style-name="P797">in the house — в доме;</text:p>
        </text:list-item>
        <text:list-item>
          <text:p text:style-name="P797">in a box — в коробке;</text:p>
        </text:list-item>
      </text:list>
      <text:p text:style-name="P226"/>
      <text:p text:style-name="P110"><text:span text:style-name="T464">Эти предлоги также имеют исключения. </text:span><text:span text:style-name="T470">Например </text:span><text:span text:style-name="T94">i</text:span><text:span text:style-name="T89">n</text:span><text:span text:style-name="T464"> часто переводится как «на», </text:span></text:p>
      <text:p text:style-name="P110"><text:span text:style-name="T464">а </text:span><text:span text:style-name="T89">on</text:span><text:span text:style-name="T464"> — как «в». Особенно, когда они используются с транспортом:</text:span></text:p>
      <text:p text:style-name="P228"/>
      <text:list xml:id="list594689578" text:style-name="L59">
        <text:list-item>
          <text:p text:style-name="P798">in a car — на машине;</text:p>
        </text:list-item>
        <text:list-item>
          <text:p text:style-name="P799">in the street — на улице;</text:p>
        </text:list-item>
        <text:list-item>
          <text:p text:style-name="P798">on a bus — в автобусе;</text:p>
        </text:list-item>
        <text:list-item>
          <text:p text:style-name="P799">on the list — в списке;</text:p>
        </text:list-item>
        <text:list-item>
          <text:p text:style-name="P799">on the way — по дороге;</text:p>
        </text:list-item>
      </text:list>
      <text:p text:style-name="P227"/>
      <text:p text:style-name="P176"><text:soft-page-break/>Другие предлоги места</text:p>
      <text:p text:style-name="P226"/>
      <text:p text:style-name="P227">Помогают определить нахождение объекта в пространсте:</text:p>
      <text:list xml:id="list953364901" text:style-name="L60">
        <text:list-item>
          <text:p text:style-name="P800">above — над;</text:p>
        </text:list-item>
        <text:list-item>
          <text:p text:style-name="P800">under — под;</text:p>
        </text:list-item>
        <text:list-item>
          <text:p text:style-name="P800">in front of — перед;</text:p>
        </text:list-item>
        <text:list-item>
          <text:p text:style-name="P800">behind — позади;</text:p>
        </text:list-item>
        <text:list-item>
          <text:p text:style-name="P800">between/with — между/c;</text:p>
        </text:list-item>
        <text:list-item>
          <text:p text:style-name="P775"><text:span text:style-name="T464">next to — рядом с</text:span><text:span text:style-name="T465">;</text:span></text:p>
        </text:list-item>
      </text:list>
      <text:p text:style-name="P385"/>
      <text:p text:style-name="P317"><text:span text:style-name="T465">The cat is </text:span><text:span text:style-name="T434">under</text:span><text:span text:style-name="T465"> the ball — Кот </text:span><text:span text:style-name="T434">под</text:span><text:span text:style-name="T465"> клубком.</text:span></text:p>
      <text:p text:style-name="P317"><text:span text:style-name="T465">The cat is </text:span><text:span text:style-name="T434">in front of</text:span><text:span text:style-name="T465"> the ball — Кот </text:span><text:span text:style-name="T434">перед</text:span><text:span text:style-name="T465"> клубком.</text:span></text:p>
      <text:p text:style-name="P383"/>
      <text:p text:style-name="P170"><text:span text:style-name="T696">Предллог направления </text:span><text:span text:style-name="T49">to</text:span></text:p>
      <text:p text:style-name="P226"/>
      <text:p text:style-name="P226">Отвечает на вопрос «куда?». Указывает в какое место хочет попасть человек.</text:p>
      <text:p text:style-name="P100"><text:span text:style-name="T464">Используется после глаголов движения: </text:span><text:span text:style-name="T89">go, walk, drive, come, travel, return, send, get.</text:span></text:p>
      <text:p text:style-name="P226"/>
      <text:p text:style-name="P317"><text:span text:style-name="T464">I want to </text:span><text:span text:style-name="T435">go to</text:span><text:span text:style-name="T464"> New York — Я хочу </text:span><text:span text:style-name="T435">поехать в</text:span><text:span text:style-name="T464"> Нью Йорк.</text:span></text:p>
      <text:p text:style-name="P317"><text:span text:style-name="T464">Did they </text:span><text:span text:style-name="T435">get to</text:span><text:span text:style-name="T464"> London? — Они </text:span><text:span text:style-name="T435">добрались до</text:span><text:span text:style-name="T464"> Лондона?</text:span></text:p>
      <text:p text:style-name="P383"/>
      <text:p text:style-name="P100"><text:span text:style-name="T464">Если в качестве направления используется слово </text:span><text:span text:style-name="T89">home</text:span><text:span text:style-name="T464">, то перед ним </text:span><text:span text:style-name="T89">to</text:span><text:span text:style-name="T464"> не нужен.</text:span></text:p>
      <text:p text:style-name="P384">Go home (правильно). Go to home (неправильно). </text:p>
      <text:p text:style-name="P383"/>
      <text:p text:style-name="P100"><text:span text:style-name="T464">Если нужно </text:span><text:span text:style-name="T466">сказать </text:span><text:span text:style-name="T464">что </text:span><text:span text:style-name="T466">человек бывал </text:span><text:span text:style-name="T464">в каком-то месте, например в стране или городе,</text:span></text:p>
      <text:p text:style-name="P100"><text:span text:style-name="T464">то нужно использовать </text:span><text:span text:style-name="T89">Present Perfect</text:span><text:span text:style-name="T464"> с </text:span><text:span text:style-name="T466">предлогом </text:span><text:span text:style-name="T89">to</text:span><text:span text:style-name="T464">.</text:span></text:p>
      <text:p text:style-name="P226"/>
      <text:p text:style-name="P383">The have been to Italy — Они бывали в Италии.</text:p>
      <text:p text:style-name="P383"/>
      <text:p text:style-name="P170"><text:span text:style-name="T696">Предлог </text:span><text:span text:style-name="T49">by</text:span></text:p>
      <text:p text:style-name="P405"/>
      <text:p text:style-name="P434"><text:span text:style-name="T321">Может п</text:span><text:span text:style-name="T319">ереводит</text:span><text:span text:style-name="T321">ь</text:span><text:span text:style-name="T319">ся по разному. </text:span><text:span text:style-name="T320">Помогает сказать, </text:span><text:span text:style-name="T397">как</text:span><text:span text:style-name="T320"> что-то делается или случается.</text:span></text:p>
      <text:p text:style-name="P435"><text:span text:style-name="T321">Иногда в</text:span><text:span text:style-name="T320">стречается в пассивном залоге, когда </text:span><text:span text:style-name="T321">указывают</text:span><text:span text:style-name="T320"> автора действия.</text:span></text:p>
      <text:p text:style-name="P229"/>
      <text:list xml:id="list1254712780" text:style-name="L61">
        <text:list-item>
          <text:p text:style-name="P801">happen by mistake — случиться по ошибке.</text:p>
        </text:list-item>
        <text:list-item>
          <text:p text:style-name="P802">send by post — отправиться почтой;</text:p>
        </text:list-item>
      </text:list>
      <text:p text:style-name="P388"/>
      <text:p text:style-name="P386">Did you play for the meal by credit card — Ты заплатил за еду кредиткой?</text:p>
      <text:p text:style-name="P387"/>
      <text:p text:style-name="P230">Также этот предлог используется в значении «около», «рядом».</text:p>
      <text:p text:style-name="P389"/>
      <text:p text:style-name="P390">Sit by me — Посиди рядом со мной.</text:p>
      <text:p text:style-name="P318"><text:span text:style-name="T442">There is a car parked by the store — </text:span><text:span text:style-name="T468">Около магазина стоит машина.</text:span></text:p>
      <text:p text:style-name="P172"/>
      <text:p text:style-name="P172">Связки существительных и предлогов</text:p>
      <text:p text:style-name="P171"/>
      <text:p text:style-name="P220">Иногда, после некоторых существительных, принято использовать определенные предлоги. </text:p>
      <text:p text:style-name="P220">Такие связки нужно просто запомнить. При переводе предлог может выпадать.</text:p>
      <text:p text:style-name="P221"/>
      <text:list xml:id="list1606830424" text:style-name="L62">
        <text:list-item>
          <text:p text:style-name="P803">a need for — нужда в;</text:p>
        </text:list-item>
        <text:list-item>
          <text:p text:style-name="P803">a reason for — причина для (чего-либо);</text:p>
        </text:list-item>
        <text:list-item>
          <text:p text:style-name="P803">an advantage of — преимущество (чего-либо);</text:p>
        </text:list-item>
        <text:list-item>
          <text:p text:style-name="P803"><text:soft-page-break/>a cause of — причина (чего-либо);</text:p>
          <text:p text:style-name="P803"/>
        </text:list-item>
        <text:list-item>
          <text:p text:style-name="P803">a solution to — решение какой-то проблемы;</text:p>
        </text:list-item>
        <text:list-item>
          <text:p text:style-name="P803">a key to — ключ к/от (чего-либо);</text:p>
        </text:list-item>
        <text:list-item>
          <text:p text:style-name="P803">an answer to — ответ на;</text:p>
        </text:list-item>
        <text:list-item>
          <text:p text:style-name="P803">an attitude to — отношение к;</text:p>
          <text:p text:style-name="P803"/>
        </text:list-item>
        <text:list-item>
          <text:p text:style-name="P803">a contact with/between — контакт с/между;</text:p>
        </text:list-item>
        <text:list-item>
          <text:p text:style-name="P803">a connection with/between — связь с/между;</text:p>
        </text:list-item>
        <text:list-item>
          <text:p text:style-name="P803">a relationship with/between — взаимосвязь с/между;</text:p>
        </text:list-item>
      </text:list>
      <text:p text:style-name="P378"/>
      <text:p text:style-name="P378">There must be a reason for his actions — Должна быть какая-то причина его действий.</text:p>
      <text:p text:style-name="P378">We`ll find a solution to the problem — Мы найдем решение этой проблемы.</text:p>
      <text:p text:style-name="P378">She has an emotion connection with him — У нее эмоциональная связь с ним.</text:p>
      <text:p text:style-name="P378"/>
      <text:p text:style-name="P172">Связки прилагательных и предлогов</text:p>
      <text:p text:style-name="P220"/>
      <text:p text:style-name="P222">Прилагательное + <text:span text:style-name="T2">about</text:span> означает «испытывать чувство из-за чего-либо»:</text:p>
      <text:list xml:id="list2074876910" text:style-name="L63">
        <text:list-item>
          <text:p text:style-name="P837"><text:span text:style-name="T90">happy about — </text:span><text:span text:style-name="T91">счастливый</text:span><text:span text:style-name="T90"> из-за;</text:span></text:p>
        </text:list-item>
        <text:list-item>
          <text:p text:style-name="P838"><text:span text:style-name="T90">upset about — </text:span><text:span text:style-name="T91">растроенный</text:span><text:span text:style-name="T90"> из-за;</text:span></text:p>
        </text:list-item>
        <text:list-item>
          <text:p text:style-name="P804">angry about — злиться из-за;</text:p>
        </text:list-item>
        <text:list-item>
          <text:p text:style-name="P839"><text:span text:style-name="T91">worried</text:span><text:span text:style-name="T90"> about — </text:span><text:span text:style-name="T91">волноваться</text:span><text:span text:style-name="T90"> из-за;</text:span></text:p>
        </text:list-item>
      </text:list>
      <text:p text:style-name="P378"/>
      <text:p text:style-name="P378">Bill seems really upset about this — Билл выглядит очень расстроенным из-за этого.</text:p>
      <text:p text:style-name="P378">I was worried about you — Я волновался за тебя.</text:p>
      <text:p text:style-name="P378"/>
      <text:p text:style-name="P101"><text:span text:style-name="T467">Слово</text:span><text:span text:style-name="T91"> sorry</text:span><text:span text:style-name="T467"> в связке с </text:span><text:span text:style-name="T91">about</text:span><text:span text:style-name="T467"> и </text:span><text:span text:style-name="T91">for</text:span><text:span text:style-name="T467"> выражает сожаление, сочувствие:</text:span></text:p>
      <text:p text:style-name="P223"/>
      <text:p text:style-name="P378">I`m sorry about my behavior — Прости мое поведение.</text:p>
      <text:p text:style-name="P378">Sorry for interrupting — Простите, что беспокою вас.</text:p>
      <text:p text:style-name="P378">I`m sorry for your loss — Сожалею о вашей утрате.</text:p>
      <text:p text:style-name="P378"/>
      <text:p text:style-name="P630">Если после прилагательного идет предлог <text:span text:style-name="T2">of</text:span>, то он будет соответствовать </text:p>
      <text:p text:style-name="P630">родительскому падежу (кого/чего). </text:p>
      <text:p text:style-name="P223"/>
      <text:p text:style-name="P379">It was very stupied of you to go there — Было очень глупо с твоей стороны идти туда.</text:p>
      <text:p text:style-name="P379"/>
      <text:p text:style-name="P224">Предлог <text:span text:style-name="T2">of</text:span> часто используется после прилагательных, выражающий отношение</text:p>
      <text:p text:style-name="P224">к чему-либо. Сама связка в этом случае <text:span text:style-name="T697">может </text:span>переводит<text:span text:style-name="T697">ь</text:span>ся глаголом:</text:p>
      <text:p text:style-name="P224"/>
      <text:list xml:id="list59429629" text:style-name="L64">
        <text:list-item>
          <text:p text:style-name="P805">afraid of — бояться;</text:p>
        </text:list-item>
        <text:list-item>
          <text:p text:style-name="P805">proud of — гордиться;</text:p>
        </text:list-item>
        <text:list-item>
          <text:p text:style-name="P805">full of — полон;</text:p>
        </text:list-item>
        <text:list-item>
          <text:p text:style-name="P805">short of — не хватает;</text:p>
        </text:list-item>
        <text:list-item>
          <text:p text:style-name="P805">sure of — быть уверенным в.</text:p>
        </text:list-item>
      </text:list>
      <text:p text:style-name="P380"/>
      <text:p text:style-name="P379">Are you afraid of dogs? — Ты боишься собак?</text:p>
      <text:p text:style-name="P379">I`m sure of him — Я уверен в нем.</text:p>
      <text:p text:style-name="P379">This bag is full of cash — В этой сумке полно денег.</text:p>
      <text:p text:style-name="P173"><text:span text:style-name="T697">С</text:span>вязки глаголов и предлогов</text:p>
      <text:p text:style-name="P223"/>
      <text:p text:style-name="P438"><text:soft-page-break/><text:span text:style-name="T322">Глагол с предлогом может сильно менять свое значение. Такие связки называются фразовыми глаголами. Многие фразовые глаголы вытеснели из речи глаголы, специально предназначен. для той или иной ситуации. Например вместо </text:span><text:span text:style-name="T92">search</text:span><text:span text:style-name="T322"> чаще используется </text:span><text:span text:style-name="T92">look for</text:span><text:span text:style-name="T322">.</text:span></text:p>
      <text:p text:style-name="P489"/>
      <text:list xml:id="list1329309497" text:style-name="L65">
        <text:list-item>
          <text:p text:style-name="P822">look at — стмотреть на;</text:p>
        </text:list-item>
        <text:list-item>
          <text:p text:style-name="P822">look for — искать;</text:p>
        </text:list-item>
        <text:list-item>
          <text:p text:style-name="P823"><text:span text:style-name="T713">look</text:span> like — <text:span text:style-name="T713">выглядеть как</text:span>;</text:p>
        </text:list-item>
        <text:list-item>
          <text:p text:style-name="P822">listen to — слушать;</text:p>
        </text:list-item>
        <text:list-item>
          <text:p text:style-name="P822">wait for — ждать;</text:p>
        </text:list-item>
        <text:list-item>
          <text:p text:style-name="P822">stay at — останавливаться (например, в отеле);</text:p>
        </text:list-item>
        <text:list-item>
          <text:p text:style-name="P824">belong to — принадлежать к;</text:p>
        </text:list-item>
        <text:list-item>
          <text:p text:style-name="P824">happen to — случилось с;</text:p>
        </text:list-item>
        <text:list-item>
          <text:p text:style-name="P824">speak to / talk to — говорить с (кем-то);</text:p>
        </text:list-item>
        <text:list-item>
          <text:p text:style-name="P824">ask for — просить (чего-то);</text:p>
        </text:list-item>
        <text:list-item>
          <text:p text:style-name="P825">come from — происходить родом;</text:p>
        </text:list-item>
        <text:list-item>
          <text:p text:style-name="P824">depend on — зависить от;</text:p>
        </text:list-item>
        <text:list-item>
          <text:p text:style-name="P824">think about/of — думать о;</text:p>
        </text:list-item>
      </text:list>
      <text:p text:style-name="P470"/>
      <text:p text:style-name="P468">What are you looking at? — На что ты смотришь?</text:p>
      <text:p text:style-name="P649"><text:span text:style-name="T506">What does he look like? — Как он выглядит? / </text:span><text:span text:style-name="T507">Н</text:span><text:span text:style-name="T506">а что он похож?</text:span></text:p>
      <text:p text:style-name="P468">We belong to different world — Мы принадлежим к разным мирам.</text:p>
      <text:p text:style-name="P487"/>
      <text:p text:style-name="P102"><text:span text:style-name="T551">Если фразовый глагол имеет дополнение, то </text:span><text:span text:style-name="T552">оно </text:span><text:span text:style-name="T551">может стоять как в середине связки, </text:span></text:p>
      <text:p text:style-name="P102"><text:span text:style-name="T551">так и после </text:span><text:span text:style-name="T552">неё</text:span><text:span text:style-name="T551">. А если дополнение</text:span><text:span text:style-name="T552">м</text:span><text:span text:style-name="T551"> </text:span><text:span text:style-name="T552">является </text:span><text:span text:style-name="T551">местоимени</text:span><text:span text:style-name="T552">е</text:span><text:span text:style-name="T551">, то оно всегда будет </text:span><text:span text:style-name="T552">в середине</text:span><text:span text:style-name="T551">.</text:span></text:p>
      <text:p text:style-name="P488"/>
      <text:p text:style-name="P319"><text:span text:style-name="T551">I </text:span><text:span text:style-name="T479">turned</text:span><text:span text:style-name="T551"> </text:span><text:span text:style-name="T177">the light</text:span><text:span text:style-name="T551"> </text:span><text:span text:style-name="T479">off</text:span><text:span text:style-name="T551"> / I </text:span><text:span text:style-name="T479">turned off </text:span><text:span text:style-name="T177">the light </text:span><text:span text:style-name="T551">— Я выключил свет.</text:span></text:p>
      <text:p text:style-name="P319"><text:span text:style-name="T551">I </text:span><text:span text:style-name="T479">turned</text:span><text:span text:style-name="T551"> </text:span><text:span text:style-name="T177">it</text:span><text:span text:style-name="T551"> </text:span><text:span text:style-name="T479">off</text:span><text:span text:style-name="T551"> — Я выключил это.</text:span></text:p>
      <text:p text:style-name="P469"/>
      <text:p text:style-name="P469"/>
      <text:p text:style-name="P631"><text:span text:style-name="T563">С</text:span><text:span text:style-name="T562">ложн</text:span><text:span text:style-name="T565">ы</text:span><text:span text:style-name="T564">е </text:span><text:span text:style-name="T562">предложени</text:span><text:span text:style-name="T565">я</text:span></text:p>
      <text:p text:style-name="P488"/>
      <text:p text:style-name="P505">Это объединенные вместе, простые предложения, содержащие 2 и более подлежащих, </text:p>
      <text:p text:style-name="P506">и 2 и более сказуемых. </text:p>
      <text:p text:style-name="P506"/>
      <text:p text:style-name="P654"><text:span text:style-name="T531">Сложное предложение</text:span><text:span text:style-name="T519"> </text:span><text:span text:style-name="T531">в</text:span><text:span text:style-name="T520">сегда </text:span><text:span text:style-name="T521">име</text:span><text:span text:style-name="T531">е</text:span><text:span text:style-name="T521">т </text:span><text:span text:style-name="T520">главную часть и зависимые части, которые называются предаточными предложениями (clause). </text:span><text:span text:style-name="T532">Зависимые части расширяют смысл главной </text:span></text:p>
      <text:p text:style-name="P654"><text:span text:style-name="T533">и сообщают доп</text:span><text:span text:style-name="T531">олнительную</text:span><text:span text:style-name="T533"> информацию</text:span><text:span text:style-name="T532">.</text:span></text:p>
      <text:p text:style-name="P490"/>
      <text:p text:style-name="P320"><text:span text:style-name="T154">I</text:span><text:span text:style-name="T553"> </text:span><text:span text:style-name="T167">woke</text:span><text:span text:style-name="T553"> up at 7 o`clock — Я проснулся в 7 часов (простое предложение).</text:span></text:p>
      <text:p text:style-name="P321"><text:span text:style-name="T154">I</text:span><text:span text:style-name="T553"> </text:span><text:span text:style-name="T167">woke</text:span><text:span text:style-name="T553"> up at 7 o`clock, but </text:span><text:span text:style-name="T154">everybody</text:span><text:span text:style-name="T553"> </text:span><text:span text:style-name="T167">was</text:span><text:span text:style-name="T553"> still asleep — Я проснулся в 7, но все еще спали.</text:span></text:p>
      <text:p text:style-name="P471"/>
      <text:p text:style-name="P491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492"/>
      <text:p text:style-name="P493">Самые популярные союзы:</text:p>
      <text:list xml:id="list3237428002" text:style-name="L66">
        <text:list-item>
          <text:p text:style-name="P826">and — и;</text:p>
        </text:list-item>
        <text:list-item>
          <text:p text:style-name="P826">or — или;</text:p>
        </text:list-item>
        <text:list-item>
          <text:p text:style-name="P826">but — но;</text:p>
        </text:list-item>
        <text:list-item>
          <text:p text:style-name="P826">so — поэтому;</text:p>
        </text:list-item>
        <text:list-item>
          <text:p text:style-name="P826">because — потому что;</text:p>
        </text:list-item>
      </text:list>
      <text:p text:style-name="P472">I met Jill, and we went for a wolk — Я встретила Джил и мы пошли гулять.</text:p>
      <text:p text:style-name="P472">I was very tired, so I went to sleep early — Я очень устал, поэтому я пошел спать раньше.</text:p>
      <text:p text:style-name="P516"><text:soft-page-break/></text:p>
      <text:p text:style-name="P111"><text:span text:style-name="T574">Перед </text:span><text:span text:style-name="T484">because</text:span><text:span text:style-name="T574"> запятая не ставится даже в сложном предложении.</text:span></text:p>
      <text:p text:style-name="P504"/>
      <text:p text:style-name="P642"><text:span text:style-name="T528">В вопросах, з</text:span><text:span text:style-name="T530">ависим</text:span><text:span text:style-name="T529">ая</text:span><text:span text:style-name="T530"> част</text:span><text:span text:style-name="T529">ь</text:span><text:span text:style-name="T530"> сохраня</text:span><text:span text:style-name="T529">е</text:span><text:span text:style-name="T530">т утвердительный порядок слов и отделя</text:span><text:span text:style-name="T529">е</text:span><text:span text:style-name="T530">тся вопросительным словом, котор</text:span><text:span text:style-name="T529">ое</text:span><text:span text:style-name="T530"> в этом случае явля</text:span><text:span text:style-name="T529">ю</text:span><text:span text:style-name="T530">тся союзом. Если вопрос общий, </text:span></text:p>
      <text:p text:style-name="P637"><text:span text:style-name="T509">то союзом будет слово </text:span><text:span text:style-name="T493">if/whether</text:span><text:span text:style-name="T509">. </text:span><text:span text:style-name="T522">Оно переводится частицей «ли».</text:span></text:p>
      <text:p text:style-name="P494"/>
      <text:p text:style-name="P322"><text:span text:style-name="T550">Do you know </text:span><text:span text:style-name="T477">why</text:span><text:span text:style-name="T550"> she is crying? </text:span><text:span text:style-name="T554">—</text:span><text:span text:style-name="T550"> </text:span><text:span text:style-name="T554">Ты знаешь </text:span><text:span text:style-name="T480">почему</text:span><text:span text:style-name="T554"> она плачит?</text:span></text:p>
      <text:p text:style-name="P406"><text:span text:style-name="T555">Can you tell </text:span><text:span text:style-name="T566">if</text:span><text:span text:style-name="T555"> this house belongs to Jerry? — Скажите, этот </text:span><text:span text:style-name="T566">ли</text:span><text:span text:style-name="T555"> дом принадлежит Джерри?</text:span></text:p>
      <text:p text:style-name="P481"/>
      <text:p text:style-name="P177"><text:span text:style-name="T566">П</text:span><text:span text:style-name="T476">ридаточные </text:span><text:span text:style-name="T573">определительные</text:span><text:span text:style-name="T476"> предложения</text:span></text:p>
      <text:p text:style-name="P495"/>
      <text:p text:style-name="P496">Дополняют по смыслу главную часть и обычно относятся к какому-то существительному </text:p>
      <text:p text:style-name="P496">или прилагательному. Могут стоять и в середине, и в конце предложения.</text:p>
      <text:p text:style-name="P496"/>
      <text:p text:style-name="P325"><text:span text:style-name="T550">The </text:span><text:span text:style-name="T153">woman</text:span><text:span text:style-name="T550"> </text:span><text:span text:style-name="T477">who lives next door</text:span><text:span text:style-name="T550"> </text:span><text:span text:style-name="T166">is</text:span><text:span text:style-name="T550"> a doctor — Женщина, которая/</text:span><text:span text:style-name="T560">что</text:span><text:span text:style-name="T550"> живет по соседству,</text:span></text:p>
      <text:p text:style-name="P473">работает доктором (выделенная часть относится к «женщине»).</text:p>
      <text:p text:style-name="P496"/>
      <text:p text:style-name="P497">Союзы, с которых начинается придаточное предложение:</text:p>
      <text:list xml:id="list291752109" text:style-name="L67">
        <text:list-item>
          <text:p text:style-name="P840"><text:span text:style-name="T2">who — </text:span><text:span text:style-name="T58">кто</text:span><text:span text:style-name="T2"> (о людях);</text:span></text:p>
        </text:list-item>
        <text:list-item>
          <text:p text:style-name="P840"><text:span text:style-name="T502">which — </text:span><text:span text:style-name="T503">что</text:span><text:span text:style-name="T502"> (о предметах и животных);</text:span></text:p>
        </text:list-item>
        <text:list-item>
          <text:p text:style-name="P840"><text:span text:style-name="T502">that — </text:span><text:span text:style-name="T503">кто/что</text:span><text:span text:style-name="T502"> (о людях, предметах и животных);</text:span></text:p>
        </text:list-item>
        <text:list-item>
          <text:p text:style-name="P841"><text:span text:style-name="T502">w</text:span><text:span text:style-name="T493">hom, </text:span><text:span text:style-name="T504">whose</text:span><text:span text:style-name="T493"> — который (какой именно), </text:span><text:span text:style-name="T504">чей</text:span><text:span text:style-name="T493">;</text:span></text:p>
        </text:list-item>
        <text:list-item>
          <text:p text:style-name="P827">where — где, <text:span text:style-name="T712">куда, откуда</text:span>;</text:p>
        </text:list-item>
        <text:list-item>
          <text:p text:style-name="P828"><text:span text:style-name="T712">when</text:span> — <text:span text:style-name="T712">когда</text:span>;</text:p>
        </text:list-item>
      </text:list>
      <text:p text:style-name="P473"/>
      <text:p text:style-name="P496">Союзы ставить не обязательно. Всё предложение может быть без союзов и запятых.</text:p>
      <text:p text:style-name="P496">Но если союз заменяет подлежащее, то он обязан стоять.</text:p>
      <text:p text:style-name="P496"/>
      <text:p text:style-name="P325"><text:span text:style-name="T550">The</text:span><text:span text:style-name="T153"> movie</text:span><text:span text:style-name="T550"> </text:span><text:span text:style-name="T477">we saw last weak</text:span><text:span text:style-name="T550"> </text:span><text:span text:style-name="T166">was</text:span><text:span text:style-name="T550"> rather good — Филь, который мы смотрели на прошлой</text:span></text:p>
      <text:p text:style-name="P473">неделе, оказался довольно хорошим (при переводе союзы и запятые будут).</text:p>
      <text:p text:style-name="P496"/>
      <text:p text:style-name="P326"><text:span text:style-name="T558">I work in an office </text:span><text:span text:style-name="T155">which</text:span><text:span text:style-name="T558"> </text:span><text:span text:style-name="T168">is</text:span><text:span text:style-name="T558"> in Park street — Я работаю в офисе, </text:span><text:span text:style-name="T559">что</text:span><text:span text:style-name="T558"> на Парк стрит.</text:span></text:p>
      <text:p text:style-name="P475"/>
      <text:p text:style-name="P482">Косвенная речь</text:p>
      <text:p text:style-name="P498"/>
      <text:p text:style-name="P500">Это пересказ речи другого человека. В главной части указывается автор. </text:p>
      <text:p text:style-name="P500">В зависимой части меняется время, на прошлое.</text:p>
      <text:p text:style-name="P498"/>
      <text:p text:style-name="P476">I want to eat — Я хочу есть. (прямая речь)</text:p>
      <text:p text:style-name="P476">He said that he wanted to eat — Он сказал, что он хочет есть. (ковенная речь)</text:p>
      <text:p text:style-name="P501"/>
      <text:p text:style-name="P106"><text:span text:style-name="T550">Союз </text:span><text:span text:style-name="T493">that</text:span><text:span text:style-name="T550"> означает «что». Он часто выпадает при переводе.</text:span></text:p>
      <text:p text:style-name="P501"/>
      <text:p text:style-name="P638"><text:span text:style-name="T523">Если слова автора были в </text:span><text:span text:style-name="T497">Future</text:span><text:span text:style-name="T523">, то при пересказе они стану в </text:span><text:span text:style-name="T497">Future In The Past</text:span><text:span text:style-name="T523"> </text:span></text:p>
      <text:p text:style-name="P638"><text:span text:style-name="T523">(это когда </text:span><text:span text:style-name="T497">will</text:span><text:span text:style-name="T523"> меняется на </text:span><text:span text:style-name="T497">would</text:span><text:span text:style-name="T523">; перевод не обязательно будет в прошлом, </text:span></text:p>
      <text:p text:style-name="P498">прошлое указывается грамматически). </text:p>
      <text:p text:style-name="P498"/>
      <text:p text:style-name="P476">When will Joe come to the meeting? — Когда Джо придет на собрание?</text:p>
      <text:p text:style-name="P476">I asked when Joe would come to the meeting? — Я спросил, когда Джо придет на собрание?</text:p>
      <text:p text:style-name="P507">Если пересказывается просьба или приказ, то вместо отдельного предложения нужно поставить инфинитив с to. Также могут использоваться доп. уточняющие слова.</text:p>
      <text:p text:style-name="P478"><text:soft-page-break/></text:p>
      <text:p text:style-name="P648"><text:span text:style-name="T505">Stop the car → She told me </text:span><text:span text:style-name="T492">to stop</text:span><text:span text:style-name="T505"> the car</text:span><text:span text:style-name="T492"> </text:span><text:span text:style-name="T505">— Она сказала мне </text:span><text:span text:style-name="T492">остановить </text:span><text:span text:style-name="T505">машину.</text:span></text:p>
      <text:p text:style-name="P327"><text:span text:style-name="T561">Can I </text:span><text:span text:style-name="T483">sit </text:span><text:span text:style-name="T561">down? → He asked the permission </text:span><text:span text:style-name="T483">to sit</text:span><text:span text:style-name="T561"> down — Он спросил разрешения сесть.</text:span></text:p>
      <text:p text:style-name="P482"/>
      <text:p text:style-name="P108"><text:span text:style-name="T481">У</text:span><text:span text:style-name="T482">словные предложения</text:span></text:p>
      <text:p text:style-name="P502"/>
      <text:p text:style-name="P639"><text:span text:style-name="T524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498">when</text:span><text:span text:style-name="T524">, если ситуация случается наверняка, либо с союза </text:span><text:span text:style-name="T498">if</text:span><text:span text:style-name="T524">, если </text:span><text:span text:style-name="T525">есть только вероятность того, что случится.</text:span></text:p>
      <text:p text:style-name="P503"/>
      <text:p text:style-name="P476">When I com home (зависимая часть), I always watch TV (главная часть).</text:p>
      <text:p text:style-name="P476"/>
      <text:p text:style-name="P499">Союзы в условных предложениях:</text:p>
      <text:list xml:id="list1230565520" text:style-name="L68">
        <text:list-item>
          <text:p text:style-name="P829">when — когда;</text:p>
        </text:list-item>
        <text:list-item>
          <text:p text:style-name="P829">if — если;</text:p>
        </text:list-item>
        <text:list-item>
          <text:p text:style-name="P829">while — в то время, как;</text:p>
        </text:list-item>
        <text:list-item>
          <text:p text:style-name="P829">before — до того, как;</text:p>
        </text:list-item>
        <text:list-item>
          <text:p text:style-name="P829">after — после;</text:p>
        </text:list-item>
        <text:list-item>
          <text:p text:style-name="P829">until (till) — до того момента, как.</text:p>
        </text:list-item>
      </text:list>
      <text:p text:style-name="P498"/>
      <text:p text:style-name="P107"><text:span text:style-name="T555">Когда в главной части </text:span><text:span text:style-name="T557">стоит </text:span><text:span text:style-name="T555">настоящее, то такие предложения называются условными</text:span></text:p>
      <text:p text:style-name="P107"><text:span text:style-name="T555">предложениями нулевого типа (</text:span><text:span text:style-name="T499">Z</text:span><text:span text:style-name="T497">ero </text:span><text:span text:style-name="T499">C</text:span><text:span text:style-name="T497">onditionals</text:span><text:span text:style-name="T555">). Они расска</text:span><text:span text:style-name="T556">зывают</text:span><text:span text:style-name="T555">, при каких</text:span></text:p>
      <text:p text:style-name="P498">условиях обычно происходят события (уклад жизни).</text:p>
      <text:p text:style-name="P476"/>
      <text:p text:style-name="P476">Water boils when the temperature is 100 degrees — Вода кипит, когда температура 100 град.</text:p>
      <text:p text:style-name="P476">When the sun goes down, it gets dark — Когда солнце садится, становится темно.</text:p>
      <text:p text:style-name="P476"/>
      <text:p text:style-name="P640"><text:span text:style-name="T523">Когда в главной части стоит будущее, то </text:span><text:span text:style-name="T526">это</text:span><text:span text:style-name="T523"> условн</text:span><text:span text:style-name="T527">ые</text:span><text:span text:style-name="T526"> </text:span><text:span text:style-name="T523">предложени</text:span><text:span text:style-name="T527">я</text:span><text:span text:style-name="T523"> первого типа </text:span></text:p>
      <text:p text:style-name="P641"><text:span text:style-name="T523">(</text:span><text:span text:style-name="T500">F</text:span><text:span text:style-name="T497">irst </text:span><text:span text:style-name="T500">С</text:span><text:span text:style-name="T497">onditional</text:span><text:span text:style-name="T500">s</text:span><text:span text:style-name="T523">). </text:span><text:span text:style-name="T527">Они описывают </text:span><text:span text:style-name="T523">услови</text:span><text:span text:style-name="T527">я</text:span><text:span text:style-name="T523">, при </text:span><text:span text:style-name="T527">которых</text:span><text:span text:style-name="T523"> произойдут будущие события (планы). </text:span><text:span text:style-name="T527">З</text:span><text:span text:style-name="T526">ависим</text:span><text:span text:style-name="T527">я</text:span><text:span text:style-name="T526"> част</text:span><text:span text:style-name="T527">ь</text:span><text:span text:style-name="T526"> грамматически </text:span><text:span text:style-name="T527">в</text:span><text:span text:style-name="T526"> настояще</text:span><text:span text:style-name="T527">м</text:span><text:span text:style-name="T526">, но переводится будущим.</text:span></text:p>
      <text:p text:style-name="P498"/>
      <text:p text:style-name="P476">If it`s nice day tomorrow, I will go the beach — Если завтра будет хор. день, я пойду на пляж.</text:p>
      <text:p text:style-name="P476">I will go shopping if I have time — Я зайду в магазин, если у меня будет время.</text:p>
      <text:p text:style-name="P476"/>
      <text:p text:style-name="P638"><text:span text:style-name="T523">Условные предложения второго типа </text:span><text:span text:style-name="T527">(</text:span><text:span text:style-name="T501">Second Conditionals</text:span><text:span text:style-name="T527">)</text:span><text:span text:style-name="T523"> используются для описания нереальных ситуаций, связанных с настоящим (альтернативная реальность).</text:span></text:p>
      <text:p text:style-name="P498"/>
      <text:p text:style-name="P107"><text:span text:style-name="T555">Главная часть содержит связку </text:span><text:span text:style-name="T497">would + инфинитив</text:span><text:span text:style-name="T555">. Зависимая часть, грамматически,</text:span></text:p>
      <text:p text:style-name="P107"><text:span text:style-name="T555">стоит в прошешем времени, но привязана к настоящему. Союз </text:span><text:span text:style-name="T497">if</text:span><text:span text:style-name="T555"> переводится как «если бы».</text:span></text:p>
      <text:p text:style-name="P498"/>
      <text:p text:style-name="P323"><text:span text:style-name="T481">If</text:span><text:span text:style-name="T555"> he was rich (зависимая часть), he would buy Lamborgini (главная часть) —</text:span></text:p>
      <text:p text:style-name="P323"><text:span text:style-name="T481">Если бы</text:span><text:span text:style-name="T555"> он был богатым, он бы купил Ламборджини (would и will заменяют to?).</text:span></text:p>
      <text:p text:style-name="P477"/>
      <text:p text:style-name="P109"><text:span text:style-name="T555">Очень часто в условных предложениях второго типа в</text:span><text:span text:style-name="T497"> if-части</text:span><text:span text:style-name="T555">, глагол </text:span><text:span text:style-name="T497">be</text:span><text:span text:style-name="T555"> стоит в форме </text:span><text:span text:style-name="T497">were</text:span><text:span text:style-name="T555">,</text:span></text:p>
      <text:p text:style-name="P109"><text:span text:style-name="T555">даже после </text:span><text:span text:style-name="T497">I, he, she, it</text:span><text:span text:style-name="T555">. Это исключение из правил, которое нужно запомнить.</text:span></text:p>
      <text:p text:style-name="P477"/>
      <text:p text:style-name="P324"><text:span text:style-name="T555">If </text:span><text:span text:style-name="T481">he were</text:span><text:span text:style-name="T555"> rich, he would buy Lamborgini — Если бы </text:span><text:span text:style-name="T481">он был</text:span><text:span text:style-name="T555"> богатым, он бы купил</text:span></text:p>
      <text:p text:style-name="P477">Ламборджини (такой вариант тоже считается правильным).</text:p>
      <text:p text:style-name="P474"/>
      <text:p text:style-name="P704"><text:span text:style-name="T368">Таблица </text:span><text:span text:style-name="T369">форм</text:span><text:span text:style-name="T368"> глагола </text:span><text:span text:style-name="T120">b</text:span><text:span text:style-name="T121">e</text:span><text:span text:style-name="T368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152337778240">
          <table:table-cell table:style-name="Table5.A1" office:value-type="string">
            <text:p text:style-name="P707">Подлежащее</text:p>
          </table:table-cell>
          <table:table-cell table:style-name="Table5.A1" office:value-type="string">
            <text:p text:style-name="P708">Past</text:p>
          </table:table-cell>
          <table:table-cell table:style-name="Table5.A1" office:value-type="string">
            <text:p text:style-name="P708">Present</text:p>
          </table:table-cell>
          <table:table-cell table:style-name="Table5.D1" office:value-type="string">
            <text:p text:style-name="P708">Future</text:p>
          </table:table-cell>
        </table:table-row>
        <table:table-row table:style-name="TableLine94152334882000">
          <table:table-cell table:style-name="Table5.A2" office:value-type="string">
            <text:p text:style-name="P715">I</text:p>
          </table:table-cell>
          <table:table-cell table:style-name="Table5.A2" office:value-type="string">
            <text:p text:style-name="P716">was</text:p>
          </table:table-cell>
          <table:table-cell table:style-name="Table5.A2" office:value-type="string">
            <text:p text:style-name="P717">am</text:p>
          </table:table-cell>
          <table:table-cell table:style-name="Table5.D2" office:value-type="string">
            <text:p text:style-name="P718">will be</text:p>
          </table:table-cell>
        </table:table-row>
        <table:table-row table:style-name="TableLine94152334893536">
          <table:table-cell table:style-name="Table5.A2" office:value-type="string">
            <text:p text:style-name="P715">he/she/<text:span text:style-name="T700">it</text:span></text:p>
          </table:table-cell>
          <table:table-cell table:style-name="Table5.A2" office:value-type="string">
            <text:p text:style-name="P716">was</text:p>
          </table:table-cell>
          <table:table-cell table:style-name="Table5.A2" office:value-type="string">
            <text:p text:style-name="P717">is</text:p>
          </table:table-cell>
          <table:table-cell table:style-name="Table5.D2" office:value-type="string">
            <text:p text:style-name="P718">will be</text:p>
          </table:table-cell>
        </table:table-row>
        <table:table-row table:style-name="TableLine94152334898128">
          <table:table-cell table:style-name="Table5.A2" office:value-type="string">
            <text:p text:style-name="P715">you/we/they</text:p>
          </table:table-cell>
          <table:table-cell table:style-name="Table5.A2" office:value-type="string">
            <text:p text:style-name="P716">were</text:p>
          </table:table-cell>
          <table:table-cell table:style-name="Table5.A2" office:value-type="string">
            <text:p text:style-name="P717">are</text:p>
          </table:table-cell>
          <table:table-cell table:style-name="Table5.D2" office:value-type="string">
            <text:p text:style-name="P718">will be</text:p>
          </table:table-cell>
        </table:table-row>
      </table:table>
      <text:p text:style-name="P629"/>
      <text:p text:style-name="P643"><text:span text:style-name="T471">Таблица </text:span><text:span text:style-name="T472">личны</text:span><text:span text:style-name="T473">х</text:span><text:span text:style-name="T472"> и притяжательных </text:span><text:span text:style-name="T471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152334913568">
          <table:table-cell table:style-name="Table11.A1" table:number-columns-spanned="2" office:value-type="string">
            <text:p text:style-name="P709">Личные местоимения</text:p>
          </table:table-cell>
          <table:covered-table-cell/>
          <table:table-cell table:style-name="Table11.C1" table:number-columns-spanned="2" office:value-type="string">
            <text:p text:style-name="P709">Притяжательные местоимения</text:p>
          </table:table-cell>
          <table:covered-table-cell/>
        </table:table-row>
        <table:table-row table:style-name="TableLine94152334997760">
          <table:table-cell table:style-name="Table11.A2" office:value-type="string">
            <text:p text:style-name="P719"><text:span text:style-name="T701">и</text:span><text:span text:style-name="T702">менительный падеж</text:span></text:p>
            <text:p text:style-name="P720"><text:span text:style-name="T703">(</text:span>кто/что<text:span text:style-name="T703">)</text:span></text:p>
          </table:table-cell>
          <table:table-cell table:style-name="Table11.A2" office:value-type="string">
            <text:p text:style-name="P719"><text:span text:style-name="T701">о</text:span><text:span text:style-name="T702">бъектный падеж</text:span></text:p>
            <text:p text:style-name="P720"><text:span text:style-name="T703">(</text:span>кого, <text:span text:style-name="T703">к</text:span>ому, кем<text:span text:style-name="T703">)</text:span></text:p>
          </table:table-cell>
          <table:table-cell table:style-name="Table11.A2" office:value-type="string">
            <text:p text:style-name="P721"><text:span text:style-name="T703">с</text:span> существительным</text:p>
            <text:p text:style-name="P722">(чей)</text:p>
          </table:table-cell>
          <table:table-cell table:style-name="Table11.D2" office:value-type="string">
            <text:p text:style-name="P719"><text:span text:style-name="T703">о</text:span><text:span text:style-name="T702">тдельно</text:span></text:p>
            <text:p text:style-name="P722">(чей)</text:p>
          </table:table-cell>
        </table:table-row>
        <table:table-row table:style-name="TableLine94152335002208">
          <table:table-cell table:style-name="Table11.A2" office:value-type="string">
            <text:p text:style-name="P723">I</text:p>
          </table:table-cell>
          <table:table-cell table:style-name="Table11.A2" office:value-type="string">
            <text:p text:style-name="P723">me</text:p>
          </table:table-cell>
          <table:table-cell table:style-name="Table11.A2" office:value-type="string">
            <text:p text:style-name="P724">my</text:p>
          </table:table-cell>
          <table:table-cell table:style-name="Table11.D2" office:value-type="string">
            <text:p text:style-name="P724">mine</text:p>
          </table:table-cell>
        </table:table-row>
        <table:table-row table:style-name="TableLine94152335009264">
          <table:table-cell table:style-name="Table11.A2" office:value-type="string">
            <text:p text:style-name="P723">you</text:p>
          </table:table-cell>
          <table:table-cell table:style-name="Table11.A2" office:value-type="string">
            <text:p text:style-name="P723">you</text:p>
          </table:table-cell>
          <table:table-cell table:style-name="Table11.A2" office:value-type="string">
            <text:p text:style-name="P724">your</text:p>
          </table:table-cell>
          <table:table-cell table:style-name="Table11.D2" office:value-type="string">
            <text:p text:style-name="P724">yours</text:p>
          </table:table-cell>
        </table:table-row>
        <table:table-row table:style-name="TableLine94152335016080">
          <table:table-cell table:style-name="Table11.A2" office:value-type="string">
            <text:p text:style-name="P723">he</text:p>
          </table:table-cell>
          <table:table-cell table:style-name="Table11.A2" office:value-type="string">
            <text:p text:style-name="P723">him</text:p>
          </table:table-cell>
          <table:table-cell table:style-name="Table11.A2" office:value-type="string">
            <text:p text:style-name="P724">his</text:p>
          </table:table-cell>
          <table:table-cell table:style-name="Table11.D2" office:value-type="string">
            <text:p text:style-name="P724">his</text:p>
          </table:table-cell>
        </table:table-row>
        <table:table-row table:style-name="TableLine94152335029664">
          <table:table-cell table:style-name="Table11.A2" office:value-type="string">
            <text:p text:style-name="P723">she</text:p>
          </table:table-cell>
          <table:table-cell table:style-name="Table11.A2" office:value-type="string">
            <text:p text:style-name="P724">her</text:p>
          </table:table-cell>
          <table:table-cell table:style-name="Table11.A2" office:value-type="string">
            <text:p text:style-name="P724">her</text:p>
          </table:table-cell>
          <table:table-cell table:style-name="Table11.D2" office:value-type="string">
            <text:p text:style-name="P724">hers</text:p>
          </table:table-cell>
        </table:table-row>
        <table:table-row table:style-name="TableLine94152335034448">
          <table:table-cell table:style-name="Table11.A2" office:value-type="string">
            <text:p text:style-name="P723">it</text:p>
          </table:table-cell>
          <table:table-cell table:style-name="Table11.A2" office:value-type="string">
            <text:p text:style-name="P724">it</text:p>
          </table:table-cell>
          <table:table-cell table:style-name="Table11.A2" office:value-type="string">
            <text:p text:style-name="P724">its</text:p>
          </table:table-cell>
          <table:table-cell table:style-name="Table11.D2" office:value-type="string">
            <text:p text:style-name="P724">its</text:p>
          </table:table-cell>
        </table:table-row>
        <table:table-row table:style-name="TableLine94152335052032">
          <table:table-cell table:style-name="Table11.A2" office:value-type="string">
            <text:p text:style-name="P723">we</text:p>
          </table:table-cell>
          <table:table-cell table:style-name="Table11.A2" office:value-type="string">
            <text:p text:style-name="P724">us</text:p>
          </table:table-cell>
          <table:table-cell table:style-name="Table11.A2" office:value-type="string">
            <text:p text:style-name="P724">our</text:p>
          </table:table-cell>
          <table:table-cell table:style-name="Table11.D2" office:value-type="string">
            <text:p text:style-name="P724">ours</text:p>
          </table:table-cell>
        </table:table-row>
        <table:table-row table:style-name="TableLine94152335060064">
          <table:table-cell table:style-name="Table11.A2" office:value-type="string">
            <text:p text:style-name="P723">they</text:p>
          </table:table-cell>
          <table:table-cell table:style-name="Table11.A2" office:value-type="string">
            <text:p text:style-name="P724">them</text:p>
          </table:table-cell>
          <table:table-cell table:style-name="Table11.A2" office:value-type="string">
            <text:p text:style-name="P724">their</text:p>
          </table:table-cell>
          <table:table-cell table:style-name="Table11.D2" office:value-type="string">
            <text:p text:style-name="P724">theirs</text:p>
          </table:table-cell>
        </table:table-row>
      </table:table>
      <text:p text:style-name="P137"/>
      <text:p text:style-name="P643"><text:span text:style-name="T370">Таблица </text:span><text:span text:style-name="T371">условных предложений</text:span><text:span text:style-name="T370">:</text:span></text:p>
      <table:table table:name="Table14" table:style-name="Table14">
        <table:table-column table:style-name="Table14.A"/>
        <table:table-column table:style-name="Table14.B"/>
        <table:table-row table:style-name="TableLine94152335082112">
          <table:table-cell table:style-name="Table14.A1" office:value-type="string">
            <text:p text:style-name="P710">Тип</text:p>
          </table:table-cell>
          <table:table-cell table:style-name="Table14.B1" office:value-type="string">
            <text:p text:style-name="P710">Пример</text:p>
          </table:table-cell>
        </table:table-row>
        <table:table-row table:style-name="TableLine94152335166848">
          <table:table-cell table:style-name="Table14.A2" office:value-type="string">
            <text:p text:style-name="P725"><text:span text:style-name="T706">Z</text:span>ero <text:span text:style-name="T706">C</text:span>onditionals</text:p>
          </table:table-cell>
          <table:table-cell table:style-name="Table14.B2" office:value-type="string">
            <text:p text:style-name="P729"><text:span text:style-name="T704">If I </text:span><text:span text:style-name="T145">drive</text:span><text:span text:style-name="T704"> home early, I </text:span><text:span text:style-name="T145">watch</text:span><text:span text:style-name="T704"> some movie (уклад жизни)</text:span></text:p>
          </table:table-cell>
        </table:table-row>
        <table:table-row table:style-name="TableLine94152335170096">
          <table:table-cell table:style-name="Table14.A2" office:value-type="string">
            <text:p text:style-name="P725"><text:span text:style-name="T706">F</text:span>irst <text:span text:style-name="T706">C</text:span>onditionals</text:p>
          </table:table-cell>
          <table:table-cell table:style-name="Table14.B2" office:value-type="string">
            <text:p text:style-name="P726">If I <text:span text:style-name="T144">drive</text:span> home early today, I <text:span text:style-name="T144">will watch</text:span> some movie (планы)</text:p>
          </table:table-cell>
        </table:table-row>
        <table:table-row table:style-name="TableLine94152335174208">
          <table:table-cell table:style-name="Table14.A2" office:value-type="string">
            <text:p text:style-name="P725"><text:span text:style-name="T706">S</text:span>ec. <text:span text:style-name="T706">C</text:span>onditionals</text:p>
          </table:table-cell>
          <table:table-cell table:style-name="Table14.B2" office:value-type="string">
            <text:p text:style-name="P729"><text:span text:style-name="T704">If I </text:span><text:span text:style-name="T145">drove</text:span><text:span text:style-name="T704"> home earcly, I </text:span><text:span text:style-name="T145">would watch</text:span><text:span text:style-name="T704"> some movie (</text:span><text:span text:style-name="T705">нереальность</text:span><text:span text:style-name="T704">)</text:span></text:p>
          </table:table-cell>
        </table:table-row>
      </table:table>
      <text:p text:style-name="P138"/>
      <text:p text:style-name="P136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152335175552">
          <table:table-cell table:style-name="Table2.A1" office:value-type="string">
            <text:p text:style-name="P711">Глагол</text:p>
          </table:table-cell>
          <table:table-cell table:style-name="Table2.A1" office:value-type="string">
            <text:p text:style-name="P719"><text:span text:style-name="T436">З</text:span><text:span text:style-name="T437">начение</text:span></text:p>
          </table:table-cell>
          <table:table-cell table:style-name="Table2.C1" office:value-type="string">
            <text:p text:style-name="P719"><text:span text:style-name="T436">В</text:span><text:span text:style-name="T437">рем</text:span><text:span text:style-name="T436">я</text:span></text:p>
          </table:table-cell>
        </table:table-row>
        <table:table-row table:style-name="TableLine94152335248624">
          <table:table-cell table:style-name="Table2.A2" office:value-type="string">
            <text:p text:style-name="P727">can</text:p>
          </table:table-cell>
          <table:table-cell table:style-name="Table2.A2" office:value-type="string">
            <text:p text:style-name="P727">могу, умею</text:p>
          </table:table-cell>
          <table:table-cell table:style-name="Table2.C2" office:value-type="string">
            <text:p text:style-name="P727">настоящее и будущее</text:p>
          </table:table-cell>
        </table:table-row>
        <table:table-row table:style-name="TableLine94152335290960">
          <table:table-cell table:style-name="Table2.A2" office:value-type="string">
            <text:p text:style-name="P727">could</text:p>
          </table:table-cell>
          <table:table-cell table:style-name="Table2.A2" office:value-type="string">
            <text:p text:style-name="P727">мог, умел</text:p>
          </table:table-cell>
          <table:table-cell table:style-name="Table2.C2" office:value-type="string">
            <text:p text:style-name="P727">прошедшее</text:p>
          </table:table-cell>
        </table:table-row>
        <table:table-row table:style-name="TableLine94152335293296">
          <table:table-cell table:style-name="Table2.A2" office:value-type="string">
            <text:p text:style-name="P727">might, may</text:p>
          </table:table-cell>
          <table:table-cell table:style-name="Table2.A2" office:value-type="string">
            <text:p text:style-name="P727">может быть, мог бы,</text:p>
          </table:table-cell>
          <table:table-cell table:style-name="Table2.C2" office:value-type="string">
            <text:p text:style-name="P727">настоящее и будущие</text:p>
          </table:table-cell>
        </table:table-row>
        <table:table-row table:style-name="TableLine94152335295360">
          <table:table-cell table:style-name="Table2.A2" office:value-type="string">
            <text:p text:style-name="P727">must</text:p>
          </table:table-cell>
          <table:table-cell table:style-name="Table2.A2" office:value-type="string">
            <text:p text:style-name="P727">должен, нужно, нельзя</text:p>
          </table:table-cell>
          <table:table-cell table:style-name="Table2.C2" office:value-type="string">
            <text:p text:style-name="P727">настоящее</text:p>
          </table:table-cell>
        </table:table-row>
        <table:table-row table:style-name="TableLine94152335315248">
          <table:table-cell table:style-name="Table2.A2" office:value-type="string">
            <text:p text:style-name="P727">should</text:p>
          </table:table-cell>
          <table:table-cell table:style-name="Table2.A2" office:value-type="string">
            <text:p text:style-name="P727">следует сделать (совет)</text:p>
          </table:table-cell>
          <table:table-cell table:style-name="Table2.C2" office:value-type="string">
            <text:p text:style-name="P727">настоящее и будущие</text:p>
          </table:table-cell>
        </table:table-row>
        <table:table-row table:style-name="TableLine94152335328848">
          <table:table-cell table:style-name="Table2.A2" office:value-type="string">
            <text:p text:style-name="P727">would</text:p>
          </table:table-cell>
          <table:table-cell table:style-name="Table2.A2" office:value-type="string">
            <text:p text:style-name="P727">частица «бы»</text:p>
          </table:table-cell>
          <table:table-cell table:style-name="Table2.C2" office:value-type="string">
            <text:p text:style-name="P727">настоящ., прошед., будущ.</text:p>
          </table:table-cell>
        </table:table-row>
      </table:table>
      <text:p text:style-name="P140"/>
      <text:p text:style-name="P139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152335340480">
          <table:table-cell table:style-name="Table3.A1" office:value-type="string">
            <text:p text:style-name="P712">Конструкция</text:p>
          </table:table-cell>
          <table:table-cell table:style-name="Table3.A1" office:value-type="string">
            <text:p text:style-name="P712">Значение</text:p>
          </table:table-cell>
          <table:table-cell table:style-name="Table3.C1" office:value-type="string">
            <text:p text:style-name="P712">Время</text:p>
          </table:table-cell>
        </table:table-row>
        <table:table-row table:style-name="TableLine94152335368640">
          <table:table-cell table:style-name="Table3.A2" office:value-type="string">
            <text:p text:style-name="P728">be able to</text:p>
          </table:table-cell>
          <table:table-cell table:style-name="Table3.A2" office:value-type="string">
            <text:p text:style-name="P728">могу (близко к can)</text:p>
          </table:table-cell>
          <table:table-cell table:style-name="Table3.C2" office:value-type="string">
            <text:p text:style-name="P728">be меняется по временам</text:p>
          </table:table-cell>
        </table:table-row>
        <table:table-row table:style-name="TableLine94152335433120">
          <table:table-cell table:style-name="Table3.A2" office:value-type="string">
            <text:p text:style-name="P728">have to</text:p>
          </table:table-cell>
          <table:table-cell table:style-name="Table3.A2" office:value-type="string">
            <text:p text:style-name="P728">должен (близко к must)</text:p>
          </table:table-cell>
          <table:table-cell table:style-name="Table3.C2" office:value-type="string">
            <text:p text:style-name="P728">have меняется по временам</text:p>
          </table:table-cell>
        </table:table-row>
        <table:table-row table:style-name="TableLine94152335435232">
          <table:table-cell table:style-name="Table3.A2" office:value-type="string">
            <text:p text:style-name="P728">used to</text:p>
          </table:table-cell>
          <table:table-cell table:style-name="Table3.A2" office:value-type="string">
            <text:p text:style-name="P728">раньше делал (близко к would)</text:p>
          </table:table-cell>
          <table:table-cell table:style-name="Table3.C2" office:value-type="string">
            <text:p text:style-name="P728">всегда в прошедшем</text:p>
          </table:table-cell>
        </table:table-row>
      </table:table>
      <text:p text:style-name="P703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4152335437792">
          <table:table-cell table:style-name="Table6.A1" office:value-type="string">
            <text:p text:style-name="P714">Начальная форма</text:p>
          </table:table-cell>
          <table:table-cell table:style-name="Table6.A1" office:value-type="string">
            <text:p text:style-name="P714">2я форма</text:p>
          </table:table-cell>
          <table:table-cell table:style-name="Table6.A1" office:value-type="string">
            <text:p text:style-name="P713">3я форма</text:p>
          </table:table-cell>
          <table:table-cell table:style-name="Table6.D1" office:value-type="string">
            <text:p text:style-name="P713">Перевод</text:p>
          </table:table-cell>
        </table:table-row>
        <table:table-row table:style-name="TableLine94152335630016">
          <table:table-cell table:style-name="Table6.A2" office:value-type="string">
            <text:p text:style-name="P730">begin</text:p>
          </table:table-cell>
          <table:table-cell table:style-name="Table6.A2" office:value-type="string">
            <text:p text:style-name="P730">began</text:p>
          </table:table-cell>
          <table:table-cell table:style-name="Table6.A2" office:value-type="string">
            <text:p text:style-name="P730">begun</text:p>
          </table:table-cell>
          <table:table-cell table:style-name="Table6.D2" office:value-type="string">
            <text:p text:style-name="P730">начинать</text:p>
          </table:table-cell>
        </table:table-row>
        <table:table-row table:style-name="TableLine94152335636816">
          <table:table-cell table:style-name="Table6.A2" office:value-type="string">
            <text:p text:style-name="P730">break</text:p>
          </table:table-cell>
          <table:table-cell table:style-name="Table6.A2" office:value-type="string">
            <text:p text:style-name="P730">broke</text:p>
          </table:table-cell>
          <table:table-cell table:style-name="Table6.A2" office:value-type="string">
            <text:p text:style-name="P730">broken</text:p>
          </table:table-cell>
          <table:table-cell table:style-name="Table6.D2" office:value-type="string">
            <text:p text:style-name="P730">ломать</text:p>
          </table:table-cell>
        </table:table-row>
        <table:table-row table:style-name="TableLine94152335647104">
          <table:table-cell table:style-name="Table6.A2" office:value-type="string">
            <text:p text:style-name="P730">bring</text:p>
          </table:table-cell>
          <table:table-cell table:style-name="Table6.A2" office:value-type="string">
            <text:p text:style-name="P730">brought</text:p>
          </table:table-cell>
          <table:table-cell table:style-name="Table6.A2" office:value-type="string">
            <text:p text:style-name="P730">brought</text:p>
          </table:table-cell>
          <table:table-cell table:style-name="Table6.D2" office:value-type="string">
            <text:p text:style-name="P730">приносить</text:p>
          </table:table-cell>
        </table:table-row>
        <table:table-row table:style-name="TableLine94152335650304">
          <table:table-cell table:style-name="Table6.A2" office:value-type="string">
            <text:p text:style-name="P730">buy</text:p>
          </table:table-cell>
          <table:table-cell table:style-name="Table6.A2" office:value-type="string">
            <text:p text:style-name="P730">bought</text:p>
          </table:table-cell>
          <table:table-cell table:style-name="Table6.A2" office:value-type="string">
            <text:p text:style-name="P730">bought</text:p>
          </table:table-cell>
          <table:table-cell table:style-name="Table6.D2" office:value-type="string">
            <text:p text:style-name="P730">покупать</text:p>
          </table:table-cell>
        </table:table-row>
        <table:table-row table:style-name="TableLine94152335653040">
          <table:table-cell table:style-name="Table6.A2" office:value-type="string">
            <text:p text:style-name="P730">come</text:p>
          </table:table-cell>
          <table:table-cell table:style-name="Table6.A2" office:value-type="string">
            <text:p text:style-name="P730">came</text:p>
          </table:table-cell>
          <table:table-cell table:style-name="Table6.A2" office:value-type="string">
            <text:p text:style-name="P730">come</text:p>
          </table:table-cell>
          <table:table-cell table:style-name="Table6.D2" office:value-type="string">
            <text:p text:style-name="P730">приходить</text:p>
          </table:table-cell>
        </table:table-row>
        <table:table-row table:style-name="TableLine94152335655792">
          <table:table-cell table:style-name="Table6.A2" office:value-type="string">
            <text:p text:style-name="P730">do</text:p>
          </table:table-cell>
          <table:table-cell table:style-name="Table6.A2" office:value-type="string">
            <text:p text:style-name="P730">did</text:p>
          </table:table-cell>
          <table:table-cell table:style-name="Table6.A2" office:value-type="string">
            <text:p text:style-name="P730">done</text:p>
          </table:table-cell>
          <table:table-cell table:style-name="Table6.D2" office:value-type="string">
            <text:p text:style-name="P730">делать</text:p>
          </table:table-cell>
        </table:table-row>
        <table:table-row table:style-name="TableLine94152335660032">
          <table:table-cell table:style-name="Table6.A2" office:value-type="string">
            <text:p text:style-name="P730">drink</text:p>
          </table:table-cell>
          <table:table-cell table:style-name="Table6.A2" office:value-type="string">
            <text:p text:style-name="P730">drank</text:p>
          </table:table-cell>
          <table:table-cell table:style-name="Table6.A2" office:value-type="string">
            <text:p text:style-name="P730">drunk</text:p>
          </table:table-cell>
          <table:table-cell table:style-name="Table6.D2" office:value-type="string">
            <text:p text:style-name="P730">пить</text:p>
          </table:table-cell>
        </table:table-row>
        <table:table-row table:style-name="TableLine94152335663520">
          <table:table-cell table:style-name="Table6.A2" office:value-type="string">
            <text:p text:style-name="P730">eat</text:p>
          </table:table-cell>
          <table:table-cell table:style-name="Table6.A2" office:value-type="string">
            <text:p text:style-name="P730">ate</text:p>
          </table:table-cell>
          <table:table-cell table:style-name="Table6.A2" office:value-type="string">
            <text:p text:style-name="P730">eaten</text:p>
          </table:table-cell>
          <table:table-cell table:style-name="Table6.D2" office:value-type="string">
            <text:p text:style-name="P730">есть</text:p>
          </table:table-cell>
        </table:table-row>
        <table:table-row table:style-name="TableLine94152335666272">
          <table:table-cell table:style-name="Table6.A2" office:value-type="string">
            <text:p text:style-name="P730">fall</text:p>
          </table:table-cell>
          <table:table-cell table:style-name="Table6.A2" office:value-type="string">
            <text:p text:style-name="P730">fell</text:p>
          </table:table-cell>
          <table:table-cell table:style-name="Table6.A2" office:value-type="string">
            <text:p text:style-name="P730">fallen</text:p>
          </table:table-cell>
          <table:table-cell table:style-name="Table6.D2" office:value-type="string">
            <text:p text:style-name="P730">падать</text:p>
          </table:table-cell>
        </table:table-row>
        <table:table-row table:style-name="TableLine94152335669488">
          <table:table-cell table:style-name="Table6.A2" office:value-type="string">
            <text:p text:style-name="P730">fly</text:p>
          </table:table-cell>
          <table:table-cell table:style-name="Table6.A2" office:value-type="string">
            <text:p text:style-name="P730">flew</text:p>
          </table:table-cell>
          <table:table-cell table:style-name="Table6.A2" office:value-type="string">
            <text:p text:style-name="P730">flown</text:p>
          </table:table-cell>
          <table:table-cell table:style-name="Table6.D2" office:value-type="string">
            <text:p text:style-name="P730">летать</text:p>
          </table:table-cell>
        </table:table-row>
        <table:table-row table:style-name="TableLine94152335672704">
          <table:table-cell table:style-name="Table6.A2" office:value-type="string">
            <text:p text:style-name="P730">forget</text:p>
          </table:table-cell>
          <table:table-cell table:style-name="Table6.A2" office:value-type="string">
            <text:p text:style-name="P730">forgot</text:p>
          </table:table-cell>
          <table:table-cell table:style-name="Table6.A2" office:value-type="string">
            <text:p text:style-name="P730">forgotten</text:p>
          </table:table-cell>
          <table:table-cell table:style-name="Table6.D2" office:value-type="string">
            <text:p text:style-name="P730">забывать</text:p>
          </table:table-cell>
        </table:table-row>
        <table:table-row table:style-name="TableLine94152335386288">
          <table:table-cell table:style-name="Table6.A2" office:value-type="string">
            <text:p text:style-name="P730">get</text:p>
          </table:table-cell>
          <table:table-cell table:style-name="Table6.A2" office:value-type="string">
            <text:p text:style-name="P730">got</text:p>
          </table:table-cell>
          <table:table-cell table:style-name="Table6.A2" office:value-type="string">
            <text:p text:style-name="P730">got</text:p>
          </table:table-cell>
          <table:table-cell table:style-name="Table6.D2" office:value-type="string">
            <text:p text:style-name="P730">получать</text:p>
          </table:table-cell>
        </table:table-row>
        <table:table-row table:style-name="TableLine94152335691552">
          <table:table-cell table:style-name="Table6.A2" office:value-type="string">
            <text:p text:style-name="P731">give</text:p>
          </table:table-cell>
          <table:table-cell table:style-name="Table6.A2" office:value-type="string">
            <text:p text:style-name="P731">gave</text:p>
          </table:table-cell>
          <table:table-cell table:style-name="Table6.A2" office:value-type="string">
            <text:p text:style-name="P731">given</text:p>
          </table:table-cell>
          <table:table-cell table:style-name="Table6.D2" office:value-type="string">
            <text:p text:style-name="P731">давать</text:p>
          </table:table-cell>
        </table:table-row>
        <table:table-row table:style-name="TableLine94152335697232">
          <table:table-cell table:style-name="Table6.A2" office:value-type="string">
            <text:p text:style-name="P731">go</text:p>
          </table:table-cell>
          <table:table-cell table:style-name="Table6.A2" office:value-type="string">
            <text:p text:style-name="P731">went</text:p>
          </table:table-cell>
          <table:table-cell table:style-name="Table6.A2" office:value-type="string">
            <text:p text:style-name="P731">gone</text:p>
          </table:table-cell>
          <table:table-cell table:style-name="Table6.D2" office:value-type="string">
            <text:p text:style-name="P731">идти</text:p>
          </table:table-cell>
        </table:table-row>
        <table:table-row table:style-name="TableLine94152335388368">
          <table:table-cell table:style-name="Table6.A2" office:value-type="string">
            <text:p text:style-name="P732">have</text:p>
          </table:table-cell>
          <table:table-cell table:style-name="Table6.A2" office:value-type="string">
            <text:p text:style-name="P732">had</text:p>
          </table:table-cell>
          <table:table-cell table:style-name="Table6.A2" office:value-type="string">
            <text:p text:style-name="P732">had</text:p>
          </table:table-cell>
          <table:table-cell table:style-name="Table6.D2" office:value-type="string">
            <text:p text:style-name="P732">иметь </text:p>
          </table:table-cell>
        </table:table-row>
        <table:table-row table:style-name="TableLine94152335713040">
          <table:table-cell table:style-name="Table6.A2" office:value-type="string">
            <text:p text:style-name="P732">hear</text:p>
          </table:table-cell>
          <table:table-cell table:style-name="Table6.A2" office:value-type="string">
            <text:p text:style-name="P732">heard</text:p>
          </table:table-cell>
          <table:table-cell table:style-name="Table6.A2" office:value-type="string">
            <text:p text:style-name="P732">heard</text:p>
          </table:table-cell>
          <table:table-cell table:style-name="Table6.D2" office:value-type="string">
            <text:p text:style-name="P732">слышать</text:p>
          </table:table-cell>
        </table:table-row>
        <table:table-row table:style-name="TableLine94152335718112">
          <table:table-cell table:style-name="Table6.A2" office:value-type="string">
            <text:p text:style-name="P732">know</text:p>
          </table:table-cell>
          <table:table-cell table:style-name="Table6.A2" office:value-type="string">
            <text:p text:style-name="P732">knew</text:p>
          </table:table-cell>
          <table:table-cell table:style-name="Table6.A2" office:value-type="string">
            <text:p text:style-name="P732">known</text:p>
          </table:table-cell>
          <table:table-cell table:style-name="Table6.D2" office:value-type="string">
            <text:p text:style-name="P732">знать</text:p>
          </table:table-cell>
        </table:table-row>
        <table:table-row table:style-name="TableLine94152335722128">
          <table:table-cell table:style-name="Table6.A2" office:value-type="string">
            <text:p text:style-name="P732">lose</text:p>
          </table:table-cell>
          <table:table-cell table:style-name="Table6.A2" office:value-type="string">
            <text:p text:style-name="P732">lost</text:p>
          </table:table-cell>
          <table:table-cell table:style-name="Table6.A2" office:value-type="string">
            <text:p text:style-name="P732">lost</text:p>
          </table:table-cell>
          <table:table-cell table:style-name="Table6.D2" office:value-type="string">
            <text:p text:style-name="P732">терять</text:p>
          </table:table-cell>
        </table:table-row>
        <table:table-row table:style-name="TableLine94152335731456">
          <table:table-cell table:style-name="Table6.A2" office:value-type="string">
            <text:p text:style-name="P732">make</text:p>
          </table:table-cell>
          <table:table-cell table:style-name="Table6.A2" office:value-type="string">
            <text:p text:style-name="P732">made</text:p>
          </table:table-cell>
          <table:table-cell table:style-name="Table6.A2" office:value-type="string">
            <text:p text:style-name="P732">made</text:p>
          </table:table-cell>
          <table:table-cell table:style-name="Table6.D2" office:value-type="string">
            <text:p text:style-name="P732">делать</text:p>
          </table:table-cell>
        </table:table-row>
        <table:table-row table:style-name="TableLine94152335734336">
          <table:table-cell table:style-name="Table6.A2" office:value-type="string">
            <text:p text:style-name="P732">pay</text:p>
          </table:table-cell>
          <table:table-cell table:style-name="Table6.A2" office:value-type="string">
            <text:p text:style-name="P732">paid</text:p>
          </table:table-cell>
          <table:table-cell table:style-name="Table6.A2" office:value-type="string">
            <text:p text:style-name="P732">paid</text:p>
          </table:table-cell>
          <table:table-cell table:style-name="Table6.D2" office:value-type="string">
            <text:p text:style-name="P732">платить</text:p>
          </table:table-cell>
        </table:table-row>
        <table:table-row table:style-name="TableLine94152335737808">
          <table:table-cell table:style-name="Table6.A2" office:value-type="string">
            <text:p text:style-name="P732">put</text:p>
          </table:table-cell>
          <table:table-cell table:style-name="Table6.A2" office:value-type="string">
            <text:p text:style-name="P732">put</text:p>
          </table:table-cell>
          <table:table-cell table:style-name="Table6.A2" office:value-type="string">
            <text:p text:style-name="P732">put</text:p>
          </table:table-cell>
          <table:table-cell table:style-name="Table6.D2" office:value-type="string">
            <text:p text:style-name="P732">класть</text:p>
          </table:table-cell>
        </table:table-row>
        <table:table-row table:style-name="TableLine94152335745376">
          <table:table-cell table:style-name="Table6.A2" office:value-type="string">
            <text:p text:style-name="P732">read</text:p>
          </table:table-cell>
          <table:table-cell table:style-name="Table6.A2" office:value-type="string">
            <text:p text:style-name="P732">read</text:p>
          </table:table-cell>
          <table:table-cell table:style-name="Table6.A2" office:value-type="string">
            <text:p text:style-name="P732">read</text:p>
          </table:table-cell>
          <table:table-cell table:style-name="Table6.D2" office:value-type="string">
            <text:p text:style-name="P732">читать</text:p>
          </table:table-cell>
        </table:table-row>
        <table:table-row table:style-name="TableLine94152335749408">
          <table:table-cell table:style-name="Table6.A2" office:value-type="string">
            <text:p text:style-name="P732">say</text:p>
          </table:table-cell>
          <table:table-cell table:style-name="Table6.A2" office:value-type="string">
            <text:p text:style-name="P732">said</text:p>
          </table:table-cell>
          <table:table-cell table:style-name="Table6.A2" office:value-type="string">
            <text:p text:style-name="P732">said</text:p>
          </table:table-cell>
          <table:table-cell table:style-name="Table6.D2" office:value-type="string">
            <text:p text:style-name="P732">сказать</text:p>
          </table:table-cell>
        </table:table-row>
        <table:table-row table:style-name="TableLine94152335752160">
          <table:table-cell table:style-name="Table6.A2" office:value-type="string">
            <text:p text:style-name="P732">speak</text:p>
          </table:table-cell>
          <table:table-cell table:style-name="Table6.A2" office:value-type="string">
            <text:p text:style-name="P732">spoke</text:p>
          </table:table-cell>
          <table:table-cell table:style-name="Table6.A2" office:value-type="string">
            <text:p text:style-name="P732">spoken</text:p>
          </table:table-cell>
          <table:table-cell table:style-name="Table6.D2" office:value-type="string">
            <text:p text:style-name="P732">говорить</text:p>
          </table:table-cell>
        </table:table-row>
        <table:table-row table:style-name="TableLine94152335756240">
          <table:table-cell table:style-name="Table6.A2" office:value-type="string">
            <text:p text:style-name="P732">see</text:p>
          </table:table-cell>
          <table:table-cell table:style-name="Table6.A2" office:value-type="string">
            <text:p text:style-name="P732">saw</text:p>
          </table:table-cell>
          <table:table-cell table:style-name="Table6.A2" office:value-type="string">
            <text:p text:style-name="P732">seen</text:p>
          </table:table-cell>
          <table:table-cell table:style-name="Table6.D2" office:value-type="string">
            <text:p text:style-name="P732">видеть</text:p>
          </table:table-cell>
        </table:table-row>
        <table:table-row table:style-name="TableLine94152335758976">
          <table:table-cell table:style-name="Table6.A2" office:value-type="string">
            <text:p text:style-name="P732">sit</text:p>
          </table:table-cell>
          <table:table-cell table:style-name="Table6.A2" office:value-type="string">
            <text:p text:style-name="P732">sat</text:p>
          </table:table-cell>
          <table:table-cell table:style-name="Table6.A2" office:value-type="string">
            <text:p text:style-name="P732">sat</text:p>
          </table:table-cell>
          <table:table-cell table:style-name="Table6.D2" office:value-type="string">
            <text:p text:style-name="P732">сидеть</text:p>
          </table:table-cell>
        </table:table-row>
        <table:table-row table:style-name="TableLine94152335763920">
          <table:table-cell table:style-name="Table6.A2" office:value-type="string">
            <text:p text:style-name="P732">take</text:p>
          </table:table-cell>
          <table:table-cell table:style-name="Table6.A2" office:value-type="string">
            <text:p text:style-name="P732">took</text:p>
          </table:table-cell>
          <table:table-cell table:style-name="Table6.A2" office:value-type="string">
            <text:p text:style-name="P732">taken</text:p>
          </table:table-cell>
          <table:table-cell table:style-name="Table6.D2" office:value-type="string">
            <text:p text:style-name="P732">брать</text:p>
          </table:table-cell>
        </table:table-row>
        <table:table-row table:style-name="TableLine94152335766480">
          <table:table-cell table:style-name="Table6.A2" office:value-type="string">
            <text:p text:style-name="P733">teach</text:p>
          </table:table-cell>
          <table:table-cell table:style-name="Table6.A2" office:value-type="string">
            <text:p text:style-name="P734">taught</text:p>
          </table:table-cell>
          <table:table-cell table:style-name="Table6.A2" office:value-type="string">
            <text:p text:style-name="P733">taught</text:p>
          </table:table-cell>
          <table:table-cell table:style-name="Table6.D2" office:value-type="string">
            <text:p text:style-name="P733">обучать</text:p>
          </table:table-cell>
        </table:table-row>
        <table:table-row table:style-name="TableLine94152335772912">
          <table:table-cell table:style-name="Table6.A2" office:value-type="string">
            <text:p text:style-name="P732">tell</text:p>
          </table:table-cell>
          <table:table-cell table:style-name="Table6.A2" office:value-type="string">
            <text:p text:style-name="P732">told</text:p>
          </table:table-cell>
          <table:table-cell table:style-name="Table6.A2" office:value-type="string">
            <text:p text:style-name="P732">told</text:p>
          </table:table-cell>
          <table:table-cell table:style-name="Table6.D2" office:value-type="string">
            <text:p text:style-name="P732">рассказывать</text:p>
          </table:table-cell>
        </table:table-row>
        <table:table-row table:style-name="TableLine94152335776288">
          <table:table-cell table:style-name="Table6.A2" office:value-type="string">
            <text:p text:style-name="P732">think</text:p>
          </table:table-cell>
          <table:table-cell table:style-name="Table6.A2" office:value-type="string">
            <text:p text:style-name="P732">thought</text:p>
          </table:table-cell>
          <table:table-cell table:style-name="Table6.A2" office:value-type="string">
            <text:p text:style-name="P732">thought</text:p>
          </table:table-cell>
          <table:table-cell table:style-name="Table6.D2" office:value-type="string">
            <text:p text:style-name="P732">думать</text:p>
          </table:table-cell>
        </table:table-row>
        <table:table-row table:style-name="TableLine94152335792272">
          <table:table-cell table:style-name="Table6.A2" office:value-type="string">
            <text:p text:style-name="P732">win</text:p>
          </table:table-cell>
          <table:table-cell table:style-name="Table6.A2" office:value-type="string">
            <text:p text:style-name="P732">won</text:p>
          </table:table-cell>
          <table:table-cell table:style-name="Table6.A2" office:value-type="string">
            <text:p text:style-name="P732">won</text:p>
          </table:table-cell>
          <table:table-cell table:style-name="Table6.D2" office:value-type="string">
            <text:p text:style-name="P732">побеждать</text:p>
          </table:table-cell>
        </table:table-row>
        <table:table-row table:style-name="TableLine94152335794832">
          <table:table-cell table:style-name="Table6.A2" office:value-type="string">
            <text:p text:style-name="P732">write</text:p>
          </table:table-cell>
          <table:table-cell table:style-name="Table6.A2" office:value-type="string">
            <text:p text:style-name="P732">wrote</text:p>
          </table:table-cell>
          <table:table-cell table:style-name="Table6.A2" office:value-type="string">
            <text:p text:style-name="P732">written</text:p>
          </table:table-cell>
          <table:table-cell table:style-name="Table6.D2" office:value-type="string">
            <text:p text:style-name="P732">писать</text:p>
          </table:table-cell>
        </table:table-row>
      </table:table>
      <text:p text:style-name="P1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5-16T11:06:42.933043756</dc:date>
    <meta:editing-duration>P1DT4H44M33S</meta:editing-duration>
    <meta:editing-cycles>351</meta:editing-cycles>
    <meta:document-statistic meta:table-count="6" meta:image-count="0" meta:object-count="0" meta:page-count="37" meta:paragraph-count="1401" meta:word-count="11250" meta:character-count="70423" meta:non-whitespace-character-count="60154"/>
  </office:meta>
</office:document-meta>
</file>